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FG</text:p>
          </table:table-cell>
          <table:table-cell office:value-type="string" calcext:value-type="string">
            <text:p>---------------------------------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];&quot;','&quot;;[.B1];&quot;','&quot;;[.C1];&quot;','&quot;;[.D1];&quot;',&quot;;[.E1];&quot;);&quot;)" office:value-type="string" office:string-value="INSERT INTO sss_permisos_internos VALUES('0001','SIGESP                        ','CFG','---------------------------------',1);" calcext:value-type="string">
            <text:p>INSERT INTO sss_permisos_internos VALUES('0001','SIGESP <text:s text:c="23"/>','CFG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office:value-type="string" calcext:value-type="string">
            <text:p>---------------------------------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];&quot;','&quot;;[.B2];&quot;','&quot;;[.C2];&quot;','&quot;;[.D2];&quot;',&quot;;[.E2];&quot;);&quot;)" office:value-type="string" office:string-value="INSERT INTO sss_permisos_internos VALUES('0001','SIGESP                        ','CXP','---------------------------------',1);" calcext:value-type="string">
            <text:p>INSERT INTO sss_permisos_internos VALUES('0001','SIGESP <text:s text:c="23"/>','CXP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1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];&quot;','&quot;;[.B3];&quot;','&quot;;[.C3];&quot;','&quot;;[.D3];&quot;',&quot;;[.E3];&quot;);&quot;)" office:value-type="string" office:string-value="INSERT INTO sss_permisos_internos VALUES('0001','SIGESP                        ','CXP','0000001100',1);" calcext:value-type="string">
            <text:p>INSERT INTO sss_permisos_internos VALUES('0001','SIGESP <text:s text:c="23"/>','CXP','0000001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1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];&quot;','&quot;;[.B4];&quot;','&quot;;[.C4];&quot;','&quot;;[.D4];&quot;',&quot;;[.E4];&quot;);&quot;)" office:value-type="string" office:string-value="INSERT INTO sss_permisos_internos VALUES('0001','SIGESP                        ','CXP','0000001101',1);" calcext:value-type="string">
            <text:p>INSERT INTO sss_permisos_internos VALUES('0001','SIGESP <text:s text:c="23"/>','CXP','0000001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1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5];&quot;','&quot;;[.B5];&quot;','&quot;;[.C5];&quot;','&quot;;[.D5];&quot;',&quot;;[.E5];&quot;);&quot;)" office:value-type="string" office:string-value="INSERT INTO sss_permisos_internos VALUES('0001','SIGESP                        ','CXP','0000001102',1);" calcext:value-type="string">
            <text:p>INSERT INTO sss_permisos_internos VALUES('0001','SIGESP <text:s text:c="23"/>','CXP','0000001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2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6];&quot;','&quot;;[.B6];&quot;','&quot;;[.C6];&quot;','&quot;;[.D6];&quot;',&quot;;[.E6];&quot;);&quot;)" office:value-type="string" office:string-value="INSERT INTO sss_permisos_internos VALUES('0001','SIGESP                        ','CXP','0000001200',1);" calcext:value-type="string">
            <text:p>INSERT INTO sss_permisos_internos VALUES('0001','SIGESP <text:s text:c="23"/>','CXP','0000001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2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7];&quot;','&quot;;[.B7];&quot;','&quot;;[.C7];&quot;','&quot;;[.D7];&quot;',&quot;;[.E7];&quot;);&quot;)" office:value-type="string" office:string-value="INSERT INTO sss_permisos_internos VALUES('0001','SIGESP                        ','CXP','0000001201',1);" calcext:value-type="string">
            <text:p>INSERT INTO sss_permisos_internos VALUES('0001','SIGESP <text:s text:c="23"/>','CXP','0000001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2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8];&quot;','&quot;;[.B8];&quot;','&quot;;[.C8];&quot;','&quot;;[.D8];&quot;',&quot;;[.E8];&quot;);&quot;)" office:value-type="string" office:string-value="INSERT INTO sss_permisos_internos VALUES('0001','SIGESP                        ','CXP','0000001202',1);" calcext:value-type="string">
            <text:p>INSERT INTO sss_permisos_internos VALUES('0001','SIGESP <text:s text:c="23"/>','CXP','0000001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203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9];&quot;','&quot;;[.B9];&quot;','&quot;;[.C9];&quot;','&quot;;[.D9];&quot;',&quot;;[.E9];&quot;);&quot;)" office:value-type="string" office:string-value="INSERT INTO sss_permisos_internos VALUES('0001','SIGESP                        ','CXP','0000001203',1);" calcext:value-type="string">
            <text:p>INSERT INTO sss_permisos_internos VALUES('0001','SIGESP <text:s text:c="23"/>','CXP','0000001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3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0];&quot;','&quot;;[.B10];&quot;','&quot;;[.C10];&quot;','&quot;;[.D10];&quot;',&quot;;[.E10];&quot;);&quot;)" office:value-type="string" office:string-value="INSERT INTO sss_permisos_internos VALUES('0001','SIGESP                        ','CXP','0000001300',1);" calcext:value-type="string">
            <text:p>INSERT INTO sss_permisos_internos VALUES('0001','SIGESP <text:s text:c="23"/>','CXP','0000001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3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1];&quot;','&quot;;[.B11];&quot;','&quot;;[.C11];&quot;','&quot;;[.D11];&quot;',&quot;;[.E11];&quot;);&quot;)" office:value-type="string" office:string-value="INSERT INTO sss_permisos_internos VALUES('0001','SIGESP                        ','CXP','0000001301',1);" calcext:value-type="string">
            <text:p>INSERT INTO sss_permisos_internos VALUES('0001','SIGESP <text:s text:c="23"/>','CXP','0000001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3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2];&quot;','&quot;;[.B12];&quot;','&quot;;[.C12];&quot;','&quot;;[.D12];&quot;',&quot;;[.E12];&quot;);&quot;)" office:value-type="string" office:string-value="INSERT INTO sss_permisos_internos VALUES('0001','SIGESP                        ','CXP','0000001302',1);" calcext:value-type="string">
            <text:p>INSERT INTO sss_permisos_internos VALUES('0001','SIGESP <text:s text:c="23"/>','CXP','0000001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1303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3];&quot;','&quot;;[.B13];&quot;','&quot;;[.C13];&quot;','&quot;;[.D13];&quot;',&quot;;[.E13];&quot;);&quot;)" office:value-type="string" office:string-value="INSERT INTO sss_permisos_internos VALUES('0001','SIGESP                        ','CXP','0000001303',1);" calcext:value-type="string">
            <text:p>INSERT INTO sss_permisos_internos VALUES('0001','SIGESP <text:s text:c="23"/>','CXP','00000013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0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4];&quot;','&quot;;[.B14];&quot;','&quot;;[.C14];&quot;','&quot;;[.D14];&quot;',&quot;;[.E14];&quot;);&quot;)" office:value-type="string" office:string-value="INSERT INTO sss_permisos_internos VALUES('0001','SIGESP                        ','CXP','0000002000',1);" calcext:value-type="string">
            <text:p>INSERT INTO sss_permisos_internos VALUES('0001','SIGESP <text:s text:c="23"/>','CXP','0000002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0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5];&quot;','&quot;;[.B15];&quot;','&quot;;[.C15];&quot;','&quot;;[.D15];&quot;',&quot;;[.E15];&quot;);&quot;)" office:value-type="string" office:string-value="INSERT INTO sss_permisos_internos VALUES('0001','SIGESP                        ','CXP','0000002001',1);" calcext:value-type="string">
            <text:p>INSERT INTO sss_permisos_internos VALUES('0001','SIGESP <text:s text:c="23"/>','CXP','0000002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0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6];&quot;','&quot;;[.B16];&quot;','&quot;;[.C16];&quot;','&quot;;[.D16];&quot;',&quot;;[.E16];&quot;);&quot;)" office:value-type="string" office:string-value="INSERT INTO sss_permisos_internos VALUES('0001','SIGESP                        ','CXP','0000002002',1);" calcext:value-type="string">
            <text:p>INSERT INTO sss_permisos_internos VALUES('0001','SIGESP <text:s text:c="23"/>','CXP','0000002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003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7];&quot;','&quot;;[.B17];&quot;','&quot;;[.C17];&quot;','&quot;;[.D17];&quot;',&quot;;[.E17];&quot;);&quot;)" office:value-type="string" office:string-value="INSERT INTO sss_permisos_internos VALUES('0001','SIGESP                        ','CXP','0000002003',1);" calcext:value-type="string">
            <text:p>INSERT INTO sss_permisos_internos VALUES('0001','SIGESP <text:s text:c="23"/>','CXP','0000002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004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8];&quot;','&quot;;[.B18];&quot;','&quot;;[.C18];&quot;','&quot;;[.D18];&quot;',&quot;;[.E18];&quot;);&quot;)" office:value-type="string" office:string-value="INSERT INTO sss_permisos_internos VALUES('0001','SIGESP                        ','CXP','0000002004',1);" calcext:value-type="string">
            <text:p>INSERT INTO sss_permisos_internos VALUES('0001','SIGESP <text:s text:c="23"/>','CXP','0000002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005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19];&quot;','&quot;;[.B19];&quot;','&quot;;[.C19];&quot;','&quot;;[.D19];&quot;',&quot;;[.E19];&quot;);&quot;)" office:value-type="string" office:string-value="INSERT INTO sss_permisos_internos VALUES('0001','SIGESP                        ','CXP','0000002005',1);" calcext:value-type="string">
            <text:p>INSERT INTO sss_permisos_internos VALUES('0001','SIGESP <text:s text:c="23"/>','CXP','0000002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1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0];&quot;','&quot;;[.B20];&quot;','&quot;;[.C20];&quot;','&quot;;[.D20];&quot;',&quot;;[.E20];&quot;);&quot;)" office:value-type="string" office:string-value="INSERT INTO sss_permisos_internos VALUES('0001','SIGESP                        ','CXP','0000002100',1);" calcext:value-type="string">
            <text:p>INSERT INTO sss_permisos_internos VALUES('0001','SIGESP <text:s text:c="23"/>','CXP','0000002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1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1];&quot;','&quot;;[.B21];&quot;','&quot;;[.C21];&quot;','&quot;;[.D21];&quot;',&quot;;[.E21];&quot;);&quot;)" office:value-type="string" office:string-value="INSERT INTO sss_permisos_internos VALUES('0001','SIGESP                        ','CXP','0000002101',1);" calcext:value-type="string">
            <text:p>INSERT INTO sss_permisos_internos VALUES('0001','SIGESP <text:s text:c="23"/>','CXP','0000002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1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2];&quot;','&quot;;[.B22];&quot;','&quot;;[.C22];&quot;','&quot;;[.D22];&quot;',&quot;;[.E22];&quot;);&quot;)" office:value-type="string" office:string-value="INSERT INTO sss_permisos_internos VALUES('0001','SIGESP                        ','CXP','0000002102',1);" calcext:value-type="string">
            <text:p>INSERT INTO sss_permisos_internos VALUES('0001','SIGESP <text:s text:c="23"/>','CXP','0000002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103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3];&quot;','&quot;;[.B23];&quot;','&quot;;[.C23];&quot;','&quot;;[.D23];&quot;',&quot;;[.E23];&quot;);&quot;)" office:value-type="string" office:string-value="INSERT INTO sss_permisos_internos VALUES('0001','SIGESP                        ','CXP','0000002103',1);" calcext:value-type="string">
            <text:p>INSERT INTO sss_permisos_internos VALUES('0001','SIGESP <text:s text:c="23"/>','CXP','0000002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104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4];&quot;','&quot;;[.B24];&quot;','&quot;;[.C24];&quot;','&quot;;[.D24];&quot;',&quot;;[.E24];&quot;);&quot;)" office:value-type="string" office:string-value="INSERT INTO sss_permisos_internos VALUES('0001','SIGESP                        ','CXP','0000002104',1);" calcext:value-type="string">
            <text:p>INSERT INTO sss_permisos_internos VALUES('0001','SIGESP <text:s text:c="23"/>','CXP','0000002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105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5];&quot;','&quot;;[.B25];&quot;','&quot;;[.C25];&quot;','&quot;;[.D25];&quot;',&quot;;[.E25];&quot;);&quot;)" office:value-type="string" office:string-value="INSERT INTO sss_permisos_internos VALUES('0001','SIGESP                        ','CXP','0000002105',1);" calcext:value-type="string">
            <text:p>INSERT INTO sss_permisos_internos VALUES('0001','SIGESP <text:s text:c="23"/>','CXP','00000021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106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6];&quot;','&quot;;[.B26];&quot;','&quot;;[.C26];&quot;','&quot;;[.D26];&quot;',&quot;;[.E26];&quot;);&quot;)" office:value-type="string" office:string-value="INSERT INTO sss_permisos_internos VALUES('0001','SIGESP                        ','CXP','0000002106',1);" calcext:value-type="string">
            <text:p>INSERT INTO sss_permisos_internos VALUES('0001','SIGESP <text:s text:c="23"/>','CXP','00000021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2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7];&quot;','&quot;;[.B27];&quot;','&quot;;[.C27];&quot;','&quot;;[.D27];&quot;',&quot;;[.E27];&quot;);&quot;)" office:value-type="string" office:string-value="INSERT INTO sss_permisos_internos VALUES('0001','SIGESP                        ','CXP','0000002200',1);" calcext:value-type="string">
            <text:p>INSERT INTO sss_permisos_internos VALUES('0001','SIGESP <text:s text:c="23"/>','CXP','0000002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2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8];&quot;','&quot;;[.B28];&quot;','&quot;;[.C28];&quot;','&quot;;[.D28];&quot;',&quot;;[.E28];&quot;);&quot;)" office:value-type="string" office:string-value="INSERT INTO sss_permisos_internos VALUES('0001','SIGESP                        ','CXP','0000002201',1);" calcext:value-type="string">
            <text:p>INSERT INTO sss_permisos_internos VALUES('0001','SIGESP <text:s text:c="23"/>','CXP','0000002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2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9];&quot;','&quot;;[.B29];&quot;','&quot;;[.C29];&quot;','&quot;;[.D29];&quot;',&quot;;[.E29];&quot;);&quot;)" office:value-type="string" office:string-value="INSERT INTO sss_permisos_internos VALUES('0001','SIGESP                        ','CXP','0000002202',1);" calcext:value-type="string">
            <text:p>INSERT INTO sss_permisos_internos VALUES('0001','SIGESP <text:s text:c="23"/>','CXP','0000002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203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0];&quot;','&quot;;[.B30];&quot;','&quot;;[.C30];&quot;','&quot;;[.D30];&quot;',&quot;;[.E30];&quot;);&quot;)" office:value-type="string" office:string-value="INSERT INTO sss_permisos_internos VALUES('0001','SIGESP                        ','CXP','0000002203',1);" calcext:value-type="string">
            <text:p>INSERT INTO sss_permisos_internos VALUES('0001','SIGESP <text:s text:c="23"/>','CXP','0000002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3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1];&quot;','&quot;;[.B31];&quot;','&quot;;[.C31];&quot;','&quot;;[.D31];&quot;',&quot;;[.E31];&quot;);&quot;)" office:value-type="string" office:string-value="INSERT INTO sss_permisos_internos VALUES('0001','SIGESP                        ','CXP','0000002300',1);" calcext:value-type="string">
            <text:p>INSERT INTO sss_permisos_internos VALUES('0001','SIGESP <text:s text:c="23"/>','CXP','0000002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3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2];&quot;','&quot;;[.B32];&quot;','&quot;;[.C32];&quot;','&quot;;[.D32];&quot;',&quot;;[.E32];&quot;);&quot;)" office:value-type="string" office:string-value="INSERT INTO sss_permisos_internos VALUES('0001','SIGESP                        ','CXP','0000002301',1);" calcext:value-type="string">
            <text:p>INSERT INTO sss_permisos_internos VALUES('0001','SIGESP <text:s text:c="23"/>','CXP','0000002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3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3];&quot;','&quot;;[.B33];&quot;','&quot;;[.C33];&quot;','&quot;;[.D33];&quot;',&quot;;[.E33];&quot;);&quot;)" office:value-type="string" office:string-value="INSERT INTO sss_permisos_internos VALUES('0001','SIGESP                        ','CXP','0000002302',1);" calcext:value-type="string">
            <text:p>INSERT INTO sss_permisos_internos VALUES('0001','SIGESP <text:s text:c="23"/>','CXP','0000002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303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4];&quot;','&quot;;[.B34];&quot;','&quot;;[.C34];&quot;','&quot;;[.D34];&quot;',&quot;;[.E34];&quot;);&quot;)" office:value-type="string" office:string-value="INSERT INTO sss_permisos_internos VALUES('0001','SIGESP                        ','CXP','0000002303',1);" calcext:value-type="string">
            <text:p>INSERT INTO sss_permisos_internos VALUES('0001','SIGESP <text:s text:c="23"/>','CXP','00000023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304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5];&quot;','&quot;;[.B35];&quot;','&quot;;[.C35];&quot;','&quot;;[.D35];&quot;',&quot;;[.E35];&quot;);&quot;)" office:value-type="string" office:string-value="INSERT INTO sss_permisos_internos VALUES('0001','SIGESP                        ','CXP','0000002304',1);" calcext:value-type="string">
            <text:p>INSERT INTO sss_permisos_internos VALUES('0001','SIGESP <text:s text:c="23"/>','CXP','00000023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305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6];&quot;','&quot;;[.B36];&quot;','&quot;;[.C36];&quot;','&quot;;[.D36];&quot;',&quot;;[.E36];&quot;);&quot;)" office:value-type="string" office:string-value="INSERT INTO sss_permisos_internos VALUES('0001','SIGESP                        ','CXP','0000002305',1);" calcext:value-type="string">
            <text:p>INSERT INTO sss_permisos_internos VALUES('0001','SIGESP <text:s text:c="23"/>','CXP','00000023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306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7];&quot;','&quot;;[.B37];&quot;','&quot;;[.C37];&quot;','&quot;;[.D37];&quot;',&quot;;[.E37];&quot;);&quot;)" office:value-type="string" office:string-value="INSERT INTO sss_permisos_internos VALUES('0001','SIGESP                        ','CXP','0000002306',1);" calcext:value-type="string">
            <text:p>INSERT INTO sss_permisos_internos VALUES('0001','SIGESP <text:s text:c="23"/>','CXP','00000023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307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8];&quot;','&quot;;[.B38];&quot;','&quot;;[.C38];&quot;','&quot;;[.D38];&quot;',&quot;;[.E38];&quot;);&quot;)" office:value-type="string" office:string-value="INSERT INTO sss_permisos_internos VALUES('0001','SIGESP                        ','CXP','0000002307',1);" calcext:value-type="string">
            <text:p>INSERT INTO sss_permisos_internos VALUES('0001','SIGESP <text:s text:c="23"/>','CXP','00000023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4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39];&quot;','&quot;;[.B39];&quot;','&quot;;[.C39];&quot;','&quot;;[.D39];&quot;',&quot;;[.E39];&quot;);&quot;)" office:value-type="string" office:string-value="INSERT INTO sss_permisos_internos VALUES('0001','SIGESP                        ','CXP','0000002400',1);" calcext:value-type="string">
            <text:p>INSERT INTO sss_permisos_internos VALUES('0001','SIGESP <text:s text:c="23"/>','CXP','0000002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4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0];&quot;','&quot;;[.B40];&quot;','&quot;;[.C40];&quot;','&quot;;[.D40];&quot;',&quot;;[.E40];&quot;);&quot;)" office:value-type="string" office:string-value="INSERT INTO sss_permisos_internos VALUES('0001','SIGESP                        ','CXP','0000002401',1);" calcext:value-type="string">
            <text:p>INSERT INTO sss_permisos_internos VALUES('0001','SIGESP <text:s text:c="23"/>','CXP','0000002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4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1];&quot;','&quot;;[.B41];&quot;','&quot;;[.C41];&quot;','&quot;;[.D41];&quot;',&quot;;[.E41];&quot;);&quot;)" office:value-type="string" office:string-value="INSERT INTO sss_permisos_internos VALUES('0001','SIGESP                        ','CXP','0000002402',1);" calcext:value-type="string">
            <text:p>INSERT INTO sss_permisos_internos VALUES('0001','SIGESP <text:s text:c="23"/>','CXP','0000002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403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2];&quot;','&quot;;[.B42];&quot;','&quot;;[.C42];&quot;','&quot;;[.D42];&quot;',&quot;;[.E42];&quot;);&quot;)" office:value-type="string" office:string-value="INSERT INTO sss_permisos_internos VALUES('0001','SIGESP                        ','CXP','0000002403',1);" calcext:value-type="string">
            <text:p>INSERT INTO sss_permisos_internos VALUES('0001','SIGESP <text:s text:c="23"/>','CXP','00000024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404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3];&quot;','&quot;;[.B43];&quot;','&quot;;[.C43];&quot;','&quot;;[.D43];&quot;',&quot;;[.E43];&quot;);&quot;)" office:value-type="string" office:string-value="INSERT INTO sss_permisos_internos VALUES('0001','SIGESP                        ','CXP','0000002404',1);" calcext:value-type="string">
            <text:p>INSERT INTO sss_permisos_internos VALUES('0001','SIGESP <text:s text:c="23"/>','CXP','00000024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405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4];&quot;','&quot;;[.B44];&quot;','&quot;;[.C44];&quot;','&quot;;[.D44];&quot;',&quot;;[.E44];&quot;);&quot;)" office:value-type="string" office:string-value="INSERT INTO sss_permisos_internos VALUES('0001','SIGESP                        ','CXP','0000002405',1);" calcext:value-type="string">
            <text:p>INSERT INTO sss_permisos_internos VALUES('0001','SIGESP <text:s text:c="23"/>','CXP','00000024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406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5];&quot;','&quot;;[.B45];&quot;','&quot;;[.C45];&quot;','&quot;;[.D45];&quot;',&quot;;[.E45];&quot;);&quot;)" office:value-type="string" office:string-value="INSERT INTO sss_permisos_internos VALUES('0001','SIGESP                        ','CXP','0000002406',1);" calcext:value-type="string">
            <text:p>INSERT INTO sss_permisos_internos VALUES('0001','SIGESP <text:s text:c="23"/>','CXP','00000024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407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6];&quot;','&quot;;[.B46];&quot;','&quot;;[.C46];&quot;','&quot;;[.D46];&quot;',&quot;;[.E46];&quot;);&quot;)" office:value-type="string" office:string-value="INSERT INTO sss_permisos_internos VALUES('0001','SIGESP                        ','CXP','0000002407',1);" calcext:value-type="string">
            <text:p>INSERT INTO sss_permisos_internos VALUES('0001','SIGESP <text:s text:c="23"/>','CXP','00000024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5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7];&quot;','&quot;;[.B47];&quot;','&quot;;[.C47];&quot;','&quot;;[.D47];&quot;',&quot;;[.E47];&quot;);&quot;)" office:value-type="string" office:string-value="INSERT INTO sss_permisos_internos VALUES('0001','SIGESP                        ','CXP','0000002500',1);" calcext:value-type="string">
            <text:p>INSERT INTO sss_permisos_internos VALUES('0001','SIGESP <text:s text:c="23"/>','CXP','0000002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5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8];&quot;','&quot;;[.B48];&quot;','&quot;;[.C48];&quot;','&quot;;[.D48];&quot;',&quot;;[.E48];&quot;);&quot;)" office:value-type="string" office:string-value="INSERT INTO sss_permisos_internos VALUES('0001','SIGESP                        ','CXP','0000002501',1);" calcext:value-type="string">
            <text:p>INSERT INTO sss_permisos_internos VALUES('0001','SIGESP <text:s text:c="23"/>','CXP','0000002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5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9];&quot;','&quot;;[.B49];&quot;','&quot;;[.C49];&quot;','&quot;;[.D49];&quot;',&quot;;[.E49];&quot;);&quot;)" office:value-type="string" office:string-value="INSERT INTO sss_permisos_internos VALUES('0001','SIGESP                        ','CXP','0000002502',1);" calcext:value-type="string">
            <text:p>INSERT INTO sss_permisos_internos VALUES('0001','SIGESP <text:s text:c="23"/>','CXP','0000002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503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50];&quot;','&quot;;[.B50];&quot;','&quot;;[.C50];&quot;','&quot;;[.D50];&quot;',&quot;;[.E50];&quot;);&quot;)" office:value-type="string" office:string-value="INSERT INTO sss_permisos_internos VALUES('0001','SIGESP                        ','CXP','0000002503',1);" calcext:value-type="string">
            <text:p>INSERT INTO sss_permisos_internos VALUES('0001','SIGESP <text:s text:c="23"/>','CXP','0000002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6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51];&quot;','&quot;;[.B51];&quot;','&quot;;[.C51];&quot;','&quot;;[.D51];&quot;',&quot;;[.E51];&quot;);&quot;)" office:value-type="string" office:string-value="INSERT INTO sss_permisos_internos VALUES('0001','SIGESP                        ','CXP','0000002600',1);" calcext:value-type="string">
            <text:p>INSERT INTO sss_permisos_internos VALUES('0001','SIGESP <text:s text:c="23"/>','CXP','0000002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6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52];&quot;','&quot;;[.B52];&quot;','&quot;;[.C52];&quot;','&quot;;[.D52];&quot;',&quot;;[.E52];&quot;);&quot;)" office:value-type="string" office:string-value="INSERT INTO sss_permisos_internos VALUES('0001','SIGESP                        ','CXP','0000002601',1);" calcext:value-type="string">
            <text:p>INSERT INTO sss_permisos_internos VALUES('0001','SIGESP <text:s text:c="23"/>','CXP','0000002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602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53];&quot;','&quot;;[.B53];&quot;','&quot;;[.C53];&quot;','&quot;;[.D53];&quot;',&quot;;[.E53];&quot;);&quot;)" office:value-type="string" office:string-value="INSERT INTO sss_permisos_internos VALUES('0001','SIGESP                        ','CXP','0000002602',1);" calcext:value-type="string">
            <text:p>INSERT INTO sss_permisos_internos VALUES('0001','SIGESP <text:s text:c="23"/>','CXP','0000002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603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54];&quot;','&quot;;[.B54];&quot;','&quot;;[.C54];&quot;','&quot;;[.D54];&quot;',&quot;;[.E54];&quot;);&quot;)" office:value-type="string" office:string-value="INSERT INTO sss_permisos_internos VALUES('0001','SIGESP                        ','CXP','0000002603',1);" calcext:value-type="string">
            <text:p>INSERT INTO sss_permisos_internos VALUES('0001','SIGESP <text:s text:c="23"/>','CXP','00000026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700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55];&quot;','&quot;;[.B55];&quot;','&quot;;[.C55];&quot;','&quot;;[.D55];&quot;',&quot;;[.E55];&quot;);&quot;)" office:value-type="string" office:string-value="INSERT INTO sss_permisos_internos VALUES('0001','SIGESP                        ','CXP','0000002700',1);" calcext:value-type="string">
            <text:p>INSERT INTO sss_permisos_internos VALUES('0001','SIGESP <text:s text:c="23"/>','CXP','0000002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];&quot;','&quot;;[.B56];&quot;','&quot;;[.C56];&quot;','&quot;;[.D56];&quot;',&quot;;[.E56];&quot;);&quot;)" office:value-type="string" office:string-value="INSERT INTO sss_permisos_internos VALUES('0001','SIGESP                        ','CXP','0000002701',1);" calcext:value-type="string">
            <text:p>INSERT INTO sss_permisos_internos VALUES('0001','SIGESP <text:s text:c="23"/>','CXP','0000002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];&quot;','&quot;;[.B57];&quot;','&quot;;[.C57];&quot;','&quot;;[.D57];&quot;',&quot;;[.E57];&quot;);&quot;)" office:value-type="string" office:string-value="INSERT INTO sss_permisos_internos VALUES('0001','SIGESP                        ','CXP','0000002702',1);" calcext:value-type="string">
            <text:p>INSERT INTO sss_permisos_internos VALUES('0001','SIGESP <text:s text:c="23"/>','CXP','0000002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7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];&quot;','&quot;;[.B58];&quot;','&quot;;[.C58];&quot;','&quot;;[.D58];&quot;',&quot;;[.E58];&quot;);&quot;)" office:value-type="string" office:string-value="INSERT INTO sss_permisos_internos VALUES('0001','SIGESP                        ','CXP','0000002703',1);" calcext:value-type="string">
            <text:p>INSERT INTO sss_permisos_internos VALUES('0001','SIGESP <text:s text:c="23"/>','CXP','00000027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];&quot;','&quot;;[.B59];&quot;','&quot;;[.C59];&quot;','&quot;;[.D59];&quot;',&quot;;[.E59];&quot;);&quot;)" office:value-type="string" office:string-value="INSERT INTO sss_permisos_internos VALUES('0001','SIGESP                        ','CXP','0000002800',1);" calcext:value-type="string">
            <text:p>INSERT INTO sss_permisos_internos VALUES('0001','SIGESP <text:s text:c="23"/>','CXP','0000002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];&quot;','&quot;;[.B60];&quot;','&quot;;[.C60];&quot;','&quot;;[.D60];&quot;',&quot;;[.E60];&quot;);&quot;)" office:value-type="string" office:string-value="INSERT INTO sss_permisos_internos VALUES('0001','SIGESP                        ','CXP','0000002801',1);" calcext:value-type="string">
            <text:p>INSERT INTO sss_permisos_internos VALUES('0001','SIGESP <text:s text:c="23"/>','CXP','0000002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];&quot;','&quot;;[.B61];&quot;','&quot;;[.C61];&quot;','&quot;;[.D61];&quot;',&quot;;[.E61];&quot;);&quot;)" office:value-type="string" office:string-value="INSERT INTO sss_permisos_internos VALUES('0001','SIGESP                        ','CXP','0000002802',1);" calcext:value-type="string">
            <text:p>INSERT INTO sss_permisos_internos VALUES('0001','SIGESP <text:s text:c="23"/>','CXP','0000002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8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];&quot;','&quot;;[.B62];&quot;','&quot;;[.C62];&quot;','&quot;;[.D62];&quot;',&quot;;[.E62];&quot;);&quot;)" office:value-type="string" office:string-value="INSERT INTO sss_permisos_internos VALUES('0001','SIGESP                        ','CXP','0000002803',1);" calcext:value-type="string">
            <text:p>INSERT INTO sss_permisos_internos VALUES('0001','SIGESP <text:s text:c="23"/>','CXP','00000028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8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];&quot;','&quot;;[.B63];&quot;','&quot;;[.C63];&quot;','&quot;;[.D63];&quot;',&quot;;[.E63];&quot;);&quot;)" office:value-type="string" office:string-value="INSERT INTO sss_permisos_internos VALUES('0001','SIGESP                        ','CXP','0000002804',1);" calcext:value-type="string">
            <text:p>INSERT INTO sss_permisos_internos VALUES('0001','SIGESP <text:s text:c="23"/>','CXP','00000028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8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];&quot;','&quot;;[.B64];&quot;','&quot;;[.C64];&quot;','&quot;;[.D64];&quot;',&quot;;[.E64];&quot;);&quot;)" office:value-type="string" office:string-value="INSERT INTO sss_permisos_internos VALUES('0001','SIGESP                        ','CXP','0000002805',1);" calcext:value-type="string">
            <text:p>INSERT INTO sss_permisos_internos VALUES('0001','SIGESP <text:s text:c="23"/>','CXP','00000028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8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];&quot;','&quot;;[.B65];&quot;','&quot;;[.C65];&quot;','&quot;;[.D65];&quot;',&quot;;[.E65];&quot;);&quot;)" office:value-type="string" office:string-value="INSERT INTO sss_permisos_internos VALUES('0001','SIGESP                        ','CXP','0000002806',1);" calcext:value-type="string">
            <text:p>INSERT INTO sss_permisos_internos VALUES('0001','SIGESP <text:s text:c="23"/>','CXP','00000028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8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];&quot;','&quot;;[.B66];&quot;','&quot;;[.C66];&quot;','&quot;;[.D66];&quot;',&quot;;[.E66];&quot;);&quot;)" office:value-type="string" office:string-value="INSERT INTO sss_permisos_internos VALUES('0001','SIGESP                        ','CXP','0000002807',1);" calcext:value-type="string">
            <text:p>INSERT INTO sss_permisos_internos VALUES('0001','SIGESP <text:s text:c="23"/>','CXP','00000028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8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];&quot;','&quot;;[.B67];&quot;','&quot;;[.C67];&quot;','&quot;;[.D67];&quot;',&quot;;[.E67];&quot;);&quot;)" office:value-type="string" office:string-value="INSERT INTO sss_permisos_internos VALUES('0001','SIGESP                        ','CXP','0000002808',1);" calcext:value-type="string">
            <text:p>INSERT INTO sss_permisos_internos VALUES('0001','SIGESP <text:s text:c="23"/>','CXP','00000028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9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];&quot;','&quot;;[.B68];&quot;','&quot;;[.C68];&quot;','&quot;;[.D68];&quot;',&quot;;[.E68];&quot;);&quot;)" office:value-type="string" office:string-value="INSERT INTO sss_permisos_internos VALUES('0001','SIGESP                        ','CXP','0000002900',1);" calcext:value-type="string">
            <text:p>INSERT INTO sss_permisos_internos VALUES('0001','SIGESP <text:s text:c="23"/>','CXP','00000029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9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];&quot;','&quot;;[.B69];&quot;','&quot;;[.C69];&quot;','&quot;;[.D69];&quot;',&quot;;[.E69];&quot;);&quot;)" office:value-type="string" office:string-value="INSERT INTO sss_permisos_internos VALUES('0001','SIGESP                        ','CXP','0000002901',1);" calcext:value-type="string">
            <text:p>INSERT INTO sss_permisos_internos VALUES('0001','SIGESP <text:s text:c="23"/>','CXP','00000029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9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];&quot;','&quot;;[.B70];&quot;','&quot;;[.C70];&quot;','&quot;;[.D70];&quot;',&quot;;[.E70];&quot;);&quot;)" office:value-type="string" office:string-value="INSERT INTO sss_permisos_internos VALUES('0001','SIGESP                        ','CXP','0000002902',1);" calcext:value-type="string">
            <text:p>INSERT INTO sss_permisos_internos VALUES('0001','SIGESP <text:s text:c="23"/>','CXP','00000029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9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];&quot;','&quot;;[.B71];&quot;','&quot;;[.C71];&quot;','&quot;;[.D71];&quot;',&quot;;[.E71];&quot;);&quot;)" office:value-type="string" office:string-value="INSERT INTO sss_permisos_internos VALUES('0001','SIGESP                        ','CXP','0000002903',1);" calcext:value-type="string">
            <text:p>INSERT INTO sss_permisos_internos VALUES('0001','SIGESP <text:s text:c="23"/>','CXP','00000029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9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];&quot;','&quot;;[.B72];&quot;','&quot;;[.C72];&quot;','&quot;;[.D72];&quot;',&quot;;[.E72];&quot;);&quot;)" office:value-type="string" office:string-value="INSERT INTO sss_permisos_internos VALUES('0001','SIGESP                        ','CXP','0000002904',1);" calcext:value-type="string">
            <text:p>INSERT INTO sss_permisos_internos VALUES('0001','SIGESP <text:s text:c="23"/>','CXP','00000029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9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];&quot;','&quot;;[.B73];&quot;','&quot;;[.C73];&quot;','&quot;;[.D73];&quot;',&quot;;[.E73];&quot;);&quot;)" office:value-type="string" office:string-value="INSERT INTO sss_permisos_internos VALUES('0001','SIGESP                        ','CXP','0000002905',1);" calcext:value-type="string">
            <text:p>INSERT INTO sss_permisos_internos VALUES('0001','SIGESP <text:s text:c="23"/>','CXP','00000029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29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];&quot;','&quot;;[.B74];&quot;','&quot;;[.C74];&quot;','&quot;;[.D74];&quot;',&quot;;[.E74];&quot;);&quot;)" office:value-type="string" office:string-value="INSERT INTO sss_permisos_internos VALUES('0001','SIGESP                        ','CXP','0000002906',1);" calcext:value-type="string">
            <text:p>INSERT INTO sss_permisos_internos VALUES('0001','SIGESP <text:s text:c="23"/>','CXP','00000029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];&quot;','&quot;;[.B75];&quot;','&quot;;[.C75];&quot;','&quot;;[.D75];&quot;',&quot;;[.E75];&quot;);&quot;)" office:value-type="string" office:string-value="INSERT INTO sss_permisos_internos VALUES('0001','SIGESP                        ','CXP','0000003000',1);" calcext:value-type="string">
            <text:p>INSERT INTO sss_permisos_internos VALUES('0001','SIGESP <text:s text:c="23"/>','CXP','0000003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];&quot;','&quot;;[.B76];&quot;','&quot;;[.C76];&quot;','&quot;;[.D76];&quot;',&quot;;[.E76];&quot;);&quot;)" office:value-type="string" office:string-value="INSERT INTO sss_permisos_internos VALUES('0001','SIGESP                        ','CXP','0000003001',1);" calcext:value-type="string">
            <text:p>INSERT INTO sss_permisos_internos VALUES('0001','SIGESP <text:s text:c="23"/>','CXP','0000003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];&quot;','&quot;;[.B77];&quot;','&quot;;[.C77];&quot;','&quot;;[.D77];&quot;',&quot;;[.E77];&quot;);&quot;)" office:value-type="string" office:string-value="INSERT INTO sss_permisos_internos VALUES('0001','SIGESP                        ','CXP','0000003002',1);" calcext:value-type="string">
            <text:p>INSERT INTO sss_permisos_internos VALUES('0001','SIGESP <text:s text:c="23"/>','CXP','0000003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];&quot;','&quot;;[.B78];&quot;','&quot;;[.C78];&quot;','&quot;;[.D78];&quot;',&quot;;[.E78];&quot;);&quot;)" office:value-type="string" office:string-value="INSERT INTO sss_permisos_internos VALUES('0001','SIGESP                        ','CXP','0000003003',1);" calcext:value-type="string">
            <text:p>INSERT INTO sss_permisos_internos VALUES('0001','SIGESP <text:s text:c="23"/>','CXP','0000003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];&quot;','&quot;;[.B79];&quot;','&quot;;[.C79];&quot;','&quot;;[.D79];&quot;',&quot;;[.E79];&quot;);&quot;)" office:value-type="string" office:string-value="INSERT INTO sss_permisos_internos VALUES('0001','SIGESP                        ','CXP','0000003100',1);" calcext:value-type="string">
            <text:p>INSERT INTO sss_permisos_internos VALUES('0001','SIGESP <text:s text:c="23"/>','CXP','0000003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];&quot;','&quot;;[.B80];&quot;','&quot;;[.C80];&quot;','&quot;;[.D80];&quot;',&quot;;[.E80];&quot;);&quot;)" office:value-type="string" office:string-value="INSERT INTO sss_permisos_internos VALUES('0001','SIGESP                        ','CXP','0000003101',1);" calcext:value-type="string">
            <text:p>INSERT INTO sss_permisos_internos VALUES('0001','SIGESP <text:s text:c="23"/>','CXP','0000003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];&quot;','&quot;;[.B81];&quot;','&quot;;[.C81];&quot;','&quot;;[.D81];&quot;',&quot;;[.E81];&quot;);&quot;)" office:value-type="string" office:string-value="INSERT INTO sss_permisos_internos VALUES('0001','SIGESP                        ','CXP','0000003102',1);" calcext:value-type="string">
            <text:p>INSERT INTO sss_permisos_internos VALUES('0001','SIGESP <text:s text:c="23"/>','CXP','0000003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1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];&quot;','&quot;;[.B82];&quot;','&quot;;[.C82];&quot;','&quot;;[.D82];&quot;',&quot;;[.E82];&quot;);&quot;)" office:value-type="string" office:string-value="INSERT INTO sss_permisos_internos VALUES('0001','SIGESP                        ','CXP','0000003103',1);" calcext:value-type="string">
            <text:p>INSERT INTO sss_permisos_internos VALUES('0001','SIGESP <text:s text:c="23"/>','CXP','0000003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];&quot;','&quot;;[.B83];&quot;','&quot;;[.C83];&quot;','&quot;;[.D83];&quot;',&quot;;[.E83];&quot;);&quot;)" office:value-type="string" office:string-value="INSERT INTO sss_permisos_internos VALUES('0001','SIGESP                        ','CXP','0000003104',1);" calcext:value-type="string">
            <text:p>INSERT INTO sss_permisos_internos VALUES('0001','SIGESP <text:s text:c="23"/>','CXP','0000003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];&quot;','&quot;;[.B84];&quot;','&quot;;[.C84];&quot;','&quot;;[.D84];&quot;',&quot;;[.E84];&quot;);&quot;)" office:value-type="string" office:string-value="INSERT INTO sss_permisos_internos VALUES('0001','SIGESP                        ','CXP','0000003200',1);" calcext:value-type="string">
            <text:p>INSERT INTO sss_permisos_internos VALUES('0001','SIGESP <text:s text:c="23"/>','CXP','0000003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];&quot;','&quot;;[.B85];&quot;','&quot;;[.C85];&quot;','&quot;;[.D85];&quot;',&quot;;[.E85];&quot;);&quot;)" office:value-type="string" office:string-value="INSERT INTO sss_permisos_internos VALUES('0001','SIGESP                        ','CXP','0000003201',1);" calcext:value-type="string">
            <text:p>INSERT INTO sss_permisos_internos VALUES('0001','SIGESP <text:s text:c="23"/>','CXP','0000003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];&quot;','&quot;;[.B86];&quot;','&quot;;[.C86];&quot;','&quot;;[.D86];&quot;',&quot;;[.E86];&quot;);&quot;)" office:value-type="string" office:string-value="INSERT INTO sss_permisos_internos VALUES('0001','SIGESP                        ','CXP','0000003202',1);" calcext:value-type="string">
            <text:p>INSERT INTO sss_permisos_internos VALUES('0001','SIGESP <text:s text:c="23"/>','CXP','0000003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];&quot;','&quot;;[.B87];&quot;','&quot;;[.C87];&quot;','&quot;;[.D87];&quot;',&quot;;[.E87];&quot;);&quot;)" office:value-type="string" office:string-value="INSERT INTO sss_permisos_internos VALUES('0001','SIGESP                        ','CXP','0000003203',1);" calcext:value-type="string">
            <text:p>INSERT INTO sss_permisos_internos VALUES('0001','SIGESP <text:s text:c="23"/>','CXP','0000003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];&quot;','&quot;;[.B88];&quot;','&quot;;[.C88];&quot;','&quot;;[.D88];&quot;',&quot;;[.E88];&quot;);&quot;)" office:value-type="string" office:string-value="INSERT INTO sss_permisos_internos VALUES('0001','SIGESP                        ','CXP','0000003300',1);" calcext:value-type="string">
            <text:p>INSERT INTO sss_permisos_internos VALUES('0001','SIGESP <text:s text:c="23"/>','CXP','0000003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];&quot;','&quot;;[.B89];&quot;','&quot;;[.C89];&quot;','&quot;;[.D89];&quot;',&quot;;[.E89];&quot;);&quot;)" office:value-type="string" office:string-value="INSERT INTO sss_permisos_internos VALUES('0001','SIGESP                        ','CXP','0000003301',1);" calcext:value-type="string">
            <text:p>INSERT INTO sss_permisos_internos VALUES('0001','SIGESP <text:s text:c="23"/>','CXP','0000003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];&quot;','&quot;;[.B90];&quot;','&quot;;[.C90];&quot;','&quot;;[.D90];&quot;',&quot;;[.E90];&quot;);&quot;)" office:value-type="string" office:string-value="INSERT INTO sss_permisos_internos VALUES('0001','SIGESP                        ','CXP','0000003302',1);" calcext:value-type="string">
            <text:p>INSERT INTO sss_permisos_internos VALUES('0001','SIGESP <text:s text:c="23"/>','CXP','0000003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3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];&quot;','&quot;;[.B91];&quot;','&quot;;[.C91];&quot;','&quot;;[.D91];&quot;',&quot;;[.E91];&quot;);&quot;)" office:value-type="string" office:string-value="INSERT INTO sss_permisos_internos VALUES('0001','SIGESP                        ','CXP','0000003303',1);" calcext:value-type="string">
            <text:p>INSERT INTO sss_permisos_internos VALUES('0001','SIGESP <text:s text:c="23"/>','CXP','00000033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3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];&quot;','&quot;;[.B92];&quot;','&quot;;[.C92];&quot;','&quot;;[.D92];&quot;',&quot;;[.E92];&quot;);&quot;)" office:value-type="string" office:string-value="INSERT INTO sss_permisos_internos VALUES('0001','SIGESP                        ','CXP','0000003304',1);" calcext:value-type="string">
            <text:p>INSERT INTO sss_permisos_internos VALUES('0001','SIGESP <text:s text:c="23"/>','CXP','00000033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3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];&quot;','&quot;;[.B93];&quot;','&quot;;[.C93];&quot;','&quot;;[.D93];&quot;',&quot;;[.E93];&quot;);&quot;)" office:value-type="string" office:string-value="INSERT INTO sss_permisos_internos VALUES('0001','SIGESP                        ','CXP','0000003305',1);" calcext:value-type="string">
            <text:p>INSERT INTO sss_permisos_internos VALUES('0001','SIGESP <text:s text:c="23"/>','CXP','00000033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];&quot;','&quot;;[.B94];&quot;','&quot;;[.C94];&quot;','&quot;;[.D94];&quot;',&quot;;[.E94];&quot;);&quot;)" office:value-type="string" office:string-value="INSERT INTO sss_permisos_internos VALUES('0001','SIGESP                        ','CXP','0000003400',1);" calcext:value-type="string">
            <text:p>INSERT INTO sss_permisos_internos VALUES('0001','SIGESP <text:s text:c="23"/>','CXP','0000003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];&quot;','&quot;;[.B95];&quot;','&quot;;[.C95];&quot;','&quot;;[.D95];&quot;',&quot;;[.E95];&quot;);&quot;)" office:value-type="string" office:string-value="INSERT INTO sss_permisos_internos VALUES('0001','SIGESP                        ','CXP','0000003401',1);" calcext:value-type="string">
            <text:p>INSERT INTO sss_permisos_internos VALUES('0001','SIGESP <text:s text:c="23"/>','CXP','0000003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];&quot;','&quot;;[.B96];&quot;','&quot;;[.C96];&quot;','&quot;;[.D96];&quot;',&quot;;[.E96];&quot;);&quot;)" office:value-type="string" office:string-value="INSERT INTO sss_permisos_internos VALUES('0001','SIGESP                        ','CXP','0000003402',1);" calcext:value-type="string">
            <text:p>INSERT INTO sss_permisos_internos VALUES('0001','SIGESP <text:s text:c="23"/>','CXP','0000003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4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];&quot;','&quot;;[.B97];&quot;','&quot;;[.C97];&quot;','&quot;;[.D97];&quot;',&quot;;[.E97];&quot;);&quot;)" office:value-type="string" office:string-value="INSERT INTO sss_permisos_internos VALUES('0001','SIGESP                        ','CXP','0000003403',1);" calcext:value-type="string">
            <text:p>INSERT INTO sss_permisos_internos VALUES('0001','SIGESP <text:s text:c="23"/>','CXP','00000034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];&quot;','&quot;;[.B98];&quot;','&quot;;[.C98];&quot;','&quot;;[.D98];&quot;',&quot;;[.E98];&quot;);&quot;)" office:value-type="string" office:string-value="INSERT INTO sss_permisos_internos VALUES('0001','SIGESP                        ','CXP','0000003500',1);" calcext:value-type="string">
            <text:p>INSERT INTO sss_permisos_internos VALUES('0001','SIGESP <text:s text:c="23"/>','CXP','0000003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];&quot;','&quot;;[.B99];&quot;','&quot;;[.C99];&quot;','&quot;;[.D99];&quot;',&quot;;[.E99];&quot;);&quot;)" office:value-type="string" office:string-value="INSERT INTO sss_permisos_internos VALUES('0001','SIGESP                        ','CXP','0000003501',1);" calcext:value-type="string">
            <text:p>INSERT INTO sss_permisos_internos VALUES('0001','SIGESP <text:s text:c="23"/>','CXP','0000003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];&quot;','&quot;;[.B100];&quot;','&quot;;[.C100];&quot;','&quot;;[.D100];&quot;',&quot;;[.E100];&quot;);&quot;)" office:value-type="string" office:string-value="INSERT INTO sss_permisos_internos VALUES('0001','SIGESP                        ','CXP','0000003502',1);" calcext:value-type="string">
            <text:p>INSERT INTO sss_permisos_internos VALUES('0001','SIGESP <text:s text:c="23"/>','CXP','0000003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];&quot;','&quot;;[.B101];&quot;','&quot;;[.C101];&quot;','&quot;;[.D101];&quot;',&quot;;[.E101];&quot;);&quot;)" office:value-type="string" office:string-value="INSERT INTO sss_permisos_internos VALUES('0001','SIGESP                        ','CXP','0000003503',1);" calcext:value-type="string">
            <text:p>INSERT INTO sss_permisos_internos VALUES('0001','SIGESP <text:s text:c="23"/>','CXP','0000003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5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];&quot;','&quot;;[.B102];&quot;','&quot;;[.C102];&quot;','&quot;;[.D102];&quot;',&quot;;[.E102];&quot;);&quot;)" office:value-type="string" office:string-value="INSERT INTO sss_permisos_internos VALUES('0001','SIGESP                        ','CXP','0000003504',1);" calcext:value-type="string">
            <text:p>INSERT INTO sss_permisos_internos VALUES('0001','SIGESP <text:s text:c="23"/>','CXP','00000035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5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];&quot;','&quot;;[.B103];&quot;','&quot;;[.C103];&quot;','&quot;;[.D103];&quot;',&quot;;[.E103];&quot;);&quot;)" office:value-type="string" office:string-value="INSERT INTO sss_permisos_internos VALUES('0001','SIGESP                        ','CXP','0000003505',1);" calcext:value-type="string">
            <text:p>INSERT INTO sss_permisos_internos VALUES('0001','SIGESP <text:s text:c="23"/>','CXP','00000035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5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];&quot;','&quot;;[.B104];&quot;','&quot;;[.C104];&quot;','&quot;;[.D104];&quot;',&quot;;[.E104];&quot;);&quot;)" office:value-type="string" office:string-value="INSERT INTO sss_permisos_internos VALUES('0001','SIGESP                        ','CXP','0000003506',1);" calcext:value-type="string">
            <text:p>INSERT INTO sss_permisos_internos VALUES('0001','SIGESP <text:s text:c="23"/>','CXP','00000035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5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];&quot;','&quot;;[.B105];&quot;','&quot;;[.C105];&quot;','&quot;;[.D105];&quot;',&quot;;[.E105];&quot;);&quot;)" office:value-type="string" office:string-value="INSERT INTO sss_permisos_internos VALUES('0001','SIGESP                        ','CXP','0000003507',1);" calcext:value-type="string">
            <text:p>INSERT INTO sss_permisos_internos VALUES('0001','SIGESP <text:s text:c="23"/>','CXP','00000035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];&quot;','&quot;;[.B106];&quot;','&quot;;[.C106];&quot;','&quot;;[.D106];&quot;',&quot;;[.E106];&quot;);&quot;)" office:value-type="string" office:string-value="INSERT INTO sss_permisos_internos VALUES('0001','SIGESP                        ','CXP','0000003600',1);" calcext:value-type="string">
            <text:p>INSERT INTO sss_permisos_internos VALUES('0001','SIGESP <text:s text:c="23"/>','CXP','0000003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];&quot;','&quot;;[.B107];&quot;','&quot;;[.C107];&quot;','&quot;;[.D107];&quot;',&quot;;[.E107];&quot;);&quot;)" office:value-type="string" office:string-value="INSERT INTO sss_permisos_internos VALUES('0001','SIGESP                        ','CXP','0000003601',1);" calcext:value-type="string">
            <text:p>INSERT INTO sss_permisos_internos VALUES('0001','SIGESP <text:s text:c="23"/>','CXP','0000003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];&quot;','&quot;;[.B108];&quot;','&quot;;[.C108];&quot;','&quot;;[.D108];&quot;',&quot;;[.E108];&quot;);&quot;)" office:value-type="string" office:string-value="INSERT INTO sss_permisos_internos VALUES('0001','SIGESP                        ','CXP','0000003602',1);" calcext:value-type="string">
            <text:p>INSERT INTO sss_permisos_internos VALUES('0001','SIGESP <text:s text:c="23"/>','CXP','0000003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];&quot;','&quot;;[.B109];&quot;','&quot;;[.C109];&quot;','&quot;;[.D109];&quot;',&quot;;[.E109];&quot;);&quot;)" office:value-type="string" office:string-value="INSERT INTO sss_permisos_internos VALUES('0001','SIGESP                        ','CXP','0000003700',1);" calcext:value-type="string">
            <text:p>INSERT INTO sss_permisos_internos VALUES('0001','SIGESP <text:s text:c="23"/>','CXP','0000003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];&quot;','&quot;;[.B110];&quot;','&quot;;[.C110];&quot;','&quot;;[.D110];&quot;',&quot;;[.E110];&quot;);&quot;)" office:value-type="string" office:string-value="INSERT INTO sss_permisos_internos VALUES('0001','SIGESP                        ','CXP','0000003701',1);" calcext:value-type="string">
            <text:p>INSERT INTO sss_permisos_internos VALUES('0001','SIGESP <text:s text:c="23"/>','CXP','0000003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];&quot;','&quot;;[.B111];&quot;','&quot;;[.C111];&quot;','&quot;;[.D111];&quot;',&quot;;[.E111];&quot;);&quot;)" office:value-type="string" office:string-value="INSERT INTO sss_permisos_internos VALUES('0001','SIGESP                        ','CXP','0000003702',1);" calcext:value-type="string">
            <text:p>INSERT INTO sss_permisos_internos VALUES('0001','SIGESP <text:s text:c="23"/>','CXP','0000003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7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];&quot;','&quot;;[.B112];&quot;','&quot;;[.C112];&quot;','&quot;;[.D112];&quot;',&quot;;[.E112];&quot;);&quot;)" office:value-type="string" office:string-value="INSERT INTO sss_permisos_internos VALUES('0001','SIGESP                        ','CXP','0000003703',1);" calcext:value-type="string">
            <text:p>INSERT INTO sss_permisos_internos VALUES('0001','SIGESP <text:s text:c="23"/>','CXP','00000037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7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];&quot;','&quot;;[.B113];&quot;','&quot;;[.C113];&quot;','&quot;;[.D113];&quot;',&quot;;[.E113];&quot;);&quot;)" office:value-type="string" office:string-value="INSERT INTO sss_permisos_internos VALUES('0001','SIGESP                        ','CXP','0000003704',1);" calcext:value-type="string">
            <text:p>INSERT INTO sss_permisos_internos VALUES('0001','SIGESP <text:s text:c="23"/>','CXP','00000037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];&quot;','&quot;;[.B114];&quot;','&quot;;[.C114];&quot;','&quot;;[.D114];&quot;',&quot;;[.E114];&quot;);&quot;)" office:value-type="string" office:string-value="INSERT INTO sss_permisos_internos VALUES('0001','SIGESP                        ','CXP','0000003800',1);" calcext:value-type="string">
            <text:p>INSERT INTO sss_permisos_internos VALUES('0001','SIGESP <text:s text:c="23"/>','CXP','0000003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];&quot;','&quot;;[.B115];&quot;','&quot;;[.C115];&quot;','&quot;;[.D115];&quot;',&quot;;[.E115];&quot;);&quot;)" office:value-type="string" office:string-value="INSERT INTO sss_permisos_internos VALUES('0001','SIGESP                        ','CXP','0000003801',1);" calcext:value-type="string">
            <text:p>INSERT INTO sss_permisos_internos VALUES('0001','SIGESP <text:s text:c="23"/>','CXP','0000003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];&quot;','&quot;;[.B116];&quot;','&quot;;[.C116];&quot;','&quot;;[.D116];&quot;',&quot;;[.E116];&quot;);&quot;)" office:value-type="string" office:string-value="INSERT INTO sss_permisos_internos VALUES('0001','SIGESP                        ','CXP','0000003802',1);" calcext:value-type="string">
            <text:p>INSERT INTO sss_permisos_internos VALUES('0001','SIGESP <text:s text:c="23"/>','CXP','0000003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8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];&quot;','&quot;;[.B117];&quot;','&quot;;[.C117];&quot;','&quot;;[.D117];&quot;',&quot;;[.E117];&quot;);&quot;)" office:value-type="string" office:string-value="INSERT INTO sss_permisos_internos VALUES('0001','SIGESP                        ','CXP','0000003803',1);" calcext:value-type="string">
            <text:p>INSERT INTO sss_permisos_internos VALUES('0001','SIGESP <text:s text:c="23"/>','CXP','00000038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9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];&quot;','&quot;;[.B118];&quot;','&quot;;[.C118];&quot;','&quot;;[.D118];&quot;',&quot;;[.E118];&quot;);&quot;)" office:value-type="string" office:string-value="INSERT INTO sss_permisos_internos VALUES('0001','SIGESP                        ','CXP','0000003900',1);" calcext:value-type="string">
            <text:p>INSERT INTO sss_permisos_internos VALUES('0001','SIGESP <text:s text:c="23"/>','CXP','00000039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9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];&quot;','&quot;;[.B119];&quot;','&quot;;[.C119];&quot;','&quot;;[.D119];&quot;',&quot;;[.E119];&quot;);&quot;)" office:value-type="string" office:string-value="INSERT INTO sss_permisos_internos VALUES('0001','SIGESP                        ','CXP','0000003901',1);" calcext:value-type="string">
            <text:p>INSERT INTO sss_permisos_internos VALUES('0001','SIGESP <text:s text:c="23"/>','CXP','00000039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9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];&quot;','&quot;;[.B120];&quot;','&quot;;[.C120];&quot;','&quot;;[.D120];&quot;',&quot;;[.E120];&quot;);&quot;)" office:value-type="string" office:string-value="INSERT INTO sss_permisos_internos VALUES('0001','SIGESP                        ','CXP','0000003902',1);" calcext:value-type="string">
            <text:p>INSERT INTO sss_permisos_internos VALUES('0001','SIGESP <text:s text:c="23"/>','CXP','00000039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39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];&quot;','&quot;;[.B121];&quot;','&quot;;[.C121];&quot;','&quot;;[.D121];&quot;',&quot;;[.E121];&quot;);&quot;)" office:value-type="string" office:string-value="INSERT INTO sss_permisos_internos VALUES('0001','SIGESP                        ','CXP','0000003903',1);" calcext:value-type="string">
            <text:p>INSERT INTO sss_permisos_internos VALUES('0001','SIGESP <text:s text:c="23"/>','CXP','00000039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];&quot;','&quot;;[.B122];&quot;','&quot;;[.C122];&quot;','&quot;;[.D122];&quot;',&quot;;[.E122];&quot;);&quot;)" office:value-type="string" office:string-value="INSERT INTO sss_permisos_internos VALUES('0001','SIGESP                        ','CXP','0000004000',1);" calcext:value-type="string">
            <text:p>INSERT INTO sss_permisos_internos VALUES('0001','SIGESP <text:s text:c="23"/>','CXP','0000004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];&quot;','&quot;;[.B123];&quot;','&quot;;[.C123];&quot;','&quot;;[.D123];&quot;',&quot;;[.E123];&quot;);&quot;)" office:value-type="string" office:string-value="INSERT INTO sss_permisos_internos VALUES('0001','SIGESP                        ','CXP','0000004001',1);" calcext:value-type="string">
            <text:p>INSERT INTO sss_permisos_internos VALUES('0001','SIGESP <text:s text:c="23"/>','CXP','0000004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];&quot;','&quot;;[.B124];&quot;','&quot;;[.C124];&quot;','&quot;;[.D124];&quot;',&quot;;[.E124];&quot;);&quot;)" office:value-type="string" office:string-value="INSERT INTO sss_permisos_internos VALUES('0001','SIGESP                        ','CXP','0000004002',1);" calcext:value-type="string">
            <text:p>INSERT INTO sss_permisos_internos VALUES('0001','SIGESP <text:s text:c="23"/>','CXP','0000004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];&quot;','&quot;;[.B125];&quot;','&quot;;[.C125];&quot;','&quot;;[.D125];&quot;',&quot;;[.E125];&quot;);&quot;)" office:value-type="string" office:string-value="INSERT INTO sss_permisos_internos VALUES('0001','SIGESP                        ','CXP','0000004004',1);" calcext:value-type="string">
            <text:p>INSERT INTO sss_permisos_internos VALUES('0001','SIGESP <text:s text:c="23"/>','CXP','0000004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];&quot;','&quot;;[.B126];&quot;','&quot;;[.C126];&quot;','&quot;;[.D126];&quot;',&quot;;[.E126];&quot;);&quot;)" office:value-type="string" office:string-value="INSERT INTO sss_permisos_internos VALUES('0001','SIGESP                        ','CXP','0000004005',1);" calcext:value-type="string">
            <text:p>INSERT INTO sss_permisos_internos VALUES('0001','SIGESP <text:s text:c="23"/>','CXP','0000004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0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];&quot;','&quot;;[.B127];&quot;','&quot;;[.C127];&quot;','&quot;;[.D127];&quot;',&quot;;[.E127];&quot;);&quot;)" office:value-type="string" office:string-value="INSERT INTO sss_permisos_internos VALUES('0001','SIGESP                        ','CXP','0000004006',1);" calcext:value-type="string">
            <text:p>INSERT INTO sss_permisos_internos VALUES('0001','SIGESP <text:s text:c="23"/>','CXP','00000040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];&quot;','&quot;;[.B128];&quot;','&quot;;[.C128];&quot;','&quot;;[.D128];&quot;',&quot;;[.E128];&quot;);&quot;)" office:value-type="string" office:string-value="INSERT INTO sss_permisos_internos VALUES('0001','SIGESP                        ','CXP','0000004100',1);" calcext:value-type="string">
            <text:p>INSERT INTO sss_permisos_internos VALUES('0001','SIGESP <text:s text:c="23"/>','CXP','0000004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];&quot;','&quot;;[.B129];&quot;','&quot;;[.C129];&quot;','&quot;;[.D129];&quot;',&quot;;[.E129];&quot;);&quot;)" office:value-type="string" office:string-value="INSERT INTO sss_permisos_internos VALUES('0001','SIGESP                        ','CXP','0000004101',1);" calcext:value-type="string">
            <text:p>INSERT INTO sss_permisos_internos VALUES('0001','SIGESP <text:s text:c="23"/>','CXP','0000004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];&quot;','&quot;;[.B130];&quot;','&quot;;[.C130];&quot;','&quot;;[.D130];&quot;',&quot;;[.E130];&quot;);&quot;)" office:value-type="string" office:string-value="INSERT INTO sss_permisos_internos VALUES('0001','SIGESP                        ','CXP','0000004102',1);" calcext:value-type="string">
            <text:p>INSERT INTO sss_permisos_internos VALUES('0001','SIGESP <text:s text:c="23"/>','CXP','0000004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1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];&quot;','&quot;;[.B131];&quot;','&quot;;[.C131];&quot;','&quot;;[.D131];&quot;',&quot;;[.E131];&quot;);&quot;)" office:value-type="string" office:string-value="INSERT INTO sss_permisos_internos VALUES('0001','SIGESP                        ','CXP','0000004103',1);" calcext:value-type="string">
            <text:p>INSERT INTO sss_permisos_internos VALUES('0001','SIGESP <text:s text:c="23"/>','CXP','0000004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];&quot;','&quot;;[.B132];&quot;','&quot;;[.C132];&quot;','&quot;;[.D132];&quot;',&quot;;[.E132];&quot;);&quot;)" office:value-type="string" office:string-value="INSERT INTO sss_permisos_internos VALUES('0001','SIGESP                        ','CXP','0000004104',1);" calcext:value-type="string">
            <text:p>INSERT INTO sss_permisos_internos VALUES('0001','SIGESP <text:s text:c="23"/>','CXP','0000004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];&quot;','&quot;;[.B133];&quot;','&quot;;[.C133];&quot;','&quot;;[.D133];&quot;',&quot;;[.E133];&quot;);&quot;)" office:value-type="string" office:string-value="INSERT INTO sss_permisos_internos VALUES('0001','SIGESP                        ','CXP','0000004200',1);" calcext:value-type="string">
            <text:p>INSERT INTO sss_permisos_internos VALUES('0001','SIGESP <text:s text:c="23"/>','CXP','0000004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];&quot;','&quot;;[.B134];&quot;','&quot;;[.C134];&quot;','&quot;;[.D134];&quot;',&quot;;[.E134];&quot;);&quot;)" office:value-type="string" office:string-value="INSERT INTO sss_permisos_internos VALUES('0001','SIGESP                        ','CXP','0000004201',1);" calcext:value-type="string">
            <text:p>INSERT INTO sss_permisos_internos VALUES('0001','SIGESP <text:s text:c="23"/>','CXP','0000004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];&quot;','&quot;;[.B135];&quot;','&quot;;[.C135];&quot;','&quot;;[.D135];&quot;',&quot;;[.E135];&quot;);&quot;)" office:value-type="string" office:string-value="INSERT INTO sss_permisos_internos VALUES('0001','SIGESP                        ','CXP','0000004202',1);" calcext:value-type="string">
            <text:p>INSERT INTO sss_permisos_internos VALUES('0001','SIGESP <text:s text:c="23"/>','CXP','0000004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];&quot;','&quot;;[.B136];&quot;','&quot;;[.C136];&quot;','&quot;;[.D136];&quot;',&quot;;[.E136];&quot;);&quot;)" office:value-type="string" office:string-value="INSERT INTO sss_permisos_internos VALUES('0001','SIGESP                        ','CXP','0000004203',1);" calcext:value-type="string">
            <text:p>INSERT INTO sss_permisos_internos VALUES('0001','SIGESP <text:s text:c="23"/>','CXP','0000004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];&quot;','&quot;;[.B137];&quot;','&quot;;[.C137];&quot;','&quot;;[.D137];&quot;',&quot;;[.E137];&quot;);&quot;)" office:value-type="string" office:string-value="INSERT INTO sss_permisos_internos VALUES('0001','SIGESP                        ','CXP','0000004300',1);" calcext:value-type="string">
            <text:p>INSERT INTO sss_permisos_internos VALUES('0001','SIGESP <text:s text:c="23"/>','CXP','0000004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];&quot;','&quot;;[.B138];&quot;','&quot;;[.C138];&quot;','&quot;;[.D138];&quot;',&quot;;[.E138];&quot;);&quot;)" office:value-type="string" office:string-value="INSERT INTO sss_permisos_internos VALUES('0001','SIGESP                        ','CXP','0000004301',1);" calcext:value-type="string">
            <text:p>INSERT INTO sss_permisos_internos VALUES('0001','SIGESP <text:s text:c="23"/>','CXP','0000004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];&quot;','&quot;;[.B139];&quot;','&quot;;[.C139];&quot;','&quot;;[.D139];&quot;',&quot;;[.E139];&quot;);&quot;)" office:value-type="string" office:string-value="INSERT INTO sss_permisos_internos VALUES('0001','SIGESP                        ','CXP','0000004302',1);" calcext:value-type="string">
            <text:p>INSERT INTO sss_permisos_internos VALUES('0001','SIGESP <text:s text:c="23"/>','CXP','0000004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];&quot;','&quot;;[.B140];&quot;','&quot;;[.C140];&quot;','&quot;;[.D140];&quot;',&quot;;[.E140];&quot;);&quot;)" office:value-type="string" office:string-value="INSERT INTO sss_permisos_internos VALUES('0001','SIGESP                        ','CXP','0000004400',1);" calcext:value-type="string">
            <text:p>INSERT INTO sss_permisos_internos VALUES('0001','SIGESP <text:s text:c="23"/>','CXP','0000004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];&quot;','&quot;;[.B141];&quot;','&quot;;[.C141];&quot;','&quot;;[.D141];&quot;',&quot;;[.E141];&quot;);&quot;)" office:value-type="string" office:string-value="INSERT INTO sss_permisos_internos VALUES('0001','SIGESP                        ','CXP','0000004401',1);" calcext:value-type="string">
            <text:p>INSERT INTO sss_permisos_internos VALUES('0001','SIGESP <text:s text:c="23"/>','CXP','0000004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];&quot;','&quot;;[.B142];&quot;','&quot;;[.C142];&quot;','&quot;;[.D142];&quot;',&quot;;[.E142];&quot;);&quot;)" office:value-type="string" office:string-value="INSERT INTO sss_permisos_internos VALUES('0001','SIGESP                        ','CXP','0000004402',1);" calcext:value-type="string">
            <text:p>INSERT INTO sss_permisos_internos VALUES('0001','SIGESP <text:s text:c="23"/>','CXP','0000004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];&quot;','&quot;;[.B143];&quot;','&quot;;[.C143];&quot;','&quot;;[.D143];&quot;',&quot;;[.E143];&quot;);&quot;)" office:value-type="string" office:string-value="INSERT INTO sss_permisos_internos VALUES('0001','SIGESP                        ','CXP','0000004500',1);" calcext:value-type="string">
            <text:p>INSERT INTO sss_permisos_internos VALUES('0001','SIGESP <text:s text:c="23"/>','CXP','0000004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];&quot;','&quot;;[.B144];&quot;','&quot;;[.C144];&quot;','&quot;;[.D144];&quot;',&quot;;[.E144];&quot;);&quot;)" office:value-type="string" office:string-value="INSERT INTO sss_permisos_internos VALUES('0001','SIGESP                        ','CXP','0000004501',1);" calcext:value-type="string">
            <text:p>INSERT INTO sss_permisos_internos VALUES('0001','SIGESP <text:s text:c="23"/>','CXP','0000004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];&quot;','&quot;;[.B145];&quot;','&quot;;[.C145];&quot;','&quot;;[.D145];&quot;',&quot;;[.E145];&quot;);&quot;)" office:value-type="string" office:string-value="INSERT INTO sss_permisos_internos VALUES('0001','SIGESP                        ','CXP','0000004502',1);" calcext:value-type="string">
            <text:p>INSERT INTO sss_permisos_internos VALUES('0001','SIGESP <text:s text:c="23"/>','CXP','0000004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];&quot;','&quot;;[.B146];&quot;','&quot;;[.C146];&quot;','&quot;;[.D146];&quot;',&quot;;[.E146];&quot;);&quot;)" office:value-type="string" office:string-value="INSERT INTO sss_permisos_internos VALUES('0001','SIGESP                        ','CXP','0000004503',1);" calcext:value-type="string">
            <text:p>INSERT INTO sss_permisos_internos VALUES('0001','SIGESP <text:s text:c="23"/>','CXP','0000004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];&quot;','&quot;;[.B147];&quot;','&quot;;[.C147];&quot;','&quot;;[.D147];&quot;',&quot;;[.E147];&quot;);&quot;)" office:value-type="string" office:string-value="INSERT INTO sss_permisos_internos VALUES('0001','SIGESP                        ','CXP','0000004504',1);" calcext:value-type="string">
            <text:p>INSERT INTO sss_permisos_internos VALUES('0001','SIGESP <text:s text:c="23"/>','CXP','00000045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];&quot;','&quot;;[.B148];&quot;','&quot;;[.C148];&quot;','&quot;;[.D148];&quot;',&quot;;[.E148];&quot;);&quot;)" office:value-type="string" office:string-value="INSERT INTO sss_permisos_internos VALUES('0001','SIGESP                        ','CXP','0000004505',1);" calcext:value-type="string">
            <text:p>INSERT INTO sss_permisos_internos VALUES('0001','SIGESP <text:s text:c="23"/>','CXP','00000045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];&quot;','&quot;;[.B149];&quot;','&quot;;[.C149];&quot;','&quot;;[.D149];&quot;',&quot;;[.E149];&quot;);&quot;)" office:value-type="string" office:string-value="INSERT INTO sss_permisos_internos VALUES('0001','SIGESP                        ','CXP','0000004506',1);" calcext:value-type="string">
            <text:p>INSERT INTO sss_permisos_internos VALUES('0001','SIGESP <text:s text:c="23"/>','CXP','00000045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];&quot;','&quot;;[.B150];&quot;','&quot;;[.C150];&quot;','&quot;;[.D150];&quot;',&quot;;[.E150];&quot;);&quot;)" office:value-type="string" office:string-value="INSERT INTO sss_permisos_internos VALUES('0001','SIGESP                        ','CXP','0000004507',1);" calcext:value-type="string">
            <text:p>INSERT INTO sss_permisos_internos VALUES('0001','SIGESP <text:s text:c="23"/>','CXP','00000045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];&quot;','&quot;;[.B151];&quot;','&quot;;[.C151];&quot;','&quot;;[.D151];&quot;',&quot;;[.E151];&quot;);&quot;)" office:value-type="string" office:string-value="INSERT INTO sss_permisos_internos VALUES('0001','SIGESP                        ','CXP','0000004508',1);" calcext:value-type="string">
            <text:p>INSERT INTO sss_permisos_internos VALUES('0001','SIGESP <text:s text:c="23"/>','CXP','00000045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509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2];&quot;','&quot;;[.B152];&quot;','&quot;;[.C152];&quot;','&quot;;[.D152];&quot;',&quot;;[.E152];&quot;);&quot;)" office:value-type="string" office:string-value="INSERT INTO sss_permisos_internos VALUES('0001','SIGESP                        ','CXP','0000004509',1);" calcext:value-type="string">
            <text:p>INSERT INTO sss_permisos_internos VALUES('0001','SIGESP <text:s text:c="23"/>','CXP','0000004509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3];&quot;','&quot;;[.B153];&quot;','&quot;;[.C153];&quot;','&quot;;[.D153];&quot;',&quot;;[.E153];&quot;);&quot;)" office:value-type="string" office:string-value="INSERT INTO sss_permisos_internos VALUES('0001','SIGESP                        ','CXP','0000004600',1);" calcext:value-type="string">
            <text:p>INSERT INTO sss_permisos_internos VALUES('0001','SIGESP <text:s text:c="23"/>','CXP','0000004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4];&quot;','&quot;;[.B154];&quot;','&quot;;[.C154];&quot;','&quot;;[.D154];&quot;',&quot;;[.E154];&quot;);&quot;)" office:value-type="string" office:string-value="INSERT INTO sss_permisos_internos VALUES('0001','SIGESP                        ','CXP','0000004601',1);" calcext:value-type="string">
            <text:p>INSERT INTO sss_permisos_internos VALUES('0001','SIGESP <text:s text:c="23"/>','CXP','0000004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5];&quot;','&quot;;[.B155];&quot;','&quot;;[.C155];&quot;','&quot;;[.D155];&quot;',&quot;;[.E155];&quot;);&quot;)" office:value-type="string" office:string-value="INSERT INTO sss_permisos_internos VALUES('0001','SIGESP                        ','CXP','0000004602',1);" calcext:value-type="string">
            <text:p>INSERT INTO sss_permisos_internos VALUES('0001','SIGESP <text:s text:c="23"/>','CXP','0000004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6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6];&quot;','&quot;;[.B156];&quot;','&quot;;[.C156];&quot;','&quot;;[.D156];&quot;',&quot;;[.E156];&quot;);&quot;)" office:value-type="string" office:string-value="INSERT INTO sss_permisos_internos VALUES('0001','SIGESP                        ','CXP','0000004603',1);" calcext:value-type="string">
            <text:p>INSERT INTO sss_permisos_internos VALUES('0001','SIGESP <text:s text:c="23"/>','CXP','00000046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7];&quot;','&quot;;[.B157];&quot;','&quot;;[.C157];&quot;','&quot;;[.D157];&quot;',&quot;;[.E157];&quot;);&quot;)" office:value-type="string" office:string-value="INSERT INTO sss_permisos_internos VALUES('0001','SIGESP                        ','CXP','0000004700',1);" calcext:value-type="string">
            <text:p>INSERT INTO sss_permisos_internos VALUES('0001','SIGESP <text:s text:c="23"/>','CXP','0000004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8];&quot;','&quot;;[.B158];&quot;','&quot;;[.C158];&quot;','&quot;;[.D158];&quot;',&quot;;[.E158];&quot;);&quot;)" office:value-type="string" office:string-value="INSERT INTO sss_permisos_internos VALUES('0001','SIGESP                        ','CXP','0000004701',1);" calcext:value-type="string">
            <text:p>INSERT INTO sss_permisos_internos VALUES('0001','SIGESP <text:s text:c="23"/>','CXP','0000004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9];&quot;','&quot;;[.B159];&quot;','&quot;;[.C159];&quot;','&quot;;[.D159];&quot;',&quot;;[.E159];&quot;);&quot;)" office:value-type="string" office:string-value="INSERT INTO sss_permisos_internos VALUES('0001','SIGESP                        ','CXP','0000004702',1);" calcext:value-type="string">
            <text:p>INSERT INTO sss_permisos_internos VALUES('0001','SIGESP <text:s text:c="23"/>','CXP','0000004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0];&quot;','&quot;;[.B160];&quot;','&quot;;[.C160];&quot;','&quot;;[.D160];&quot;',&quot;;[.E160];&quot;);&quot;)" office:value-type="string" office:string-value="INSERT INTO sss_permisos_internos VALUES('0001','SIGESP                        ','CXP','0000004800',1);" calcext:value-type="string">
            <text:p>INSERT INTO sss_permisos_internos VALUES('0001','SIGESP <text:s text:c="23"/>','CXP','0000004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1];&quot;','&quot;;[.B161];&quot;','&quot;;[.C161];&quot;','&quot;;[.D161];&quot;',&quot;;[.E161];&quot;);&quot;)" office:value-type="string" office:string-value="INSERT INTO sss_permisos_internos VALUES('0001','SIGESP                        ','CXP','0000004801',1);" calcext:value-type="string">
            <text:p>INSERT INTO sss_permisos_internos VALUES('0001','SIGESP <text:s text:c="23"/>','CXP','0000004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2];&quot;','&quot;;[.B162];&quot;','&quot;;[.C162];&quot;','&quot;;[.D162];&quot;',&quot;;[.E162];&quot;);&quot;)" office:value-type="string" office:string-value="INSERT INTO sss_permisos_internos VALUES('0001','SIGESP                        ','CXP','0000004802',1);" calcext:value-type="string">
            <text:p>INSERT INTO sss_permisos_internos VALUES('0001','SIGESP <text:s text:c="23"/>','CXP','0000004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049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3];&quot;','&quot;;[.B163];&quot;','&quot;;[.C163];&quot;','&quot;;[.D163];&quot;',&quot;;[.E163];&quot;);&quot;)" office:value-type="string" office:string-value="INSERT INTO sss_permisos_internos VALUES('0001','SIGESP                        ','CXP','0000004900',1);" calcext:value-type="string">
            <text:p>INSERT INTO sss_permisos_internos VALUES('0001','SIGESP <text:s text:c="23"/>','CXP','00000049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2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4];&quot;','&quot;;[.B164];&quot;','&quot;;[.C164];&quot;','&quot;;[.D164];&quot;',&quot;;[.E164];&quot;);&quot;)" office:value-type="string" office:string-value="INSERT INTO sss_permisos_internos VALUES('0001','SIGESP                        ','CXP','0000012301',1);" calcext:value-type="string">
            <text:p>INSERT INTO sss_permisos_internos VALUES('0001','SIGESP <text:s text:c="23"/>','CXP','0000012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2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5];&quot;','&quot;;[.B165];&quot;','&quot;;[.C165];&quot;','&quot;;[.D165];&quot;',&quot;;[.E165];&quot;);&quot;)" office:value-type="string" office:string-value="INSERT INTO sss_permisos_internos VALUES('0001','SIGESP                        ','CXP','0000012700',1);" calcext:value-type="string">
            <text:p>INSERT INTO sss_permisos_internos VALUES('0001','SIGESP <text:s text:c="23"/>','CXP','0000012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27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6];&quot;','&quot;;[.B166];&quot;','&quot;;[.C166];&quot;','&quot;;[.D166];&quot;',&quot;;[.E166];&quot;);&quot;)" office:value-type="string" office:string-value="INSERT INTO sss_permisos_internos VALUES('0001','SIGESP                        ','CXP','0000012703',1);" calcext:value-type="string">
            <text:p>INSERT INTO sss_permisos_internos VALUES('0001','SIGESP <text:s text:c="23"/>','CXP','00000127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2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7];&quot;','&quot;;[.B167];&quot;','&quot;;[.C167];&quot;','&quot;;[.D167];&quot;',&quot;;[.E167];&quot;);&quot;)" office:value-type="string" office:string-value="INSERT INTO sss_permisos_internos VALUES('0001','SIGESP                        ','CXP','0000012800',1);" calcext:value-type="string">
            <text:p>INSERT INTO sss_permisos_internos VALUES('0001','SIGESP <text:s text:c="23"/>','CXP','0000012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3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8];&quot;','&quot;;[.B168];&quot;','&quot;;[.C168];&quot;','&quot;;[.D168];&quot;',&quot;;[.E168];&quot;);&quot;)" office:value-type="string" office:string-value="INSERT INTO sss_permisos_internos VALUES('0001','SIGESP                        ','CXP','0000013600',1);" calcext:value-type="string">
            <text:p>INSERT INTO sss_permisos_internos VALUES('0001','SIGESP <text:s text:c="23"/>','CXP','0000013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3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69];&quot;','&quot;;[.B169];&quot;','&quot;;[.C169];&quot;','&quot;;[.D169];&quot;',&quot;;[.E169];&quot;);&quot;)" office:value-type="string" office:string-value="INSERT INTO sss_permisos_internos VALUES('0001','SIGESP                        ','CXP','0000013601',1);" calcext:value-type="string">
            <text:p>INSERT INTO sss_permisos_internos VALUES('0001','SIGESP <text:s text:c="23"/>','CXP','0000013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3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0];&quot;','&quot;;[.B170];&quot;','&quot;;[.C170];&quot;','&quot;;[.D170];&quot;',&quot;;[.E170];&quot;);&quot;)" office:value-type="string" office:string-value="INSERT INTO sss_permisos_internos VALUES('0001','SIGESP                        ','CXP','0000013602',1);" calcext:value-type="string">
            <text:p>INSERT INTO sss_permisos_internos VALUES('0001','SIGESP <text:s text:c="23"/>','CXP','0000013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3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1];&quot;','&quot;;[.B171];&quot;','&quot;;[.C171];&quot;','&quot;;[.D171];&quot;',&quot;;[.E171];&quot;);&quot;)" office:value-type="string" office:string-value="INSERT INTO sss_permisos_internos VALUES('0001','SIGESP                        ','CXP','0000013700',1);" calcext:value-type="string">
            <text:p>INSERT INTO sss_permisos_internos VALUES('0001','SIGESP <text:s text:c="23"/>','CXP','0000013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3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2];&quot;','&quot;;[.B172];&quot;','&quot;;[.C172];&quot;','&quot;;[.D172];&quot;',&quot;;[.E172];&quot;);&quot;)" office:value-type="string" office:string-value="INSERT INTO sss_permisos_internos VALUES('0001','SIGESP                        ','CXP','0000013702',1);" calcext:value-type="string">
            <text:p>INSERT INTO sss_permisos_internos VALUES('0001','SIGESP <text:s text:c="23"/>','CXP','0000013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3];&quot;','&quot;;[.B173];&quot;','&quot;;[.C173];&quot;','&quot;;[.D173];&quot;',&quot;;[.E173];&quot;);&quot;)" office:value-type="string" office:string-value="INSERT INTO sss_permisos_internos VALUES('0001','SIGESP                        ','CXP','0000014100',1);" calcext:value-type="string">
            <text:p>INSERT INTO sss_permisos_internos VALUES('0001','SIGESP <text:s text:c="23"/>','CXP','0000014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4];&quot;','&quot;;[.B174];&quot;','&quot;;[.C174];&quot;','&quot;;[.D174];&quot;',&quot;;[.E174];&quot;);&quot;)" office:value-type="string" office:string-value="INSERT INTO sss_permisos_internos VALUES('0001','SIGESP                        ','CXP','0000014104',1);" calcext:value-type="string">
            <text:p>INSERT INTO sss_permisos_internos VALUES('0001','SIGESP <text:s text:c="23"/>','CXP','0000014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5];&quot;','&quot;;[.B175];&quot;','&quot;;[.C175];&quot;','&quot;;[.D175];&quot;',&quot;;[.E175];&quot;);&quot;)" office:value-type="string" office:string-value="INSERT INTO sss_permisos_internos VALUES('0001','SIGESP                        ','CXP','0000014300',1);" calcext:value-type="string">
            <text:p>INSERT INTO sss_permisos_internos VALUES('0001','SIGESP <text:s text:c="23"/>','CXP','0000014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6];&quot;','&quot;;[.B176];&quot;','&quot;;[.C176];&quot;','&quot;;[.D176];&quot;',&quot;;[.E176];&quot;);&quot;)" office:value-type="string" office:string-value="INSERT INTO sss_permisos_internos VALUES('0001','SIGESP                        ','CXP','0000014400',1);" calcext:value-type="string">
            <text:p>INSERT INTO sss_permisos_internos VALUES('0001','SIGESP <text:s text:c="23"/>','CXP','0000014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7];&quot;','&quot;;[.B177];&quot;','&quot;;[.C177];&quot;','&quot;;[.D177];&quot;',&quot;;[.E177];&quot;);&quot;)" office:value-type="string" office:string-value="INSERT INTO sss_permisos_internos VALUES('0001','SIGESP                        ','CXP','0000014401',1);" calcext:value-type="string">
            <text:p>INSERT INTO sss_permisos_internos VALUES('0001','SIGESP <text:s text:c="23"/>','CXP','0000014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8];&quot;','&quot;;[.B178];&quot;','&quot;;[.C178];&quot;','&quot;;[.D178];&quot;',&quot;;[.E178];&quot;);&quot;)" office:value-type="string" office:string-value="INSERT INTO sss_permisos_internos VALUES('0001','SIGESP                        ','CXP','0000014402',1);" calcext:value-type="string">
            <text:p>INSERT INTO sss_permisos_internos VALUES('0001','SIGESP <text:s text:c="23"/>','CXP','0000014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79];&quot;','&quot;;[.B179];&quot;','&quot;;[.C179];&quot;','&quot;;[.D179];&quot;',&quot;;[.E179];&quot;);&quot;)" office:value-type="string" office:string-value="INSERT INTO sss_permisos_internos VALUES('0001','SIGESP                        ','CXP','0000014500',1);" calcext:value-type="string">
            <text:p>INSERT INTO sss_permisos_internos VALUES('0001','SIGESP <text:s text:c="23"/>','CXP','0000014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0];&quot;','&quot;;[.B180];&quot;','&quot;;[.C180];&quot;','&quot;;[.D180];&quot;',&quot;;[.E180];&quot;);&quot;)" office:value-type="string" office:string-value="INSERT INTO sss_permisos_internos VALUES('0001','SIGESP                        ','CXP','0000014501',1);" calcext:value-type="string">
            <text:p>INSERT INTO sss_permisos_internos VALUES('0001','SIGESP <text:s text:c="23"/>','CXP','0000014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1];&quot;','&quot;;[.B181];&quot;','&quot;;[.C181];&quot;','&quot;;[.D181];&quot;',&quot;;[.E181];&quot;);&quot;)" office:value-type="string" office:string-value="INSERT INTO sss_permisos_internos VALUES('0001','SIGESP                        ','CXP','0000014502',1);" calcext:value-type="string">
            <text:p>INSERT INTO sss_permisos_internos VALUES('0001','SIGESP <text:s text:c="23"/>','CXP','0000014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2];&quot;','&quot;;[.B182];&quot;','&quot;;[.C182];&quot;','&quot;;[.D182];&quot;',&quot;;[.E182];&quot;);&quot;)" office:value-type="string" office:string-value="INSERT INTO sss_permisos_internos VALUES('0001','SIGESP                        ','CXP','0000014503',1);" calcext:value-type="string">
            <text:p>INSERT INTO sss_permisos_internos VALUES('0001','SIGESP <text:s text:c="23"/>','CXP','0000014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5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3];&quot;','&quot;;[.B183];&quot;','&quot;;[.C183];&quot;','&quot;;[.D183];&quot;',&quot;;[.E183];&quot;);&quot;)" office:value-type="string" office:string-value="INSERT INTO sss_permisos_internos VALUES('0001','SIGESP                        ','CXP','0000014507',1);" calcext:value-type="string">
            <text:p>INSERT INTO sss_permisos_internos VALUES('0001','SIGESP <text:s text:c="23"/>','CXP','00000145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4];&quot;','&quot;;[.B184];&quot;','&quot;;[.C184];&quot;','&quot;;[.D184];&quot;',&quot;;[.E184];&quot;);&quot;)" office:value-type="string" office:string-value="INSERT INTO sss_permisos_internos VALUES('0001','SIGESP                        ','CXP','0000014600',1);" calcext:value-type="string">
            <text:p>INSERT INTO sss_permisos_internos VALUES('0001','SIGESP <text:s text:c="23"/>','CXP','0000014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5];&quot;','&quot;;[.B185];&quot;','&quot;;[.C185];&quot;','&quot;;[.D185];&quot;',&quot;;[.E185];&quot;);&quot;)" office:value-type="string" office:string-value="INSERT INTO sss_permisos_internos VALUES('0001','SIGESP                        ','CXP','0000014601',1);" calcext:value-type="string">
            <text:p>INSERT INTO sss_permisos_internos VALUES('0001','SIGESP <text:s text:c="23"/>','CXP','0000014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6];&quot;','&quot;;[.B186];&quot;','&quot;;[.C186];&quot;','&quot;;[.D186];&quot;',&quot;;[.E186];&quot;);&quot;)" office:value-type="string" office:string-value="INSERT INTO sss_permisos_internos VALUES('0001','SIGESP                        ','CXP','0000014602',1);" calcext:value-type="string">
            <text:p>INSERT INTO sss_permisos_internos VALUES('0001','SIGESP <text:s text:c="23"/>','CXP','0000014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7];&quot;','&quot;;[.B187];&quot;','&quot;;[.C187];&quot;','&quot;;[.D187];&quot;',&quot;;[.E187];&quot;);&quot;)" office:value-type="string" office:string-value="INSERT INTO sss_permisos_internos VALUES('0001','SIGESP                        ','CXP','0000014700',1);" calcext:value-type="string">
            <text:p>INSERT INTO sss_permisos_internos VALUES('0001','SIGESP <text:s text:c="23"/>','CXP','0000014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8];&quot;','&quot;;[.B188];&quot;','&quot;;[.C188];&quot;','&quot;;[.D188];&quot;',&quot;;[.E188];&quot;);&quot;)" office:value-type="string" office:string-value="INSERT INTO sss_permisos_internos VALUES('0001','SIGESP                        ','CXP','0000014701',1);" calcext:value-type="string">
            <text:p>INSERT INTO sss_permisos_internos VALUES('0001','SIGESP <text:s text:c="23"/>','CXP','0000014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89];&quot;','&quot;;[.B189];&quot;','&quot;;[.C189];&quot;','&quot;;[.D189];&quot;',&quot;;[.E189];&quot;);&quot;)" office:value-type="string" office:string-value="INSERT INTO sss_permisos_internos VALUES('0001','SIGESP                        ','CXP','0000014702',1);" calcext:value-type="string">
            <text:p>INSERT INTO sss_permisos_internos VALUES('0001','SIGESP <text:s text:c="23"/>','CXP','0000014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0];&quot;','&quot;;[.B190];&quot;','&quot;;[.C190];&quot;','&quot;;[.D190];&quot;',&quot;;[.E190];&quot;);&quot;)" office:value-type="string" office:string-value="INSERT INTO sss_permisos_internos VALUES('0001','SIGESP                        ','CXP','0000014800',1);" calcext:value-type="string">
            <text:p>INSERT INTO sss_permisos_internos VALUES('0001','SIGESP <text:s text:c="23"/>','CXP','0000014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1];&quot;','&quot;;[.B191];&quot;','&quot;;[.C191];&quot;','&quot;;[.D191];&quot;',&quot;;[.E191];&quot;);&quot;)" office:value-type="string" office:string-value="INSERT INTO sss_permisos_internos VALUES('0001','SIGESP                        ','CXP','0000014801',1);" calcext:value-type="string">
            <text:p>INSERT INTO sss_permisos_internos VALUES('0001','SIGESP <text:s text:c="23"/>','CXP','0000014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14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2];&quot;','&quot;;[.B192];&quot;','&quot;;[.C192];&quot;','&quot;;[.D192];&quot;',&quot;;[.E192];&quot;);&quot;)" office:value-type="string" office:string-value="INSERT INTO sss_permisos_internos VALUES('0001','SIGESP                        ','CXP','0000014802',1);" calcext:value-type="string">
            <text:p>INSERT INTO sss_permisos_internos VALUES('0001','SIGESP <text:s text:c="23"/>','CXP','0000014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CXP</text:p>
          </table:table-cell>
          <table:table-cell table:style-name="ce1" office:value-type="string" calcext:value-type="string">
            <text:p>0000022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3];&quot;','&quot;;[.B193];&quot;','&quot;;[.C193];&quot;','&quot;;[.D193];&quot;',&quot;;[.E193];&quot;);&quot;)" office:value-type="string" office:string-value="INSERT INTO sss_permisos_internos VALUES('0001','SIGESP                        ','CXP','0000022800',1);" calcext:value-type="string">
            <text:p>INSERT INTO sss_permisos_internos VALUES('0001','SIGESP <text:s text:c="23"/>','CXP','0000022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INS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4];&quot;','&quot;;[.B194];&quot;','&quot;;[.C194];&quot;','&quot;;[.D194];&quot;',&quot;;[.E194];&quot;);&quot;)" office:value-type="string" office:string-value="INSERT INTO sss_permisos_internos VALUES('0001','SIGESP                        ','INS','---------------------------------',1);" calcext:value-type="string">
            <text:p>INSERT INTO sss_permisos_internos VALUES('0001','SIGESP <text:s text:c="23"/>','INS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MIS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5];&quot;','&quot;;[.B195];&quot;','&quot;;[.C195];&quot;','&quot;;[.D195];&quot;',&quot;;[.E195];&quot;);&quot;)" office:value-type="string" office:string-value="INSERT INTO sss_permisos_internos VALUES('0001','SIGESP                        ','MIS','---------------------------------',1);" calcext:value-type="string">
            <text:p>INSERT INTO sss_permisos_internos VALUES('0001','SIGESP <text:s text:c="23"/>','MIS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RPC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6];&quot;','&quot;;[.B196];&quot;','&quot;;[.C196];&quot;','&quot;;[.D196];&quot;',&quot;;[.E196];&quot;);&quot;)" office:value-type="string" office:string-value="INSERT INTO sss_permisos_internos VALUES('0001','SIGESP                        ','RPC','---------------------------------',1);" calcext:value-type="string">
            <text:p>INSERT INTO sss_permisos_internos VALUES('0001','SIGESP <text:s text:c="23"/>','RPC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AF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7];&quot;','&quot;;[.B197];&quot;','&quot;;[.C197];&quot;','&quot;;[.D197];&quot;',&quot;;[.E197];&quot;);&quot;)" office:value-type="string" office:string-value="INSERT INTO sss_permisos_internos VALUES('0001','SIGESP                        ','SAF','---------------------------------',1);" calcext:value-type="string">
            <text:p>INSERT INTO sss_permisos_internos VALUES('0001','SIGESP <text:s text:c="23"/>','SAF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CB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8];&quot;','&quot;;[.B198];&quot;','&quot;;[.C198];&quot;','&quot;;[.D198];&quot;',&quot;;[.E198];&quot;);&quot;)" office:value-type="string" office:string-value="INSERT INTO sss_permisos_internos VALUES('0001','SIGESP                        ','SCB','---------------------------------',1);" calcext:value-type="string">
            <text:p>INSERT INTO sss_permisos_internos VALUES('0001','SIGESP <text:s text:c="23"/>','SCB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CG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99];&quot;','&quot;;[.B199];&quot;','&quot;;[.C199];&quot;','&quot;;[.D199];&quot;',&quot;;[.E199];&quot;);&quot;)" office:value-type="string" office:string-value="INSERT INTO sss_permisos_internos VALUES('0001','SIGESP                        ','SCG','---------------------------------',1);" calcext:value-type="string">
            <text:p>INSERT INTO sss_permisos_internos VALUES('0001','SIGESP <text:s text:c="23"/>','SCG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CV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0];&quot;','&quot;;[.B200];&quot;','&quot;;[.C200];&quot;','&quot;;[.D200];&quot;',&quot;;[.E200];&quot;);&quot;)" office:value-type="string" office:string-value="INSERT INTO sss_permisos_internos VALUES('0001','SIGESP                        ','SCV','---------------------------------',1);" calcext:value-type="string">
            <text:p>INSERT INTO sss_permisos_internos VALUES('0001','SIGESP <text:s text:c="23"/>','SCV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1];&quot;','&quot;;[.B201];&quot;','&quot;;[.C201];&quot;','&quot;;[.D201];&quot;',&quot;;[.E201];&quot;);&quot;)" office:value-type="string" office:string-value="INSERT INTO sss_permisos_internos VALUES('0001','SIGESP                        ','SEP','---------------------------------',1);" calcext:value-type="string">
            <text:p>INSERT INTO sss_permisos_internos VALUES('0001','SIGESP <text:s text:c="23"/>','SEP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2];&quot;','&quot;;[.B202];&quot;','&quot;;[.C202];&quot;','&quot;;[.D202];&quot;',&quot;;[.E202];&quot;);&quot;)" office:value-type="string" office:string-value="INSERT INTO sss_permisos_internos VALUES('0001','SIGESP                        ','SEP','0000001100',1);" calcext:value-type="string">
            <text:p>INSERT INTO sss_permisos_internos VALUES('0001','SIGESP <text:s text:c="23"/>','SEP','0000001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3];&quot;','&quot;;[.B203];&quot;','&quot;;[.C203];&quot;','&quot;;[.D203];&quot;',&quot;;[.E203];&quot;);&quot;)" office:value-type="string" office:string-value="INSERT INTO sss_permisos_internos VALUES('0001','SIGESP                        ','SEP','0000001101',1);" calcext:value-type="string">
            <text:p>INSERT INTO sss_permisos_internos VALUES('0001','SIGESP <text:s text:c="23"/>','SEP','0000001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4];&quot;','&quot;;[.B204];&quot;','&quot;;[.C204];&quot;','&quot;;[.D204];&quot;',&quot;;[.E204];&quot;);&quot;)" office:value-type="string" office:string-value="INSERT INTO sss_permisos_internos VALUES('0001','SIGESP                        ','SEP','0000001102',1);" calcext:value-type="string">
            <text:p>INSERT INTO sss_permisos_internos VALUES('0001','SIGESP <text:s text:c="23"/>','SEP','0000001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5];&quot;','&quot;;[.B205];&quot;','&quot;;[.C205];&quot;','&quot;;[.D205];&quot;',&quot;;[.E205];&quot;);&quot;)" office:value-type="string" office:string-value="INSERT INTO sss_permisos_internos VALUES('0001','SIGESP                        ','SEP','0000001200',1);" calcext:value-type="string">
            <text:p>INSERT INTO sss_permisos_internos VALUES('0001','SIGESP <text:s text:c="23"/>','SEP','0000001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6];&quot;','&quot;;[.B206];&quot;','&quot;;[.C206];&quot;','&quot;;[.D206];&quot;',&quot;;[.E206];&quot;);&quot;)" office:value-type="string" office:string-value="INSERT INTO sss_permisos_internos VALUES('0001','SIGESP                        ','SEP','0000001201',1);" calcext:value-type="string">
            <text:p>INSERT INTO sss_permisos_internos VALUES('0001','SIGESP <text:s text:c="23"/>','SEP','0000001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7];&quot;','&quot;;[.B207];&quot;','&quot;;[.C207];&quot;','&quot;;[.D207];&quot;',&quot;;[.E207];&quot;);&quot;)" office:value-type="string" office:string-value="INSERT INTO sss_permisos_internos VALUES('0001','SIGESP                        ','SEP','0000001202',1);" calcext:value-type="string">
            <text:p>INSERT INTO sss_permisos_internos VALUES('0001','SIGESP <text:s text:c="23"/>','SEP','0000001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8];&quot;','&quot;;[.B208];&quot;','&quot;;[.C208];&quot;','&quot;;[.D208];&quot;',&quot;;[.E208];&quot;);&quot;)" office:value-type="string" office:string-value="INSERT INTO sss_permisos_internos VALUES('0001','SIGESP                        ','SEP','0000001203',1);" calcext:value-type="string">
            <text:p>INSERT INTO sss_permisos_internos VALUES('0001','SIGESP <text:s text:c="23"/>','SEP','0000001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09];&quot;','&quot;;[.B209];&quot;','&quot;;[.C209];&quot;','&quot;;[.D209];&quot;',&quot;;[.E209];&quot;);&quot;)" office:value-type="string" office:string-value="INSERT INTO sss_permisos_internos VALUES('0001','SIGESP                        ','SEP','0000001300',1);" calcext:value-type="string">
            <text:p>INSERT INTO sss_permisos_internos VALUES('0001','SIGESP <text:s text:c="23"/>','SEP','0000001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0];&quot;','&quot;;[.B210];&quot;','&quot;;[.C210];&quot;','&quot;;[.D210];&quot;',&quot;;[.E210];&quot;);&quot;)" office:value-type="string" office:string-value="INSERT INTO sss_permisos_internos VALUES('0001','SIGESP                        ','SEP','0000001301',1);" calcext:value-type="string">
            <text:p>INSERT INTO sss_permisos_internos VALUES('0001','SIGESP <text:s text:c="23"/>','SEP','0000001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1];&quot;','&quot;;[.B211];&quot;','&quot;;[.C211];&quot;','&quot;;[.D211];&quot;',&quot;;[.E211];&quot;);&quot;)" office:value-type="string" office:string-value="INSERT INTO sss_permisos_internos VALUES('0001','SIGESP                        ','SEP','0000001302',1);" calcext:value-type="string">
            <text:p>INSERT INTO sss_permisos_internos VALUES('0001','SIGESP <text:s text:c="23"/>','SEP','0000001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13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2];&quot;','&quot;;[.B212];&quot;','&quot;;[.C212];&quot;','&quot;;[.D212];&quot;',&quot;;[.E212];&quot;);&quot;)" office:value-type="string" office:string-value="INSERT INTO sss_permisos_internos VALUES('0001','SIGESP                        ','SEP','0000001303',1);" calcext:value-type="string">
            <text:p>INSERT INTO sss_permisos_internos VALUES('0001','SIGESP <text:s text:c="23"/>','SEP','00000013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3];&quot;','&quot;;[.B213];&quot;','&quot;;[.C213];&quot;','&quot;;[.D213];&quot;',&quot;;[.E213];&quot;);&quot;)" office:value-type="string" office:string-value="INSERT INTO sss_permisos_internos VALUES('0001','SIGESP                        ','SEP','0000002000',1);" calcext:value-type="string">
            <text:p>INSERT INTO sss_permisos_internos VALUES('0001','SIGESP <text:s text:c="23"/>','SEP','0000002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4];&quot;','&quot;;[.B214];&quot;','&quot;;[.C214];&quot;','&quot;;[.D214];&quot;',&quot;;[.E214];&quot;);&quot;)" office:value-type="string" office:string-value="INSERT INTO sss_permisos_internos VALUES('0001','SIGESP                        ','SEP','0000002001',1);" calcext:value-type="string">
            <text:p>INSERT INTO sss_permisos_internos VALUES('0001','SIGESP <text:s text:c="23"/>','SEP','0000002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5];&quot;','&quot;;[.B215];&quot;','&quot;;[.C215];&quot;','&quot;;[.D215];&quot;',&quot;;[.E215];&quot;);&quot;)" office:value-type="string" office:string-value="INSERT INTO sss_permisos_internos VALUES('0001','SIGESP                        ','SEP','0000002002',1);" calcext:value-type="string">
            <text:p>INSERT INTO sss_permisos_internos VALUES('0001','SIGESP <text:s text:c="23"/>','SEP','0000002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6];&quot;','&quot;;[.B216];&quot;','&quot;;[.C216];&quot;','&quot;;[.D216];&quot;',&quot;;[.E216];&quot;);&quot;)" office:value-type="string" office:string-value="INSERT INTO sss_permisos_internos VALUES('0001','SIGESP                        ','SEP','0000002003',1);" calcext:value-type="string">
            <text:p>INSERT INTO sss_permisos_internos VALUES('0001','SIGESP <text:s text:c="23"/>','SEP','0000002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7];&quot;','&quot;;[.B217];&quot;','&quot;;[.C217];&quot;','&quot;;[.D217];&quot;',&quot;;[.E217];&quot;);&quot;)" office:value-type="string" office:string-value="INSERT INTO sss_permisos_internos VALUES('0001','SIGESP                        ','SEP','0000002004',1);" calcext:value-type="string">
            <text:p>INSERT INTO sss_permisos_internos VALUES('0001','SIGESP <text:s text:c="23"/>','SEP','0000002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8];&quot;','&quot;;[.B218];&quot;','&quot;;[.C218];&quot;','&quot;;[.D218];&quot;',&quot;;[.E218];&quot;);&quot;)" office:value-type="string" office:string-value="INSERT INTO sss_permisos_internos VALUES('0001','SIGESP                        ','SEP','0000002005',1);" calcext:value-type="string">
            <text:p>INSERT INTO sss_permisos_internos VALUES('0001','SIGESP <text:s text:c="23"/>','SEP','0000002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19];&quot;','&quot;;[.B219];&quot;','&quot;;[.C219];&quot;','&quot;;[.D219];&quot;',&quot;;[.E219];&quot;);&quot;)" office:value-type="string" office:string-value="INSERT INTO sss_permisos_internos VALUES('0001','SIGESP                        ','SEP','0000002100',1);" calcext:value-type="string">
            <text:p>INSERT INTO sss_permisos_internos VALUES('0001','SIGESP <text:s text:c="23"/>','SEP','0000002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0];&quot;','&quot;;[.B220];&quot;','&quot;;[.C220];&quot;','&quot;;[.D220];&quot;',&quot;;[.E220];&quot;);&quot;)" office:value-type="string" office:string-value="INSERT INTO sss_permisos_internos VALUES('0001','SIGESP                        ','SEP','0000002101',1);" calcext:value-type="string">
            <text:p>INSERT INTO sss_permisos_internos VALUES('0001','SIGESP <text:s text:c="23"/>','SEP','0000002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1];&quot;','&quot;;[.B221];&quot;','&quot;;[.C221];&quot;','&quot;;[.D221];&quot;',&quot;;[.E221];&quot;);&quot;)" office:value-type="string" office:string-value="INSERT INTO sss_permisos_internos VALUES('0001','SIGESP                        ','SEP','0000002102',1);" calcext:value-type="string">
            <text:p>INSERT INTO sss_permisos_internos VALUES('0001','SIGESP <text:s text:c="23"/>','SEP','0000002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1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2];&quot;','&quot;;[.B222];&quot;','&quot;;[.C222];&quot;','&quot;;[.D222];&quot;',&quot;;[.E222];&quot;);&quot;)" office:value-type="string" office:string-value="INSERT INTO sss_permisos_internos VALUES('0001','SIGESP                        ','SEP','0000002103',1);" calcext:value-type="string">
            <text:p>INSERT INTO sss_permisos_internos VALUES('0001','SIGESP <text:s text:c="23"/>','SEP','0000002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3];&quot;','&quot;;[.B223];&quot;','&quot;;[.C223];&quot;','&quot;;[.D223];&quot;',&quot;;[.E223];&quot;);&quot;)" office:value-type="string" office:string-value="INSERT INTO sss_permisos_internos VALUES('0001','SIGESP                        ','SEP','0000002104',1);" calcext:value-type="string">
            <text:p>INSERT INTO sss_permisos_internos VALUES('0001','SIGESP <text:s text:c="23"/>','SEP','0000002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1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4];&quot;','&quot;;[.B224];&quot;','&quot;;[.C224];&quot;','&quot;;[.D224];&quot;',&quot;;[.E224];&quot;);&quot;)" office:value-type="string" office:string-value="INSERT INTO sss_permisos_internos VALUES('0001','SIGESP                        ','SEP','0000002105',1);" calcext:value-type="string">
            <text:p>INSERT INTO sss_permisos_internos VALUES('0001','SIGESP <text:s text:c="23"/>','SEP','00000021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1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5];&quot;','&quot;;[.B225];&quot;','&quot;;[.C225];&quot;','&quot;;[.D225];&quot;',&quot;;[.E225];&quot;);&quot;)" office:value-type="string" office:string-value="INSERT INTO sss_permisos_internos VALUES('0001','SIGESP                        ','SEP','0000002106',1);" calcext:value-type="string">
            <text:p>INSERT INTO sss_permisos_internos VALUES('0001','SIGESP <text:s text:c="23"/>','SEP','00000021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6];&quot;','&quot;;[.B226];&quot;','&quot;;[.C226];&quot;','&quot;;[.D226];&quot;',&quot;;[.E226];&quot;);&quot;)" office:value-type="string" office:string-value="INSERT INTO sss_permisos_internos VALUES('0001','SIGESP                        ','SEP','0000002200',1);" calcext:value-type="string">
            <text:p>INSERT INTO sss_permisos_internos VALUES('0001','SIGESP <text:s text:c="23"/>','SEP','0000002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7];&quot;','&quot;;[.B227];&quot;','&quot;;[.C227];&quot;','&quot;;[.D227];&quot;',&quot;;[.E227];&quot;);&quot;)" office:value-type="string" office:string-value="INSERT INTO sss_permisos_internos VALUES('0001','SIGESP                        ','SEP','0000002201',1);" calcext:value-type="string">
            <text:p>INSERT INTO sss_permisos_internos VALUES('0001','SIGESP <text:s text:c="23"/>','SEP','0000002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8];&quot;','&quot;;[.B228];&quot;','&quot;;[.C228];&quot;','&quot;;[.D228];&quot;',&quot;;[.E228];&quot;);&quot;)" office:value-type="string" office:string-value="INSERT INTO sss_permisos_internos VALUES('0001','SIGESP                        ','SEP','0000002202',1);" calcext:value-type="string">
            <text:p>INSERT INTO sss_permisos_internos VALUES('0001','SIGESP <text:s text:c="23"/>','SEP','0000002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29];&quot;','&quot;;[.B229];&quot;','&quot;;[.C229];&quot;','&quot;;[.D229];&quot;',&quot;;[.E229];&quot;);&quot;)" office:value-type="string" office:string-value="INSERT INTO sss_permisos_internos VALUES('0001','SIGESP                        ','SEP','0000002203',1);" calcext:value-type="string">
            <text:p>INSERT INTO sss_permisos_internos VALUES('0001','SIGESP <text:s text:c="23"/>','SEP','0000002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0];&quot;','&quot;;[.B230];&quot;','&quot;;[.C230];&quot;','&quot;;[.D230];&quot;',&quot;;[.E230];&quot;);&quot;)" office:value-type="string" office:string-value="INSERT INTO sss_permisos_internos VALUES('0001','SIGESP                        ','SEP','0000002300',1);" calcext:value-type="string">
            <text:p>INSERT INTO sss_permisos_internos VALUES('0001','SIGESP <text:s text:c="23"/>','SEP','0000002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1];&quot;','&quot;;[.B231];&quot;','&quot;;[.C231];&quot;','&quot;;[.D231];&quot;',&quot;;[.E231];&quot;);&quot;)" office:value-type="string" office:string-value="INSERT INTO sss_permisos_internos VALUES('0001','SIGESP                        ','SEP','0000002301',1);" calcext:value-type="string">
            <text:p>INSERT INTO sss_permisos_internos VALUES('0001','SIGESP <text:s text:c="23"/>','SEP','0000002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2];&quot;','&quot;;[.B232];&quot;','&quot;;[.C232];&quot;','&quot;;[.D232];&quot;',&quot;;[.E232];&quot;);&quot;)" office:value-type="string" office:string-value="INSERT INTO sss_permisos_internos VALUES('0001','SIGESP                        ','SEP','0000002302',1);" calcext:value-type="string">
            <text:p>INSERT INTO sss_permisos_internos VALUES('0001','SIGESP <text:s text:c="23"/>','SEP','0000002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3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3];&quot;','&quot;;[.B233];&quot;','&quot;;[.C233];&quot;','&quot;;[.D233];&quot;',&quot;;[.E233];&quot;);&quot;)" office:value-type="string" office:string-value="INSERT INTO sss_permisos_internos VALUES('0001','SIGESP                        ','SEP','0000002303',1);" calcext:value-type="string">
            <text:p>INSERT INTO sss_permisos_internos VALUES('0001','SIGESP <text:s text:c="23"/>','SEP','00000023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3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4];&quot;','&quot;;[.B234];&quot;','&quot;;[.C234];&quot;','&quot;;[.D234];&quot;',&quot;;[.E234];&quot;);&quot;)" office:value-type="string" office:string-value="INSERT INTO sss_permisos_internos VALUES('0001','SIGESP                        ','SEP','0000002304',1);" calcext:value-type="string">
            <text:p>INSERT INTO sss_permisos_internos VALUES('0001','SIGESP <text:s text:c="23"/>','SEP','00000023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3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5];&quot;','&quot;;[.B235];&quot;','&quot;;[.C235];&quot;','&quot;;[.D235];&quot;',&quot;;[.E235];&quot;);&quot;)" office:value-type="string" office:string-value="INSERT INTO sss_permisos_internos VALUES('0001','SIGESP                        ','SEP','0000002305',1);" calcext:value-type="string">
            <text:p>INSERT INTO sss_permisos_internos VALUES('0001','SIGESP <text:s text:c="23"/>','SEP','00000023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3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6];&quot;','&quot;;[.B236];&quot;','&quot;;[.C236];&quot;','&quot;;[.D236];&quot;',&quot;;[.E236];&quot;);&quot;)" office:value-type="string" office:string-value="INSERT INTO sss_permisos_internos VALUES('0001','SIGESP                        ','SEP','0000002306',1);" calcext:value-type="string">
            <text:p>INSERT INTO sss_permisos_internos VALUES('0001','SIGESP <text:s text:c="23"/>','SEP','00000023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3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7];&quot;','&quot;;[.B237];&quot;','&quot;;[.C237];&quot;','&quot;;[.D237];&quot;',&quot;;[.E237];&quot;);&quot;)" office:value-type="string" office:string-value="INSERT INTO sss_permisos_internos VALUES('0001','SIGESP                        ','SEP','0000002307',1);" calcext:value-type="string">
            <text:p>INSERT INTO sss_permisos_internos VALUES('0001','SIGESP <text:s text:c="23"/>','SEP','00000023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8];&quot;','&quot;;[.B238];&quot;','&quot;;[.C238];&quot;','&quot;;[.D238];&quot;',&quot;;[.E238];&quot;);&quot;)" office:value-type="string" office:string-value="INSERT INTO sss_permisos_internos VALUES('0001','SIGESP                        ','SEP','0000002400',1);" calcext:value-type="string">
            <text:p>INSERT INTO sss_permisos_internos VALUES('0001','SIGESP <text:s text:c="23"/>','SEP','0000002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39];&quot;','&quot;;[.B239];&quot;','&quot;;[.C239];&quot;','&quot;;[.D239];&quot;',&quot;;[.E239];&quot;);&quot;)" office:value-type="string" office:string-value="INSERT INTO sss_permisos_internos VALUES('0001','SIGESP                        ','SEP','0000002401',1);" calcext:value-type="string">
            <text:p>INSERT INTO sss_permisos_internos VALUES('0001','SIGESP <text:s text:c="23"/>','SEP','0000002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40];&quot;','&quot;;[.B240];&quot;','&quot;;[.C240];&quot;','&quot;;[.D240];&quot;',&quot;;[.E240];&quot;);&quot;)" office:value-type="string" office:string-value="INSERT INTO sss_permisos_internos VALUES('0001','SIGESP                        ','SEP','0000002402',1);" calcext:value-type="string">
            <text:p>INSERT INTO sss_permisos_internos VALUES('0001','SIGESP <text:s text:c="23"/>','SEP','0000002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4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41];&quot;','&quot;;[.B241];&quot;','&quot;;[.C241];&quot;','&quot;;[.D241];&quot;',&quot;;[.E241];&quot;);&quot;)" office:value-type="string" office:string-value="INSERT INTO sss_permisos_internos VALUES('0001','SIGESP                        ','SEP','0000002403',1);" calcext:value-type="string">
            <text:p>INSERT INTO sss_permisos_internos VALUES('0001','SIGESP <text:s text:c="23"/>','SEP','00000024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4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42];&quot;','&quot;;[.B242];&quot;','&quot;;[.C242];&quot;','&quot;;[.D242];&quot;',&quot;;[.E242];&quot;);&quot;)" office:value-type="string" office:string-value="INSERT INTO sss_permisos_internos VALUES('0001','SIGESP                        ','SEP','0000002404',1);" calcext:value-type="string">
            <text:p>INSERT INTO sss_permisos_internos VALUES('0001','SIGESP <text:s text:c="23"/>','SEP','00000024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4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43];&quot;','&quot;;[.B243];&quot;','&quot;;[.C243];&quot;','&quot;;[.D243];&quot;',&quot;;[.E243];&quot;);&quot;)" office:value-type="string" office:string-value="INSERT INTO sss_permisos_internos VALUES('0001','SIGESP                        ','SEP','0000002405',1);" calcext:value-type="string">
            <text:p>INSERT INTO sss_permisos_internos VALUES('0001','SIGESP <text:s text:c="23"/>','SEP','00000024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4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44];&quot;','&quot;;[.B244];&quot;','&quot;;[.C244];&quot;','&quot;;[.D244];&quot;',&quot;;[.E244];&quot;);&quot;)" office:value-type="string" office:string-value="INSERT INTO sss_permisos_internos VALUES('0001','SIGESP                        ','SEP','0000002406',1);" calcext:value-type="string">
            <text:p>INSERT INTO sss_permisos_internos VALUES('0001','SIGESP <text:s text:c="23"/>','SEP','00000024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4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45];&quot;','&quot;;[.B245];&quot;','&quot;;[.C245];&quot;','&quot;;[.D245];&quot;',&quot;;[.E245];&quot;);&quot;)" office:value-type="string" office:string-value="INSERT INTO sss_permisos_internos VALUES('0001','SIGESP                        ','SEP','0000002407',1);" calcext:value-type="string">
            <text:p>INSERT INTO sss_permisos_internos VALUES('0001','SIGESP <text:s text:c="23"/>','SEP','00000024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46];&quot;','&quot;;[.B246];&quot;','&quot;;[.C246];&quot;','&quot;;[.D246];&quot;',&quot;;[.E246];&quot;);&quot;)" office:value-type="string" office:string-value="INSERT INTO sss_permisos_internos VALUES('0001','SIGESP                        ','SEP','0000002500',1);" calcext:value-type="string">
            <text:p>INSERT INTO sss_permisos_internos VALUES('0001','SIGESP <text:s text:c="23"/>','SEP','0000002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5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247];&quot;','&quot;;[.B247];&quot;','&quot;;[.C247];&quot;','&quot;;[.D247];&quot;',&quot;;[.E247];&quot;);&quot;)" office:value-type="string" office:string-value="INSERT INTO sss_permisos_internos VALUES('0001','SIGESP                        ','SEP','0000002501',1);" calcext:value-type="string">
            <text:p>INSERT INTO sss_permisos_internos VALUES('0001','SIGESP <text:s text:c="23"/>','SEP','0000002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48];&quot;','&quot;;[.B248];&quot;','&quot;;[.C248];&quot;','&quot;;[.D248];&quot;',&quot;;[.E248];&quot;);&quot;)" office:value-type="string" office:string-value="INSERT INTO sss_permisos_internos VALUES('0001','SIGESP                        ','SEP','0000002502',1);" calcext:value-type="string">
            <text:p>INSERT INTO sss_permisos_internos VALUES('0001','SIGESP <text:s text:c="23"/>','SEP','0000002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49];&quot;','&quot;;[.B249];&quot;','&quot;;[.C249];&quot;','&quot;;[.D249];&quot;',&quot;;[.E249];&quot;);&quot;)" office:value-type="string" office:string-value="INSERT INTO sss_permisos_internos VALUES('0001','SIGESP                        ','SEP','0000002503',1);" calcext:value-type="string">
            <text:p>INSERT INTO sss_permisos_internos VALUES('0001','SIGESP <text:s text:c="23"/>','SEP','0000002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0];&quot;','&quot;;[.B250];&quot;','&quot;;[.C250];&quot;','&quot;;[.D250];&quot;',&quot;;[.E250];&quot;);&quot;)" office:value-type="string" office:string-value="INSERT INTO sss_permisos_internos VALUES('0001','SIGESP                        ','SEP','0000002600',1);" calcext:value-type="string">
            <text:p>INSERT INTO sss_permisos_internos VALUES('0001','SIGESP <text:s text:c="23"/>','SEP','0000002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1];&quot;','&quot;;[.B251];&quot;','&quot;;[.C251];&quot;','&quot;;[.D251];&quot;',&quot;;[.E251];&quot;);&quot;)" office:value-type="string" office:string-value="INSERT INTO sss_permisos_internos VALUES('0001','SIGESP                        ','SEP','0000002601',1);" calcext:value-type="string">
            <text:p>INSERT INTO sss_permisos_internos VALUES('0001','SIGESP <text:s text:c="23"/>','SEP','0000002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2];&quot;','&quot;;[.B252];&quot;','&quot;;[.C252];&quot;','&quot;;[.D252];&quot;',&quot;;[.E252];&quot;);&quot;)" office:value-type="string" office:string-value="INSERT INTO sss_permisos_internos VALUES('0001','SIGESP                        ','SEP','0000002602',1);" calcext:value-type="string">
            <text:p>INSERT INTO sss_permisos_internos VALUES('0001','SIGESP <text:s text:c="23"/>','SEP','0000002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6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3];&quot;','&quot;;[.B253];&quot;','&quot;;[.C253];&quot;','&quot;;[.D253];&quot;',&quot;;[.E253];&quot;);&quot;)" office:value-type="string" office:string-value="INSERT INTO sss_permisos_internos VALUES('0001','SIGESP                        ','SEP','0000002603',1);" calcext:value-type="string">
            <text:p>INSERT INTO sss_permisos_internos VALUES('0001','SIGESP <text:s text:c="23"/>','SEP','00000026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4];&quot;','&quot;;[.B254];&quot;','&quot;;[.C254];&quot;','&quot;;[.D254];&quot;',&quot;;[.E254];&quot;);&quot;)" office:value-type="string" office:string-value="INSERT INTO sss_permisos_internos VALUES('0001','SIGESP                        ','SEP','0000002700',1);" calcext:value-type="string">
            <text:p>INSERT INTO sss_permisos_internos VALUES('0001','SIGESP <text:s text:c="23"/>','SEP','0000002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5];&quot;','&quot;;[.B255];&quot;','&quot;;[.C255];&quot;','&quot;;[.D255];&quot;',&quot;;[.E255];&quot;);&quot;)" office:value-type="string" office:string-value="INSERT INTO sss_permisos_internos VALUES('0001','SIGESP                        ','SEP','0000002701',1);" calcext:value-type="string">
            <text:p>INSERT INTO sss_permisos_internos VALUES('0001','SIGESP <text:s text:c="23"/>','SEP','0000002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6];&quot;','&quot;;[.B256];&quot;','&quot;;[.C256];&quot;','&quot;;[.D256];&quot;',&quot;;[.E256];&quot;);&quot;)" office:value-type="string" office:string-value="INSERT INTO sss_permisos_internos VALUES('0001','SIGESP                        ','SEP','0000002702',1);" calcext:value-type="string">
            <text:p>INSERT INTO sss_permisos_internos VALUES('0001','SIGESP <text:s text:c="23"/>','SEP','0000002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7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7];&quot;','&quot;;[.B257];&quot;','&quot;;[.C257];&quot;','&quot;;[.D257];&quot;',&quot;;[.E257];&quot;);&quot;)" office:value-type="string" office:string-value="INSERT INTO sss_permisos_internos VALUES('0001','SIGESP                        ','SEP','0000002703',1);" calcext:value-type="string">
            <text:p>INSERT INTO sss_permisos_internos VALUES('0001','SIGESP <text:s text:c="23"/>','SEP','00000027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8];&quot;','&quot;;[.B258];&quot;','&quot;;[.C258];&quot;','&quot;;[.D258];&quot;',&quot;;[.E258];&quot;);&quot;)" office:value-type="string" office:string-value="INSERT INTO sss_permisos_internos VALUES('0001','SIGESP                        ','SEP','0000002800',1);" calcext:value-type="string">
            <text:p>INSERT INTO sss_permisos_internos VALUES('0001','SIGESP <text:s text:c="23"/>','SEP','0000002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59];&quot;','&quot;;[.B259];&quot;','&quot;;[.C259];&quot;','&quot;;[.D259];&quot;',&quot;;[.E259];&quot;);&quot;)" office:value-type="string" office:string-value="INSERT INTO sss_permisos_internos VALUES('0001','SIGESP                        ','SEP','0000002801',1);" calcext:value-type="string">
            <text:p>INSERT INTO sss_permisos_internos VALUES('0001','SIGESP <text:s text:c="23"/>','SEP','0000002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0];&quot;','&quot;;[.B260];&quot;','&quot;;[.C260];&quot;','&quot;;[.D260];&quot;',&quot;;[.E260];&quot;);&quot;)" office:value-type="string" office:string-value="INSERT INTO sss_permisos_internos VALUES('0001','SIGESP                        ','SEP','0000002802',1);" calcext:value-type="string">
            <text:p>INSERT INTO sss_permisos_internos VALUES('0001','SIGESP <text:s text:c="23"/>','SEP','0000002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8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1];&quot;','&quot;;[.B261];&quot;','&quot;;[.C261];&quot;','&quot;;[.D261];&quot;',&quot;;[.E261];&quot;);&quot;)" office:value-type="string" office:string-value="INSERT INTO sss_permisos_internos VALUES('0001','SIGESP                        ','SEP','0000002803',1);" calcext:value-type="string">
            <text:p>INSERT INTO sss_permisos_internos VALUES('0001','SIGESP <text:s text:c="23"/>','SEP','00000028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8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2];&quot;','&quot;;[.B262];&quot;','&quot;;[.C262];&quot;','&quot;;[.D262];&quot;',&quot;;[.E262];&quot;);&quot;)" office:value-type="string" office:string-value="INSERT INTO sss_permisos_internos VALUES('0001','SIGESP                        ','SEP','0000002804',1);" calcext:value-type="string">
            <text:p>INSERT INTO sss_permisos_internos VALUES('0001','SIGESP <text:s text:c="23"/>','SEP','00000028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8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3];&quot;','&quot;;[.B263];&quot;','&quot;;[.C263];&quot;','&quot;;[.D263];&quot;',&quot;;[.E263];&quot;);&quot;)" office:value-type="string" office:string-value="INSERT INTO sss_permisos_internos VALUES('0001','SIGESP                        ','SEP','0000002805',1);" calcext:value-type="string">
            <text:p>INSERT INTO sss_permisos_internos VALUES('0001','SIGESP <text:s text:c="23"/>','SEP','00000028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8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4];&quot;','&quot;;[.B264];&quot;','&quot;;[.C264];&quot;','&quot;;[.D264];&quot;',&quot;;[.E264];&quot;);&quot;)" office:value-type="string" office:string-value="INSERT INTO sss_permisos_internos VALUES('0001','SIGESP                        ','SEP','0000002806',1);" calcext:value-type="string">
            <text:p>INSERT INTO sss_permisos_internos VALUES('0001','SIGESP <text:s text:c="23"/>','SEP','00000028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8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5];&quot;','&quot;;[.B265];&quot;','&quot;;[.C265];&quot;','&quot;;[.D265];&quot;',&quot;;[.E265];&quot;);&quot;)" office:value-type="string" office:string-value="INSERT INTO sss_permisos_internos VALUES('0001','SIGESP                        ','SEP','0000002807',1);" calcext:value-type="string">
            <text:p>INSERT INTO sss_permisos_internos VALUES('0001','SIGESP <text:s text:c="23"/>','SEP','00000028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8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6];&quot;','&quot;;[.B266];&quot;','&quot;;[.C266];&quot;','&quot;;[.D266];&quot;',&quot;;[.E266];&quot;);&quot;)" office:value-type="string" office:string-value="INSERT INTO sss_permisos_internos VALUES('0001','SIGESP                        ','SEP','0000002808',1);" calcext:value-type="string">
            <text:p>INSERT INTO sss_permisos_internos VALUES('0001','SIGESP <text:s text:c="23"/>','SEP','00000028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9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7];&quot;','&quot;;[.B267];&quot;','&quot;;[.C267];&quot;','&quot;;[.D267];&quot;',&quot;;[.E267];&quot;);&quot;)" office:value-type="string" office:string-value="INSERT INTO sss_permisos_internos VALUES('0001','SIGESP                        ','SEP','0000002900',1);" calcext:value-type="string">
            <text:p>INSERT INTO sss_permisos_internos VALUES('0001','SIGESP <text:s text:c="23"/>','SEP','00000029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9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8];&quot;','&quot;;[.B268];&quot;','&quot;;[.C268];&quot;','&quot;;[.D268];&quot;',&quot;;[.E268];&quot;);&quot;)" office:value-type="string" office:string-value="INSERT INTO sss_permisos_internos VALUES('0001','SIGESP                        ','SEP','0000002901',1);" calcext:value-type="string">
            <text:p>INSERT INTO sss_permisos_internos VALUES('0001','SIGESP <text:s text:c="23"/>','SEP','00000029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9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69];&quot;','&quot;;[.B269];&quot;','&quot;;[.C269];&quot;','&quot;;[.D269];&quot;',&quot;;[.E269];&quot;);&quot;)" office:value-type="string" office:string-value="INSERT INTO sss_permisos_internos VALUES('0001','SIGESP                        ','SEP','0000002902',1);" calcext:value-type="string">
            <text:p>INSERT INTO sss_permisos_internos VALUES('0001','SIGESP <text:s text:c="23"/>','SEP','00000029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9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0];&quot;','&quot;;[.B270];&quot;','&quot;;[.C270];&quot;','&quot;;[.D270];&quot;',&quot;;[.E270];&quot;);&quot;)" office:value-type="string" office:string-value="INSERT INTO sss_permisos_internos VALUES('0001','SIGESP                        ','SEP','0000002903',1);" calcext:value-type="string">
            <text:p>INSERT INTO sss_permisos_internos VALUES('0001','SIGESP <text:s text:c="23"/>','SEP','00000029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9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1];&quot;','&quot;;[.B271];&quot;','&quot;;[.C271];&quot;','&quot;;[.D271];&quot;',&quot;;[.E271];&quot;);&quot;)" office:value-type="string" office:string-value="INSERT INTO sss_permisos_internos VALUES('0001','SIGESP                        ','SEP','0000002904',1);" calcext:value-type="string">
            <text:p>INSERT INTO sss_permisos_internos VALUES('0001','SIGESP <text:s text:c="23"/>','SEP','00000029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9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2];&quot;','&quot;;[.B272];&quot;','&quot;;[.C272];&quot;','&quot;;[.D272];&quot;',&quot;;[.E272];&quot;);&quot;)" office:value-type="string" office:string-value="INSERT INTO sss_permisos_internos VALUES('0001','SIGESP                        ','SEP','0000002905',1);" calcext:value-type="string">
            <text:p>INSERT INTO sss_permisos_internos VALUES('0001','SIGESP <text:s text:c="23"/>','SEP','00000029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29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3];&quot;','&quot;;[.B273];&quot;','&quot;;[.C273];&quot;','&quot;;[.D273];&quot;',&quot;;[.E273];&quot;);&quot;)" office:value-type="string" office:string-value="INSERT INTO sss_permisos_internos VALUES('0001','SIGESP                        ','SEP','0000002906',1);" calcext:value-type="string">
            <text:p>INSERT INTO sss_permisos_internos VALUES('0001','SIGESP <text:s text:c="23"/>','SEP','00000029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4];&quot;','&quot;;[.B274];&quot;','&quot;;[.C274];&quot;','&quot;;[.D274];&quot;',&quot;;[.E274];&quot;);&quot;)" office:value-type="string" office:string-value="INSERT INTO sss_permisos_internos VALUES('0001','SIGESP                        ','SEP','0000003000',1);" calcext:value-type="string">
            <text:p>INSERT INTO sss_permisos_internos VALUES('0001','SIGESP <text:s text:c="23"/>','SEP','0000003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5];&quot;','&quot;;[.B275];&quot;','&quot;;[.C275];&quot;','&quot;;[.D275];&quot;',&quot;;[.E275];&quot;);&quot;)" office:value-type="string" office:string-value="INSERT INTO sss_permisos_internos VALUES('0001','SIGESP                        ','SEP','0000003001',1);" calcext:value-type="string">
            <text:p>INSERT INTO sss_permisos_internos VALUES('0001','SIGESP <text:s text:c="23"/>','SEP','0000003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6];&quot;','&quot;;[.B276];&quot;','&quot;;[.C276];&quot;','&quot;;[.D276];&quot;',&quot;;[.E276];&quot;);&quot;)" office:value-type="string" office:string-value="INSERT INTO sss_permisos_internos VALUES('0001','SIGESP                        ','SEP','0000003002',1);" calcext:value-type="string">
            <text:p>INSERT INTO sss_permisos_internos VALUES('0001','SIGESP <text:s text:c="23"/>','SEP','0000003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7];&quot;','&quot;;[.B277];&quot;','&quot;;[.C277];&quot;','&quot;;[.D277];&quot;',&quot;;[.E277];&quot;);&quot;)" office:value-type="string" office:string-value="INSERT INTO sss_permisos_internos VALUES('0001','SIGESP                        ','SEP','0000003003',1);" calcext:value-type="string">
            <text:p>INSERT INTO sss_permisos_internos VALUES('0001','SIGESP <text:s text:c="23"/>','SEP','0000003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8];&quot;','&quot;;[.B278];&quot;','&quot;;[.C278];&quot;','&quot;;[.D278];&quot;',&quot;;[.E278];&quot;);&quot;)" office:value-type="string" office:string-value="INSERT INTO sss_permisos_internos VALUES('0001','SIGESP                        ','SEP','0000003100',1);" calcext:value-type="string">
            <text:p>INSERT INTO sss_permisos_internos VALUES('0001','SIGESP <text:s text:c="23"/>','SEP','0000003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79];&quot;','&quot;;[.B279];&quot;','&quot;;[.C279];&quot;','&quot;;[.D279];&quot;',&quot;;[.E279];&quot;);&quot;)" office:value-type="string" office:string-value="INSERT INTO sss_permisos_internos VALUES('0001','SIGESP                        ','SEP','0000003101',1);" calcext:value-type="string">
            <text:p>INSERT INTO sss_permisos_internos VALUES('0001','SIGESP <text:s text:c="23"/>','SEP','0000003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0];&quot;','&quot;;[.B280];&quot;','&quot;;[.C280];&quot;','&quot;;[.D280];&quot;',&quot;;[.E280];&quot;);&quot;)" office:value-type="string" office:string-value="INSERT INTO sss_permisos_internos VALUES('0001','SIGESP                        ','SEP','0000003102',1);" calcext:value-type="string">
            <text:p>INSERT INTO sss_permisos_internos VALUES('0001','SIGESP <text:s text:c="23"/>','SEP','0000003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1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1];&quot;','&quot;;[.B281];&quot;','&quot;;[.C281];&quot;','&quot;;[.D281];&quot;',&quot;;[.E281];&quot;);&quot;)" office:value-type="string" office:string-value="INSERT INTO sss_permisos_internos VALUES('0001','SIGESP                        ','SEP','0000003103',1);" calcext:value-type="string">
            <text:p>INSERT INTO sss_permisos_internos VALUES('0001','SIGESP <text:s text:c="23"/>','SEP','0000003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2];&quot;','&quot;;[.B282];&quot;','&quot;;[.C282];&quot;','&quot;;[.D282];&quot;',&quot;;[.E282];&quot;);&quot;)" office:value-type="string" office:string-value="INSERT INTO sss_permisos_internos VALUES('0001','SIGESP                        ','SEP','0000003104',1);" calcext:value-type="string">
            <text:p>INSERT INTO sss_permisos_internos VALUES('0001','SIGESP <text:s text:c="23"/>','SEP','0000003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3];&quot;','&quot;;[.B283];&quot;','&quot;;[.C283];&quot;','&quot;;[.D283];&quot;',&quot;;[.E283];&quot;);&quot;)" office:value-type="string" office:string-value="INSERT INTO sss_permisos_internos VALUES('0001','SIGESP                        ','SEP','0000003200',1);" calcext:value-type="string">
            <text:p>INSERT INTO sss_permisos_internos VALUES('0001','SIGESP <text:s text:c="23"/>','SEP','0000003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4];&quot;','&quot;;[.B284];&quot;','&quot;;[.C284];&quot;','&quot;;[.D284];&quot;',&quot;;[.E284];&quot;);&quot;)" office:value-type="string" office:string-value="INSERT INTO sss_permisos_internos VALUES('0001','SIGESP                        ','SEP','0000003201',1);" calcext:value-type="string">
            <text:p>INSERT INTO sss_permisos_internos VALUES('0001','SIGESP <text:s text:c="23"/>','SEP','0000003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5];&quot;','&quot;;[.B285];&quot;','&quot;;[.C285];&quot;','&quot;;[.D285];&quot;',&quot;;[.E285];&quot;);&quot;)" office:value-type="string" office:string-value="INSERT INTO sss_permisos_internos VALUES('0001','SIGESP                        ','SEP','0000003202',1);" calcext:value-type="string">
            <text:p>INSERT INTO sss_permisos_internos VALUES('0001','SIGESP <text:s text:c="23"/>','SEP','0000003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6];&quot;','&quot;;[.B286];&quot;','&quot;;[.C286];&quot;','&quot;;[.D286];&quot;',&quot;;[.E286];&quot;);&quot;)" office:value-type="string" office:string-value="INSERT INTO sss_permisos_internos VALUES('0001','SIGESP                        ','SEP','0000003203',1);" calcext:value-type="string">
            <text:p>INSERT INTO sss_permisos_internos VALUES('0001','SIGESP <text:s text:c="23"/>','SEP','0000003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7];&quot;','&quot;;[.B287];&quot;','&quot;;[.C287];&quot;','&quot;;[.D287];&quot;',&quot;;[.E287];&quot;);&quot;)" office:value-type="string" office:string-value="INSERT INTO sss_permisos_internos VALUES('0001','SIGESP                        ','SEP','0000003300',1);" calcext:value-type="string">
            <text:p>INSERT INTO sss_permisos_internos VALUES('0001','SIGESP <text:s text:c="23"/>','SEP','0000003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8];&quot;','&quot;;[.B288];&quot;','&quot;;[.C288];&quot;','&quot;;[.D288];&quot;',&quot;;[.E288];&quot;);&quot;)" office:value-type="string" office:string-value="INSERT INTO sss_permisos_internos VALUES('0001','SIGESP                        ','SEP','0000003301',1);" calcext:value-type="string">
            <text:p>INSERT INTO sss_permisos_internos VALUES('0001','SIGESP <text:s text:c="23"/>','SEP','0000003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89];&quot;','&quot;;[.B289];&quot;','&quot;;[.C289];&quot;','&quot;;[.D289];&quot;',&quot;;[.E289];&quot;);&quot;)" office:value-type="string" office:string-value="INSERT INTO sss_permisos_internos VALUES('0001','SIGESP                        ','SEP','0000003302',1);" calcext:value-type="string">
            <text:p>INSERT INTO sss_permisos_internos VALUES('0001','SIGESP <text:s text:c="23"/>','SEP','0000003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3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0];&quot;','&quot;;[.B290];&quot;','&quot;;[.C290];&quot;','&quot;;[.D290];&quot;',&quot;;[.E290];&quot;);&quot;)" office:value-type="string" office:string-value="INSERT INTO sss_permisos_internos VALUES('0001','SIGESP                        ','SEP','0000003303',1);" calcext:value-type="string">
            <text:p>INSERT INTO sss_permisos_internos VALUES('0001','SIGESP <text:s text:c="23"/>','SEP','00000033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3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1];&quot;','&quot;;[.B291];&quot;','&quot;;[.C291];&quot;','&quot;;[.D291];&quot;',&quot;;[.E291];&quot;);&quot;)" office:value-type="string" office:string-value="INSERT INTO sss_permisos_internos VALUES('0001','SIGESP                        ','SEP','0000003304',1);" calcext:value-type="string">
            <text:p>INSERT INTO sss_permisos_internos VALUES('0001','SIGESP <text:s text:c="23"/>','SEP','00000033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3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2];&quot;','&quot;;[.B292];&quot;','&quot;;[.C292];&quot;','&quot;;[.D292];&quot;',&quot;;[.E292];&quot;);&quot;)" office:value-type="string" office:string-value="INSERT INTO sss_permisos_internos VALUES('0001','SIGESP                        ','SEP','0000003305',1);" calcext:value-type="string">
            <text:p>INSERT INTO sss_permisos_internos VALUES('0001','SIGESP <text:s text:c="23"/>','SEP','00000033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3];&quot;','&quot;;[.B293];&quot;','&quot;;[.C293];&quot;','&quot;;[.D293];&quot;',&quot;;[.E293];&quot;);&quot;)" office:value-type="string" office:string-value="INSERT INTO sss_permisos_internos VALUES('0001','SIGESP                        ','SEP','0000003400',1);" calcext:value-type="string">
            <text:p>INSERT INTO sss_permisos_internos VALUES('0001','SIGESP <text:s text:c="23"/>','SEP','0000003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4];&quot;','&quot;;[.B294];&quot;','&quot;;[.C294];&quot;','&quot;;[.D294];&quot;',&quot;;[.E294];&quot;);&quot;)" office:value-type="string" office:string-value="INSERT INTO sss_permisos_internos VALUES('0001','SIGESP                        ','SEP','0000003401',1);" calcext:value-type="string">
            <text:p>INSERT INTO sss_permisos_internos VALUES('0001','SIGESP <text:s text:c="23"/>','SEP','0000003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5];&quot;','&quot;;[.B295];&quot;','&quot;;[.C295];&quot;','&quot;;[.D295];&quot;',&quot;;[.E295];&quot;);&quot;)" office:value-type="string" office:string-value="INSERT INTO sss_permisos_internos VALUES('0001','SIGESP                        ','SEP','0000003402',1);" calcext:value-type="string">
            <text:p>INSERT INTO sss_permisos_internos VALUES('0001','SIGESP <text:s text:c="23"/>','SEP','0000003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4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6];&quot;','&quot;;[.B296];&quot;','&quot;;[.C296];&quot;','&quot;;[.D296];&quot;',&quot;;[.E296];&quot;);&quot;)" office:value-type="string" office:string-value="INSERT INTO sss_permisos_internos VALUES('0001','SIGESP                        ','SEP','0000003403',1);" calcext:value-type="string">
            <text:p>INSERT INTO sss_permisos_internos VALUES('0001','SIGESP <text:s text:c="23"/>','SEP','00000034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7];&quot;','&quot;;[.B297];&quot;','&quot;;[.C297];&quot;','&quot;;[.D297];&quot;',&quot;;[.E297];&quot;);&quot;)" office:value-type="string" office:string-value="INSERT INTO sss_permisos_internos VALUES('0001','SIGESP                        ','SEP','0000003500',1);" calcext:value-type="string">
            <text:p>INSERT INTO sss_permisos_internos VALUES('0001','SIGESP <text:s text:c="23"/>','SEP','0000003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8];&quot;','&quot;;[.B298];&quot;','&quot;;[.C298];&quot;','&quot;;[.D298];&quot;',&quot;;[.E298];&quot;);&quot;)" office:value-type="string" office:string-value="INSERT INTO sss_permisos_internos VALUES('0001','SIGESP                        ','SEP','0000003501',1);" calcext:value-type="string">
            <text:p>INSERT INTO sss_permisos_internos VALUES('0001','SIGESP <text:s text:c="23"/>','SEP','0000003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299];&quot;','&quot;;[.B299];&quot;','&quot;;[.C299];&quot;','&quot;;[.D299];&quot;',&quot;;[.E299];&quot;);&quot;)" office:value-type="string" office:string-value="INSERT INTO sss_permisos_internos VALUES('0001','SIGESP                        ','SEP','0000003502',1);" calcext:value-type="string">
            <text:p>INSERT INTO sss_permisos_internos VALUES('0001','SIGESP <text:s text:c="23"/>','SEP','0000003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0];&quot;','&quot;;[.B300];&quot;','&quot;;[.C300];&quot;','&quot;;[.D300];&quot;',&quot;;[.E300];&quot;);&quot;)" office:value-type="string" office:string-value="INSERT INTO sss_permisos_internos VALUES('0001','SIGESP                        ','SEP','0000003503',1);" calcext:value-type="string">
            <text:p>INSERT INTO sss_permisos_internos VALUES('0001','SIGESP <text:s text:c="23"/>','SEP','0000003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5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1];&quot;','&quot;;[.B301];&quot;','&quot;;[.C301];&quot;','&quot;;[.D301];&quot;',&quot;;[.E301];&quot;);&quot;)" office:value-type="string" office:string-value="INSERT INTO sss_permisos_internos VALUES('0001','SIGESP                        ','SEP','0000003504',1);" calcext:value-type="string">
            <text:p>INSERT INTO sss_permisos_internos VALUES('0001','SIGESP <text:s text:c="23"/>','SEP','00000035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5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2];&quot;','&quot;;[.B302];&quot;','&quot;;[.C302];&quot;','&quot;;[.D302];&quot;',&quot;;[.E302];&quot;);&quot;)" office:value-type="string" office:string-value="INSERT INTO sss_permisos_internos VALUES('0001','SIGESP                        ','SEP','0000003505',1);" calcext:value-type="string">
            <text:p>INSERT INTO sss_permisos_internos VALUES('0001','SIGESP <text:s text:c="23"/>','SEP','00000035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5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3];&quot;','&quot;;[.B303];&quot;','&quot;;[.C303];&quot;','&quot;;[.D303];&quot;',&quot;;[.E303];&quot;);&quot;)" office:value-type="string" office:string-value="INSERT INTO sss_permisos_internos VALUES('0001','SIGESP                        ','SEP','0000003506',1);" calcext:value-type="string">
            <text:p>INSERT INTO sss_permisos_internos VALUES('0001','SIGESP <text:s text:c="23"/>','SEP','00000035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5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4];&quot;','&quot;;[.B304];&quot;','&quot;;[.C304];&quot;','&quot;;[.D304];&quot;',&quot;;[.E304];&quot;);&quot;)" office:value-type="string" office:string-value="INSERT INTO sss_permisos_internos VALUES('0001','SIGESP                        ','SEP','0000003507',1);" calcext:value-type="string">
            <text:p>INSERT INTO sss_permisos_internos VALUES('0001','SIGESP <text:s text:c="23"/>','SEP','00000035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5];&quot;','&quot;;[.B305];&quot;','&quot;;[.C305];&quot;','&quot;;[.D305];&quot;',&quot;;[.E305];&quot;);&quot;)" office:value-type="string" office:string-value="INSERT INTO sss_permisos_internos VALUES('0001','SIGESP                        ','SEP','0000003600',1);" calcext:value-type="string">
            <text:p>INSERT INTO sss_permisos_internos VALUES('0001','SIGESP <text:s text:c="23"/>','SEP','0000003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6];&quot;','&quot;;[.B306];&quot;','&quot;;[.C306];&quot;','&quot;;[.D306];&quot;',&quot;;[.E306];&quot;);&quot;)" office:value-type="string" office:string-value="INSERT INTO sss_permisos_internos VALUES('0001','SIGESP                        ','SEP','0000003601',1);" calcext:value-type="string">
            <text:p>INSERT INTO sss_permisos_internos VALUES('0001','SIGESP <text:s text:c="23"/>','SEP','0000003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7];&quot;','&quot;;[.B307];&quot;','&quot;;[.C307];&quot;','&quot;;[.D307];&quot;',&quot;;[.E307];&quot;);&quot;)" office:value-type="string" office:string-value="INSERT INTO sss_permisos_internos VALUES('0001','SIGESP                        ','SEP','0000003602',1);" calcext:value-type="string">
            <text:p>INSERT INTO sss_permisos_internos VALUES('0001','SIGESP <text:s text:c="23"/>','SEP','0000003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8];&quot;','&quot;;[.B308];&quot;','&quot;;[.C308];&quot;','&quot;;[.D308];&quot;',&quot;;[.E308];&quot;);&quot;)" office:value-type="string" office:string-value="INSERT INTO sss_permisos_internos VALUES('0001','SIGESP                        ','SEP','0000003700',1);" calcext:value-type="string">
            <text:p>INSERT INTO sss_permisos_internos VALUES('0001','SIGESP <text:s text:c="23"/>','SEP','0000003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09];&quot;','&quot;;[.B309];&quot;','&quot;;[.C309];&quot;','&quot;;[.D309];&quot;',&quot;;[.E309];&quot;);&quot;)" office:value-type="string" office:string-value="INSERT INTO sss_permisos_internos VALUES('0001','SIGESP                        ','SEP','0000003701',1);" calcext:value-type="string">
            <text:p>INSERT INTO sss_permisos_internos VALUES('0001','SIGESP <text:s text:c="23"/>','SEP','0000003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0];&quot;','&quot;;[.B310];&quot;','&quot;;[.C310];&quot;','&quot;;[.D310];&quot;',&quot;;[.E310];&quot;);&quot;)" office:value-type="string" office:string-value="INSERT INTO sss_permisos_internos VALUES('0001','SIGESP                        ','SEP','0000003702',1);" calcext:value-type="string">
            <text:p>INSERT INTO sss_permisos_internos VALUES('0001','SIGESP <text:s text:c="23"/>','SEP','0000003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7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1];&quot;','&quot;;[.B311];&quot;','&quot;;[.C311];&quot;','&quot;;[.D311];&quot;',&quot;;[.E311];&quot;);&quot;)" office:value-type="string" office:string-value="INSERT INTO sss_permisos_internos VALUES('0001','SIGESP                        ','SEP','0000003703',1);" calcext:value-type="string">
            <text:p>INSERT INTO sss_permisos_internos VALUES('0001','SIGESP <text:s text:c="23"/>','SEP','00000037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7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2];&quot;','&quot;;[.B312];&quot;','&quot;;[.C312];&quot;','&quot;;[.D312];&quot;',&quot;;[.E312];&quot;);&quot;)" office:value-type="string" office:string-value="INSERT INTO sss_permisos_internos VALUES('0001','SIGESP                        ','SEP','0000003704',1);" calcext:value-type="string">
            <text:p>INSERT INTO sss_permisos_internos VALUES('0001','SIGESP <text:s text:c="23"/>','SEP','00000037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3];&quot;','&quot;;[.B313];&quot;','&quot;;[.C313];&quot;','&quot;;[.D313];&quot;',&quot;;[.E313];&quot;);&quot;)" office:value-type="string" office:string-value="INSERT INTO sss_permisos_internos VALUES('0001','SIGESP                        ','SEP','0000003800',1);" calcext:value-type="string">
            <text:p>INSERT INTO sss_permisos_internos VALUES('0001','SIGESP <text:s text:c="23"/>','SEP','0000003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4];&quot;','&quot;;[.B314];&quot;','&quot;;[.C314];&quot;','&quot;;[.D314];&quot;',&quot;;[.E314];&quot;);&quot;)" office:value-type="string" office:string-value="INSERT INTO sss_permisos_internos VALUES('0001','SIGESP                        ','SEP','0000003801',1);" calcext:value-type="string">
            <text:p>INSERT INTO sss_permisos_internos VALUES('0001','SIGESP <text:s text:c="23"/>','SEP','0000003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5];&quot;','&quot;;[.B315];&quot;','&quot;;[.C315];&quot;','&quot;;[.D315];&quot;',&quot;;[.E315];&quot;);&quot;)" office:value-type="string" office:string-value="INSERT INTO sss_permisos_internos VALUES('0001','SIGESP                        ','SEP','0000003802',1);" calcext:value-type="string">
            <text:p>INSERT INTO sss_permisos_internos VALUES('0001','SIGESP <text:s text:c="23"/>','SEP','0000003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8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6];&quot;','&quot;;[.B316];&quot;','&quot;;[.C316];&quot;','&quot;;[.D316];&quot;',&quot;;[.E316];&quot;);&quot;)" office:value-type="string" office:string-value="INSERT INTO sss_permisos_internos VALUES('0001','SIGESP                        ','SEP','0000003803',1);" calcext:value-type="string">
            <text:p>INSERT INTO sss_permisos_internos VALUES('0001','SIGESP <text:s text:c="23"/>','SEP','00000038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9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7];&quot;','&quot;;[.B317];&quot;','&quot;;[.C317];&quot;','&quot;;[.D317];&quot;',&quot;;[.E317];&quot;);&quot;)" office:value-type="string" office:string-value="INSERT INTO sss_permisos_internos VALUES('0001','SIGESP                        ','SEP','0000003900',1);" calcext:value-type="string">
            <text:p>INSERT INTO sss_permisos_internos VALUES('0001','SIGESP <text:s text:c="23"/>','SEP','00000039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9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8];&quot;','&quot;;[.B318];&quot;','&quot;;[.C318];&quot;','&quot;;[.D318];&quot;',&quot;;[.E318];&quot;);&quot;)" office:value-type="string" office:string-value="INSERT INTO sss_permisos_internos VALUES('0001','SIGESP                        ','SEP','0000003901',1);" calcext:value-type="string">
            <text:p>INSERT INTO sss_permisos_internos VALUES('0001','SIGESP <text:s text:c="23"/>','SEP','00000039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9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19];&quot;','&quot;;[.B319];&quot;','&quot;;[.C319];&quot;','&quot;;[.D319];&quot;',&quot;;[.E319];&quot;);&quot;)" office:value-type="string" office:string-value="INSERT INTO sss_permisos_internos VALUES('0001','SIGESP                        ','SEP','0000003902',1);" calcext:value-type="string">
            <text:p>INSERT INTO sss_permisos_internos VALUES('0001','SIGESP <text:s text:c="23"/>','SEP','00000039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39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0];&quot;','&quot;;[.B320];&quot;','&quot;;[.C320];&quot;','&quot;;[.D320];&quot;',&quot;;[.E320];&quot;);&quot;)" office:value-type="string" office:string-value="INSERT INTO sss_permisos_internos VALUES('0001','SIGESP                        ','SEP','0000003903',1);" calcext:value-type="string">
            <text:p>INSERT INTO sss_permisos_internos VALUES('0001','SIGESP <text:s text:c="23"/>','SEP','00000039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1];&quot;','&quot;;[.B321];&quot;','&quot;;[.C321];&quot;','&quot;;[.D321];&quot;',&quot;;[.E321];&quot;);&quot;)" office:value-type="string" office:string-value="INSERT INTO sss_permisos_internos VALUES('0001','SIGESP                        ','SEP','0000004000',1);" calcext:value-type="string">
            <text:p>INSERT INTO sss_permisos_internos VALUES('0001','SIGESP <text:s text:c="23"/>','SEP','0000004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2];&quot;','&quot;;[.B322];&quot;','&quot;;[.C322];&quot;','&quot;;[.D322];&quot;',&quot;;[.E322];&quot;);&quot;)" office:value-type="string" office:string-value="INSERT INTO sss_permisos_internos VALUES('0001','SIGESP                        ','SEP','0000004001',1);" calcext:value-type="string">
            <text:p>INSERT INTO sss_permisos_internos VALUES('0001','SIGESP <text:s text:c="23"/>','SEP','0000004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3];&quot;','&quot;;[.B323];&quot;','&quot;;[.C323];&quot;','&quot;;[.D323];&quot;',&quot;;[.E323];&quot;);&quot;)" office:value-type="string" office:string-value="INSERT INTO sss_permisos_internos VALUES('0001','SIGESP                        ','SEP','0000004002',1);" calcext:value-type="string">
            <text:p>INSERT INTO sss_permisos_internos VALUES('0001','SIGESP <text:s text:c="23"/>','SEP','0000004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4];&quot;','&quot;;[.B324];&quot;','&quot;;[.C324];&quot;','&quot;;[.D324];&quot;',&quot;;[.E324];&quot;);&quot;)" office:value-type="string" office:string-value="INSERT INTO sss_permisos_internos VALUES('0001','SIGESP                        ','SEP','0000004004',1);" calcext:value-type="string">
            <text:p>INSERT INTO sss_permisos_internos VALUES('0001','SIGESP <text:s text:c="23"/>','SEP','0000004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5];&quot;','&quot;;[.B325];&quot;','&quot;;[.C325];&quot;','&quot;;[.D325];&quot;',&quot;;[.E325];&quot;);&quot;)" office:value-type="string" office:string-value="INSERT INTO sss_permisos_internos VALUES('0001','SIGESP                        ','SEP','0000004005',1);" calcext:value-type="string">
            <text:p>INSERT INTO sss_permisos_internos VALUES('0001','SIGESP <text:s text:c="23"/>','SEP','0000004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0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6];&quot;','&quot;;[.B326];&quot;','&quot;;[.C326];&quot;','&quot;;[.D326];&quot;',&quot;;[.E326];&quot;);&quot;)" office:value-type="string" office:string-value="INSERT INTO sss_permisos_internos VALUES('0001','SIGESP                        ','SEP','0000004006',1);" calcext:value-type="string">
            <text:p>INSERT INTO sss_permisos_internos VALUES('0001','SIGESP <text:s text:c="23"/>','SEP','00000040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7];&quot;','&quot;;[.B327];&quot;','&quot;;[.C327];&quot;','&quot;;[.D327];&quot;',&quot;;[.E327];&quot;);&quot;)" office:value-type="string" office:string-value="INSERT INTO sss_permisos_internos VALUES('0001','SIGESP                        ','SEP','0000004100',1);" calcext:value-type="string">
            <text:p>INSERT INTO sss_permisos_internos VALUES('0001','SIGESP <text:s text:c="23"/>','SEP','0000004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8];&quot;','&quot;;[.B328];&quot;','&quot;;[.C328];&quot;','&quot;;[.D328];&quot;',&quot;;[.E328];&quot;);&quot;)" office:value-type="string" office:string-value="INSERT INTO sss_permisos_internos VALUES('0001','SIGESP                        ','SEP','0000004101',1);" calcext:value-type="string">
            <text:p>INSERT INTO sss_permisos_internos VALUES('0001','SIGESP <text:s text:c="23"/>','SEP','0000004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29];&quot;','&quot;;[.B329];&quot;','&quot;;[.C329];&quot;','&quot;;[.D329];&quot;',&quot;;[.E329];&quot;);&quot;)" office:value-type="string" office:string-value="INSERT INTO sss_permisos_internos VALUES('0001','SIGESP                        ','SEP','0000004102',1);" calcext:value-type="string">
            <text:p>INSERT INTO sss_permisos_internos VALUES('0001','SIGESP <text:s text:c="23"/>','SEP','0000004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1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0];&quot;','&quot;;[.B330];&quot;','&quot;;[.C330];&quot;','&quot;;[.D330];&quot;',&quot;;[.E330];&quot;);&quot;)" office:value-type="string" office:string-value="INSERT INTO sss_permisos_internos VALUES('0001','SIGESP                        ','SEP','0000004103',1);" calcext:value-type="string">
            <text:p>INSERT INTO sss_permisos_internos VALUES('0001','SIGESP <text:s text:c="23"/>','SEP','0000004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1];&quot;','&quot;;[.B331];&quot;','&quot;;[.C331];&quot;','&quot;;[.D331];&quot;',&quot;;[.E331];&quot;);&quot;)" office:value-type="string" office:string-value="INSERT INTO sss_permisos_internos VALUES('0001','SIGESP                        ','SEP','0000004104',1);" calcext:value-type="string">
            <text:p>INSERT INTO sss_permisos_internos VALUES('0001','SIGESP <text:s text:c="23"/>','SEP','0000004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2];&quot;','&quot;;[.B332];&quot;','&quot;;[.C332];&quot;','&quot;;[.D332];&quot;',&quot;;[.E332];&quot;);&quot;)" office:value-type="string" office:string-value="INSERT INTO sss_permisos_internos VALUES('0001','SIGESP                        ','SEP','0000004200',1);" calcext:value-type="string">
            <text:p>INSERT INTO sss_permisos_internos VALUES('0001','SIGESP <text:s text:c="23"/>','SEP','0000004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3];&quot;','&quot;;[.B333];&quot;','&quot;;[.C333];&quot;','&quot;;[.D333];&quot;',&quot;;[.E333];&quot;);&quot;)" office:value-type="string" office:string-value="INSERT INTO sss_permisos_internos VALUES('0001','SIGESP                        ','SEP','0000004201',1);" calcext:value-type="string">
            <text:p>INSERT INTO sss_permisos_internos VALUES('0001','SIGESP <text:s text:c="23"/>','SEP','0000004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4];&quot;','&quot;;[.B334];&quot;','&quot;;[.C334];&quot;','&quot;;[.D334];&quot;',&quot;;[.E334];&quot;);&quot;)" office:value-type="string" office:string-value="INSERT INTO sss_permisos_internos VALUES('0001','SIGESP                        ','SEP','0000004202',1);" calcext:value-type="string">
            <text:p>INSERT INTO sss_permisos_internos VALUES('0001','SIGESP <text:s text:c="23"/>','SEP','0000004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5];&quot;','&quot;;[.B335];&quot;','&quot;;[.C335];&quot;','&quot;;[.D335];&quot;',&quot;;[.E335];&quot;);&quot;)" office:value-type="string" office:string-value="INSERT INTO sss_permisos_internos VALUES('0001','SIGESP                        ','SEP','0000004203',1);" calcext:value-type="string">
            <text:p>INSERT INTO sss_permisos_internos VALUES('0001','SIGESP <text:s text:c="23"/>','SEP','0000004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6];&quot;','&quot;;[.B336];&quot;','&quot;;[.C336];&quot;','&quot;;[.D336];&quot;',&quot;;[.E336];&quot;);&quot;)" office:value-type="string" office:string-value="INSERT INTO sss_permisos_internos VALUES('0001','SIGESP                        ','SEP','0000004300',1);" calcext:value-type="string">
            <text:p>INSERT INTO sss_permisos_internos VALUES('0001','SIGESP <text:s text:c="23"/>','SEP','0000004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7];&quot;','&quot;;[.B337];&quot;','&quot;;[.C337];&quot;','&quot;;[.D337];&quot;',&quot;;[.E337];&quot;);&quot;)" office:value-type="string" office:string-value="INSERT INTO sss_permisos_internos VALUES('0001','SIGESP                        ','SEP','0000004301',1);" calcext:value-type="string">
            <text:p>INSERT INTO sss_permisos_internos VALUES('0001','SIGESP <text:s text:c="23"/>','SEP','0000004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8];&quot;','&quot;;[.B338];&quot;','&quot;;[.C338];&quot;','&quot;;[.D338];&quot;',&quot;;[.E338];&quot;);&quot;)" office:value-type="string" office:string-value="INSERT INTO sss_permisos_internos VALUES('0001','SIGESP                        ','SEP','0000004302',1);" calcext:value-type="string">
            <text:p>INSERT INTO sss_permisos_internos VALUES('0001','SIGESP <text:s text:c="23"/>','SEP','0000004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39];&quot;','&quot;;[.B339];&quot;','&quot;;[.C339];&quot;','&quot;;[.D339];&quot;',&quot;;[.E339];&quot;);&quot;)" office:value-type="string" office:string-value="INSERT INTO sss_permisos_internos VALUES('0001','SIGESP                        ','SEP','0000004400',1);" calcext:value-type="string">
            <text:p>INSERT INTO sss_permisos_internos VALUES('0001','SIGESP <text:s text:c="23"/>','SEP','0000004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0];&quot;','&quot;;[.B340];&quot;','&quot;;[.C340];&quot;','&quot;;[.D340];&quot;',&quot;;[.E340];&quot;);&quot;)" office:value-type="string" office:string-value="INSERT INTO sss_permisos_internos VALUES('0001','SIGESP                        ','SEP','0000004401',1);" calcext:value-type="string">
            <text:p>INSERT INTO sss_permisos_internos VALUES('0001','SIGESP <text:s text:c="23"/>','SEP','0000004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1];&quot;','&quot;;[.B341];&quot;','&quot;;[.C341];&quot;','&quot;;[.D341];&quot;',&quot;;[.E341];&quot;);&quot;)" office:value-type="string" office:string-value="INSERT INTO sss_permisos_internos VALUES('0001','SIGESP                        ','SEP','0000004402',1);" calcext:value-type="string">
            <text:p>INSERT INTO sss_permisos_internos VALUES('0001','SIGESP <text:s text:c="23"/>','SEP','0000004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2];&quot;','&quot;;[.B342];&quot;','&quot;;[.C342];&quot;','&quot;;[.D342];&quot;',&quot;;[.E342];&quot;);&quot;)" office:value-type="string" office:string-value="INSERT INTO sss_permisos_internos VALUES('0001','SIGESP                        ','SEP','0000004500',1);" calcext:value-type="string">
            <text:p>INSERT INTO sss_permisos_internos VALUES('0001','SIGESP <text:s text:c="23"/>','SEP','0000004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3];&quot;','&quot;;[.B343];&quot;','&quot;;[.C343];&quot;','&quot;;[.D343];&quot;',&quot;;[.E343];&quot;);&quot;)" office:value-type="string" office:string-value="INSERT INTO sss_permisos_internos VALUES('0001','SIGESP                        ','SEP','0000004501',1);" calcext:value-type="string">
            <text:p>INSERT INTO sss_permisos_internos VALUES('0001','SIGESP <text:s text:c="23"/>','SEP','0000004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4];&quot;','&quot;;[.B344];&quot;','&quot;;[.C344];&quot;','&quot;;[.D344];&quot;',&quot;;[.E344];&quot;);&quot;)" office:value-type="string" office:string-value="INSERT INTO sss_permisos_internos VALUES('0001','SIGESP                        ','SEP','0000004502',1);" calcext:value-type="string">
            <text:p>INSERT INTO sss_permisos_internos VALUES('0001','SIGESP <text:s text:c="23"/>','SEP','0000004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5];&quot;','&quot;;[.B345];&quot;','&quot;;[.C345];&quot;','&quot;;[.D345];&quot;',&quot;;[.E345];&quot;);&quot;)" office:value-type="string" office:string-value="INSERT INTO sss_permisos_internos VALUES('0001','SIGESP                        ','SEP','0000004503',1);" calcext:value-type="string">
            <text:p>INSERT INTO sss_permisos_internos VALUES('0001','SIGESP <text:s text:c="23"/>','SEP','0000004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6];&quot;','&quot;;[.B346];&quot;','&quot;;[.C346];&quot;','&quot;;[.D346];&quot;',&quot;;[.E346];&quot;);&quot;)" office:value-type="string" office:string-value="INSERT INTO sss_permisos_internos VALUES('0001','SIGESP                        ','SEP','0000004504',1);" calcext:value-type="string">
            <text:p>INSERT INTO sss_permisos_internos VALUES('0001','SIGESP <text:s text:c="23"/>','SEP','00000045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7];&quot;','&quot;;[.B347];&quot;','&quot;;[.C347];&quot;','&quot;;[.D347];&quot;',&quot;;[.E347];&quot;);&quot;)" office:value-type="string" office:string-value="INSERT INTO sss_permisos_internos VALUES('0001','SIGESP                        ','SEP','0000004505',1);" calcext:value-type="string">
            <text:p>INSERT INTO sss_permisos_internos VALUES('0001','SIGESP <text:s text:c="23"/>','SEP','00000045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8];&quot;','&quot;;[.B348];&quot;','&quot;;[.C348];&quot;','&quot;;[.D348];&quot;',&quot;;[.E348];&quot;);&quot;)" office:value-type="string" office:string-value="INSERT INTO sss_permisos_internos VALUES('0001','SIGESP                        ','SEP','0000004506',1);" calcext:value-type="string">
            <text:p>INSERT INTO sss_permisos_internos VALUES('0001','SIGESP <text:s text:c="23"/>','SEP','00000045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49];&quot;','&quot;;[.B349];&quot;','&quot;;[.C349];&quot;','&quot;;[.D349];&quot;',&quot;;[.E349];&quot;);&quot;)" office:value-type="string" office:string-value="INSERT INTO sss_permisos_internos VALUES('0001','SIGESP                        ','SEP','0000004507',1);" calcext:value-type="string">
            <text:p>INSERT INTO sss_permisos_internos VALUES('0001','SIGESP <text:s text:c="23"/>','SEP','00000045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0];&quot;','&quot;;[.B350];&quot;','&quot;;[.C350];&quot;','&quot;;[.D350];&quot;',&quot;;[.E350];&quot;);&quot;)" office:value-type="string" office:string-value="INSERT INTO sss_permisos_internos VALUES('0001','SIGESP                        ','SEP','0000004508',1);" calcext:value-type="string">
            <text:p>INSERT INTO sss_permisos_internos VALUES('0001','SIGESP <text:s text:c="23"/>','SEP','00000045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509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1];&quot;','&quot;;[.B351];&quot;','&quot;;[.C351];&quot;','&quot;;[.D351];&quot;',&quot;;[.E351];&quot;);&quot;)" office:value-type="string" office:string-value="INSERT INTO sss_permisos_internos VALUES('0001','SIGESP                        ','SEP','0000004509',1);" calcext:value-type="string">
            <text:p>INSERT INTO sss_permisos_internos VALUES('0001','SIGESP <text:s text:c="23"/>','SEP','0000004509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2];&quot;','&quot;;[.B352];&quot;','&quot;;[.C352];&quot;','&quot;;[.D352];&quot;',&quot;;[.E352];&quot;);&quot;)" office:value-type="string" office:string-value="INSERT INTO sss_permisos_internos VALUES('0001','SIGESP                        ','SEP','0000004600',1);" calcext:value-type="string">
            <text:p>INSERT INTO sss_permisos_internos VALUES('0001','SIGESP <text:s text:c="23"/>','SEP','0000004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3];&quot;','&quot;;[.B353];&quot;','&quot;;[.C353];&quot;','&quot;;[.D353];&quot;',&quot;;[.E353];&quot;);&quot;)" office:value-type="string" office:string-value="INSERT INTO sss_permisos_internos VALUES('0001','SIGESP                        ','SEP','0000004601',1);" calcext:value-type="string">
            <text:p>INSERT INTO sss_permisos_internos VALUES('0001','SIGESP <text:s text:c="23"/>','SEP','0000004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4];&quot;','&quot;;[.B354];&quot;','&quot;;[.C354];&quot;','&quot;;[.D354];&quot;',&quot;;[.E354];&quot;);&quot;)" office:value-type="string" office:string-value="INSERT INTO sss_permisos_internos VALUES('0001','SIGESP                        ','SEP','0000004602',1);" calcext:value-type="string">
            <text:p>INSERT INTO sss_permisos_internos VALUES('0001','SIGESP <text:s text:c="23"/>','SEP','0000004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6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5];&quot;','&quot;;[.B355];&quot;','&quot;;[.C355];&quot;','&quot;;[.D355];&quot;',&quot;;[.E355];&quot;);&quot;)" office:value-type="string" office:string-value="INSERT INTO sss_permisos_internos VALUES('0001','SIGESP                        ','SEP','0000004603',1);" calcext:value-type="string">
            <text:p>INSERT INTO sss_permisos_internos VALUES('0001','SIGESP <text:s text:c="23"/>','SEP','00000046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6];&quot;','&quot;;[.B356];&quot;','&quot;;[.C356];&quot;','&quot;;[.D356];&quot;',&quot;;[.E356];&quot;);&quot;)" office:value-type="string" office:string-value="INSERT INTO sss_permisos_internos VALUES('0001','SIGESP                        ','SEP','0000004700',1);" calcext:value-type="string">
            <text:p>INSERT INTO sss_permisos_internos VALUES('0001','SIGESP <text:s text:c="23"/>','SEP','0000004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7];&quot;','&quot;;[.B357];&quot;','&quot;;[.C357];&quot;','&quot;;[.D357];&quot;',&quot;;[.E357];&quot;);&quot;)" office:value-type="string" office:string-value="INSERT INTO sss_permisos_internos VALUES('0001','SIGESP                        ','SEP','0000004701',1);" calcext:value-type="string">
            <text:p>INSERT INTO sss_permisos_internos VALUES('0001','SIGESP <text:s text:c="23"/>','SEP','0000004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8];&quot;','&quot;;[.B358];&quot;','&quot;;[.C358];&quot;','&quot;;[.D358];&quot;',&quot;;[.E358];&quot;);&quot;)" office:value-type="string" office:string-value="INSERT INTO sss_permisos_internos VALUES('0001','SIGESP                        ','SEP','0000004702',1);" calcext:value-type="string">
            <text:p>INSERT INTO sss_permisos_internos VALUES('0001','SIGESP <text:s text:c="23"/>','SEP','0000004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59];&quot;','&quot;;[.B359];&quot;','&quot;;[.C359];&quot;','&quot;;[.D359];&quot;',&quot;;[.E359];&quot;);&quot;)" office:value-type="string" office:string-value="INSERT INTO sss_permisos_internos VALUES('0001','SIGESP                        ','SEP','0000004800',1);" calcext:value-type="string">
            <text:p>INSERT INTO sss_permisos_internos VALUES('0001','SIGESP <text:s text:c="23"/>','SEP','0000004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0];&quot;','&quot;;[.B360];&quot;','&quot;;[.C360];&quot;','&quot;;[.D360];&quot;',&quot;;[.E360];&quot;);&quot;)" office:value-type="string" office:string-value="INSERT INTO sss_permisos_internos VALUES('0001','SIGESP                        ','SEP','0000004801',1);" calcext:value-type="string">
            <text:p>INSERT INTO sss_permisos_internos VALUES('0001','SIGESP <text:s text:c="23"/>','SEP','0000004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1];&quot;','&quot;;[.B361];&quot;','&quot;;[.C361];&quot;','&quot;;[.D361];&quot;',&quot;;[.E361];&quot;);&quot;)" office:value-type="string" office:string-value="INSERT INTO sss_permisos_internos VALUES('0001','SIGESP                        ','SEP','0000004802',1);" calcext:value-type="string">
            <text:p>INSERT INTO sss_permisos_internos VALUES('0001','SIGESP <text:s text:c="23"/>','SEP','0000004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049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2];&quot;','&quot;;[.B362];&quot;','&quot;;[.C362];&quot;','&quot;;[.D362];&quot;',&quot;;[.E362];&quot;);&quot;)" office:value-type="string" office:string-value="INSERT INTO sss_permisos_internos VALUES('0001','SIGESP                        ','SEP','0000004900',1);" calcext:value-type="string">
            <text:p>INSERT INTO sss_permisos_internos VALUES('0001','SIGESP <text:s text:c="23"/>','SEP','00000049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2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3];&quot;','&quot;;[.B363];&quot;','&quot;;[.C363];&quot;','&quot;;[.D363];&quot;',&quot;;[.E363];&quot;);&quot;)" office:value-type="string" office:string-value="INSERT INTO sss_permisos_internos VALUES('0001','SIGESP                        ','SEP','0000012301',1);" calcext:value-type="string">
            <text:p>INSERT INTO sss_permisos_internos VALUES('0001','SIGESP <text:s text:c="23"/>','SEP','0000012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2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4];&quot;','&quot;;[.B364];&quot;','&quot;;[.C364];&quot;','&quot;;[.D364];&quot;',&quot;;[.E364];&quot;);&quot;)" office:value-type="string" office:string-value="INSERT INTO sss_permisos_internos VALUES('0001','SIGESP                        ','SEP','0000012700',1);" calcext:value-type="string">
            <text:p>INSERT INTO sss_permisos_internos VALUES('0001','SIGESP <text:s text:c="23"/>','SEP','0000012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27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5];&quot;','&quot;;[.B365];&quot;','&quot;;[.C365];&quot;','&quot;;[.D365];&quot;',&quot;;[.E365];&quot;);&quot;)" office:value-type="string" office:string-value="INSERT INTO sss_permisos_internos VALUES('0001','SIGESP                        ','SEP','0000012703',1);" calcext:value-type="string">
            <text:p>INSERT INTO sss_permisos_internos VALUES('0001','SIGESP <text:s text:c="23"/>','SEP','00000127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2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6];&quot;','&quot;;[.B366];&quot;','&quot;;[.C366];&quot;','&quot;;[.D366];&quot;',&quot;;[.E366];&quot;);&quot;)" office:value-type="string" office:string-value="INSERT INTO sss_permisos_internos VALUES('0001','SIGESP                        ','SEP','0000012800',1);" calcext:value-type="string">
            <text:p>INSERT INTO sss_permisos_internos VALUES('0001','SIGESP <text:s text:c="23"/>','SEP','0000012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3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7];&quot;','&quot;;[.B367];&quot;','&quot;;[.C367];&quot;','&quot;;[.D367];&quot;',&quot;;[.E367];&quot;);&quot;)" office:value-type="string" office:string-value="INSERT INTO sss_permisos_internos VALUES('0001','SIGESP                        ','SEP','0000013600',1);" calcext:value-type="string">
            <text:p>INSERT INTO sss_permisos_internos VALUES('0001','SIGESP <text:s text:c="23"/>','SEP','0000013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3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8];&quot;','&quot;;[.B368];&quot;','&quot;;[.C368];&quot;','&quot;;[.D368];&quot;',&quot;;[.E368];&quot;);&quot;)" office:value-type="string" office:string-value="INSERT INTO sss_permisos_internos VALUES('0001','SIGESP                        ','SEP','0000013601',1);" calcext:value-type="string">
            <text:p>INSERT INTO sss_permisos_internos VALUES('0001','SIGESP <text:s text:c="23"/>','SEP','0000013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3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69];&quot;','&quot;;[.B369];&quot;','&quot;;[.C369];&quot;','&quot;;[.D369];&quot;',&quot;;[.E369];&quot;);&quot;)" office:value-type="string" office:string-value="INSERT INTO sss_permisos_internos VALUES('0001','SIGESP                        ','SEP','0000013602',1);" calcext:value-type="string">
            <text:p>INSERT INTO sss_permisos_internos VALUES('0001','SIGESP <text:s text:c="23"/>','SEP','0000013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3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0];&quot;','&quot;;[.B370];&quot;','&quot;;[.C370];&quot;','&quot;;[.D370];&quot;',&quot;;[.E370];&quot;);&quot;)" office:value-type="string" office:string-value="INSERT INTO sss_permisos_internos VALUES('0001','SIGESP                        ','SEP','0000013700',1);" calcext:value-type="string">
            <text:p>INSERT INTO sss_permisos_internos VALUES('0001','SIGESP <text:s text:c="23"/>','SEP','0000013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3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1];&quot;','&quot;;[.B371];&quot;','&quot;;[.C371];&quot;','&quot;;[.D371];&quot;',&quot;;[.E371];&quot;);&quot;)" office:value-type="string" office:string-value="INSERT INTO sss_permisos_internos VALUES('0001','SIGESP                        ','SEP','0000013702',1);" calcext:value-type="string">
            <text:p>INSERT INTO sss_permisos_internos VALUES('0001','SIGESP <text:s text:c="23"/>','SEP','0000013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2];&quot;','&quot;;[.B372];&quot;','&quot;;[.C372];&quot;','&quot;;[.D372];&quot;',&quot;;[.E372];&quot;);&quot;)" office:value-type="string" office:string-value="INSERT INTO sss_permisos_internos VALUES('0001','SIGESP                        ','SEP','0000014100',1);" calcext:value-type="string">
            <text:p>INSERT INTO sss_permisos_internos VALUES('0001','SIGESP <text:s text:c="23"/>','SEP','0000014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3];&quot;','&quot;;[.B373];&quot;','&quot;;[.C373];&quot;','&quot;;[.D373];&quot;',&quot;;[.E373];&quot;);&quot;)" office:value-type="string" office:string-value="INSERT INTO sss_permisos_internos VALUES('0001','SIGESP                        ','SEP','0000014104',1);" calcext:value-type="string">
            <text:p>INSERT INTO sss_permisos_internos VALUES('0001','SIGESP <text:s text:c="23"/>','SEP','0000014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4];&quot;','&quot;;[.B374];&quot;','&quot;;[.C374];&quot;','&quot;;[.D374];&quot;',&quot;;[.E374];&quot;);&quot;)" office:value-type="string" office:string-value="INSERT INTO sss_permisos_internos VALUES('0001','SIGESP                        ','SEP','0000014202',1);" calcext:value-type="string">
            <text:p>INSERT INTO sss_permisos_internos VALUES('0001','SIGESP <text:s text:c="23"/>','SEP','0000014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5];&quot;','&quot;;[.B375];&quot;','&quot;;[.C375];&quot;','&quot;;[.D375];&quot;',&quot;;[.E375];&quot;);&quot;)" office:value-type="string" office:string-value="INSERT INTO sss_permisos_internos VALUES('0001','SIGESP                        ','SEP','0000014300',1);" calcext:value-type="string">
            <text:p>INSERT INTO sss_permisos_internos VALUES('0001','SIGESP <text:s text:c="23"/>','SEP','0000014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6];&quot;','&quot;;[.B376];&quot;','&quot;;[.C376];&quot;','&quot;;[.D376];&quot;',&quot;;[.E376];&quot;);&quot;)" office:value-type="string" office:string-value="INSERT INTO sss_permisos_internos VALUES('0001','SIGESP                        ','SEP','0000014400',1);" calcext:value-type="string">
            <text:p>INSERT INTO sss_permisos_internos VALUES('0001','SIGESP <text:s text:c="23"/>','SEP','0000014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7];&quot;','&quot;;[.B377];&quot;','&quot;;[.C377];&quot;','&quot;;[.D377];&quot;',&quot;;[.E377];&quot;);&quot;)" office:value-type="string" office:string-value="INSERT INTO sss_permisos_internos VALUES('0001','SIGESP                        ','SEP','0000014401',1);" calcext:value-type="string">
            <text:p>INSERT INTO sss_permisos_internos VALUES('0001','SIGESP <text:s text:c="23"/>','SEP','0000014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8];&quot;','&quot;;[.B378];&quot;','&quot;;[.C378];&quot;','&quot;;[.D378];&quot;',&quot;;[.E378];&quot;);&quot;)" office:value-type="string" office:string-value="INSERT INTO sss_permisos_internos VALUES('0001','SIGESP                        ','SEP','0000014402',1);" calcext:value-type="string">
            <text:p>INSERT INTO sss_permisos_internos VALUES('0001','SIGESP <text:s text:c="23"/>','SEP','0000014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79];&quot;','&quot;;[.B379];&quot;','&quot;;[.C379];&quot;','&quot;;[.D379];&quot;',&quot;;[.E379];&quot;);&quot;)" office:value-type="string" office:string-value="INSERT INTO sss_permisos_internos VALUES('0001','SIGESP                        ','SEP','0000014500',1);" calcext:value-type="string">
            <text:p>INSERT INTO sss_permisos_internos VALUES('0001','SIGESP <text:s text:c="23"/>','SEP','0000014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0];&quot;','&quot;;[.B380];&quot;','&quot;;[.C380];&quot;','&quot;;[.D380];&quot;',&quot;;[.E380];&quot;);&quot;)" office:value-type="string" office:string-value="INSERT INTO sss_permisos_internos VALUES('0001','SIGESP                        ','SEP','0000014501',1);" calcext:value-type="string">
            <text:p>INSERT INTO sss_permisos_internos VALUES('0001','SIGESP <text:s text:c="23"/>','SEP','0000014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1];&quot;','&quot;;[.B381];&quot;','&quot;;[.C381];&quot;','&quot;;[.D381];&quot;',&quot;;[.E381];&quot;);&quot;)" office:value-type="string" office:string-value="INSERT INTO sss_permisos_internos VALUES('0001','SIGESP                        ','SEP','0000014502',1);" calcext:value-type="string">
            <text:p>INSERT INTO sss_permisos_internos VALUES('0001','SIGESP <text:s text:c="23"/>','SEP','0000014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2];&quot;','&quot;;[.B382];&quot;','&quot;;[.C382];&quot;','&quot;;[.D382];&quot;',&quot;;[.E382];&quot;);&quot;)" office:value-type="string" office:string-value="INSERT INTO sss_permisos_internos VALUES('0001','SIGESP                        ','SEP','0000014503',1);" calcext:value-type="string">
            <text:p>INSERT INTO sss_permisos_internos VALUES('0001','SIGESP <text:s text:c="23"/>','SEP','0000014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5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3];&quot;','&quot;;[.B383];&quot;','&quot;;[.C383];&quot;','&quot;;[.D383];&quot;',&quot;;[.E383];&quot;);&quot;)" office:value-type="string" office:string-value="INSERT INTO sss_permisos_internos VALUES('0001','SIGESP                        ','SEP','0000014507',1);" calcext:value-type="string">
            <text:p>INSERT INTO sss_permisos_internos VALUES('0001','SIGESP <text:s text:c="23"/>','SEP','00000145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4];&quot;','&quot;;[.B384];&quot;','&quot;;[.C384];&quot;','&quot;;[.D384];&quot;',&quot;;[.E384];&quot;);&quot;)" office:value-type="string" office:string-value="INSERT INTO sss_permisos_internos VALUES('0001','SIGESP                        ','SEP','0000014600',1);" calcext:value-type="string">
            <text:p>INSERT INTO sss_permisos_internos VALUES('0001','SIGESP <text:s text:c="23"/>','SEP','0000014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5];&quot;','&quot;;[.B385];&quot;','&quot;;[.C385];&quot;','&quot;;[.D385];&quot;',&quot;;[.E385];&quot;);&quot;)" office:value-type="string" office:string-value="INSERT INTO sss_permisos_internos VALUES('0001','SIGESP                        ','SEP','0000014601',1);" calcext:value-type="string">
            <text:p>INSERT INTO sss_permisos_internos VALUES('0001','SIGESP <text:s text:c="23"/>','SEP','0000014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6];&quot;','&quot;;[.B386];&quot;','&quot;;[.C386];&quot;','&quot;;[.D386];&quot;',&quot;;[.E386];&quot;);&quot;)" office:value-type="string" office:string-value="INSERT INTO sss_permisos_internos VALUES('0001','SIGESP                        ','SEP','0000014602',1);" calcext:value-type="string">
            <text:p>INSERT INTO sss_permisos_internos VALUES('0001','SIGESP <text:s text:c="23"/>','SEP','0000014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7];&quot;','&quot;;[.B387];&quot;','&quot;;[.C387];&quot;','&quot;;[.D387];&quot;',&quot;;[.E387];&quot;);&quot;)" office:value-type="string" office:string-value="INSERT INTO sss_permisos_internos VALUES('0001','SIGESP                        ','SEP','0000014700',1);" calcext:value-type="string">
            <text:p>INSERT INTO sss_permisos_internos VALUES('0001','SIGESP <text:s text:c="23"/>','SEP','0000014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8];&quot;','&quot;;[.B388];&quot;','&quot;;[.C388];&quot;','&quot;;[.D388];&quot;',&quot;;[.E388];&quot;);&quot;)" office:value-type="string" office:string-value="INSERT INTO sss_permisos_internos VALUES('0001','SIGESP                        ','SEP','0000014701',1);" calcext:value-type="string">
            <text:p>INSERT INTO sss_permisos_internos VALUES('0001','SIGESP <text:s text:c="23"/>','SEP','0000014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89];&quot;','&quot;;[.B389];&quot;','&quot;;[.C389];&quot;','&quot;;[.D389];&quot;',&quot;;[.E389];&quot;);&quot;)" office:value-type="string" office:string-value="INSERT INTO sss_permisos_internos VALUES('0001','SIGESP                        ','SEP','0000014702',1);" calcext:value-type="string">
            <text:p>INSERT INTO sss_permisos_internos VALUES('0001','SIGESP <text:s text:c="23"/>','SEP','0000014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0];&quot;','&quot;;[.B390];&quot;','&quot;;[.C390];&quot;','&quot;;[.D390];&quot;',&quot;;[.E390];&quot;);&quot;)" office:value-type="string" office:string-value="INSERT INTO sss_permisos_internos VALUES('0001','SIGESP                        ','SEP','0000014800',1);" calcext:value-type="string">
            <text:p>INSERT INTO sss_permisos_internos VALUES('0001','SIGESP <text:s text:c="23"/>','SEP','0000014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1];&quot;','&quot;;[.B391];&quot;','&quot;;[.C391];&quot;','&quot;;[.D391];&quot;',&quot;;[.E391];&quot;);&quot;)" office:value-type="string" office:string-value="INSERT INTO sss_permisos_internos VALUES('0001','SIGESP                        ','SEP','0000014801',1);" calcext:value-type="string">
            <text:p>INSERT INTO sss_permisos_internos VALUES('0001','SIGESP <text:s text:c="23"/>','SEP','0000014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14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2];&quot;','&quot;;[.B392];&quot;','&quot;;[.C392];&quot;','&quot;;[.D392];&quot;',&quot;;[.E392];&quot;);&quot;)" office:value-type="string" office:string-value="INSERT INTO sss_permisos_internos VALUES('0001','SIGESP                        ','SEP','0000014802',1);" calcext:value-type="string">
            <text:p>INSERT INTO sss_permisos_internos VALUES('0001','SIGESP <text:s text:c="23"/>','SEP','0000014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0000022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3];&quot;','&quot;;[.B393];&quot;','&quot;;[.C393];&quot;','&quot;;[.D393];&quot;',&quot;;[.E393];&quot;);&quot;)" office:value-type="string" office:string-value="INSERT INTO sss_permisos_internos VALUES('0001','SIGESP                        ','SEP','0000022800',1);" calcext:value-type="string">
            <text:p>INSERT INTO sss_permisos_internos VALUES('0001','SIGESP <text:s text:c="23"/>','SEP','0000022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FI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4];&quot;','&quot;;[.B394];&quot;','&quot;;[.C394];&quot;','&quot;;[.D394];&quot;',&quot;;[.E394];&quot;);&quot;)" office:value-type="string" office:string-value="INSERT INTO sss_permisos_internos VALUES('0001','SIGESP                        ','SFI','---------------------------------',1);" calcext:value-type="string">
            <text:p>INSERT INTO sss_permisos_internos VALUES('0001','SIGESP <text:s text:c="23"/>','SFI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FP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5];&quot;','&quot;;[.B395];&quot;','&quot;;[.C395];&quot;','&quot;;[.D395];&quot;',&quot;;[.E395];&quot;);&quot;)" office:value-type="string" office:string-value="INSERT INTO sss_permisos_internos VALUES('0001','SIGESP                        ','SFP','---------------------------------',1);" calcext:value-type="string">
            <text:p>INSERT INTO sss_permisos_internos VALUES('0001','SIGESP <text:s text:c="23"/>','SFP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IV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6];&quot;','&quot;;[.B396];&quot;','&quot;;[.C396];&quot;','&quot;;[.D396];&quot;',&quot;;[.E396];&quot;);&quot;)" office:value-type="string" office:string-value="INSERT INTO sss_permisos_internos VALUES('0001','SIGESP                        ','SIV','---------------------------------',1);" calcext:value-type="string">
            <text:p>INSERT INTO sss_permisos_internos VALUES('0001','SIGESP <text:s text:c="23"/>','SIV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IV</text:p>
          </table:table-cell>
          <table:table-cell table:style-name="ce1" office:value-type="string" calcext:value-type="string">
            <text:p>0000000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7];&quot;','&quot;;[.B397];&quot;','&quot;;[.C397];&quot;','&quot;;[.D397];&quot;',&quot;;[.E397];&quot;);&quot;)" office:value-type="string" office:string-value="INSERT INTO sss_permisos_internos VALUES('0001','SIGESP                        ','SIV','0000000001',1);" calcext:value-type="string">
            <text:p>INSERT INTO sss_permisos_internos VALUES('0001','SIGESP <text:s text:c="23"/>','SIV','0000000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IV</text:p>
          </table:table-cell>
          <table:table-cell table:style-name="ce1" office:value-type="string" calcext:value-type="string">
            <text:p>0000000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8];&quot;','&quot;;[.B398];&quot;','&quot;;[.C398];&quot;','&quot;;[.D398];&quot;',&quot;;[.E398];&quot;);&quot;)" office:value-type="string" office:string-value="INSERT INTO sss_permisos_internos VALUES('0001','SIGESP                        ','SIV','0000000002',1);" calcext:value-type="string">
            <text:p>INSERT INTO sss_permisos_internos VALUES('0001','SIGESP <text:s text:c="23"/>','SIV','0000000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IV</text:p>
          </table:table-cell>
          <table:table-cell table:style-name="ce1" office:value-type="string" calcext:value-type="string">
            <text:p>0000008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399];&quot;','&quot;;[.B399];&quot;','&quot;;[.C399];&quot;','&quot;;[.D399];&quot;',&quot;;[.E399];&quot;);&quot;)" office:value-type="string" office:string-value="INSERT INTO sss_permisos_internos VALUES('0001','SIGESP                        ','SIV','0000008000',1);" calcext:value-type="string">
            <text:p>INSERT INTO sss_permisos_internos VALUES('0001','SIGESP <text:s text:c="23"/>','SIV','0000008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IV</text:p>
          </table:table-cell>
          <table:table-cell table:style-name="ce1" office:value-type="string" calcext:value-type="string">
            <text:p>000000801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0];&quot;','&quot;;[.B400];&quot;','&quot;;[.C400];&quot;','&quot;;[.D400];&quot;',&quot;;[.E400];&quot;);&quot;)" office:value-type="string" office:string-value="INSERT INTO sss_permisos_internos VALUES('0001','SIGESP                        ','SIV','0000008010',1);" calcext:value-type="string">
            <text:p>INSERT INTO sss_permisos_internos VALUES('0001','SIGESP <text:s text:c="23"/>','SIV','000000801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office:value-type="string" calcext:value-type="string">
            <text:p>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1];&quot;','&quot;;[.B401];&quot;','&quot;;[.C401];&quot;','&quot;;[.D401];&quot;',&quot;;[.E401];&quot;);&quot;)" office:value-type="string" office:string-value="INSERT INTO sss_permisos_internos VALUES('0001','SIGESP                        ','SNO','-------',1);" calcext:value-type="string">
            <text:p>INSERT INTO sss_permisos_internos VALUES('0001','SIGESP <text:s text:c="23"/>','SNO','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2];&quot;','&quot;;[.B402];&quot;','&quot;;[.C402];&quot;','&quot;;[.D402];&quot;',&quot;;[.E402];&quot;);&quot;)" office:value-type="string" office:string-value="INSERT INTO sss_permisos_internos VALUES('0001','SIGESP                        ','SNO','---------------------------------',1);" calcext:value-type="string">
            <text:p>INSERT INTO sss_permisos_internos VALUES('0001','SIGESP <text:s text:c="23"/>','SNO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3];&quot;','&quot;;[.B403];&quot;','&quot;;[.C403];&quot;','&quot;;[.D403];&quot;',&quot;;[.E403];&quot;);&quot;)" office:value-type="string" office:string-value="INSERT INTO sss_permisos_internos VALUES('0001','SIGESP                        ','SNO','0000',1);" calcext:value-type="string">
            <text:p>INSERT INTO sss_permisos_internos VALUES('0001','SIGESP <text:s text:c="23"/>','SNO','0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4];&quot;','&quot;;[.B404];&quot;','&quot;;[.C404];&quot;','&quot;;[.D404];&quot;',&quot;;[.E404];&quot;);&quot;)" office:value-type="string" office:string-value="INSERT INTO sss_permisos_internos VALUES('0001','SIGESP                        ','SNO','0000001',1);" calcext:value-type="string">
            <text:p>INSERT INTO sss_permisos_internos VALUES('0001','SIGESP <text:s text:c="23"/>','SNO','0000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5];&quot;','&quot;;[.B405];&quot;','&quot;;[.C405];&quot;','&quot;;[.D405];&quot;',&quot;;[.E405];&quot;);&quot;)" office:value-type="string" office:string-value="INSERT INTO sss_permisos_internos VALUES('0001','SIGESP                        ','SNO','0000002',1);" calcext:value-type="string">
            <text:p>INSERT INTO sss_permisos_internos VALUES('0001','SIGESP <text:s text:c="23"/>','SNO','0000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6];&quot;','&quot;;[.B406];&quot;','&quot;;[.C406];&quot;','&quot;;[.D406];&quot;',&quot;;[.E406];&quot;);&quot;)" office:value-type="string" office:string-value="INSERT INTO sss_permisos_internos VALUES('0001','SIGESP                        ','SNO','0000003',1);" calcext:value-type="string">
            <text:p>INSERT INTO sss_permisos_internos VALUES('0001','SIGESP <text:s text:c="23"/>','SNO','0000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7];&quot;','&quot;;[.B407];&quot;','&quot;;[.C407];&quot;','&quot;;[.D407];&quot;',&quot;;[.E407];&quot;);&quot;)" office:value-type="string" office:string-value="INSERT INTO sss_permisos_internos VALUES('0001','SIGESP                        ','SNO','0000004',1);" calcext:value-type="string">
            <text:p>INSERT INTO sss_permisos_internos VALUES('0001','SIGESP <text:s text:c="23"/>','SNO','0000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8];&quot;','&quot;;[.B408];&quot;','&quot;;[.C408];&quot;','&quot;;[.D408];&quot;',&quot;;[.E408];&quot;);&quot;)" office:value-type="string" office:string-value="INSERT INTO sss_permisos_internos VALUES('0001','SIGESP                        ','SNO','0000005',1);" calcext:value-type="string">
            <text:p>INSERT INTO sss_permisos_internos VALUES('0001','SIGESP <text:s text:c="23"/>','SNO','0000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09];&quot;','&quot;;[.B409];&quot;','&quot;;[.C409];&quot;','&quot;;[.D409];&quot;',&quot;;[.E409];&quot;);&quot;)" office:value-type="string" office:string-value="INSERT INTO sss_permisos_internos VALUES('0001','SIGESP                        ','SNO','0000006',1);" calcext:value-type="string">
            <text:p>INSERT INTO sss_permisos_internos VALUES('0001','SIGESP <text:s text:c="23"/>','SNO','00000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0];&quot;','&quot;;[.B410];&quot;','&quot;;[.C410];&quot;','&quot;;[.D410];&quot;',&quot;;[.E410];&quot;);&quot;)" office:value-type="string" office:string-value="INSERT INTO sss_permisos_internos VALUES('0001','SIGESP                        ','SNO','0000007',1);" calcext:value-type="string">
            <text:p>INSERT INTO sss_permisos_internos VALUES('0001','SIGESP <text:s text:c="23"/>','SNO','00000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1];&quot;','&quot;;[.B411];&quot;','&quot;;[.C411];&quot;','&quot;;[.D411];&quot;',&quot;;[.E411];&quot;);&quot;)" office:value-type="string" office:string-value="INSERT INTO sss_permisos_internos VALUES('0001','SIGESP                        ','SNO','0000008',1);" calcext:value-type="string">
            <text:p>INSERT INTO sss_permisos_internos VALUES('0001','SIGESP <text:s text:c="23"/>','SNO','00000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09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2];&quot;','&quot;;[.B412];&quot;','&quot;;[.C412];&quot;','&quot;;[.D412];&quot;',&quot;;[.E412];&quot;);&quot;)" office:value-type="string" office:string-value="INSERT INTO sss_permisos_internos VALUES('0001','SIGESP                        ','SNO','0000009',1);" calcext:value-type="string">
            <text:p>INSERT INTO sss_permisos_internos VALUES('0001','SIGESP <text:s text:c="23"/>','SNO','0000009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1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3];&quot;','&quot;;[.B413];&quot;','&quot;;[.C413];&quot;','&quot;;[.D413];&quot;',&quot;;[.E413];&quot;);&quot;)" office:value-type="string" office:string-value="INSERT INTO sss_permisos_internos VALUES('0001','SIGESP                        ','SNO','0000010',1);" calcext:value-type="string">
            <text:p>INSERT INTO sss_permisos_internos VALUES('0001','SIGESP <text:s text:c="23"/>','SNO','000001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1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4];&quot;','&quot;;[.B414];&quot;','&quot;;[.C414];&quot;','&quot;;[.D414];&quot;',&quot;;[.E414];&quot;);&quot;)" office:value-type="string" office:string-value="INSERT INTO sss_permisos_internos VALUES('0001','SIGESP                        ','SNO','0000011',1);" calcext:value-type="string">
            <text:p>INSERT INTO sss_permisos_internos VALUES('0001','SIGESP <text:s text:c="23"/>','SNO','000001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1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5];&quot;','&quot;;[.B415];&quot;','&quot;;[.C415];&quot;','&quot;;[.D415];&quot;',&quot;;[.E415];&quot;);&quot;)" office:value-type="string" office:string-value="INSERT INTO sss_permisos_internos VALUES('0001','SIGESP                        ','SNO','0000012',1);" calcext:value-type="string">
            <text:p>INSERT INTO sss_permisos_internos VALUES('0001','SIGESP <text:s text:c="23"/>','SNO','000001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1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6];&quot;','&quot;;[.B416];&quot;','&quot;;[.C416];&quot;','&quot;;[.D416];&quot;',&quot;;[.E416];&quot;);&quot;)" office:value-type="string" office:string-value="INSERT INTO sss_permisos_internos VALUES('0001','SIGESP                        ','SNO','0000013',1);" calcext:value-type="string">
            <text:p>INSERT INTO sss_permisos_internos VALUES('0001','SIGESP <text:s text:c="23"/>','SNO','000001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1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7];&quot;','&quot;;[.B417];&quot;','&quot;;[.C417];&quot;','&quot;;[.D417];&quot;',&quot;;[.E417];&quot;);&quot;)" office:value-type="string" office:string-value="INSERT INTO sss_permisos_internos VALUES('0001','SIGESP                        ','SNO','0000014',1);" calcext:value-type="string">
            <text:p>INSERT INTO sss_permisos_internos VALUES('0001','SIGESP <text:s text:c="23"/>','SNO','000001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001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8];&quot;','&quot;;[.B418];&quot;','&quot;;[.C418];&quot;','&quot;;[.D418];&quot;',&quot;;[.E418];&quot;);&quot;)" office:value-type="string" office:string-value="INSERT INTO sss_permisos_internos VALUES('0001','SIGESP                        ','SNO','0000015',1);" calcext:value-type="string">
            <text:p>INSERT INTO sss_permisos_internos VALUES('0001','SIGESP <text:s text:c="23"/>','SNO','000001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19];&quot;','&quot;;[.B419];&quot;','&quot;;[.C419];&quot;','&quot;;[.D419];&quot;',&quot;;[.E419];&quot;);&quot;)" office:value-type="string" office:string-value="INSERT INTO sss_permisos_internos VALUES('0001','SIGESP                        ','SNO','0001',1);" calcext:value-type="string">
            <text:p>INSERT INTO sss_permisos_internos VALUES('0001','SIGESP <text:s text:c="23"/>','SNO','0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0];&quot;','&quot;;[.B420];&quot;','&quot;;[.C420];&quot;','&quot;;[.D420];&quot;',&quot;;[.E420];&quot;);&quot;)" office:value-type="string" office:string-value="INSERT INTO sss_permisos_internos VALUES('0001','SIGESP                        ','SNO','0002',1);" calcext:value-type="string">
            <text:p>INSERT INTO sss_permisos_internos VALUES('0001','SIGESP <text:s text:c="23"/>','SNO','0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1];&quot;','&quot;;[.B421];&quot;','&quot;;[.C421];&quot;','&quot;;[.D421];&quot;',&quot;;[.E421];&quot;);&quot;)" office:value-type="string" office:string-value="INSERT INTO sss_permisos_internos VALUES('0001','SIGESP                        ','SNO','0003',1);" calcext:value-type="string">
            <text:p>INSERT INTO sss_permisos_internos VALUES('0001','SIGESP <text:s text:c="23"/>','SNO','0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2];&quot;','&quot;;[.B422];&quot;','&quot;;[.C422];&quot;','&quot;;[.D422];&quot;',&quot;;[.E422];&quot;);&quot;)" office:value-type="string" office:string-value="INSERT INTO sss_permisos_internos VALUES('0001','SIGESP                        ','SNO','0004',1);" calcext:value-type="string">
            <text:p>INSERT INTO sss_permisos_internos VALUES('0001','SIGESP <text:s text:c="23"/>','SNO','0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3];&quot;','&quot;;[.B423];&quot;','&quot;;[.C423];&quot;','&quot;;[.D423];&quot;',&quot;;[.E423];&quot;);&quot;)" office:value-type="string" office:string-value="INSERT INTO sss_permisos_internos VALUES('0001','SIGESP                        ','SNO','0005',1);" calcext:value-type="string">
            <text:p>INSERT INTO sss_permisos_internos VALUES('0001','SIGESP <text:s text:c="23"/>','SNO','0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4];&quot;','&quot;;[.B424];&quot;','&quot;;[.C424];&quot;','&quot;;[.D424];&quot;',&quot;;[.E424];&quot;);&quot;)" office:value-type="string" office:string-value="INSERT INTO sss_permisos_internos VALUES('0001','SIGESP                        ','SNO','0006',1);" calcext:value-type="string">
            <text:p>INSERT INTO sss_permisos_internos VALUES('0001','SIGESP <text:s text:c="23"/>','SNO','00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5];&quot;','&quot;;[.B425];&quot;','&quot;;[.C425];&quot;','&quot;;[.D425];&quot;',&quot;;[.E425];&quot;);&quot;)" office:value-type="string" office:string-value="INSERT INTO sss_permisos_internos VALUES('0001','SIGESP                        ','SNO','0007',1);" calcext:value-type="string">
            <text:p>INSERT INTO sss_permisos_internos VALUES('0001','SIGESP <text:s text:c="23"/>','SNO','00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6];&quot;','&quot;;[.B426];&quot;','&quot;;[.C426];&quot;','&quot;;[.D426];&quot;',&quot;;[.E426];&quot;);&quot;)" office:value-type="string" office:string-value="INSERT INTO sss_permisos_internos VALUES('0001','SIGESP                        ','SNO','0008',1);" calcext:value-type="string">
            <text:p>INSERT INTO sss_permisos_internos VALUES('0001','SIGESP <text:s text:c="23"/>','SNO','00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09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7];&quot;','&quot;;[.B427];&quot;','&quot;;[.C427];&quot;','&quot;;[.D427];&quot;',&quot;;[.E427];&quot;);&quot;)" office:value-type="string" office:string-value="INSERT INTO sss_permisos_internos VALUES('0001','SIGESP                        ','SNO','0009',1);" calcext:value-type="string">
            <text:p>INSERT INTO sss_permisos_internos VALUES('0001','SIGESP <text:s text:c="23"/>','SNO','0009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8];&quot;','&quot;;[.B428];&quot;','&quot;;[.C428];&quot;','&quot;;[.D428];&quot;',&quot;;[.E428];&quot;);&quot;)" office:value-type="string" office:string-value="INSERT INTO sss_permisos_internos VALUES('0001','SIGESP                        ','SNO','0010',1);" calcext:value-type="string">
            <text:p>INSERT INTO sss_permisos_internos VALUES('0001','SIGESP <text:s text:c="23"/>','SNO','001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29];&quot;','&quot;;[.B429];&quot;','&quot;;[.C429];&quot;','&quot;;[.D429];&quot;',&quot;;[.E429];&quot;);&quot;)" office:value-type="string" office:string-value="INSERT INTO sss_permisos_internos VALUES('0001','SIGESP                        ','SNO','0011',1);" calcext:value-type="string">
            <text:p>INSERT INTO sss_permisos_internos VALUES('0001','SIGESP <text:s text:c="23"/>','SNO','001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30];&quot;','&quot;;[.B430];&quot;','&quot;;[.C430];&quot;','&quot;;[.D430];&quot;',&quot;;[.E430];&quot;);&quot;)" office:value-type="string" office:string-value="INSERT INTO sss_permisos_internos VALUES('0001','SIGESP                        ','SNO','0012',1);" calcext:value-type="string">
            <text:p>INSERT INTO sss_permisos_internos VALUES('0001','SIGESP <text:s text:c="23"/>','SNO','001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31];&quot;','&quot;;[.B431];&quot;','&quot;;[.C431];&quot;','&quot;;[.D431];&quot;',&quot;;[.E431];&quot;);&quot;)" office:value-type="string" office:string-value="INSERT INTO sss_permisos_internos VALUES('0001','SIGESP                        ','SNO','0013',1);" calcext:value-type="string">
            <text:p>INSERT INTO sss_permisos_internos VALUES('0001','SIGESP <text:s text:c="23"/>','SNO','001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32];&quot;','&quot;;[.B432];&quot;','&quot;;[.C432];&quot;','&quot;;[.D432];&quot;',&quot;;[.E432];&quot;);&quot;)" office:value-type="string" office:string-value="INSERT INTO sss_permisos_internos VALUES('0001','SIGESP                        ','SNO','0014',1);" calcext:value-type="string">
            <text:p>INSERT INTO sss_permisos_internos VALUES('0001','SIGESP <text:s text:c="23"/>','SNO','001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33];&quot;','&quot;;[.B433];&quot;','&quot;;[.C433];&quot;','&quot;;[.D433];&quot;',&quot;;[.E433];&quot;);&quot;)" office:value-type="string" office:string-value="INSERT INTO sss_permisos_internos VALUES('0001','SIGESP                        ','SNO','0015',1);" calcext:value-type="string">
            <text:p>INSERT INTO sss_permisos_internos VALUES('0001','SIGESP <text:s text:c="23"/>','SNO','001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34];&quot;','&quot;;[.B434];&quot;','&quot;;[.C434];&quot;','&quot;;[.D434];&quot;',&quot;;[.E434];&quot;);&quot;)" office:value-type="string" office:string-value="INSERT INTO sss_permisos_internos VALUES('0001','SIGESP                        ','SNO','0016',1);" calcext:value-type="string">
            <text:p>INSERT INTO sss_permisos_internos VALUES('0001','SIGESP <text:s text:c="23"/>','SNO','001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35];&quot;','&quot;;[.B435];&quot;','&quot;;[.C435];&quot;','&quot;;[.D435];&quot;',&quot;;[.E435];&quot;);&quot;)" office:value-type="string" office:string-value="INSERT INTO sss_permisos_internos VALUES('0001','SIGESP                        ','SNO','0017',1);" calcext:value-type="string">
            <text:p>INSERT INTO sss_permisos_internos VALUES('0001','SIGESP <text:s text:c="23"/>','SNO','001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36];&quot;','&quot;;[.B436];&quot;','&quot;;[.C436];&quot;','&quot;;[.D436];&quot;',&quot;;[.E436];&quot;);&quot;)" office:value-type="string" office:string-value="INSERT INTO sss_permisos_internos VALUES('0001','SIGESP                        ','SNO','0018',1);" calcext:value-type="string">
            <text:p>INSERT INTO sss_permisos_internos VALUES('0001','SIGESP <text:s text:c="23"/>','SNO','001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19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37];&quot;','&quot;;[.B437];&quot;','&quot;;[.C437];&quot;','&quot;;[.D437];&quot;',&quot;;[.E437];&quot;);&quot;)" office:value-type="string" office:string-value="INSERT INTO sss_permisos_internos VALUES('0001','SIGESP                        ','SNO','0019',1);" calcext:value-type="string">
            <text:p>INSERT INTO sss_permisos_internos VALUES('0001','SIGESP <text:s text:c="23"/>','SNO','0019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2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38];&quot;','&quot;;[.B438];&quot;','&quot;;[.C438];&quot;','&quot;;[.D438];&quot;',&quot;;[.E438];&quot;);&quot;)" office:value-type="string" office:string-value="INSERT INTO sss_permisos_internos VALUES('0001','SIGESP                        ','SNO','0020',1);" calcext:value-type="string">
            <text:p>INSERT INTO sss_permisos_internos VALUES('0001','SIGESP <text:s text:c="23"/>','SNO','002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2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439];&quot;','&quot;;[.B439];&quot;','&quot;;[.C439];&quot;','&quot;;[.D439];&quot;',&quot;;[.E439];&quot;);&quot;)" office:value-type="string" office:string-value="INSERT INTO sss_permisos_internos VALUES('0001','SIGESP                        ','SNO','0021',1);" calcext:value-type="string">
            <text:p>INSERT INTO sss_permisos_internos VALUES('0001','SIGESP <text:s text:c="23"/>','SNO','002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2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0];&quot;','&quot;;[.B440];&quot;','&quot;;[.C440];&quot;','&quot;;[.D440];&quot;',&quot;;[.E440];&quot;);&quot;)" office:value-type="string" office:string-value="INSERT INTO sss_permisos_internos VALUES('0001','SIGESP                        ','SNO','0022',1);" calcext:value-type="string">
            <text:p>INSERT INTO sss_permisos_internos VALUES('0001','SIGESP <text:s text:c="23"/>','SNO','002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2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1];&quot;','&quot;;[.B441];&quot;','&quot;;[.C441];&quot;','&quot;;[.D441];&quot;',&quot;;[.E441];&quot;);&quot;)" office:value-type="string" office:string-value="INSERT INTO sss_permisos_internos VALUES('0001','SIGESP                        ','SNO','0023',1);" calcext:value-type="string">
            <text:p>INSERT INTO sss_permisos_internos VALUES('0001','SIGESP <text:s text:c="23"/>','SNO','002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2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2];&quot;','&quot;;[.B442];&quot;','&quot;;[.C442];&quot;','&quot;;[.D442];&quot;',&quot;;[.E442];&quot;);&quot;)" office:value-type="string" office:string-value="INSERT INTO sss_permisos_internos VALUES('0001','SIGESP                        ','SNO','0024',1);" calcext:value-type="string">
            <text:p>INSERT INTO sss_permisos_internos VALUES('0001','SIGESP <text:s text:c="23"/>','SNO','002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3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3];&quot;','&quot;;[.B443];&quot;','&quot;;[.C443];&quot;','&quot;;[.D443];&quot;',&quot;;[.E443];&quot;);&quot;)" office:value-type="string" office:string-value="INSERT INTO sss_permisos_internos VALUES('0001','SIGESP                        ','SNO','0030',1);" calcext:value-type="string">
            <text:p>INSERT INTO sss_permisos_internos VALUES('0001','SIGESP <text:s text:c="23"/>','SNO','003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3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4];&quot;','&quot;;[.B444];&quot;','&quot;;[.C444];&quot;','&quot;;[.D444];&quot;',&quot;;[.E444];&quot;);&quot;)" office:value-type="string" office:string-value="INSERT INTO sss_permisos_internos VALUES('0001','SIGESP                        ','SNO','0031',1);" calcext:value-type="string">
            <text:p>INSERT INTO sss_permisos_internos VALUES('0001','SIGESP <text:s text:c="23"/>','SNO','003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3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5];&quot;','&quot;;[.B445];&quot;','&quot;;[.C445];&quot;','&quot;;[.D445];&quot;',&quot;;[.E445];&quot;);&quot;)" office:value-type="string" office:string-value="INSERT INTO sss_permisos_internos VALUES('0001','SIGESP                        ','SNO','0032',1);" calcext:value-type="string">
            <text:p>INSERT INTO sss_permisos_internos VALUES('0001','SIGESP <text:s text:c="23"/>','SNO','003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9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6];&quot;','&quot;;[.B446];&quot;','&quot;;[.C446];&quot;','&quot;;[.D446];&quot;',&quot;;[.E446];&quot;);&quot;)" office:value-type="string" office:string-value="INSERT INTO sss_permisos_internos VALUES('0001','SIGESP                        ','SNO','0098',1);" calcext:value-type="string">
            <text:p>INSERT INTO sss_permisos_internos VALUES('0001','SIGESP <text:s text:c="23"/>','SNO','009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099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7];&quot;','&quot;;[.B447];&quot;','&quot;;[.C447];&quot;','&quot;;[.D447];&quot;',&quot;;[.E447];&quot;);&quot;)" office:value-type="string" office:string-value="INSERT INTO sss_permisos_internos VALUES('0001','SIGESP                        ','SNO','0099',1);" calcext:value-type="string">
            <text:p>INSERT INTO sss_permisos_internos VALUES('0001','SIGESP <text:s text:c="23"/>','SNO','0099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11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8];&quot;','&quot;;[.B448];&quot;','&quot;;[.C448];&quot;','&quot;;[.D448];&quot;',&quot;;[.E448];&quot;);&quot;)" office:value-type="string" office:string-value="INSERT INTO sss_permisos_internos VALUES('0001','SIGESP                        ','SNO','0112',1);" calcext:value-type="string">
            <text:p>INSERT INTO sss_permisos_internos VALUES('0001','SIGESP <text:s text:c="23"/>','SNO','011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11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49];&quot;','&quot;;[.B449];&quot;','&quot;;[.C449];&quot;','&quot;;[.D449];&quot;',&quot;;[.E449];&quot;);&quot;)" office:value-type="string" office:string-value="INSERT INTO sss_permisos_internos VALUES('0001','SIGESP                        ','SNO','0113',1);" calcext:value-type="string">
            <text:p>INSERT INTO sss_permisos_internos VALUES('0001','SIGESP <text:s text:c="23"/>','SNO','011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11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0];&quot;','&quot;;[.B450];&quot;','&quot;;[.C450];&quot;','&quot;;[.D450];&quot;',&quot;;[.E450];&quot;);&quot;)" office:value-type="string" office:string-value="INSERT INTO sss_permisos_internos VALUES('0001','SIGESP                        ','SNO','0114',1);" calcext:value-type="string">
            <text:p>INSERT INTO sss_permisos_internos VALUES('0001','SIGESP <text:s text:c="23"/>','SNO','011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011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1];&quot;','&quot;;[.B451];&quot;','&quot;;[.C451];&quot;','&quot;;[.D451];&quot;',&quot;;[.E451];&quot;);&quot;)" office:value-type="string" office:string-value="INSERT INTO sss_permisos_internos VALUES('0001','SIGESP                        ','SNO','0115',1);" calcext:value-type="string">
            <text:p>INSERT INTO sss_permisos_internos VALUES('0001','SIGESP <text:s text:c="23"/>','SNO','011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2];&quot;','&quot;;[.B452];&quot;','&quot;;[.C452];&quot;','&quot;;[.D452];&quot;',&quot;;[.E452];&quot;);&quot;)" office:value-type="string" office:string-value="INSERT INTO sss_permisos_internos VALUES('0001','SIGESP                        ','SNO','1000',1);" calcext:value-type="string">
            <text:p>INSERT INTO sss_permisos_internos VALUES('0001','SIGESP <text:s text:c="23"/>','SNO','1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3];&quot;','&quot;;[.B453];&quot;','&quot;;[.C453];&quot;','&quot;;[.D453];&quot;',&quot;;[.E453];&quot;);&quot;)" office:value-type="string" office:string-value="INSERT INTO sss_permisos_internos VALUES('0001','SIGESP                        ','SNO','2000',1);" calcext:value-type="string">
            <text:p>INSERT INTO sss_permisos_internos VALUES('0001','SIGESP <text:s text:c="23"/>','SNO','2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4];&quot;','&quot;;[.B454];&quot;','&quot;;[.C454];&quot;','&quot;;[.D454];&quot;',&quot;;[.E454];&quot;);&quot;)" office:value-type="string" office:string-value="INSERT INTO sss_permisos_internos VALUES('0001','SIGESP                        ','SNO','2001',1);" calcext:value-type="string">
            <text:p>INSERT INTO sss_permisos_internos VALUES('0001','SIGESP <text:s text:c="23"/>','SNO','2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5];&quot;','&quot;;[.B455];&quot;','&quot;;[.C455];&quot;','&quot;;[.D455];&quot;',&quot;;[.E455];&quot;);&quot;)" office:value-type="string" office:string-value="INSERT INTO sss_permisos_internos VALUES('0001','SIGESP                        ','SNO','2002',1);" calcext:value-type="string">
            <text:p>INSERT INTO sss_permisos_internos VALUES('0001','SIGESP <text:s text:c="23"/>','SNO','2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6];&quot;','&quot;;[.B456];&quot;','&quot;;[.C456];&quot;','&quot;;[.D456];&quot;',&quot;;[.E456];&quot;);&quot;)" office:value-type="string" office:string-value="INSERT INTO sss_permisos_internos VALUES('0001','SIGESP                        ','SNO','2003',1);" calcext:value-type="string">
            <text:p>INSERT INTO sss_permisos_internos VALUES('0001','SIGESP <text:s text:c="23"/>','SNO','2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7];&quot;','&quot;;[.B457];&quot;','&quot;;[.C457];&quot;','&quot;;[.D457];&quot;',&quot;;[.E457];&quot;);&quot;)" office:value-type="string" office:string-value="INSERT INTO sss_permisos_internos VALUES('0001','SIGESP                        ','SNO','2004',1);" calcext:value-type="string">
            <text:p>INSERT INTO sss_permisos_internos VALUES('0001','SIGESP <text:s text:c="23"/>','SNO','2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8];&quot;','&quot;;[.B458];&quot;','&quot;;[.C458];&quot;','&quot;;[.D458];&quot;',&quot;;[.E458];&quot;);&quot;)" office:value-type="string" office:string-value="INSERT INTO sss_permisos_internos VALUES('0001','SIGESP                        ','SNO','2005',1);" calcext:value-type="string">
            <text:p>INSERT INTO sss_permisos_internos VALUES('0001','SIGESP <text:s text:c="23"/>','SNO','2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59];&quot;','&quot;;[.B459];&quot;','&quot;;[.C459];&quot;','&quot;;[.D459];&quot;',&quot;;[.E459];&quot;);&quot;)" office:value-type="string" office:string-value="INSERT INTO sss_permisos_internos VALUES('0001','SIGESP                        ','SNO','2006',1);" calcext:value-type="string">
            <text:p>INSERT INTO sss_permisos_internos VALUES('0001','SIGESP <text:s text:c="23"/>','SNO','20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0];&quot;','&quot;;[.B460];&quot;','&quot;;[.C460];&quot;','&quot;;[.D460];&quot;',&quot;;[.E460];&quot;);&quot;)" office:value-type="string" office:string-value="INSERT INTO sss_permisos_internos VALUES('0001','SIGESP                        ','SNO','2007',1);" calcext:value-type="string">
            <text:p>INSERT INTO sss_permisos_internos VALUES('0001','SIGESP <text:s text:c="23"/>','SNO','20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1];&quot;','&quot;;[.B461];&quot;','&quot;;[.C461];&quot;','&quot;;[.D461];&quot;',&quot;;[.E461];&quot;);&quot;)" office:value-type="string" office:string-value="INSERT INTO sss_permisos_internos VALUES('0001','SIGESP                        ','SNO','2008',1);" calcext:value-type="string">
            <text:p>INSERT INTO sss_permisos_internos VALUES('0001','SIGESP <text:s text:c="23"/>','SNO','20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office:value-type="string" calcext:value-type="string">
            <text:p>2008-00000020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2];&quot;','&quot;;[.B462];&quot;','&quot;;[.C462];&quot;','&quot;;[.D462];&quot;',&quot;;[.E462];&quot;);&quot;)" office:value-type="string" office:string-value="INSERT INTO sss_permisos_internos VALUES('0001','SIGESP                        ','SNO','2008-0000002008',1);" calcext:value-type="string">
            <text:p>INSERT INTO sss_permisos_internos VALUES('0001','SIGESP <text:s text:c="23"/>','SNO','2008-00000020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3];&quot;','&quot;;[.B463];&quot;','&quot;;[.C463];&quot;','&quot;;[.D463];&quot;',&quot;;[.E463];&quot;);&quot;)" office:value-type="string" office:string-value="INSERT INTO sss_permisos_internos VALUES('0001','SIGESP                        ','SNO','2100',1);" calcext:value-type="string">
            <text:p>INSERT INTO sss_permisos_internos VALUES('0001','SIGESP <text:s text:c="23"/>','SNO','2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2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4];&quot;','&quot;;[.B464];&quot;','&quot;;[.C464];&quot;','&quot;;[.D464];&quot;',&quot;;[.E464];&quot;);&quot;)" office:value-type="string" office:string-value="INSERT INTO sss_permisos_internos VALUES('0001','SIGESP                        ','SNO','2101',1);" calcext:value-type="string">
            <text:p>INSERT INTO sss_permisos_internos VALUES('0001','SIGESP <text:s text:c="23"/>','SNO','2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5];&quot;','&quot;;[.B465];&quot;','&quot;;[.C465];&quot;','&quot;;[.D465];&quot;',&quot;;[.E465];&quot;);&quot;)" office:value-type="string" office:string-value="INSERT INTO sss_permisos_internos VALUES('0001','SIGESP                        ','SNO','3000',1);" calcext:value-type="string">
            <text:p>INSERT INTO sss_permisos_internos VALUES('0001','SIGESP <text:s text:c="23"/>','SNO','3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6];&quot;','&quot;;[.B466];&quot;','&quot;;[.C466];&quot;','&quot;;[.D466];&quot;',&quot;;[.E466];&quot;);&quot;)" office:value-type="string" office:string-value="INSERT INTO sss_permisos_internos VALUES('0001','SIGESP                        ','SNO','3001',1);" calcext:value-type="string">
            <text:p>INSERT INTO sss_permisos_internos VALUES('0001','SIGESP <text:s text:c="23"/>','SNO','3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7];&quot;','&quot;;[.B467];&quot;','&quot;;[.C467];&quot;','&quot;;[.D467];&quot;',&quot;;[.E467];&quot;);&quot;)" office:value-type="string" office:string-value="INSERT INTO sss_permisos_internos VALUES('0001','SIGESP                        ','SNO','3002',1);" calcext:value-type="string">
            <text:p>INSERT INTO sss_permisos_internos VALUES('0001','SIGESP <text:s text:c="23"/>','SNO','3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8];&quot;','&quot;;[.B468];&quot;','&quot;;[.C468];&quot;','&quot;;[.D468];&quot;',&quot;;[.E468];&quot;);&quot;)" office:value-type="string" office:string-value="INSERT INTO sss_permisos_internos VALUES('0001','SIGESP                        ','SNO','3003',1);" calcext:value-type="string">
            <text:p>INSERT INTO sss_permisos_internos VALUES('0001','SIGESP <text:s text:c="23"/>','SNO','3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69];&quot;','&quot;;[.B469];&quot;','&quot;;[.C469];&quot;','&quot;;[.D469];&quot;',&quot;;[.E469];&quot;);&quot;)" office:value-type="string" office:string-value="INSERT INTO sss_permisos_internos VALUES('0001','SIGESP                        ','SNO','3004',1);" calcext:value-type="string">
            <text:p>INSERT INTO sss_permisos_internos VALUES('0001','SIGESP <text:s text:c="23"/>','SNO','3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0];&quot;','&quot;;[.B470];&quot;','&quot;;[.C470];&quot;','&quot;;[.D470];&quot;',&quot;;[.E470];&quot;);&quot;)" office:value-type="string" office:string-value="INSERT INTO sss_permisos_internos VALUES('0001','SIGESP                        ','SNO','3005',1);" calcext:value-type="string">
            <text:p>INSERT INTO sss_permisos_internos VALUES('0001','SIGESP <text:s text:c="23"/>','SNO','3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0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1];&quot;','&quot;;[.B471];&quot;','&quot;;[.C471];&quot;','&quot;;[.D471];&quot;',&quot;;[.E471];&quot;);&quot;)" office:value-type="string" office:string-value="INSERT INTO sss_permisos_internos VALUES('0001','SIGESP                        ','SNO','3006',1);" calcext:value-type="string">
            <text:p>INSERT INTO sss_permisos_internos VALUES('0001','SIGESP <text:s text:c="23"/>','SNO','30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0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2];&quot;','&quot;;[.B472];&quot;','&quot;;[.C472];&quot;','&quot;;[.D472];&quot;',&quot;;[.E472];&quot;);&quot;)" office:value-type="string" office:string-value="INSERT INTO sss_permisos_internos VALUES('0001','SIGESP                        ','SNO','3007',1);" calcext:value-type="string">
            <text:p>INSERT INTO sss_permisos_internos VALUES('0001','SIGESP <text:s text:c="23"/>','SNO','30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3];&quot;','&quot;;[.B473];&quot;','&quot;;[.C473];&quot;','&quot;;[.D473];&quot;',&quot;;[.E473];&quot;);&quot;)" office:value-type="string" office:string-value="INSERT INTO sss_permisos_internos VALUES('0001','SIGESP                        ','SNO','3101',1);" calcext:value-type="string">
            <text:p>INSERT INTO sss_permisos_internos VALUES('0001','SIGESP <text:s text:c="23"/>','SNO','3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4];&quot;','&quot;;[.B474];&quot;','&quot;;[.C474];&quot;','&quot;;[.D474];&quot;',&quot;;[.E474];&quot;);&quot;)" office:value-type="string" office:string-value="INSERT INTO sss_permisos_internos VALUES('0001','SIGESP                        ','SNO','3102',1);" calcext:value-type="string">
            <text:p>INSERT INTO sss_permisos_internos VALUES('0001','SIGESP <text:s text:c="23"/>','SNO','3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1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5];&quot;','&quot;;[.B475];&quot;','&quot;;[.C475];&quot;','&quot;;[.D475];&quot;',&quot;;[.E475];&quot;);&quot;)" office:value-type="string" office:string-value="INSERT INTO sss_permisos_internos VALUES('0001','SIGESP                        ','SNO','3103',1);" calcext:value-type="string">
            <text:p>INSERT INTO sss_permisos_internos VALUES('0001','SIGESP <text:s text:c="23"/>','SNO','3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6];&quot;','&quot;;[.B476];&quot;','&quot;;[.C476];&quot;','&quot;;[.D476];&quot;',&quot;;[.E476];&quot;);&quot;)" office:value-type="string" office:string-value="INSERT INTO sss_permisos_internos VALUES('0001','SIGESP                        ','SNO','3104',1);" calcext:value-type="string">
            <text:p>INSERT INTO sss_permisos_internos VALUES('0001','SIGESP <text:s text:c="23"/>','SNO','3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1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7];&quot;','&quot;;[.B477];&quot;','&quot;;[.C477];&quot;','&quot;;[.D477];&quot;',&quot;;[.E477];&quot;);&quot;)" office:value-type="string" office:string-value="INSERT INTO sss_permisos_internos VALUES('0001','SIGESP                        ','SNO','3105',1);" calcext:value-type="string">
            <text:p>INSERT INTO sss_permisos_internos VALUES('0001','SIGESP <text:s text:c="23"/>','SNO','31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8];&quot;','&quot;;[.B478];&quot;','&quot;;[.C478];&quot;','&quot;;[.D478];&quot;',&quot;;[.E478];&quot;);&quot;)" office:value-type="string" office:string-value="INSERT INTO sss_permisos_internos VALUES('0001','SIGESP                        ','SNO','3106',1);" calcext:value-type="string">
            <text:p>INSERT INTO sss_permisos_internos VALUES('0001','SIGESP <text:s text:c="23"/>','SNO','31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1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79];&quot;','&quot;;[.B479];&quot;','&quot;;[.C479];&quot;','&quot;;[.D479];&quot;',&quot;;[.E479];&quot;);&quot;)" office:value-type="string" office:string-value="INSERT INTO sss_permisos_internos VALUES('0001','SIGESP                        ','SNO','3107',1);" calcext:value-type="string">
            <text:p>INSERT INTO sss_permisos_internos VALUES('0001','SIGESP <text:s text:c="23"/>','SNO','31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31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0];&quot;','&quot;;[.B480];&quot;','&quot;;[.C480];&quot;','&quot;;[.D480];&quot;',&quot;;[.E480];&quot;);&quot;)" office:value-type="string" office:string-value="INSERT INTO sss_permisos_internos VALUES('0001','SIGESP                        ','SNO','3108',1);" calcext:value-type="string">
            <text:p>INSERT INTO sss_permisos_internos VALUES('0001','SIGESP <text:s text:c="23"/>','SNO','31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1];&quot;','&quot;;[.B481];&quot;','&quot;;[.C481];&quot;','&quot;;[.D481];&quot;',&quot;;[.E481];&quot;);&quot;)" office:value-type="string" office:string-value="INSERT INTO sss_permisos_internos VALUES('0001','SIGESP                        ','SNO','4000',1);" calcext:value-type="string">
            <text:p>INSERT INTO sss_permisos_internos VALUES('0001','SIGESP <text:s text:c="23"/>','SNO','4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4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2];&quot;','&quot;;[.B482];&quot;','&quot;;[.C482];&quot;','&quot;;[.D482];&quot;',&quot;;[.E482];&quot;);&quot;)" office:value-type="string" office:string-value="INSERT INTO sss_permisos_internos VALUES('0001','SIGESP                        ','SNO','4001',1);" calcext:value-type="string">
            <text:p>INSERT INTO sss_permisos_internos VALUES('0001','SIGESP <text:s text:c="23"/>','SNO','4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3];&quot;','&quot;;[.B483];&quot;','&quot;;[.C483];&quot;','&quot;;[.D483];&quot;',&quot;;[.E483];&quot;);&quot;)" office:value-type="string" office:string-value="INSERT INTO sss_permisos_internos VALUES('0001','SIGESP                        ','SNO','5000',1);" calcext:value-type="string">
            <text:p>INSERT INTO sss_permisos_internos VALUES('0001','SIGESP <text:s text:c="23"/>','SNO','5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4];&quot;','&quot;;[.B484];&quot;','&quot;;[.C484];&quot;','&quot;;[.D484];&quot;',&quot;;[.E484];&quot;);&quot;)" office:value-type="string" office:string-value="INSERT INTO sss_permisos_internos VALUES('0001','SIGESP                        ','SNO','5001',1);" calcext:value-type="string">
            <text:p>INSERT INTO sss_permisos_internos VALUES('0001','SIGESP <text:s text:c="23"/>','SNO','5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5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5];&quot;','&quot;;[.B485];&quot;','&quot;;[.C485];&quot;','&quot;;[.D485];&quot;',&quot;;[.E485];&quot;);&quot;)" office:value-type="string" office:string-value="INSERT INTO sss_permisos_internos VALUES('0001','SIGESP                        ','SNO','5003',1);" calcext:value-type="string">
            <text:p>INSERT INTO sss_permisos_internos VALUES('0001','SIGESP <text:s text:c="23"/>','SNO','5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6];&quot;','&quot;;[.B486];&quot;','&quot;;[.C486];&quot;','&quot;;[.D486];&quot;',&quot;;[.E486];&quot;);&quot;)" office:value-type="string" office:string-value="INSERT INTO sss_permisos_internos VALUES('0001','SIGESP                        ','SNO','6000',1);" calcext:value-type="string">
            <text:p>INSERT INTO sss_permisos_internos VALUES('0001','SIGESP <text:s text:c="23"/>','SNO','6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7];&quot;','&quot;;[.B487];&quot;','&quot;;[.C487];&quot;','&quot;;[.D487];&quot;',&quot;;[.E487];&quot;);&quot;)" office:value-type="string" office:string-value="INSERT INTO sss_permisos_internos VALUES('0001','SIGESP                        ','SNO','7000',1);" calcext:value-type="string">
            <text:p>INSERT INTO sss_permisos_internos VALUES('0001','SIGESP <text:s text:c="23"/>','SNO','7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7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8];&quot;','&quot;;[.B488];&quot;','&quot;;[.C488];&quot;','&quot;;[.D488];&quot;',&quot;;[.E488];&quot;);&quot;)" office:value-type="string" office:string-value="INSERT INTO sss_permisos_internos VALUES('0001','SIGESP                        ','SNO','7001',1);" calcext:value-type="string">
            <text:p>INSERT INTO sss_permisos_internos VALUES('0001','SIGESP <text:s text:c="23"/>','SNO','7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89];&quot;','&quot;;[.B489];&quot;','&quot;;[.C489];&quot;','&quot;;[.D489];&quot;',&quot;;[.E489];&quot;);&quot;)" office:value-type="string" office:string-value="INSERT INTO sss_permisos_internos VALUES('0001','SIGESP                        ','SNO','8000',1);" calcext:value-type="string">
            <text:p>INSERT INTO sss_permisos_internos VALUES('0001','SIGESP <text:s text:c="23"/>','SNO','8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0];&quot;','&quot;;[.B490];&quot;','&quot;;[.C490];&quot;','&quot;;[.D490];&quot;',&quot;;[.E490];&quot;);&quot;)" office:value-type="string" office:string-value="INSERT INTO sss_permisos_internos VALUES('0001','SIGESP                        ','SNO','8001',1);" calcext:value-type="string">
            <text:p>INSERT INTO sss_permisos_internos VALUES('0001','SIGESP <text:s text:c="23"/>','SNO','8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1];&quot;','&quot;;[.B491];&quot;','&quot;;[.C491];&quot;','&quot;;[.D491];&quot;',&quot;;[.E491];&quot;);&quot;)" office:value-type="string" office:string-value="INSERT INTO sss_permisos_internos VALUES('0001','SIGESP                        ','SNO','8002',1);" calcext:value-type="string">
            <text:p>INSERT INTO sss_permisos_internos VALUES('0001','SIGESP <text:s text:c="23"/>','SNO','8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2];&quot;','&quot;;[.B492];&quot;','&quot;;[.C492];&quot;','&quot;;[.D492];&quot;',&quot;;[.E492];&quot;);&quot;)" office:value-type="string" office:string-value="INSERT INTO sss_permisos_internos VALUES('0001','SIGESP                        ','SNO','8003',1);" calcext:value-type="string">
            <text:p>INSERT INTO sss_permisos_internos VALUES('0001','SIGESP <text:s text:c="23"/>','SNO','8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3];&quot;','&quot;;[.B493];&quot;','&quot;;[.C493];&quot;','&quot;;[.D493];&quot;',&quot;;[.E493];&quot;);&quot;)" office:value-type="string" office:string-value="INSERT INTO sss_permisos_internos VALUES('0001','SIGESP                        ','SNO','8004',1);" calcext:value-type="string">
            <text:p>INSERT INTO sss_permisos_internos VALUES('0001','SIGESP <text:s text:c="23"/>','SNO','8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4];&quot;','&quot;;[.B494];&quot;','&quot;;[.C494];&quot;','&quot;;[.D494];&quot;',&quot;;[.E494];&quot;);&quot;)" office:value-type="string" office:string-value="INSERT INTO sss_permisos_internos VALUES('0001','SIGESP                        ','SNO','8005',1);" calcext:value-type="string">
            <text:p>INSERT INTO sss_permisos_internos VALUES('0001','SIGESP <text:s text:c="23"/>','SNO','8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5];&quot;','&quot;;[.B495];&quot;','&quot;;[.C495];&quot;','&quot;;[.D495];&quot;',&quot;;[.E495];&quot;);&quot;)" office:value-type="string" office:string-value="INSERT INTO sss_permisos_internos VALUES('0001','SIGESP                        ','SNO','8006',1);" calcext:value-type="string">
            <text:p>INSERT INTO sss_permisos_internos VALUES('0001','SIGESP <text:s text:c="23"/>','SNO','80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6];&quot;','&quot;;[.B496];&quot;','&quot;;[.C496];&quot;','&quot;;[.D496];&quot;',&quot;;[.E496];&quot;);&quot;)" office:value-type="string" office:string-value="INSERT INTO sss_permisos_internos VALUES('0001','SIGESP                        ','SNO','8007',1);" calcext:value-type="string">
            <text:p>INSERT INTO sss_permisos_internos VALUES('0001','SIGESP <text:s text:c="23"/>','SNO','80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7];&quot;','&quot;;[.B497];&quot;','&quot;;[.C497];&quot;','&quot;;[.D497];&quot;',&quot;;[.E497];&quot;);&quot;)" office:value-type="string" office:string-value="INSERT INTO sss_permisos_internos VALUES('0001','SIGESP                        ','SNO','8008',1);" calcext:value-type="string">
            <text:p>INSERT INTO sss_permisos_internos VALUES('0001','SIGESP <text:s text:c="23"/>','SNO','80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8009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8];&quot;','&quot;;[.B498];&quot;','&quot;;[.C498];&quot;','&quot;;[.D498];&quot;',&quot;;[.E498];&quot;);&quot;)" office:value-type="string" office:string-value="INSERT INTO sss_permisos_internos VALUES('0001','SIGESP                        ','SNO','8009',1);" calcext:value-type="string">
            <text:p>INSERT INTO sss_permisos_internos VALUES('0001','SIGESP <text:s text:c="23"/>','SNO','8009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499];&quot;','&quot;;[.B499];&quot;','&quot;;[.C499];&quot;','&quot;;[.D499];&quot;',&quot;;[.E499];&quot;);&quot;)" office:value-type="string" office:string-value="INSERT INTO sss_permisos_internos VALUES('0001','SIGESP                        ','SNO','9000',1);" calcext:value-type="string">
            <text:p>INSERT INTO sss_permisos_internos VALUES('0001','SIGESP <text:s text:c="23"/>','SNO','9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0];&quot;','&quot;;[.B500];&quot;','&quot;;[.C500];&quot;','&quot;;[.D500];&quot;',&quot;;[.E500];&quot;);&quot;)" office:value-type="string" office:string-value="INSERT INTO sss_permisos_internos VALUES('0001','SIGESP                        ','SNO','9001',1);" calcext:value-type="string">
            <text:p>INSERT INTO sss_permisos_internos VALUES('0001','SIGESP <text:s text:c="23"/>','SNO','9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1];&quot;','&quot;;[.B501];&quot;','&quot;;[.C501];&quot;','&quot;;[.D501];&quot;',&quot;;[.E501];&quot;);&quot;)" office:value-type="string" office:string-value="INSERT INTO sss_permisos_internos VALUES('0001','SIGESP                        ','SNO','9002',1);" calcext:value-type="string">
            <text:p>INSERT INTO sss_permisos_internos VALUES('0001','SIGESP <text:s text:c="23"/>','SNO','9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2];&quot;','&quot;;[.B502];&quot;','&quot;;[.C502];&quot;','&quot;;[.D502];&quot;',&quot;;[.E502];&quot;);&quot;)" office:value-type="string" office:string-value="INSERT INTO sss_permisos_internos VALUES('0001','SIGESP                        ','SNO','9003',1);" calcext:value-type="string">
            <text:p>INSERT INTO sss_permisos_internos VALUES('0001','SIGESP <text:s text:c="23"/>','SNO','9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3];&quot;','&quot;;[.B503];&quot;','&quot;;[.C503];&quot;','&quot;;[.D503];&quot;',&quot;;[.E503];&quot;);&quot;)" office:value-type="string" office:string-value="INSERT INTO sss_permisos_internos VALUES('0001','SIGESP                        ','SNO','9004',1);" calcext:value-type="string">
            <text:p>INSERT INTO sss_permisos_internos VALUES('0001','SIGESP <text:s text:c="23"/>','SNO','9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4];&quot;','&quot;;[.B504];&quot;','&quot;;[.C504];&quot;','&quot;;[.D504];&quot;',&quot;;[.E504];&quot;);&quot;)" office:value-type="string" office:string-value="INSERT INTO sss_permisos_internos VALUES('0001','SIGESP                        ','SNO','9005',1);" calcext:value-type="string">
            <text:p>INSERT INTO sss_permisos_internos VALUES('0001','SIGESP <text:s text:c="23"/>','SNO','9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03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5];&quot;','&quot;;[.B505];&quot;','&quot;;[.C505];&quot;','&quot;;[.D505];&quot;',&quot;;[.E505];&quot;);&quot;)" office:value-type="string" office:string-value="INSERT INTO sss_permisos_internos VALUES('0001','SIGESP                        ','SNO','9030',1);" calcext:value-type="string">
            <text:p>INSERT INTO sss_permisos_internos VALUES('0001','SIGESP <text:s text:c="23"/>','SNO','903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03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6];&quot;','&quot;;[.B506];&quot;','&quot;;[.C506];&quot;','&quot;;[.D506];&quot;',&quot;;[.E506];&quot;);&quot;)" office:value-type="string" office:string-value="INSERT INTO sss_permisos_internos VALUES('0001','SIGESP                        ','SNO','9031',1);" calcext:value-type="string">
            <text:p>INSERT INTO sss_permisos_internos VALUES('0001','SIGESP <text:s text:c="23"/>','SNO','903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03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7];&quot;','&quot;;[.B507];&quot;','&quot;;[.C507];&quot;','&quot;;[.D507];&quot;',&quot;;[.E507];&quot;);&quot;)" office:value-type="string" office:string-value="INSERT INTO sss_permisos_internos VALUES('0001','SIGESP                        ','SNO','9032',1);" calcext:value-type="string">
            <text:p>INSERT INTO sss_permisos_internos VALUES('0001','SIGESP <text:s text:c="23"/>','SNO','903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8];&quot;','&quot;;[.B508];&quot;','&quot;;[.C508];&quot;','&quot;;[.D508];&quot;',&quot;;[.E508];&quot;);&quot;)" office:value-type="string" office:string-value="INSERT INTO sss_permisos_internos VALUES('0001','SIGESP                        ','SNO','9999',1);" calcext:value-type="string">
            <text:p>INSERT INTO sss_permisos_internos VALUES('0001','SIGESP <text:s text:c="23"/>','SNO','9999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NR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09];&quot;','&quot;;[.B509];&quot;','&quot;;[.C509];&quot;','&quot;;[.D509];&quot;',&quot;;[.E509];&quot;);&quot;)" office:value-type="string" office:string-value="INSERT INTO sss_permisos_internos VALUES('0001','SIGESP                        ','SNR','---------------------------------',1);" calcext:value-type="string">
            <text:p>INSERT INTO sss_permisos_internos VALUES('0001','SIGESP <text:s text:c="23"/>','SNR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0];&quot;','&quot;;[.B510];&quot;','&quot;;[.C510];&quot;','&quot;;[.D510];&quot;',&quot;;[.E510];&quot;);&quot;)" office:value-type="string" office:string-value="INSERT INTO sss_permisos_internos VALUES('0001','SIGESP                        ','SOC','---------------------------------',1);" calcext:value-type="string">
            <text:p>INSERT INTO sss_permisos_internos VALUES('0001','SIGESP <text:s text:c="23"/>','SOC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1];&quot;','&quot;;[.B511];&quot;','&quot;;[.C511];&quot;','&quot;;[.D511];&quot;',&quot;;[.E511];&quot;);&quot;)" office:value-type="string" office:string-value="INSERT INTO sss_permisos_internos VALUES('0001','SIGESP                        ','SOC','0000001100',1);" calcext:value-type="string">
            <text:p>INSERT INTO sss_permisos_internos VALUES('0001','SIGESP <text:s text:c="23"/>','SOC','0000001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2];&quot;','&quot;;[.B512];&quot;','&quot;;[.C512];&quot;','&quot;;[.D512];&quot;',&quot;;[.E512];&quot;);&quot;)" office:value-type="string" office:string-value="INSERT INTO sss_permisos_internos VALUES('0001','SIGESP                        ','SOC','0000001101',1);" calcext:value-type="string">
            <text:p>INSERT INTO sss_permisos_internos VALUES('0001','SIGESP <text:s text:c="23"/>','SOC','0000001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3];&quot;','&quot;;[.B513];&quot;','&quot;;[.C513];&quot;','&quot;;[.D513];&quot;',&quot;;[.E513];&quot;);&quot;)" office:value-type="string" office:string-value="INSERT INTO sss_permisos_internos VALUES('0001','SIGESP                        ','SOC','0000001102',1);" calcext:value-type="string">
            <text:p>INSERT INTO sss_permisos_internos VALUES('0001','SIGESP <text:s text:c="23"/>','SOC','0000001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4];&quot;','&quot;;[.B514];&quot;','&quot;;[.C514];&quot;','&quot;;[.D514];&quot;',&quot;;[.E514];&quot;);&quot;)" office:value-type="string" office:string-value="INSERT INTO sss_permisos_internos VALUES('0001','SIGESP                        ','SOC','0000001200',1);" calcext:value-type="string">
            <text:p>INSERT INTO sss_permisos_internos VALUES('0001','SIGESP <text:s text:c="23"/>','SOC','0000001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5];&quot;','&quot;;[.B515];&quot;','&quot;;[.C515];&quot;','&quot;;[.D515];&quot;',&quot;;[.E515];&quot;);&quot;)" office:value-type="string" office:string-value="INSERT INTO sss_permisos_internos VALUES('0001','SIGESP                        ','SOC','0000001201',1);" calcext:value-type="string">
            <text:p>INSERT INTO sss_permisos_internos VALUES('0001','SIGESP <text:s text:c="23"/>','SOC','0000001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6];&quot;','&quot;;[.B516];&quot;','&quot;;[.C516];&quot;','&quot;;[.D516];&quot;',&quot;;[.E516];&quot;);&quot;)" office:value-type="string" office:string-value="INSERT INTO sss_permisos_internos VALUES('0001','SIGESP                        ','SOC','0000001202',1);" calcext:value-type="string">
            <text:p>INSERT INTO sss_permisos_internos VALUES('0001','SIGESP <text:s text:c="23"/>','SOC','0000001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7];&quot;','&quot;;[.B517];&quot;','&quot;;[.C517];&quot;','&quot;;[.D517];&quot;',&quot;;[.E517];&quot;);&quot;)" office:value-type="string" office:string-value="INSERT INTO sss_permisos_internos VALUES('0001','SIGESP                        ','SOC','0000001203',1);" calcext:value-type="string">
            <text:p>INSERT INTO sss_permisos_internos VALUES('0001','SIGESP <text:s text:c="23"/>','SOC','0000001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8];&quot;','&quot;;[.B518];&quot;','&quot;;[.C518];&quot;','&quot;;[.D518];&quot;',&quot;;[.E518];&quot;);&quot;)" office:value-type="string" office:string-value="INSERT INTO sss_permisos_internos VALUES('0001','SIGESP                        ','SOC','0000001300',1);" calcext:value-type="string">
            <text:p>INSERT INTO sss_permisos_internos VALUES('0001','SIGESP <text:s text:c="23"/>','SOC','0000001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19];&quot;','&quot;;[.B519];&quot;','&quot;;[.C519];&quot;','&quot;;[.D519];&quot;',&quot;;[.E519];&quot;);&quot;)" office:value-type="string" office:string-value="INSERT INTO sss_permisos_internos VALUES('0001','SIGESP                        ','SOC','0000001301',1);" calcext:value-type="string">
            <text:p>INSERT INTO sss_permisos_internos VALUES('0001','SIGESP <text:s text:c="23"/>','SOC','0000001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0];&quot;','&quot;;[.B520];&quot;','&quot;;[.C520];&quot;','&quot;;[.D520];&quot;',&quot;;[.E520];&quot;);&quot;)" office:value-type="string" office:string-value="INSERT INTO sss_permisos_internos VALUES('0001','SIGESP                        ','SOC','0000001302',1);" calcext:value-type="string">
            <text:p>INSERT INTO sss_permisos_internos VALUES('0001','SIGESP <text:s text:c="23"/>','SOC','0000001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13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1];&quot;','&quot;;[.B521];&quot;','&quot;;[.C521];&quot;','&quot;;[.D521];&quot;',&quot;;[.E521];&quot;);&quot;)" office:value-type="string" office:string-value="INSERT INTO sss_permisos_internos VALUES('0001','SIGESP                        ','SOC','0000001303',1);" calcext:value-type="string">
            <text:p>INSERT INTO sss_permisos_internos VALUES('0001','SIGESP <text:s text:c="23"/>','SOC','00000013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2];&quot;','&quot;;[.B522];&quot;','&quot;;[.C522];&quot;','&quot;;[.D522];&quot;',&quot;;[.E522];&quot;);&quot;)" office:value-type="string" office:string-value="INSERT INTO sss_permisos_internos VALUES('0001','SIGESP                        ','SOC','0000002000',1);" calcext:value-type="string">
            <text:p>INSERT INTO sss_permisos_internos VALUES('0001','SIGESP <text:s text:c="23"/>','SOC','0000002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3];&quot;','&quot;;[.B523];&quot;','&quot;;[.C523];&quot;','&quot;;[.D523];&quot;',&quot;;[.E523];&quot;);&quot;)" office:value-type="string" office:string-value="INSERT INTO sss_permisos_internos VALUES('0001','SIGESP                        ','SOC','0000002001',1);" calcext:value-type="string">
            <text:p>INSERT INTO sss_permisos_internos VALUES('0001','SIGESP <text:s text:c="23"/>','SOC','0000002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4];&quot;','&quot;;[.B524];&quot;','&quot;;[.C524];&quot;','&quot;;[.D524];&quot;',&quot;;[.E524];&quot;);&quot;)" office:value-type="string" office:string-value="INSERT INTO sss_permisos_internos VALUES('0001','SIGESP                        ','SOC','0000002002',1);" calcext:value-type="string">
            <text:p>INSERT INTO sss_permisos_internos VALUES('0001','SIGESP <text:s text:c="23"/>','SOC','0000002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5];&quot;','&quot;;[.B525];&quot;','&quot;;[.C525];&quot;','&quot;;[.D525];&quot;',&quot;;[.E525];&quot;);&quot;)" office:value-type="string" office:string-value="INSERT INTO sss_permisos_internos VALUES('0001','SIGESP                        ','SOC','0000002003',1);" calcext:value-type="string">
            <text:p>INSERT INTO sss_permisos_internos VALUES('0001','SIGESP <text:s text:c="23"/>','SOC','0000002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6];&quot;','&quot;;[.B526];&quot;','&quot;;[.C526];&quot;','&quot;;[.D526];&quot;',&quot;;[.E526];&quot;);&quot;)" office:value-type="string" office:string-value="INSERT INTO sss_permisos_internos VALUES('0001','SIGESP                        ','SOC','0000002004',1);" calcext:value-type="string">
            <text:p>INSERT INTO sss_permisos_internos VALUES('0001','SIGESP <text:s text:c="23"/>','SOC','0000002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7];&quot;','&quot;;[.B527];&quot;','&quot;;[.C527];&quot;','&quot;;[.D527];&quot;',&quot;;[.E527];&quot;);&quot;)" office:value-type="string" office:string-value="INSERT INTO sss_permisos_internos VALUES('0001','SIGESP                        ','SOC','0000002005',1);" calcext:value-type="string">
            <text:p>INSERT INTO sss_permisos_internos VALUES('0001','SIGESP <text:s text:c="23"/>','SOC','0000002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8];&quot;','&quot;;[.B528];&quot;','&quot;;[.C528];&quot;','&quot;;[.D528];&quot;',&quot;;[.E528];&quot;);&quot;)" office:value-type="string" office:string-value="INSERT INTO sss_permisos_internos VALUES('0001','SIGESP                        ','SOC','0000002100',1);" calcext:value-type="string">
            <text:p>INSERT INTO sss_permisos_internos VALUES('0001','SIGESP <text:s text:c="23"/>','SOC','0000002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29];&quot;','&quot;;[.B529];&quot;','&quot;;[.C529];&quot;','&quot;;[.D529];&quot;',&quot;;[.E529];&quot;);&quot;)" office:value-type="string" office:string-value="INSERT INTO sss_permisos_internos VALUES('0001','SIGESP                        ','SOC','0000002101',1);" calcext:value-type="string">
            <text:p>INSERT INTO sss_permisos_internos VALUES('0001','SIGESP <text:s text:c="23"/>','SOC','0000002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0];&quot;','&quot;;[.B530];&quot;','&quot;;[.C530];&quot;','&quot;;[.D530];&quot;',&quot;;[.E530];&quot;);&quot;)" office:value-type="string" office:string-value="INSERT INTO sss_permisos_internos VALUES('0001','SIGESP                        ','SOC','0000002102',1);" calcext:value-type="string">
            <text:p>INSERT INTO sss_permisos_internos VALUES('0001','SIGESP <text:s text:c="23"/>','SOC','0000002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1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1];&quot;','&quot;;[.B531];&quot;','&quot;;[.C531];&quot;','&quot;;[.D531];&quot;',&quot;;[.E531];&quot;);&quot;)" office:value-type="string" office:string-value="INSERT INTO sss_permisos_internos VALUES('0001','SIGESP                        ','SOC','0000002103',1);" calcext:value-type="string">
            <text:p>INSERT INTO sss_permisos_internos VALUES('0001','SIGESP <text:s text:c="23"/>','SOC','0000002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2];&quot;','&quot;;[.B532];&quot;','&quot;;[.C532];&quot;','&quot;;[.D532];&quot;',&quot;;[.E532];&quot;);&quot;)" office:value-type="string" office:string-value="INSERT INTO sss_permisos_internos VALUES('0001','SIGESP                        ','SOC','0000002104',1);" calcext:value-type="string">
            <text:p>INSERT INTO sss_permisos_internos VALUES('0001','SIGESP <text:s text:c="23"/>','SOC','0000002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1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3];&quot;','&quot;;[.B533];&quot;','&quot;;[.C533];&quot;','&quot;;[.D533];&quot;',&quot;;[.E533];&quot;);&quot;)" office:value-type="string" office:string-value="INSERT INTO sss_permisos_internos VALUES('0001','SIGESP                        ','SOC','0000002105',1);" calcext:value-type="string">
            <text:p>INSERT INTO sss_permisos_internos VALUES('0001','SIGESP <text:s text:c="23"/>','SOC','00000021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1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4];&quot;','&quot;;[.B534];&quot;','&quot;;[.C534];&quot;','&quot;;[.D534];&quot;',&quot;;[.E534];&quot;);&quot;)" office:value-type="string" office:string-value="INSERT INTO sss_permisos_internos VALUES('0001','SIGESP                        ','SOC','0000002106',1);" calcext:value-type="string">
            <text:p>INSERT INTO sss_permisos_internos VALUES('0001','SIGESP <text:s text:c="23"/>','SOC','00000021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5];&quot;','&quot;;[.B535];&quot;','&quot;;[.C535];&quot;','&quot;;[.D535];&quot;',&quot;;[.E535];&quot;);&quot;)" office:value-type="string" office:string-value="INSERT INTO sss_permisos_internos VALUES('0001','SIGESP                        ','SOC','0000002200',1);" calcext:value-type="string">
            <text:p>INSERT INTO sss_permisos_internos VALUES('0001','SIGESP <text:s text:c="23"/>','SOC','0000002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6];&quot;','&quot;;[.B536];&quot;','&quot;;[.C536];&quot;','&quot;;[.D536];&quot;',&quot;;[.E536];&quot;);&quot;)" office:value-type="string" office:string-value="INSERT INTO sss_permisos_internos VALUES('0001','SIGESP                        ','SOC','0000002201',1);" calcext:value-type="string">
            <text:p>INSERT INTO sss_permisos_internos VALUES('0001','SIGESP <text:s text:c="23"/>','SOC','0000002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7];&quot;','&quot;;[.B537];&quot;','&quot;;[.C537];&quot;','&quot;;[.D537];&quot;',&quot;;[.E537];&quot;);&quot;)" office:value-type="string" office:string-value="INSERT INTO sss_permisos_internos VALUES('0001','SIGESP                        ','SOC','0000002202',1);" calcext:value-type="string">
            <text:p>INSERT INTO sss_permisos_internos VALUES('0001','SIGESP <text:s text:c="23"/>','SOC','0000002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8];&quot;','&quot;;[.B538];&quot;','&quot;;[.C538];&quot;','&quot;;[.D538];&quot;',&quot;;[.E538];&quot;);&quot;)" office:value-type="string" office:string-value="INSERT INTO sss_permisos_internos VALUES('0001','SIGESP                        ','SOC','0000002203',1);" calcext:value-type="string">
            <text:p>INSERT INTO sss_permisos_internos VALUES('0001','SIGESP <text:s text:c="23"/>','SOC','0000002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39];&quot;','&quot;;[.B539];&quot;','&quot;;[.C539];&quot;','&quot;;[.D539];&quot;',&quot;;[.E539];&quot;);&quot;)" office:value-type="string" office:string-value="INSERT INTO sss_permisos_internos VALUES('0001','SIGESP                        ','SOC','0000002300',1);" calcext:value-type="string">
            <text:p>INSERT INTO sss_permisos_internos VALUES('0001','SIGESP <text:s text:c="23"/>','SOC','0000002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0];&quot;','&quot;;[.B540];&quot;','&quot;;[.C540];&quot;','&quot;;[.D540];&quot;',&quot;;[.E540];&quot;);&quot;)" office:value-type="string" office:string-value="INSERT INTO sss_permisos_internos VALUES('0001','SIGESP                        ','SOC','0000002301',1);" calcext:value-type="string">
            <text:p>INSERT INTO sss_permisos_internos VALUES('0001','SIGESP <text:s text:c="23"/>','SOC','0000002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1];&quot;','&quot;;[.B541];&quot;','&quot;;[.C541];&quot;','&quot;;[.D541];&quot;',&quot;;[.E541];&quot;);&quot;)" office:value-type="string" office:string-value="INSERT INTO sss_permisos_internos VALUES('0001','SIGESP                        ','SOC','0000002302',1);" calcext:value-type="string">
            <text:p>INSERT INTO sss_permisos_internos VALUES('0001','SIGESP <text:s text:c="23"/>','SOC','0000002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3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2];&quot;','&quot;;[.B542];&quot;','&quot;;[.C542];&quot;','&quot;;[.D542];&quot;',&quot;;[.E542];&quot;);&quot;)" office:value-type="string" office:string-value="INSERT INTO sss_permisos_internos VALUES('0001','SIGESP                        ','SOC','0000002303',1);" calcext:value-type="string">
            <text:p>INSERT INTO sss_permisos_internos VALUES('0001','SIGESP <text:s text:c="23"/>','SOC','00000023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3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3];&quot;','&quot;;[.B543];&quot;','&quot;;[.C543];&quot;','&quot;;[.D543];&quot;',&quot;;[.E543];&quot;);&quot;)" office:value-type="string" office:string-value="INSERT INTO sss_permisos_internos VALUES('0001','SIGESP                        ','SOC','0000002304',1);" calcext:value-type="string">
            <text:p>INSERT INTO sss_permisos_internos VALUES('0001','SIGESP <text:s text:c="23"/>','SOC','00000023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3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4];&quot;','&quot;;[.B544];&quot;','&quot;;[.C544];&quot;','&quot;;[.D544];&quot;',&quot;;[.E544];&quot;);&quot;)" office:value-type="string" office:string-value="INSERT INTO sss_permisos_internos VALUES('0001','SIGESP                        ','SOC','0000002305',1);" calcext:value-type="string">
            <text:p>INSERT INTO sss_permisos_internos VALUES('0001','SIGESP <text:s text:c="23"/>','SOC','00000023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3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5];&quot;','&quot;;[.B545];&quot;','&quot;;[.C545];&quot;','&quot;;[.D545];&quot;',&quot;;[.E545];&quot;);&quot;)" office:value-type="string" office:string-value="INSERT INTO sss_permisos_internos VALUES('0001','SIGESP                        ','SOC','0000002306',1);" calcext:value-type="string">
            <text:p>INSERT INTO sss_permisos_internos VALUES('0001','SIGESP <text:s text:c="23"/>','SOC','00000023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3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6];&quot;','&quot;;[.B546];&quot;','&quot;;[.C546];&quot;','&quot;;[.D546];&quot;',&quot;;[.E546];&quot;);&quot;)" office:value-type="string" office:string-value="INSERT INTO sss_permisos_internos VALUES('0001','SIGESP                        ','SOC','0000002307',1);" calcext:value-type="string">
            <text:p>INSERT INTO sss_permisos_internos VALUES('0001','SIGESP <text:s text:c="23"/>','SOC','00000023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7];&quot;','&quot;;[.B547];&quot;','&quot;;[.C547];&quot;','&quot;;[.D547];&quot;',&quot;;[.E547];&quot;);&quot;)" office:value-type="string" office:string-value="INSERT INTO sss_permisos_internos VALUES('0001','SIGESP                        ','SOC','0000002400',1);" calcext:value-type="string">
            <text:p>INSERT INTO sss_permisos_internos VALUES('0001','SIGESP <text:s text:c="23"/>','SOC','0000002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8];&quot;','&quot;;[.B548];&quot;','&quot;;[.C548];&quot;','&quot;;[.D548];&quot;',&quot;;[.E548];&quot;);&quot;)" office:value-type="string" office:string-value="INSERT INTO sss_permisos_internos VALUES('0001','SIGESP                        ','SOC','0000002401',1);" calcext:value-type="string">
            <text:p>INSERT INTO sss_permisos_internos VALUES('0001','SIGESP <text:s text:c="23"/>','SOC','0000002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49];&quot;','&quot;;[.B549];&quot;','&quot;;[.C549];&quot;','&quot;;[.D549];&quot;',&quot;;[.E549];&quot;);&quot;)" office:value-type="string" office:string-value="INSERT INTO sss_permisos_internos VALUES('0001','SIGESP                        ','SOC','0000002402',1);" calcext:value-type="string">
            <text:p>INSERT INTO sss_permisos_internos VALUES('0001','SIGESP <text:s text:c="23"/>','SOC','0000002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4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0];&quot;','&quot;;[.B550];&quot;','&quot;;[.C550];&quot;','&quot;;[.D550];&quot;',&quot;;[.E550];&quot;);&quot;)" office:value-type="string" office:string-value="INSERT INTO sss_permisos_internos VALUES('0001','SIGESP                        ','SOC','0000002403',1);" calcext:value-type="string">
            <text:p>INSERT INTO sss_permisos_internos VALUES('0001','SIGESP <text:s text:c="23"/>','SOC','00000024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4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1];&quot;','&quot;;[.B551];&quot;','&quot;;[.C551];&quot;','&quot;;[.D551];&quot;',&quot;;[.E551];&quot;);&quot;)" office:value-type="string" office:string-value="INSERT INTO sss_permisos_internos VALUES('0001','SIGESP                        ','SOC','0000002404',1);" calcext:value-type="string">
            <text:p>INSERT INTO sss_permisos_internos VALUES('0001','SIGESP <text:s text:c="23"/>','SOC','00000024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4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2];&quot;','&quot;;[.B552];&quot;','&quot;;[.C552];&quot;','&quot;;[.D552];&quot;',&quot;;[.E552];&quot;);&quot;)" office:value-type="string" office:string-value="INSERT INTO sss_permisos_internos VALUES('0001','SIGESP                        ','SOC','0000002405',1);" calcext:value-type="string">
            <text:p>INSERT INTO sss_permisos_internos VALUES('0001','SIGESP <text:s text:c="23"/>','SOC','00000024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4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3];&quot;','&quot;;[.B553];&quot;','&quot;;[.C553];&quot;','&quot;;[.D553];&quot;',&quot;;[.E553];&quot;);&quot;)" office:value-type="string" office:string-value="INSERT INTO sss_permisos_internos VALUES('0001','SIGESP                        ','SOC','0000002406',1);" calcext:value-type="string">
            <text:p>INSERT INTO sss_permisos_internos VALUES('0001','SIGESP <text:s text:c="23"/>','SOC','00000024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4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4];&quot;','&quot;;[.B554];&quot;','&quot;;[.C554];&quot;','&quot;;[.D554];&quot;',&quot;;[.E554];&quot;);&quot;)" office:value-type="string" office:string-value="INSERT INTO sss_permisos_internos VALUES('0001','SIGESP                        ','SOC','0000002407',1);" calcext:value-type="string">
            <text:p>INSERT INTO sss_permisos_internos VALUES('0001','SIGESP <text:s text:c="23"/>','SOC','00000024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5];&quot;','&quot;;[.B555];&quot;','&quot;;[.C555];&quot;','&quot;;[.D555];&quot;',&quot;;[.E555];&quot;);&quot;)" office:value-type="string" office:string-value="INSERT INTO sss_permisos_internos VALUES('0001','SIGESP                        ','SOC','0000002500',1);" calcext:value-type="string">
            <text:p>INSERT INTO sss_permisos_internos VALUES('0001','SIGESP <text:s text:c="23"/>','SOC','0000002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6];&quot;','&quot;;[.B556];&quot;','&quot;;[.C556];&quot;','&quot;;[.D556];&quot;',&quot;;[.E556];&quot;);&quot;)" office:value-type="string" office:string-value="INSERT INTO sss_permisos_internos VALUES('0001','SIGESP                        ','SOC','0000002501',1);" calcext:value-type="string">
            <text:p>INSERT INTO sss_permisos_internos VALUES('0001','SIGESP <text:s text:c="23"/>','SOC','0000002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7];&quot;','&quot;;[.B557];&quot;','&quot;;[.C557];&quot;','&quot;;[.D557];&quot;',&quot;;[.E557];&quot;);&quot;)" office:value-type="string" office:string-value="INSERT INTO sss_permisos_internos VALUES('0001','SIGESP                        ','SOC','0000002502',1);" calcext:value-type="string">
            <text:p>INSERT INTO sss_permisos_internos VALUES('0001','SIGESP <text:s text:c="23"/>','SOC','0000002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8];&quot;','&quot;;[.B558];&quot;','&quot;;[.C558];&quot;','&quot;;[.D558];&quot;',&quot;;[.E558];&quot;);&quot;)" office:value-type="string" office:string-value="INSERT INTO sss_permisos_internos VALUES('0001','SIGESP                        ','SOC','0000002503',1);" calcext:value-type="string">
            <text:p>INSERT INTO sss_permisos_internos VALUES('0001','SIGESP <text:s text:c="23"/>','SOC','0000002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59];&quot;','&quot;;[.B559];&quot;','&quot;;[.C559];&quot;','&quot;;[.D559];&quot;',&quot;;[.E559];&quot;);&quot;)" office:value-type="string" office:string-value="INSERT INTO sss_permisos_internos VALUES('0001','SIGESP                        ','SOC','0000002600',1);" calcext:value-type="string">
            <text:p>INSERT INTO sss_permisos_internos VALUES('0001','SIGESP <text:s text:c="23"/>','SOC','0000002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0];&quot;','&quot;;[.B560];&quot;','&quot;;[.C560];&quot;','&quot;;[.D560];&quot;',&quot;;[.E560];&quot;);&quot;)" office:value-type="string" office:string-value="INSERT INTO sss_permisos_internos VALUES('0001','SIGESP                        ','SOC','0000002601',1);" calcext:value-type="string">
            <text:p>INSERT INTO sss_permisos_internos VALUES('0001','SIGESP <text:s text:c="23"/>','SOC','0000002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1];&quot;','&quot;;[.B561];&quot;','&quot;;[.C561];&quot;','&quot;;[.D561];&quot;',&quot;;[.E561];&quot;);&quot;)" office:value-type="string" office:string-value="INSERT INTO sss_permisos_internos VALUES('0001','SIGESP                        ','SOC','0000002602',1);" calcext:value-type="string">
            <text:p>INSERT INTO sss_permisos_internos VALUES('0001','SIGESP <text:s text:c="23"/>','SOC','0000002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6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2];&quot;','&quot;;[.B562];&quot;','&quot;;[.C562];&quot;','&quot;;[.D562];&quot;',&quot;;[.E562];&quot;);&quot;)" office:value-type="string" office:string-value="INSERT INTO sss_permisos_internos VALUES('0001','SIGESP                        ','SOC','0000002603',1);" calcext:value-type="string">
            <text:p>INSERT INTO sss_permisos_internos VALUES('0001','SIGESP <text:s text:c="23"/>','SOC','00000026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3];&quot;','&quot;;[.B563];&quot;','&quot;;[.C563];&quot;','&quot;;[.D563];&quot;',&quot;;[.E563];&quot;);&quot;)" office:value-type="string" office:string-value="INSERT INTO sss_permisos_internos VALUES('0001','SIGESP                        ','SOC','0000002700',1);" calcext:value-type="string">
            <text:p>INSERT INTO sss_permisos_internos VALUES('0001','SIGESP <text:s text:c="23"/>','SOC','0000002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4];&quot;','&quot;;[.B564];&quot;','&quot;;[.C564];&quot;','&quot;;[.D564];&quot;',&quot;;[.E564];&quot;);&quot;)" office:value-type="string" office:string-value="INSERT INTO sss_permisos_internos VALUES('0001','SIGESP                        ','SOC','0000002701',1);" calcext:value-type="string">
            <text:p>INSERT INTO sss_permisos_internos VALUES('0001','SIGESP <text:s text:c="23"/>','SOC','0000002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5];&quot;','&quot;;[.B565];&quot;','&quot;;[.C565];&quot;','&quot;;[.D565];&quot;',&quot;;[.E565];&quot;);&quot;)" office:value-type="string" office:string-value="INSERT INTO sss_permisos_internos VALUES('0001','SIGESP                        ','SOC','0000002702',1);" calcext:value-type="string">
            <text:p>INSERT INTO sss_permisos_internos VALUES('0001','SIGESP <text:s text:c="23"/>','SOC','0000002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7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6];&quot;','&quot;;[.B566];&quot;','&quot;;[.C566];&quot;','&quot;;[.D566];&quot;',&quot;;[.E566];&quot;);&quot;)" office:value-type="string" office:string-value="INSERT INTO sss_permisos_internos VALUES('0001','SIGESP                        ','SOC','0000002703',1);" calcext:value-type="string">
            <text:p>INSERT INTO sss_permisos_internos VALUES('0001','SIGESP <text:s text:c="23"/>','SOC','00000027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7];&quot;','&quot;;[.B567];&quot;','&quot;;[.C567];&quot;','&quot;;[.D567];&quot;',&quot;;[.E567];&quot;);&quot;)" office:value-type="string" office:string-value="INSERT INTO sss_permisos_internos VALUES('0001','SIGESP                        ','SOC','0000002800',1);" calcext:value-type="string">
            <text:p>INSERT INTO sss_permisos_internos VALUES('0001','SIGESP <text:s text:c="23"/>','SOC','0000002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8];&quot;','&quot;;[.B568];&quot;','&quot;;[.C568];&quot;','&quot;;[.D568];&quot;',&quot;;[.E568];&quot;);&quot;)" office:value-type="string" office:string-value="INSERT INTO sss_permisos_internos VALUES('0001','SIGESP                        ','SOC','0000002801',1);" calcext:value-type="string">
            <text:p>INSERT INTO sss_permisos_internos VALUES('0001','SIGESP <text:s text:c="23"/>','SOC','0000002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69];&quot;','&quot;;[.B569];&quot;','&quot;;[.C569];&quot;','&quot;;[.D569];&quot;',&quot;;[.E569];&quot;);&quot;)" office:value-type="string" office:string-value="INSERT INTO sss_permisos_internos VALUES('0001','SIGESP                        ','SOC','0000002802',1);" calcext:value-type="string">
            <text:p>INSERT INTO sss_permisos_internos VALUES('0001','SIGESP <text:s text:c="23"/>','SOC','0000002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8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0];&quot;','&quot;;[.B570];&quot;','&quot;;[.C570];&quot;','&quot;;[.D570];&quot;',&quot;;[.E570];&quot;);&quot;)" office:value-type="string" office:string-value="INSERT INTO sss_permisos_internos VALUES('0001','SIGESP                        ','SOC','0000002803',1);" calcext:value-type="string">
            <text:p>INSERT INTO sss_permisos_internos VALUES('0001','SIGESP <text:s text:c="23"/>','SOC','00000028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8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1];&quot;','&quot;;[.B571];&quot;','&quot;;[.C571];&quot;','&quot;;[.D571];&quot;',&quot;;[.E571];&quot;);&quot;)" office:value-type="string" office:string-value="INSERT INTO sss_permisos_internos VALUES('0001','SIGESP                        ','SOC','0000002804',1);" calcext:value-type="string">
            <text:p>INSERT INTO sss_permisos_internos VALUES('0001','SIGESP <text:s text:c="23"/>','SOC','00000028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8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2];&quot;','&quot;;[.B572];&quot;','&quot;;[.C572];&quot;','&quot;;[.D572];&quot;',&quot;;[.E572];&quot;);&quot;)" office:value-type="string" office:string-value="INSERT INTO sss_permisos_internos VALUES('0001','SIGESP                        ','SOC','0000002805',1);" calcext:value-type="string">
            <text:p>INSERT INTO sss_permisos_internos VALUES('0001','SIGESP <text:s text:c="23"/>','SOC','00000028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8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3];&quot;','&quot;;[.B573];&quot;','&quot;;[.C573];&quot;','&quot;;[.D573];&quot;',&quot;;[.E573];&quot;);&quot;)" office:value-type="string" office:string-value="INSERT INTO sss_permisos_internos VALUES('0001','SIGESP                        ','SOC','0000002806',1);" calcext:value-type="string">
            <text:p>INSERT INTO sss_permisos_internos VALUES('0001','SIGESP <text:s text:c="23"/>','SOC','00000028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8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4];&quot;','&quot;;[.B574];&quot;','&quot;;[.C574];&quot;','&quot;;[.D574];&quot;',&quot;;[.E574];&quot;);&quot;)" office:value-type="string" office:string-value="INSERT INTO sss_permisos_internos VALUES('0001','SIGESP                        ','SOC','0000002807',1);" calcext:value-type="string">
            <text:p>INSERT INTO sss_permisos_internos VALUES('0001','SIGESP <text:s text:c="23"/>','SOC','00000028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8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5];&quot;','&quot;;[.B575];&quot;','&quot;;[.C575];&quot;','&quot;;[.D575];&quot;',&quot;;[.E575];&quot;);&quot;)" office:value-type="string" office:string-value="INSERT INTO sss_permisos_internos VALUES('0001','SIGESP                        ','SOC','0000002808',1);" calcext:value-type="string">
            <text:p>INSERT INTO sss_permisos_internos VALUES('0001','SIGESP <text:s text:c="23"/>','SOC','00000028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9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6];&quot;','&quot;;[.B576];&quot;','&quot;;[.C576];&quot;','&quot;;[.D576];&quot;',&quot;;[.E576];&quot;);&quot;)" office:value-type="string" office:string-value="INSERT INTO sss_permisos_internos VALUES('0001','SIGESP                        ','SOC','0000002900',1);" calcext:value-type="string">
            <text:p>INSERT INTO sss_permisos_internos VALUES('0001','SIGESP <text:s text:c="23"/>','SOC','00000029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9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7];&quot;','&quot;;[.B577];&quot;','&quot;;[.C577];&quot;','&quot;;[.D577];&quot;',&quot;;[.E577];&quot;);&quot;)" office:value-type="string" office:string-value="INSERT INTO sss_permisos_internos VALUES('0001','SIGESP                        ','SOC','0000002901',1);" calcext:value-type="string">
            <text:p>INSERT INTO sss_permisos_internos VALUES('0001','SIGESP <text:s text:c="23"/>','SOC','00000029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9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8];&quot;','&quot;;[.B578];&quot;','&quot;;[.C578];&quot;','&quot;;[.D578];&quot;',&quot;;[.E578];&quot;);&quot;)" office:value-type="string" office:string-value="INSERT INTO sss_permisos_internos VALUES('0001','SIGESP                        ','SOC','0000002902',1);" calcext:value-type="string">
            <text:p>INSERT INTO sss_permisos_internos VALUES('0001','SIGESP <text:s text:c="23"/>','SOC','00000029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9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79];&quot;','&quot;;[.B579];&quot;','&quot;;[.C579];&quot;','&quot;;[.D579];&quot;',&quot;;[.E579];&quot;);&quot;)" office:value-type="string" office:string-value="INSERT INTO sss_permisos_internos VALUES('0001','SIGESP                        ','SOC','0000002903',1);" calcext:value-type="string">
            <text:p>INSERT INTO sss_permisos_internos VALUES('0001','SIGESP <text:s text:c="23"/>','SOC','00000029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9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0];&quot;','&quot;;[.B580];&quot;','&quot;;[.C580];&quot;','&quot;;[.D580];&quot;',&quot;;[.E580];&quot;);&quot;)" office:value-type="string" office:string-value="INSERT INTO sss_permisos_internos VALUES('0001','SIGESP                        ','SOC','0000002904',1);" calcext:value-type="string">
            <text:p>INSERT INTO sss_permisos_internos VALUES('0001','SIGESP <text:s text:c="23"/>','SOC','00000029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9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1];&quot;','&quot;;[.B581];&quot;','&quot;;[.C581];&quot;','&quot;;[.D581];&quot;',&quot;;[.E581];&quot;);&quot;)" office:value-type="string" office:string-value="INSERT INTO sss_permisos_internos VALUES('0001','SIGESP                        ','SOC','0000002905',1);" calcext:value-type="string">
            <text:p>INSERT INTO sss_permisos_internos VALUES('0001','SIGESP <text:s text:c="23"/>','SOC','00000029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29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2];&quot;','&quot;;[.B582];&quot;','&quot;;[.C582];&quot;','&quot;;[.D582];&quot;',&quot;;[.E582];&quot;);&quot;)" office:value-type="string" office:string-value="INSERT INTO sss_permisos_internos VALUES('0001','SIGESP                        ','SOC','0000002906',1);" calcext:value-type="string">
            <text:p>INSERT INTO sss_permisos_internos VALUES('0001','SIGESP <text:s text:c="23"/>','SOC','00000029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3];&quot;','&quot;;[.B583];&quot;','&quot;;[.C583];&quot;','&quot;;[.D583];&quot;',&quot;;[.E583];&quot;);&quot;)" office:value-type="string" office:string-value="INSERT INTO sss_permisos_internos VALUES('0001','SIGESP                        ','SOC','0000003000',1);" calcext:value-type="string">
            <text:p>INSERT INTO sss_permisos_internos VALUES('0001','SIGESP <text:s text:c="23"/>','SOC','0000003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0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4];&quot;','&quot;;[.B584];&quot;','&quot;;[.C584];&quot;','&quot;;[.D584];&quot;',&quot;;[.E584];&quot;);&quot;)" office:value-type="string" office:string-value="INSERT INTO sss_permisos_internos VALUES('0001','SIGESP                        ','SOC','0000003001',1);" calcext:value-type="string">
            <text:p>INSERT INTO sss_permisos_internos VALUES('0001','SIGESP <text:s text:c="23"/>','SOC','0000003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5];&quot;','&quot;;[.B585];&quot;','&quot;;[.C585];&quot;','&quot;;[.D585];&quot;',&quot;;[.E585];&quot;);&quot;)" office:value-type="string" office:string-value="INSERT INTO sss_permisos_internos VALUES('0001','SIGESP                        ','SOC','0000003002',1);" calcext:value-type="string">
            <text:p>INSERT INTO sss_permisos_internos VALUES('0001','SIGESP <text:s text:c="23"/>','SOC','0000003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0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6];&quot;','&quot;;[.B586];&quot;','&quot;;[.C586];&quot;','&quot;;[.D586];&quot;',&quot;;[.E586];&quot;);&quot;)" office:value-type="string" office:string-value="INSERT INTO sss_permisos_internos VALUES('0001','SIGESP                        ','SOC','0000003003',1);" calcext:value-type="string">
            <text:p>INSERT INTO sss_permisos_internos VALUES('0001','SIGESP <text:s text:c="23"/>','SOC','00000030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7];&quot;','&quot;;[.B587];&quot;','&quot;;[.C587];&quot;','&quot;;[.D587];&quot;',&quot;;[.E587];&quot;);&quot;)" office:value-type="string" office:string-value="INSERT INTO sss_permisos_internos VALUES('0001','SIGESP                        ','SOC','0000003100',1);" calcext:value-type="string">
            <text:p>INSERT INTO sss_permisos_internos VALUES('0001','SIGESP <text:s text:c="23"/>','SOC','0000003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8];&quot;','&quot;;[.B588];&quot;','&quot;;[.C588];&quot;','&quot;;[.D588];&quot;',&quot;;[.E588];&quot;);&quot;)" office:value-type="string" office:string-value="INSERT INTO sss_permisos_internos VALUES('0001','SIGESP                        ','SOC','0000003101',1);" calcext:value-type="string">
            <text:p>INSERT INTO sss_permisos_internos VALUES('0001','SIGESP <text:s text:c="23"/>','SOC','0000003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89];&quot;','&quot;;[.B589];&quot;','&quot;;[.C589];&quot;','&quot;;[.D589];&quot;',&quot;;[.E589];&quot;);&quot;)" office:value-type="string" office:string-value="INSERT INTO sss_permisos_internos VALUES('0001','SIGESP                        ','SOC','0000003102',1);" calcext:value-type="string">
            <text:p>INSERT INTO sss_permisos_internos VALUES('0001','SIGESP <text:s text:c="23"/>','SOC','0000003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1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0];&quot;','&quot;;[.B590];&quot;','&quot;;[.C590];&quot;','&quot;;[.D590];&quot;',&quot;;[.E590];&quot;);&quot;)" office:value-type="string" office:string-value="INSERT INTO sss_permisos_internos VALUES('0001','SIGESP                        ','SOC','0000003103',1);" calcext:value-type="string">
            <text:p>INSERT INTO sss_permisos_internos VALUES('0001','SIGESP <text:s text:c="23"/>','SOC','0000003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1];&quot;','&quot;;[.B591];&quot;','&quot;;[.C591];&quot;','&quot;;[.D591];&quot;',&quot;;[.E591];&quot;);&quot;)" office:value-type="string" office:string-value="INSERT INTO sss_permisos_internos VALUES('0001','SIGESP                        ','SOC','0000003104',1);" calcext:value-type="string">
            <text:p>INSERT INTO sss_permisos_internos VALUES('0001','SIGESP <text:s text:c="23"/>','SOC','0000003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2];&quot;','&quot;;[.B592];&quot;','&quot;;[.C592];&quot;','&quot;;[.D592];&quot;',&quot;;[.E592];&quot;);&quot;)" office:value-type="string" office:string-value="INSERT INTO sss_permisos_internos VALUES('0001','SIGESP                        ','SOC','0000003200',1);" calcext:value-type="string">
            <text:p>INSERT INTO sss_permisos_internos VALUES('0001','SIGESP <text:s text:c="23"/>','SOC','0000003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3];&quot;','&quot;;[.B593];&quot;','&quot;;[.C593];&quot;','&quot;;[.D593];&quot;',&quot;;[.E593];&quot;);&quot;)" office:value-type="string" office:string-value="INSERT INTO sss_permisos_internos VALUES('0001','SIGESP                        ','SOC','0000003201',1);" calcext:value-type="string">
            <text:p>INSERT INTO sss_permisos_internos VALUES('0001','SIGESP <text:s text:c="23"/>','SOC','0000003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4];&quot;','&quot;;[.B594];&quot;','&quot;;[.C594];&quot;','&quot;;[.D594];&quot;',&quot;;[.E594];&quot;);&quot;)" office:value-type="string" office:string-value="INSERT INTO sss_permisos_internos VALUES('0001','SIGESP                        ','SOC','0000003202',1);" calcext:value-type="string">
            <text:p>INSERT INTO sss_permisos_internos VALUES('0001','SIGESP <text:s text:c="23"/>','SOC','0000003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5];&quot;','&quot;;[.B595];&quot;','&quot;;[.C595];&quot;','&quot;;[.D595];&quot;',&quot;;[.E595];&quot;);&quot;)" office:value-type="string" office:string-value="INSERT INTO sss_permisos_internos VALUES('0001','SIGESP                        ','SOC','0000003203',1);" calcext:value-type="string">
            <text:p>INSERT INTO sss_permisos_internos VALUES('0001','SIGESP <text:s text:c="23"/>','SOC','0000003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6];&quot;','&quot;;[.B596];&quot;','&quot;;[.C596];&quot;','&quot;;[.D596];&quot;',&quot;;[.E596];&quot;);&quot;)" office:value-type="string" office:string-value="INSERT INTO sss_permisos_internos VALUES('0001','SIGESP                        ','SOC','0000003300',1);" calcext:value-type="string">
            <text:p>INSERT INTO sss_permisos_internos VALUES('0001','SIGESP <text:s text:c="23"/>','SOC','0000003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7];&quot;','&quot;;[.B597];&quot;','&quot;;[.C597];&quot;','&quot;;[.D597];&quot;',&quot;;[.E597];&quot;);&quot;)" office:value-type="string" office:string-value="INSERT INTO sss_permisos_internos VALUES('0001','SIGESP                        ','SOC','0000003301',1);" calcext:value-type="string">
            <text:p>INSERT INTO sss_permisos_internos VALUES('0001','SIGESP <text:s text:c="23"/>','SOC','0000003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8];&quot;','&quot;;[.B598];&quot;','&quot;;[.C598];&quot;','&quot;;[.D598];&quot;',&quot;;[.E598];&quot;);&quot;)" office:value-type="string" office:string-value="INSERT INTO sss_permisos_internos VALUES('0001','SIGESP                        ','SOC','0000003302',1);" calcext:value-type="string">
            <text:p>INSERT INTO sss_permisos_internos VALUES('0001','SIGESP <text:s text:c="23"/>','SOC','0000003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3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599];&quot;','&quot;;[.B599];&quot;','&quot;;[.C599];&quot;','&quot;;[.D599];&quot;',&quot;;[.E599];&quot;);&quot;)" office:value-type="string" office:string-value="INSERT INTO sss_permisos_internos VALUES('0001','SIGESP                        ','SOC','0000003303',1);" calcext:value-type="string">
            <text:p>INSERT INTO sss_permisos_internos VALUES('0001','SIGESP <text:s text:c="23"/>','SOC','00000033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3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0];&quot;','&quot;;[.B600];&quot;','&quot;;[.C600];&quot;','&quot;;[.D600];&quot;',&quot;;[.E600];&quot;);&quot;)" office:value-type="string" office:string-value="INSERT INTO sss_permisos_internos VALUES('0001','SIGESP                        ','SOC','0000003304',1);" calcext:value-type="string">
            <text:p>INSERT INTO sss_permisos_internos VALUES('0001','SIGESP <text:s text:c="23"/>','SOC','00000033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3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1];&quot;','&quot;;[.B601];&quot;','&quot;;[.C601];&quot;','&quot;;[.D601];&quot;',&quot;;[.E601];&quot;);&quot;)" office:value-type="string" office:string-value="INSERT INTO sss_permisos_internos VALUES('0001','SIGESP                        ','SOC','0000003305',1);" calcext:value-type="string">
            <text:p>INSERT INTO sss_permisos_internos VALUES('0001','SIGESP <text:s text:c="23"/>','SOC','00000033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2];&quot;','&quot;;[.B602];&quot;','&quot;;[.C602];&quot;','&quot;;[.D602];&quot;',&quot;;[.E602];&quot;);&quot;)" office:value-type="string" office:string-value="INSERT INTO sss_permisos_internos VALUES('0001','SIGESP                        ','SOC','0000003400',1);" calcext:value-type="string">
            <text:p>INSERT INTO sss_permisos_internos VALUES('0001','SIGESP <text:s text:c="23"/>','SOC','0000003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3];&quot;','&quot;;[.B603];&quot;','&quot;;[.C603];&quot;','&quot;;[.D603];&quot;',&quot;;[.E603];&quot;);&quot;)" office:value-type="string" office:string-value="INSERT INTO sss_permisos_internos VALUES('0001','SIGESP                        ','SOC','0000003401',1);" calcext:value-type="string">
            <text:p>INSERT INTO sss_permisos_internos VALUES('0001','SIGESP <text:s text:c="23"/>','SOC','0000003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4];&quot;','&quot;;[.B604];&quot;','&quot;;[.C604];&quot;','&quot;;[.D604];&quot;',&quot;;[.E604];&quot;);&quot;)" office:value-type="string" office:string-value="INSERT INTO sss_permisos_internos VALUES('0001','SIGESP                        ','SOC','0000003402',1);" calcext:value-type="string">
            <text:p>INSERT INTO sss_permisos_internos VALUES('0001','SIGESP <text:s text:c="23"/>','SOC','0000003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4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5];&quot;','&quot;;[.B605];&quot;','&quot;;[.C605];&quot;','&quot;;[.D605];&quot;',&quot;;[.E605];&quot;);&quot;)" office:value-type="string" office:string-value="INSERT INTO sss_permisos_internos VALUES('0001','SIGESP                        ','SOC','0000003403',1);" calcext:value-type="string">
            <text:p>INSERT INTO sss_permisos_internos VALUES('0001','SIGESP <text:s text:c="23"/>','SOC','00000034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6];&quot;','&quot;;[.B606];&quot;','&quot;;[.C606];&quot;','&quot;;[.D606];&quot;',&quot;;[.E606];&quot;);&quot;)" office:value-type="string" office:string-value="INSERT INTO sss_permisos_internos VALUES('0001','SIGESP                        ','SOC','0000003500',1);" calcext:value-type="string">
            <text:p>INSERT INTO sss_permisos_internos VALUES('0001','SIGESP <text:s text:c="23"/>','SOC','0000003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7];&quot;','&quot;;[.B607];&quot;','&quot;;[.C607];&quot;','&quot;;[.D607];&quot;',&quot;;[.E607];&quot;);&quot;)" office:value-type="string" office:string-value="INSERT INTO sss_permisos_internos VALUES('0001','SIGESP                        ','SOC','0000003501',1);" calcext:value-type="string">
            <text:p>INSERT INTO sss_permisos_internos VALUES('0001','SIGESP <text:s text:c="23"/>','SOC','0000003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8];&quot;','&quot;;[.B608];&quot;','&quot;;[.C608];&quot;','&quot;;[.D608];&quot;',&quot;;[.E608];&quot;);&quot;)" office:value-type="string" office:string-value="INSERT INTO sss_permisos_internos VALUES('0001','SIGESP                        ','SOC','0000003502',1);" calcext:value-type="string">
            <text:p>INSERT INTO sss_permisos_internos VALUES('0001','SIGESP <text:s text:c="23"/>','SOC','0000003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09];&quot;','&quot;;[.B609];&quot;','&quot;;[.C609];&quot;','&quot;;[.D609];&quot;',&quot;;[.E609];&quot;);&quot;)" office:value-type="string" office:string-value="INSERT INTO sss_permisos_internos VALUES('0001','SIGESP                        ','SOC','0000003503',1);" calcext:value-type="string">
            <text:p>INSERT INTO sss_permisos_internos VALUES('0001','SIGESP <text:s text:c="23"/>','SOC','0000003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5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0];&quot;','&quot;;[.B610];&quot;','&quot;;[.C610];&quot;','&quot;;[.D610];&quot;',&quot;;[.E610];&quot;);&quot;)" office:value-type="string" office:string-value="INSERT INTO sss_permisos_internos VALUES('0001','SIGESP                        ','SOC','0000003504',1);" calcext:value-type="string">
            <text:p>INSERT INTO sss_permisos_internos VALUES('0001','SIGESP <text:s text:c="23"/>','SOC','00000035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5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1];&quot;','&quot;;[.B611];&quot;','&quot;;[.C611];&quot;','&quot;;[.D611];&quot;',&quot;;[.E611];&quot;);&quot;)" office:value-type="string" office:string-value="INSERT INTO sss_permisos_internos VALUES('0001','SIGESP                        ','SOC','0000003505',1);" calcext:value-type="string">
            <text:p>INSERT INTO sss_permisos_internos VALUES('0001','SIGESP <text:s text:c="23"/>','SOC','00000035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5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2];&quot;','&quot;;[.B612];&quot;','&quot;;[.C612];&quot;','&quot;;[.D612];&quot;',&quot;;[.E612];&quot;);&quot;)" office:value-type="string" office:string-value="INSERT INTO sss_permisos_internos VALUES('0001','SIGESP                        ','SOC','0000003506',1);" calcext:value-type="string">
            <text:p>INSERT INTO sss_permisos_internos VALUES('0001','SIGESP <text:s text:c="23"/>','SOC','00000035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5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3];&quot;','&quot;;[.B613];&quot;','&quot;;[.C613];&quot;','&quot;;[.D613];&quot;',&quot;;[.E613];&quot;);&quot;)" office:value-type="string" office:string-value="INSERT INTO sss_permisos_internos VALUES('0001','SIGESP                        ','SOC','0000003507',1);" calcext:value-type="string">
            <text:p>INSERT INTO sss_permisos_internos VALUES('0001','SIGESP <text:s text:c="23"/>','SOC','00000035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4];&quot;','&quot;;[.B614];&quot;','&quot;;[.C614];&quot;','&quot;;[.D614];&quot;',&quot;;[.E614];&quot;);&quot;)" office:value-type="string" office:string-value="INSERT INTO sss_permisos_internos VALUES('0001','SIGESP                        ','SOC','0000003600',1);" calcext:value-type="string">
            <text:p>INSERT INTO sss_permisos_internos VALUES('0001','SIGESP <text:s text:c="23"/>','SOC','0000003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5];&quot;','&quot;;[.B615];&quot;','&quot;;[.C615];&quot;','&quot;;[.D615];&quot;',&quot;;[.E615];&quot;);&quot;)" office:value-type="string" office:string-value="INSERT INTO sss_permisos_internos VALUES('0001','SIGESP                        ','SOC','0000003601',1);" calcext:value-type="string">
            <text:p>INSERT INTO sss_permisos_internos VALUES('0001','SIGESP <text:s text:c="23"/>','SOC','0000003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6];&quot;','&quot;;[.B616];&quot;','&quot;;[.C616];&quot;','&quot;;[.D616];&quot;',&quot;;[.E616];&quot;);&quot;)" office:value-type="string" office:string-value="INSERT INTO sss_permisos_internos VALUES('0001','SIGESP                        ','SOC','0000003602',1);" calcext:value-type="string">
            <text:p>INSERT INTO sss_permisos_internos VALUES('0001','SIGESP <text:s text:c="23"/>','SOC','0000003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7];&quot;','&quot;;[.B617];&quot;','&quot;;[.C617];&quot;','&quot;;[.D617];&quot;',&quot;;[.E617];&quot;);&quot;)" office:value-type="string" office:string-value="INSERT INTO sss_permisos_internos VALUES('0001','SIGESP                        ','SOC','0000003700',1);" calcext:value-type="string">
            <text:p>INSERT INTO sss_permisos_internos VALUES('0001','SIGESP <text:s text:c="23"/>','SOC','0000003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8];&quot;','&quot;;[.B618];&quot;','&quot;;[.C618];&quot;','&quot;;[.D618];&quot;',&quot;;[.E618];&quot;);&quot;)" office:value-type="string" office:string-value="INSERT INTO sss_permisos_internos VALUES('0001','SIGESP                        ','SOC','0000003701',1);" calcext:value-type="string">
            <text:p>INSERT INTO sss_permisos_internos VALUES('0001','SIGESP <text:s text:c="23"/>','SOC','0000003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19];&quot;','&quot;;[.B619];&quot;','&quot;;[.C619];&quot;','&quot;;[.D619];&quot;',&quot;;[.E619];&quot;);&quot;)" office:value-type="string" office:string-value="INSERT INTO sss_permisos_internos VALUES('0001','SIGESP                        ','SOC','0000003702',1);" calcext:value-type="string">
            <text:p>INSERT INTO sss_permisos_internos VALUES('0001','SIGESP <text:s text:c="23"/>','SOC','0000003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7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0];&quot;','&quot;;[.B620];&quot;','&quot;;[.C620];&quot;','&quot;;[.D620];&quot;',&quot;;[.E620];&quot;);&quot;)" office:value-type="string" office:string-value="INSERT INTO sss_permisos_internos VALUES('0001','SIGESP                        ','SOC','0000003703',1);" calcext:value-type="string">
            <text:p>INSERT INTO sss_permisos_internos VALUES('0001','SIGESP <text:s text:c="23"/>','SOC','00000037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7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1];&quot;','&quot;;[.B621];&quot;','&quot;;[.C621];&quot;','&quot;;[.D621];&quot;',&quot;;[.E621];&quot;);&quot;)" office:value-type="string" office:string-value="INSERT INTO sss_permisos_internos VALUES('0001','SIGESP                        ','SOC','0000003704',1);" calcext:value-type="string">
            <text:p>INSERT INTO sss_permisos_internos VALUES('0001','SIGESP <text:s text:c="23"/>','SOC','00000037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2];&quot;','&quot;;[.B622];&quot;','&quot;;[.C622];&quot;','&quot;;[.D622];&quot;',&quot;;[.E622];&quot;);&quot;)" office:value-type="string" office:string-value="INSERT INTO sss_permisos_internos VALUES('0001','SIGESP                        ','SOC','0000003800',1);" calcext:value-type="string">
            <text:p>INSERT INTO sss_permisos_internos VALUES('0001','SIGESP <text:s text:c="23"/>','SOC','0000003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3];&quot;','&quot;;[.B623];&quot;','&quot;;[.C623];&quot;','&quot;;[.D623];&quot;',&quot;;[.E623];&quot;);&quot;)" office:value-type="string" office:string-value="INSERT INTO sss_permisos_internos VALUES('0001','SIGESP                        ','SOC','0000003801',1);" calcext:value-type="string">
            <text:p>INSERT INTO sss_permisos_internos VALUES('0001','SIGESP <text:s text:c="23"/>','SOC','0000003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4];&quot;','&quot;;[.B624];&quot;','&quot;;[.C624];&quot;','&quot;;[.D624];&quot;',&quot;;[.E624];&quot;);&quot;)" office:value-type="string" office:string-value="INSERT INTO sss_permisos_internos VALUES('0001','SIGESP                        ','SOC','0000003802',1);" calcext:value-type="string">
            <text:p>INSERT INTO sss_permisos_internos VALUES('0001','SIGESP <text:s text:c="23"/>','SOC','0000003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8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5];&quot;','&quot;;[.B625];&quot;','&quot;;[.C625];&quot;','&quot;;[.D625];&quot;',&quot;;[.E625];&quot;);&quot;)" office:value-type="string" office:string-value="INSERT INTO sss_permisos_internos VALUES('0001','SIGESP                        ','SOC','0000003803',1);" calcext:value-type="string">
            <text:p>INSERT INTO sss_permisos_internos VALUES('0001','SIGESP <text:s text:c="23"/>','SOC','00000038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9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6];&quot;','&quot;;[.B626];&quot;','&quot;;[.C626];&quot;','&quot;;[.D626];&quot;',&quot;;[.E626];&quot;);&quot;)" office:value-type="string" office:string-value="INSERT INTO sss_permisos_internos VALUES('0001','SIGESP                        ','SOC','0000003900',1);" calcext:value-type="string">
            <text:p>INSERT INTO sss_permisos_internos VALUES('0001','SIGESP <text:s text:c="23"/>','SOC','00000039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9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7];&quot;','&quot;;[.B627];&quot;','&quot;;[.C627];&quot;','&quot;;[.D627];&quot;',&quot;;[.E627];&quot;);&quot;)" office:value-type="string" office:string-value="INSERT INTO sss_permisos_internos VALUES('0001','SIGESP                        ','SOC','0000003901',1);" calcext:value-type="string">
            <text:p>INSERT INTO sss_permisos_internos VALUES('0001','SIGESP <text:s text:c="23"/>','SOC','00000039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9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8];&quot;','&quot;;[.B628];&quot;','&quot;;[.C628];&quot;','&quot;;[.D628];&quot;',&quot;;[.E628];&quot;);&quot;)" office:value-type="string" office:string-value="INSERT INTO sss_permisos_internos VALUES('0001','SIGESP                        ','SOC','0000003902',1);" calcext:value-type="string">
            <text:p>INSERT INTO sss_permisos_internos VALUES('0001','SIGESP <text:s text:c="23"/>','SOC','00000039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39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29];&quot;','&quot;;[.B629];&quot;','&quot;;[.C629];&quot;','&quot;;[.D629];&quot;',&quot;;[.E629];&quot;);&quot;)" office:value-type="string" office:string-value="INSERT INTO sss_permisos_internos VALUES('0001','SIGESP                        ','SOC','0000003903',1);" calcext:value-type="string">
            <text:p>INSERT INTO sss_permisos_internos VALUES('0001','SIGESP <text:s text:c="23"/>','SOC','00000039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0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0];&quot;','&quot;;[.B630];&quot;','&quot;;[.C630];&quot;','&quot;;[.D630];&quot;',&quot;;[.E630];&quot;);&quot;)" office:value-type="string" office:string-value="INSERT INTO sss_permisos_internos VALUES('0001','SIGESP                        ','SOC','0000004000',1);" calcext:value-type="string">
            <text:p>INSERT INTO sss_permisos_internos VALUES('0001','SIGESP <text:s text:c="23"/>','SOC','00000040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001</text:p>
          </table:table-cell>
          <table:table-cell office:value-type="float" office:value="1" calcext:value-type="float">
            <text:p>1</text:p>
          </table:table-cell>
          <table:table-cell table:formula="of:=CONCATENATE(&quot;INSERT INTO sss_permisos_internos VALUES('&quot;;[.A631];&quot;','&quot;;[.B631];&quot;','&quot;;[.C631];&quot;','&quot;;[.D631];&quot;',&quot;;[.E631];&quot;);&quot;)" office:value-type="string" office:string-value="INSERT INTO sss_permisos_internos VALUES('0001','SIGESP                        ','SOC','0000004001',1);" calcext:value-type="string">
            <text:p>INSERT INTO sss_permisos_internos VALUES('0001','SIGESP <text:s text:c="23"/>','SOC','00000040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0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2];&quot;','&quot;;[.B632];&quot;','&quot;;[.C632];&quot;','&quot;;[.D632];&quot;',&quot;;[.E632];&quot;);&quot;)" office:value-type="string" office:string-value="INSERT INTO sss_permisos_internos VALUES('0001','SIGESP                        ','SOC','0000004002',1);" calcext:value-type="string">
            <text:p>INSERT INTO sss_permisos_internos VALUES('0001','SIGESP <text:s text:c="23"/>','SOC','00000040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0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3];&quot;','&quot;;[.B633];&quot;','&quot;;[.C633];&quot;','&quot;;[.D633];&quot;',&quot;;[.E633];&quot;);&quot;)" office:value-type="string" office:string-value="INSERT INTO sss_permisos_internos VALUES('0001','SIGESP                        ','SOC','0000004004',1);" calcext:value-type="string">
            <text:p>INSERT INTO sss_permisos_internos VALUES('0001','SIGESP <text:s text:c="23"/>','SOC','00000040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0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4];&quot;','&quot;;[.B634];&quot;','&quot;;[.C634];&quot;','&quot;;[.D634];&quot;',&quot;;[.E634];&quot;);&quot;)" office:value-type="string" office:string-value="INSERT INTO sss_permisos_internos VALUES('0001','SIGESP                        ','SOC','0000004005',1);" calcext:value-type="string">
            <text:p>INSERT INTO sss_permisos_internos VALUES('0001','SIGESP <text:s text:c="23"/>','SOC','00000040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0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5];&quot;','&quot;;[.B635];&quot;','&quot;;[.C635];&quot;','&quot;;[.D635];&quot;',&quot;;[.E635];&quot;);&quot;)" office:value-type="string" office:string-value="INSERT INTO sss_permisos_internos VALUES('0001','SIGESP                        ','SOC','0000004006',1);" calcext:value-type="string">
            <text:p>INSERT INTO sss_permisos_internos VALUES('0001','SIGESP <text:s text:c="23"/>','SOC','00000040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6];&quot;','&quot;;[.B636];&quot;','&quot;;[.C636];&quot;','&quot;;[.D636];&quot;',&quot;;[.E636];&quot;);&quot;)" office:value-type="string" office:string-value="INSERT INTO sss_permisos_internos VALUES('0001','SIGESP                        ','SOC','0000004100',1);" calcext:value-type="string">
            <text:p>INSERT INTO sss_permisos_internos VALUES('0001','SIGESP <text:s text:c="23"/>','SOC','0000004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1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7];&quot;','&quot;;[.B637];&quot;','&quot;;[.C637];&quot;','&quot;;[.D637];&quot;',&quot;;[.E637];&quot;);&quot;)" office:value-type="string" office:string-value="INSERT INTO sss_permisos_internos VALUES('0001','SIGESP                        ','SOC','0000004101',1);" calcext:value-type="string">
            <text:p>INSERT INTO sss_permisos_internos VALUES('0001','SIGESP <text:s text:c="23"/>','SOC','00000041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1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8];&quot;','&quot;;[.B638];&quot;','&quot;;[.C638];&quot;','&quot;;[.D638];&quot;',&quot;;[.E638];&quot;);&quot;)" office:value-type="string" office:string-value="INSERT INTO sss_permisos_internos VALUES('0001','SIGESP                        ','SOC','0000004102',1);" calcext:value-type="string">
            <text:p>INSERT INTO sss_permisos_internos VALUES('0001','SIGESP <text:s text:c="23"/>','SOC','00000041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1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39];&quot;','&quot;;[.B639];&quot;','&quot;;[.C639];&quot;','&quot;;[.D639];&quot;',&quot;;[.E639];&quot;);&quot;)" office:value-type="string" office:string-value="INSERT INTO sss_permisos_internos VALUES('0001','SIGESP                        ','SOC','0000004103',1);" calcext:value-type="string">
            <text:p>INSERT INTO sss_permisos_internos VALUES('0001','SIGESP <text:s text:c="23"/>','SOC','00000041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0];&quot;','&quot;;[.B640];&quot;','&quot;;[.C640];&quot;','&quot;;[.D640];&quot;',&quot;;[.E640];&quot;);&quot;)" office:value-type="string" office:string-value="INSERT INTO sss_permisos_internos VALUES('0001','SIGESP                        ','SOC','0000004104',1);" calcext:value-type="string">
            <text:p>INSERT INTO sss_permisos_internos VALUES('0001','SIGESP <text:s text:c="23"/>','SOC','0000004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2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1];&quot;','&quot;;[.B641];&quot;','&quot;;[.C641];&quot;','&quot;;[.D641];&quot;',&quot;;[.E641];&quot;);&quot;)" office:value-type="string" office:string-value="INSERT INTO sss_permisos_internos VALUES('0001','SIGESP                        ','SOC','0000004200',1);" calcext:value-type="string">
            <text:p>INSERT INTO sss_permisos_internos VALUES('0001','SIGESP <text:s text:c="23"/>','SOC','00000042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2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2];&quot;','&quot;;[.B642];&quot;','&quot;;[.C642];&quot;','&quot;;[.D642];&quot;',&quot;;[.E642];&quot;);&quot;)" office:value-type="string" office:string-value="INSERT INTO sss_permisos_internos VALUES('0001','SIGESP                        ','SOC','0000004201',1);" calcext:value-type="string">
            <text:p>INSERT INTO sss_permisos_internos VALUES('0001','SIGESP <text:s text:c="23"/>','SOC','00000042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2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3];&quot;','&quot;;[.B643];&quot;','&quot;;[.C643];&quot;','&quot;;[.D643];&quot;',&quot;;[.E643];&quot;);&quot;)" office:value-type="string" office:string-value="INSERT INTO sss_permisos_internos VALUES('0001','SIGESP                        ','SOC','0000004202',1);" calcext:value-type="string">
            <text:p>INSERT INTO sss_permisos_internos VALUES('0001','SIGESP <text:s text:c="23"/>','SOC','00000042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2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4];&quot;','&quot;;[.B644];&quot;','&quot;;[.C644];&quot;','&quot;;[.D644];&quot;',&quot;;[.E644];&quot;);&quot;)" office:value-type="string" office:string-value="INSERT INTO sss_permisos_internos VALUES('0001','SIGESP                        ','SOC','0000004203',1);" calcext:value-type="string">
            <text:p>INSERT INTO sss_permisos_internos VALUES('0001','SIGESP <text:s text:c="23"/>','SOC','00000042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5];&quot;','&quot;;[.B645];&quot;','&quot;;[.C645];&quot;','&quot;;[.D645];&quot;',&quot;;[.E645];&quot;);&quot;)" office:value-type="string" office:string-value="INSERT INTO sss_permisos_internos VALUES('0001','SIGESP                        ','SOC','0000004300',1);" calcext:value-type="string">
            <text:p>INSERT INTO sss_permisos_internos VALUES('0001','SIGESP <text:s text:c="23"/>','SOC','0000004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6];&quot;','&quot;;[.B646];&quot;','&quot;;[.C646];&quot;','&quot;;[.D646];&quot;',&quot;;[.E646];&quot;);&quot;)" office:value-type="string" office:string-value="INSERT INTO sss_permisos_internos VALUES('0001','SIGESP                        ','SOC','0000004301',1);" calcext:value-type="string">
            <text:p>INSERT INTO sss_permisos_internos VALUES('0001','SIGESP <text:s text:c="23"/>','SOC','0000004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3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7];&quot;','&quot;;[.B647];&quot;','&quot;;[.C647];&quot;','&quot;;[.D647];&quot;',&quot;;[.E647];&quot;);&quot;)" office:value-type="string" office:string-value="INSERT INTO sss_permisos_internos VALUES('0001','SIGESP                        ','SOC','0000004302',1);" calcext:value-type="string">
            <text:p>INSERT INTO sss_permisos_internos VALUES('0001','SIGESP <text:s text:c="23"/>','SOC','00000043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8];&quot;','&quot;;[.B648];&quot;','&quot;;[.C648];&quot;','&quot;;[.D648];&quot;',&quot;;[.E648];&quot;);&quot;)" office:value-type="string" office:string-value="INSERT INTO sss_permisos_internos VALUES('0001','SIGESP                        ','SOC','0000004400',1);" calcext:value-type="string">
            <text:p>INSERT INTO sss_permisos_internos VALUES('0001','SIGESP <text:s text:c="23"/>','SOC','0000004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49];&quot;','&quot;;[.B649];&quot;','&quot;;[.C649];&quot;','&quot;;[.D649];&quot;',&quot;;[.E649];&quot;);&quot;)" office:value-type="string" office:string-value="INSERT INTO sss_permisos_internos VALUES('0001','SIGESP                        ','SOC','0000004401',1);" calcext:value-type="string">
            <text:p>INSERT INTO sss_permisos_internos VALUES('0001','SIGESP <text:s text:c="23"/>','SOC','0000004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0];&quot;','&quot;;[.B650];&quot;','&quot;;[.C650];&quot;','&quot;;[.D650];&quot;',&quot;;[.E650];&quot;);&quot;)" office:value-type="string" office:string-value="INSERT INTO sss_permisos_internos VALUES('0001','SIGESP                        ','SOC','0000004402',1);" calcext:value-type="string">
            <text:p>INSERT INTO sss_permisos_internos VALUES('0001','SIGESP <text:s text:c="23"/>','SOC','0000004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1];&quot;','&quot;;[.B651];&quot;','&quot;;[.C651];&quot;','&quot;;[.D651];&quot;',&quot;;[.E651];&quot;);&quot;)" office:value-type="string" office:string-value="INSERT INTO sss_permisos_internos VALUES('0001','SIGESP                        ','SOC','0000004500',1);" calcext:value-type="string">
            <text:p>INSERT INTO sss_permisos_internos VALUES('0001','SIGESP <text:s text:c="23"/>','SOC','0000004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2];&quot;','&quot;;[.B652];&quot;','&quot;;[.C652];&quot;','&quot;;[.D652];&quot;',&quot;;[.E652];&quot;);&quot;)" office:value-type="string" office:string-value="INSERT INTO sss_permisos_internos VALUES('0001','SIGESP                        ','SOC','0000004501',1);" calcext:value-type="string">
            <text:p>INSERT INTO sss_permisos_internos VALUES('0001','SIGESP <text:s text:c="23"/>','SOC','0000004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3];&quot;','&quot;;[.B653];&quot;','&quot;;[.C653];&quot;','&quot;;[.D653];&quot;',&quot;;[.E653];&quot;);&quot;)" office:value-type="string" office:string-value="INSERT INTO sss_permisos_internos VALUES('0001','SIGESP                        ','SOC','0000004502',1);" calcext:value-type="string">
            <text:p>INSERT INTO sss_permisos_internos VALUES('0001','SIGESP <text:s text:c="23"/>','SOC','0000004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4];&quot;','&quot;;[.B654];&quot;','&quot;;[.C654];&quot;','&quot;;[.D654];&quot;',&quot;;[.E654];&quot;);&quot;)" office:value-type="string" office:string-value="INSERT INTO sss_permisos_internos VALUES('0001','SIGESP                        ','SOC','0000004503',1);" calcext:value-type="string">
            <text:p>INSERT INTO sss_permisos_internos VALUES('0001','SIGESP <text:s text:c="23"/>','SOC','0000004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5];&quot;','&quot;;[.B655];&quot;','&quot;;[.C655];&quot;','&quot;;[.D655];&quot;',&quot;;[.E655];&quot;);&quot;)" office:value-type="string" office:string-value="INSERT INTO sss_permisos_internos VALUES('0001','SIGESP                        ','SOC','0000004504',1);" calcext:value-type="string">
            <text:p>INSERT INTO sss_permisos_internos VALUES('0001','SIGESP <text:s text:c="23"/>','SOC','00000045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5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6];&quot;','&quot;;[.B656];&quot;','&quot;;[.C656];&quot;','&quot;;[.D656];&quot;',&quot;;[.E656];&quot;);&quot;)" office:value-type="string" office:string-value="INSERT INTO sss_permisos_internos VALUES('0001','SIGESP                        ','SOC','0000004505',1);" calcext:value-type="string">
            <text:p>INSERT INTO sss_permisos_internos VALUES('0001','SIGESP <text:s text:c="23"/>','SOC','0000004505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6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7];&quot;','&quot;;[.B657];&quot;','&quot;;[.C657];&quot;','&quot;;[.D657];&quot;',&quot;;[.E657];&quot;);&quot;)" office:value-type="string" office:string-value="INSERT INTO sss_permisos_internos VALUES('0001','SIGESP                        ','SOC','0000004506',1);" calcext:value-type="string">
            <text:p>INSERT INTO sss_permisos_internos VALUES('0001','SIGESP <text:s text:c="23"/>','SOC','0000004506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8];&quot;','&quot;;[.B658];&quot;','&quot;;[.C658];&quot;','&quot;;[.D658];&quot;',&quot;;[.E658];&quot;);&quot;)" office:value-type="string" office:string-value="INSERT INTO sss_permisos_internos VALUES('0001','SIGESP                        ','SOC','0000004507',1);" calcext:value-type="string">
            <text:p>INSERT INTO sss_permisos_internos VALUES('0001','SIGESP <text:s text:c="23"/>','SOC','00000045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8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59];&quot;','&quot;;[.B659];&quot;','&quot;;[.C659];&quot;','&quot;;[.D659];&quot;',&quot;;[.E659];&quot;);&quot;)" office:value-type="string" office:string-value="INSERT INTO sss_permisos_internos VALUES('0001','SIGESP                        ','SOC','0000004508',1);" calcext:value-type="string">
            <text:p>INSERT INTO sss_permisos_internos VALUES('0001','SIGESP <text:s text:c="23"/>','SOC','0000004508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509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0];&quot;','&quot;;[.B660];&quot;','&quot;;[.C660];&quot;','&quot;;[.D660];&quot;',&quot;;[.E660];&quot;);&quot;)" office:value-type="string" office:string-value="INSERT INTO sss_permisos_internos VALUES('0001','SIGESP                        ','SOC','0000004509',1);" calcext:value-type="string">
            <text:p>INSERT INTO sss_permisos_internos VALUES('0001','SIGESP <text:s text:c="23"/>','SOC','0000004509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1];&quot;','&quot;;[.B661];&quot;','&quot;;[.C661];&quot;','&quot;;[.D661];&quot;',&quot;;[.E661];&quot;);&quot;)" office:value-type="string" office:string-value="INSERT INTO sss_permisos_internos VALUES('0001','SIGESP                        ','SOC','0000004600',1);" calcext:value-type="string">
            <text:p>INSERT INTO sss_permisos_internos VALUES('0001','SIGESP <text:s text:c="23"/>','SOC','0000004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2];&quot;','&quot;;[.B662];&quot;','&quot;;[.C662];&quot;','&quot;;[.D662];&quot;',&quot;;[.E662];&quot;);&quot;)" office:value-type="string" office:string-value="INSERT INTO sss_permisos_internos VALUES('0001','SIGESP                        ','SOC','0000004601',1);" calcext:value-type="string">
            <text:p>INSERT INTO sss_permisos_internos VALUES('0001','SIGESP <text:s text:c="23"/>','SOC','0000004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3];&quot;','&quot;;[.B663];&quot;','&quot;;[.C663];&quot;','&quot;;[.D663];&quot;',&quot;;[.E663];&quot;);&quot;)" office:value-type="string" office:string-value="INSERT INTO sss_permisos_internos VALUES('0001','SIGESP                        ','SOC','0000004602',1);" calcext:value-type="string">
            <text:p>INSERT INTO sss_permisos_internos VALUES('0001','SIGESP <text:s text:c="23"/>','SOC','0000004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6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4];&quot;','&quot;;[.B664];&quot;','&quot;;[.C664];&quot;','&quot;;[.D664];&quot;',&quot;;[.E664];&quot;);&quot;)" office:value-type="string" office:string-value="INSERT INTO sss_permisos_internos VALUES('0001','SIGESP                        ','SOC','0000004603',1);" calcext:value-type="string">
            <text:p>INSERT INTO sss_permisos_internos VALUES('0001','SIGESP <text:s text:c="23"/>','SOC','00000046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5];&quot;','&quot;;[.B665];&quot;','&quot;;[.C665];&quot;','&quot;;[.D665];&quot;',&quot;;[.E665];&quot;);&quot;)" office:value-type="string" office:string-value="INSERT INTO sss_permisos_internos VALUES('0001','SIGESP                        ','SOC','0000004700',1);" calcext:value-type="string">
            <text:p>INSERT INTO sss_permisos_internos VALUES('0001','SIGESP <text:s text:c="23"/>','SOC','0000004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6];&quot;','&quot;;[.B666];&quot;','&quot;;[.C666];&quot;','&quot;;[.D666];&quot;',&quot;;[.E666];&quot;);&quot;)" office:value-type="string" office:string-value="INSERT INTO sss_permisos_internos VALUES('0001','SIGESP                        ','SOC','0000004701',1);" calcext:value-type="string">
            <text:p>INSERT INTO sss_permisos_internos VALUES('0001','SIGESP <text:s text:c="23"/>','SOC','0000004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7];&quot;','&quot;;[.B667];&quot;','&quot;;[.C667];&quot;','&quot;;[.D667];&quot;',&quot;;[.E667];&quot;);&quot;)" office:value-type="string" office:string-value="INSERT INTO sss_permisos_internos VALUES('0001','SIGESP                        ','SOC','0000004702',1);" calcext:value-type="string">
            <text:p>INSERT INTO sss_permisos_internos VALUES('0001','SIGESP <text:s text:c="23"/>','SOC','0000004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8];&quot;','&quot;;[.B668];&quot;','&quot;;[.C668];&quot;','&quot;;[.D668];&quot;',&quot;;[.E668];&quot;);&quot;)" office:value-type="string" office:string-value="INSERT INTO sss_permisos_internos VALUES('0001','SIGESP                        ','SOC','0000004800',1);" calcext:value-type="string">
            <text:p>INSERT INTO sss_permisos_internos VALUES('0001','SIGESP <text:s text:c="23"/>','SOC','0000004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69];&quot;','&quot;;[.B669];&quot;','&quot;;[.C669];&quot;','&quot;;[.D669];&quot;',&quot;;[.E669];&quot;);&quot;)" office:value-type="string" office:string-value="INSERT INTO sss_permisos_internos VALUES('0001','SIGESP                        ','SOC','0000004801',1);" calcext:value-type="string">
            <text:p>INSERT INTO sss_permisos_internos VALUES('0001','SIGESP <text:s text:c="23"/>','SOC','0000004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0];&quot;','&quot;;[.B670];&quot;','&quot;;[.C670];&quot;','&quot;;[.D670];&quot;',&quot;;[.E670];&quot;);&quot;)" office:value-type="string" office:string-value="INSERT INTO sss_permisos_internos VALUES('0001','SIGESP                        ','SOC','0000004802',1);" calcext:value-type="string">
            <text:p>INSERT INTO sss_permisos_internos VALUES('0001','SIGESP <text:s text:c="23"/>','SOC','0000004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049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1];&quot;','&quot;;[.B671];&quot;','&quot;;[.C671];&quot;','&quot;;[.D671];&quot;',&quot;;[.E671];&quot;);&quot;)" office:value-type="string" office:string-value="INSERT INTO sss_permisos_internos VALUES('0001','SIGESP                        ','SOC','0000004900',1);" calcext:value-type="string">
            <text:p>INSERT INTO sss_permisos_internos VALUES('0001','SIGESP <text:s text:c="23"/>','SOC','00000049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23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2];&quot;','&quot;;[.B672];&quot;','&quot;;[.C672];&quot;','&quot;;[.D672];&quot;',&quot;;[.E672];&quot;);&quot;)" office:value-type="string" office:string-value="INSERT INTO sss_permisos_internos VALUES('0001','SIGESP                        ','SOC','0000012301',1);" calcext:value-type="string">
            <text:p>INSERT INTO sss_permisos_internos VALUES('0001','SIGESP <text:s text:c="23"/>','SOC','00000123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2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3];&quot;','&quot;;[.B673];&quot;','&quot;;[.C673];&quot;','&quot;;[.D673];&quot;',&quot;;[.E673];&quot;);&quot;)" office:value-type="string" office:string-value="INSERT INTO sss_permisos_internos VALUES('0001','SIGESP                        ','SOC','0000012700',1);" calcext:value-type="string">
            <text:p>INSERT INTO sss_permisos_internos VALUES('0001','SIGESP <text:s text:c="23"/>','SOC','0000012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27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4];&quot;','&quot;;[.B674];&quot;','&quot;;[.C674];&quot;','&quot;;[.D674];&quot;',&quot;;[.E674];&quot;);&quot;)" office:value-type="string" office:string-value="INSERT INTO sss_permisos_internos VALUES('0001','SIGESP                        ','SOC','0000012703',1);" calcext:value-type="string">
            <text:p>INSERT INTO sss_permisos_internos VALUES('0001','SIGESP <text:s text:c="23"/>','SOC','00000127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2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5];&quot;','&quot;;[.B675];&quot;','&quot;;[.C675];&quot;','&quot;;[.D675];&quot;',&quot;;[.E675];&quot;);&quot;)" office:value-type="string" office:string-value="INSERT INTO sss_permisos_internos VALUES('0001','SIGESP                        ','SOC','0000012800',1);" calcext:value-type="string">
            <text:p>INSERT INTO sss_permisos_internos VALUES('0001','SIGESP <text:s text:c="23"/>','SOC','0000012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3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6];&quot;','&quot;;[.B676];&quot;','&quot;;[.C676];&quot;','&quot;;[.D676];&quot;',&quot;;[.E676];&quot;);&quot;)" office:value-type="string" office:string-value="INSERT INTO sss_permisos_internos VALUES('0001','SIGESP                        ','SOC','0000013600',1);" calcext:value-type="string">
            <text:p>INSERT INTO sss_permisos_internos VALUES('0001','SIGESP <text:s text:c="23"/>','SOC','0000013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3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7];&quot;','&quot;;[.B677];&quot;','&quot;;[.C677];&quot;','&quot;;[.D677];&quot;',&quot;;[.E677];&quot;);&quot;)" office:value-type="string" office:string-value="INSERT INTO sss_permisos_internos VALUES('0001','SIGESP                        ','SOC','0000013601',1);" calcext:value-type="string">
            <text:p>INSERT INTO sss_permisos_internos VALUES('0001','SIGESP <text:s text:c="23"/>','SOC','0000013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3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8];&quot;','&quot;;[.B678];&quot;','&quot;;[.C678];&quot;','&quot;;[.D678];&quot;',&quot;;[.E678];&quot;);&quot;)" office:value-type="string" office:string-value="INSERT INTO sss_permisos_internos VALUES('0001','SIGESP                        ','SOC','0000013602',1);" calcext:value-type="string">
            <text:p>INSERT INTO sss_permisos_internos VALUES('0001','SIGESP <text:s text:c="23"/>','SOC','0000013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3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79];&quot;','&quot;;[.B679];&quot;','&quot;;[.C679];&quot;','&quot;;[.D679];&quot;',&quot;;[.E679];&quot;);&quot;)" office:value-type="string" office:string-value="INSERT INTO sss_permisos_internos VALUES('0001','SIGESP                        ','SOC','0000013700',1);" calcext:value-type="string">
            <text:p>INSERT INTO sss_permisos_internos VALUES('0001','SIGESP <text:s text:c="23"/>','SOC','0000013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3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0];&quot;','&quot;;[.B680];&quot;','&quot;;[.C680];&quot;','&quot;;[.D680];&quot;',&quot;;[.E680];&quot;);&quot;)" office:value-type="string" office:string-value="INSERT INTO sss_permisos_internos VALUES('0001','SIGESP                        ','SOC','0000013702',1);" calcext:value-type="string">
            <text:p>INSERT INTO sss_permisos_internos VALUES('0001','SIGESP <text:s text:c="23"/>','SOC','0000013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1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1];&quot;','&quot;;[.B681];&quot;','&quot;;[.C681];&quot;','&quot;;[.D681];&quot;',&quot;;[.E681];&quot;);&quot;)" office:value-type="string" office:string-value="INSERT INTO sss_permisos_internos VALUES('0001','SIGESP                        ','SOC','0000014100',1);" calcext:value-type="string">
            <text:p>INSERT INTO sss_permisos_internos VALUES('0001','SIGESP <text:s text:c="23"/>','SOC','00000141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104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2];&quot;','&quot;;[.B682];&quot;','&quot;;[.C682];&quot;','&quot;;[.D682];&quot;',&quot;;[.E682];&quot;);&quot;)" office:value-type="string" office:string-value="INSERT INTO sss_permisos_internos VALUES('0001','SIGESP                        ','SOC','0000014104',1);" calcext:value-type="string">
            <text:p>INSERT INTO sss_permisos_internos VALUES('0001','SIGESP <text:s text:c="23"/>','SOC','0000014104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3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3];&quot;','&quot;;[.B683];&quot;','&quot;;[.C683];&quot;','&quot;;[.D683];&quot;',&quot;;[.E683];&quot;);&quot;)" office:value-type="string" office:string-value="INSERT INTO sss_permisos_internos VALUES('0001','SIGESP                        ','SOC','0000014300',1);" calcext:value-type="string">
            <text:p>INSERT INTO sss_permisos_internos VALUES('0001','SIGESP <text:s text:c="23"/>','SOC','00000143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4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4];&quot;','&quot;;[.B684];&quot;','&quot;;[.C684];&quot;','&quot;;[.D684];&quot;',&quot;;[.E684];&quot;);&quot;)" office:value-type="string" office:string-value="INSERT INTO sss_permisos_internos VALUES('0001','SIGESP                        ','SOC','0000014400',1);" calcext:value-type="string">
            <text:p>INSERT INTO sss_permisos_internos VALUES('0001','SIGESP <text:s text:c="23"/>','SOC','00000144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4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5];&quot;','&quot;;[.B685];&quot;','&quot;;[.C685];&quot;','&quot;;[.D685];&quot;',&quot;;[.E685];&quot;);&quot;)" office:value-type="string" office:string-value="INSERT INTO sss_permisos_internos VALUES('0001','SIGESP                        ','SOC','0000014401',1);" calcext:value-type="string">
            <text:p>INSERT INTO sss_permisos_internos VALUES('0001','SIGESP <text:s text:c="23"/>','SOC','00000144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4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6];&quot;','&quot;;[.B686];&quot;','&quot;;[.C686];&quot;','&quot;;[.D686];&quot;',&quot;;[.E686];&quot;);&quot;)" office:value-type="string" office:string-value="INSERT INTO sss_permisos_internos VALUES('0001','SIGESP                        ','SOC','0000014402',1);" calcext:value-type="string">
            <text:p>INSERT INTO sss_permisos_internos VALUES('0001','SIGESP <text:s text:c="23"/>','SOC','00000144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5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7];&quot;','&quot;;[.B687];&quot;','&quot;;[.C687];&quot;','&quot;;[.D687];&quot;',&quot;;[.E687];&quot;);&quot;)" office:value-type="string" office:string-value="INSERT INTO sss_permisos_internos VALUES('0001','SIGESP                        ','SOC','0000014500',1);" calcext:value-type="string">
            <text:p>INSERT INTO sss_permisos_internos VALUES('0001','SIGESP <text:s text:c="23"/>','SOC','00000145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5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8];&quot;','&quot;;[.B688];&quot;','&quot;;[.C688];&quot;','&quot;;[.D688];&quot;',&quot;;[.E688];&quot;);&quot;)" office:value-type="string" office:string-value="INSERT INTO sss_permisos_internos VALUES('0001','SIGESP                        ','SOC','0000014501',1);" calcext:value-type="string">
            <text:p>INSERT INTO sss_permisos_internos VALUES('0001','SIGESP <text:s text:c="23"/>','SOC','00000145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5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89];&quot;','&quot;;[.B689];&quot;','&quot;;[.C689];&quot;','&quot;;[.D689];&quot;',&quot;;[.E689];&quot;);&quot;)" office:value-type="string" office:string-value="INSERT INTO sss_permisos_internos VALUES('0001','SIGESP                        ','SOC','0000014502',1);" calcext:value-type="string">
            <text:p>INSERT INTO sss_permisos_internos VALUES('0001','SIGESP <text:s text:c="23"/>','SOC','00000145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503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0];&quot;','&quot;;[.B690];&quot;','&quot;;[.C690];&quot;','&quot;;[.D690];&quot;',&quot;;[.E690];&quot;);&quot;)" office:value-type="string" office:string-value="INSERT INTO sss_permisos_internos VALUES('0001','SIGESP                        ','SOC','0000014503',1);" calcext:value-type="string">
            <text:p>INSERT INTO sss_permisos_internos VALUES('0001','SIGESP <text:s text:c="23"/>','SOC','0000014503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507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1];&quot;','&quot;;[.B691];&quot;','&quot;;[.C691];&quot;','&quot;;[.D691];&quot;',&quot;;[.E691];&quot;);&quot;)" office:value-type="string" office:string-value="INSERT INTO sss_permisos_internos VALUES('0001','SIGESP                        ','SOC','0000014507',1);" calcext:value-type="string">
            <text:p>INSERT INTO sss_permisos_internos VALUES('0001','SIGESP <text:s text:c="23"/>','SOC','0000014507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6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2];&quot;','&quot;;[.B692];&quot;','&quot;;[.C692];&quot;','&quot;;[.D692];&quot;',&quot;;[.E692];&quot;);&quot;)" office:value-type="string" office:string-value="INSERT INTO sss_permisos_internos VALUES('0001','SIGESP                        ','SOC','0000014600',1);" calcext:value-type="string">
            <text:p>INSERT INTO sss_permisos_internos VALUES('0001','SIGESP <text:s text:c="23"/>','SOC','00000146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6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3];&quot;','&quot;;[.B693];&quot;','&quot;;[.C693];&quot;','&quot;;[.D693];&quot;',&quot;;[.E693];&quot;);&quot;)" office:value-type="string" office:string-value="INSERT INTO sss_permisos_internos VALUES('0001','SIGESP                        ','SOC','0000014601',1);" calcext:value-type="string">
            <text:p>INSERT INTO sss_permisos_internos VALUES('0001','SIGESP <text:s text:c="23"/>','SOC','00000146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6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4];&quot;','&quot;;[.B694];&quot;','&quot;;[.C694];&quot;','&quot;;[.D694];&quot;',&quot;;[.E694];&quot;);&quot;)" office:value-type="string" office:string-value="INSERT INTO sss_permisos_internos VALUES('0001','SIGESP                        ','SOC','0000014602',1);" calcext:value-type="string">
            <text:p>INSERT INTO sss_permisos_internos VALUES('0001','SIGESP <text:s text:c="23"/>','SOC','00000146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7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5];&quot;','&quot;;[.B695];&quot;','&quot;;[.C695];&quot;','&quot;;[.D695];&quot;',&quot;;[.E695];&quot;);&quot;)" office:value-type="string" office:string-value="INSERT INTO sss_permisos_internos VALUES('0001','SIGESP                        ','SOC','0000014700',1);" calcext:value-type="string">
            <text:p>INSERT INTO sss_permisos_internos VALUES('0001','SIGESP <text:s text:c="23"/>','SOC','00000147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7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6];&quot;','&quot;;[.B696];&quot;','&quot;;[.C696];&quot;','&quot;;[.D696];&quot;',&quot;;[.E696];&quot;);&quot;)" office:value-type="string" office:string-value="INSERT INTO sss_permisos_internos VALUES('0001','SIGESP                        ','SOC','0000014701',1);" calcext:value-type="string">
            <text:p>INSERT INTO sss_permisos_internos VALUES('0001','SIGESP <text:s text:c="23"/>','SOC','00000147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7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7];&quot;','&quot;;[.B697];&quot;','&quot;;[.C697];&quot;','&quot;;[.D697];&quot;',&quot;;[.E697];&quot;);&quot;)" office:value-type="string" office:string-value="INSERT INTO sss_permisos_internos VALUES('0001','SIGESP                        ','SOC','0000014702',1);" calcext:value-type="string">
            <text:p>INSERT INTO sss_permisos_internos VALUES('0001','SIGESP <text:s text:c="23"/>','SOC','00000147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8];&quot;','&quot;;[.B698];&quot;','&quot;;[.C698];&quot;','&quot;;[.D698];&quot;',&quot;;[.E698];&quot;);&quot;)" office:value-type="string" office:string-value="INSERT INTO sss_permisos_internos VALUES('0001','SIGESP                        ','SOC','0000014800',1);" calcext:value-type="string">
            <text:p>INSERT INTO sss_permisos_internos VALUES('0001','SIGESP <text:s text:c="23"/>','SOC','0000014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801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699];&quot;','&quot;;[.B699];&quot;','&quot;;[.C699];&quot;','&quot;;[.D699];&quot;',&quot;;[.E699];&quot;);&quot;)" office:value-type="string" office:string-value="INSERT INTO sss_permisos_internos VALUES('0001','SIGESP                        ','SOC','0000014801',1);" calcext:value-type="string">
            <text:p>INSERT INTO sss_permisos_internos VALUES('0001','SIGESP <text:s text:c="23"/>','SOC','0000014801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14802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0];&quot;','&quot;;[.B700];&quot;','&quot;;[.C700];&quot;','&quot;;[.D700];&quot;',&quot;;[.E700];&quot;);&quot;)" office:value-type="string" office:string-value="INSERT INTO sss_permisos_internos VALUES('0001','SIGESP                        ','SOC','0000014802',1);" calcext:value-type="string">
            <text:p>INSERT INTO sss_permisos_internos VALUES('0001','SIGESP <text:s text:c="23"/>','SOC','0000014802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0000022800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1];&quot;','&quot;;[.B701];&quot;','&quot;;[.C701];&quot;','&quot;;[.D701];&quot;',&quot;;[.E701];&quot;);&quot;)" office:value-type="string" office:string-value="INSERT INTO sss_permisos_internos VALUES('0001','SIGESP                        ','SOC','0000022800',1);" calcext:value-type="string">
            <text:p>INSERT INTO sss_permisos_internos VALUES('0001','SIGESP <text:s text:c="23"/>','SOC','0000022800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2];&quot;','&quot;;[.B702];&quot;','&quot;;[.C702];&quot;','&quot;;[.D702];&quot;',&quot;;[.E702];&quot;);&quot;)" office:value-type="string" office:string-value="INSERT INTO sss_permisos_internos VALUES('0001','SIGESP                        ','SPG','---------------------------------',1);" calcext:value-type="string">
            <text:p>INSERT INTO sss_permisos_internos VALUES('0001','SIGESP <text:s text:c="23"/>','SPG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---------------------------------------------------------------------------------------------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3];&quot;','&quot;;[.B703];&quot;','&quot;;[.C703];&quot;','&quot;;[.D703];&quot;',&quot;;[.E703];&quot;);&quot;)" office:value-type="string" office:string-value="INSERT INTO sss_permisos_internos VALUES('0001','SIGESP                        ','SPG','------------------------------------------------------------------------------------------------------------------------------',1);" calcext:value-type="string">
            <text:p>INSERT INTO sss_permisos_internos VALUES('0001','SIGESP <text:s text:c="23"/>','SPG','---------------------------------------------------------------------------------------------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0001000000000000000000000000000000000000000000000000000000000000000000000000000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4];&quot;','&quot;;[.B704];&quot;','&quot;;[.C704];&quot;','&quot;;[.D704];&quot;',&quot;;[.E704];&quot;);&quot;)" office:value-type="string" office:string-value="INSERT INTO sss_permisos_internos VALUES('0001','SIGESP                        ','SPG','00000000000000000000000010000000000000000000000001000000000000000000000000000000000000000000000000000000000000000000000000000A',1);" calcext:value-type="string">
            <text:p>INSERT INTO sss_permisos_internos VALUES('0001','SIGESP <text:s text:c="23"/>','SPG','00000000000000000000000010000000000000000000000001000000000000000000000000000000000000000000000000000000000000000000000000000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0002000000000000000000000000000000000000000000000000000000000000000000000000000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5];&quot;','&quot;;[.B705];&quot;','&quot;;[.C705];&quot;','&quot;;[.D705];&quot;',&quot;;[.E705];&quot;);&quot;)" office:value-type="string" office:string-value="INSERT INTO sss_permisos_internos VALUES('0001','SIGESP                        ','SPG','00000000000000000000000010000000000000000000000002000000000000000000000000000000000000000000000000000000000000000000000000000A',1);" calcext:value-type="string">
            <text:p>INSERT INTO sss_permisos_internos VALUES('0001','SIGESP <text:s text:c="23"/>','SPG','00000000000000000000000010000000000000000000000002000000000000000000000000000000000000000000000000000000000000000000000000000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0003000000000000000000000000000000000000000000000000000000000000000000000000000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6];&quot;','&quot;;[.B706];&quot;','&quot;;[.C706];&quot;','&quot;;[.D706];&quot;',&quot;;[.E706];&quot;);&quot;)" office:value-type="string" office:string-value="INSERT INTO sss_permisos_internos VALUES('0001','SIGESP                        ','SPG','00000000000000000000000010000000000000000000000003000000000000000000000000000000000000000000000000000000000000000000000000000A',1);" calcext:value-type="string">
            <text:p>INSERT INTO sss_permisos_internos VALUES('0001','SIGESP <text:s text:c="23"/>','SPG','00000000000000000000000010000000000000000000000003000000000000000000000000000000000000000000000000000000000000000000000000000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11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7];&quot;','&quot;;[.B707];&quot;','&quot;;[.C707];&quot;','&quot;;[.D707];&quot;',&quot;;[.E707];&quot;);&quot;)" office:value-type="string" office:string-value="INSERT INTO sss_permisos_internos VALUES('0001','SIGESP                        ','SPG','00000000000000000000000010000000000000000000001100000000000000000000000000100000000000000000000000010000000000000000000000001A',1);" calcext:value-type="string">
            <text:p>INSERT INTO sss_permisos_internos VALUES('0001','SIGESP <text:s text:c="23"/>','SPG','000000000000000000000000100000000000000000000011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11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8];&quot;','&quot;;[.B708];&quot;','&quot;;[.C708];&quot;','&quot;;[.D708];&quot;',&quot;;[.E708];&quot;);&quot;)" office:value-type="string" office:string-value="INSERT INTO sss_permisos_internos VALUES('0001','SIGESP                        ','SPG','00000000000000000000000010000000000000000000001101000000000000000000000000100000000000000000000000010000000000000000000000001A',1);" calcext:value-type="string">
            <text:p>INSERT INTO sss_permisos_internos VALUES('0001','SIGESP <text:s text:c="23"/>','SPG','000000000000000000000000100000000000000000000011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12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09];&quot;','&quot;;[.B709];&quot;','&quot;;[.C709];&quot;','&quot;;[.D709];&quot;',&quot;;[.E709];&quot;);&quot;)" office:value-type="string" office:string-value="INSERT INTO sss_permisos_internos VALUES('0001','SIGESP                        ','SPG','00000000000000000000000010000000000000000000001200000000000000000000000000100000000000000000000000010000000000000000000000001A',1);" calcext:value-type="string">
            <text:p>INSERT INTO sss_permisos_internos VALUES('0001','SIGESP <text:s text:c="23"/>','SPG','000000000000000000000000100000000000000000000012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12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0];&quot;','&quot;;[.B710];&quot;','&quot;;[.C710];&quot;','&quot;;[.D710];&quot;',&quot;;[.E710];&quot;);&quot;)" office:value-type="string" office:string-value="INSERT INTO sss_permisos_internos VALUES('0001','SIGESP                        ','SPG','00000000000000000000000010000000000000000000001201000000000000000000000000100000000000000000000000010000000000000000000000001A',1);" calcext:value-type="string">
            <text:p>INSERT INTO sss_permisos_internos VALUES('0001','SIGESP <text:s text:c="23"/>','SPG','000000000000000000000000100000000000000000000012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12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1];&quot;','&quot;;[.B711];&quot;','&quot;;[.C711];&quot;','&quot;;[.D711];&quot;',&quot;;[.E711];&quot;);&quot;)" office:value-type="string" office:string-value="INSERT INTO sss_permisos_internos VALUES('0001','SIGESP                        ','SPG','00000000000000000000000010000000000000000000001203000000000000000000000000100000000000000000000000010000000000000000000000001A',1);" calcext:value-type="string">
            <text:p>INSERT INTO sss_permisos_internos VALUES('0001','SIGESP <text:s text:c="23"/>','SPG','000000000000000000000000100000000000000000000012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13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2];&quot;','&quot;;[.B712];&quot;','&quot;;[.C712];&quot;','&quot;;[.D712];&quot;',&quot;;[.E712];&quot;);&quot;)" office:value-type="string" office:string-value="INSERT INTO sss_permisos_internos VALUES('0001','SIGESP                        ','SPG','00000000000000000000000010000000000000000000001300000000000000000000000000100000000000000000000000010000000000000000000000001A',1);" calcext:value-type="string">
            <text:p>INSERT INTO sss_permisos_internos VALUES('0001','SIGESP <text:s text:c="23"/>','SPG','000000000000000000000000100000000000000000000013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13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3];&quot;','&quot;;[.B713];&quot;','&quot;;[.C713];&quot;','&quot;;[.D713];&quot;',&quot;;[.E713];&quot;);&quot;)" office:value-type="string" office:string-value="INSERT INTO sss_permisos_internos VALUES('0001','SIGESP                        ','SPG','00000000000000000000000010000000000000000000001301000000000000000000000000100000000000000000000000010000000000000000000000001A',1);" calcext:value-type="string">
            <text:p>INSERT INTO sss_permisos_internos VALUES('0001','SIGESP <text:s text:c="23"/>','SPG','000000000000000000000000100000000000000000000013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13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4];&quot;','&quot;;[.B714];&quot;','&quot;;[.C714];&quot;','&quot;;[.D714];&quot;',&quot;;[.E714];&quot;);&quot;)" office:value-type="string" office:string-value="INSERT INTO sss_permisos_internos VALUES('0001','SIGESP                        ','SPG','00000000000000000000000010000000000000000000001302000000000000000000000000100000000000000000000000010000000000000000000000001A',1);" calcext:value-type="string">
            <text:p>INSERT INTO sss_permisos_internos VALUES('0001','SIGESP <text:s text:c="23"/>','SPG','000000000000000000000000100000000000000000000013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13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5];&quot;','&quot;;[.B715];&quot;','&quot;;[.C715];&quot;','&quot;;[.D715];&quot;',&quot;;[.E715];&quot;);&quot;)" office:value-type="string" office:string-value="INSERT INTO sss_permisos_internos VALUES('0001','SIGESP                        ','SPG','00000000000000000000000010000000000000000000001303000000000000000000000000100000000000000000000000010000000000000000000000001A',1);" calcext:value-type="string">
            <text:p>INSERT INTO sss_permisos_internos VALUES('0001','SIGESP <text:s text:c="23"/>','SPG','000000000000000000000000100000000000000000000013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0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6];&quot;','&quot;;[.B716];&quot;','&quot;;[.C716];&quot;','&quot;;[.D716];&quot;',&quot;;[.E716];&quot;);&quot;)" office:value-type="string" office:string-value="INSERT INTO sss_permisos_internos VALUES('0001','SIGESP                        ','SPG','00000000000000000000000010000000000000000000002000000000000000000000000000100000000000000000000000010000000000000000000000001A',1);" calcext:value-type="string">
            <text:p>INSERT INTO sss_permisos_internos VALUES('0001','SIGESP <text:s text:c="23"/>','SPG','000000000000000000000000100000000000000000000020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0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7];&quot;','&quot;;[.B717];&quot;','&quot;;[.C717];&quot;','&quot;;[.D717];&quot;',&quot;;[.E717];&quot;);&quot;)" office:value-type="string" office:string-value="INSERT INTO sss_permisos_internos VALUES('0001','SIGESP                        ','SPG','00000000000000000000000010000000000000000000002001000000000000000000000000100000000000000000000000010000000000000000000000001A',1);" calcext:value-type="string">
            <text:p>INSERT INTO sss_permisos_internos VALUES('0001','SIGESP <text:s text:c="23"/>','SPG','000000000000000000000000100000000000000000000020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0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8];&quot;','&quot;;[.B718];&quot;','&quot;;[.C718];&quot;','&quot;;[.D718];&quot;',&quot;;[.E718];&quot;);&quot;)" office:value-type="string" office:string-value="INSERT INTO sss_permisos_internos VALUES('0001','SIGESP                        ','SPG','00000000000000000000000010000000000000000000002002000000000000000000000000100000000000000000000000010000000000000000000000001A',1);" calcext:value-type="string">
            <text:p>INSERT INTO sss_permisos_internos VALUES('0001','SIGESP <text:s text:c="23"/>','SPG','000000000000000000000000100000000000000000000020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0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19];&quot;','&quot;;[.B719];&quot;','&quot;;[.C719];&quot;','&quot;;[.D719];&quot;',&quot;;[.E719];&quot;);&quot;)" office:value-type="string" office:string-value="INSERT INTO sss_permisos_internos VALUES('0001','SIGESP                        ','SPG','00000000000000000000000010000000000000000000002003000000000000000000000000100000000000000000000000010000000000000000000000001A',1);" calcext:value-type="string">
            <text:p>INSERT INTO sss_permisos_internos VALUES('0001','SIGESP <text:s text:c="23"/>','SPG','000000000000000000000000100000000000000000000020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0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0];&quot;','&quot;;[.B720];&quot;','&quot;;[.C720];&quot;','&quot;;[.D720];&quot;',&quot;;[.E720];&quot;);&quot;)" office:value-type="string" office:string-value="INSERT INTO sss_permisos_internos VALUES('0001','SIGESP                        ','SPG','00000000000000000000000010000000000000000000002004000000000000000000000000100000000000000000000000010000000000000000000000001A',1);" calcext:value-type="string">
            <text:p>INSERT INTO sss_permisos_internos VALUES('0001','SIGESP <text:s text:c="23"/>','SPG','000000000000000000000000100000000000000000000020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005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1];&quot;','&quot;;[.B721];&quot;','&quot;;[.C721];&quot;','&quot;;[.D721];&quot;',&quot;;[.E721];&quot;);&quot;)" office:value-type="string" office:string-value="INSERT INTO sss_permisos_internos VALUES('0001','SIGESP                        ','SPG','00000000000000000000000010000000000000000000002005000000000000000000000000100000000000000000000000010000000000000000000000001A',1);" calcext:value-type="string">
            <text:p>INSERT INTO sss_permisos_internos VALUES('0001','SIGESP <text:s text:c="23"/>','SPG','00000000000000000000000010000000000000000000002005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1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2];&quot;','&quot;;[.B722];&quot;','&quot;;[.C722];&quot;','&quot;;[.D722];&quot;',&quot;;[.E722];&quot;);&quot;)" office:value-type="string" office:string-value="INSERT INTO sss_permisos_internos VALUES('0001','SIGESP                        ','SPG','00000000000000000000000010000000000000000000002100000000000000000000000000100000000000000000000000010000000000000000000000001A',1);" calcext:value-type="string">
            <text:p>INSERT INTO sss_permisos_internos VALUES('0001','SIGESP <text:s text:c="23"/>','SPG','000000000000000000000000100000000000000000000021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1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3];&quot;','&quot;;[.B723];&quot;','&quot;;[.C723];&quot;','&quot;;[.D723];&quot;',&quot;;[.E723];&quot;);&quot;)" office:value-type="string" office:string-value="INSERT INTO sss_permisos_internos VALUES('0001','SIGESP                        ','SPG','00000000000000000000000010000000000000000000002101000000000000000000000000100000000000000000000000010000000000000000000000001A',1);" calcext:value-type="string">
            <text:p>INSERT INTO sss_permisos_internos VALUES('0001','SIGESP <text:s text:c="23"/>','SPG','000000000000000000000000100000000000000000000021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1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4];&quot;','&quot;;[.B724];&quot;','&quot;;[.C724];&quot;','&quot;;[.D724];&quot;',&quot;;[.E724];&quot;);&quot;)" office:value-type="string" office:string-value="INSERT INTO sss_permisos_internos VALUES('0001','SIGESP                        ','SPG','00000000000000000000000010000000000000000000002102000000000000000000000000100000000000000000000000010000000000000000000000001A',1);" calcext:value-type="string">
            <text:p>INSERT INTO sss_permisos_internos VALUES('0001','SIGESP <text:s text:c="23"/>','SPG','000000000000000000000000100000000000000000000021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1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5];&quot;','&quot;;[.B725];&quot;','&quot;;[.C725];&quot;','&quot;;[.D725];&quot;',&quot;;[.E725];&quot;);&quot;)" office:value-type="string" office:string-value="INSERT INTO sss_permisos_internos VALUES('0001','SIGESP                        ','SPG','00000000000000000000000010000000000000000000002103000000000000000000000000100000000000000000000000010000000000000000000000001A',1);" calcext:value-type="string">
            <text:p>INSERT INTO sss_permisos_internos VALUES('0001','SIGESP <text:s text:c="23"/>','SPG','000000000000000000000000100000000000000000000021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1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6];&quot;','&quot;;[.B726];&quot;','&quot;;[.C726];&quot;','&quot;;[.D726];&quot;',&quot;;[.E726];&quot;);&quot;)" office:value-type="string" office:string-value="INSERT INTO sss_permisos_internos VALUES('0001','SIGESP                        ','SPG','00000000000000000000000010000000000000000000002104000000000000000000000000100000000000000000000000010000000000000000000000001A',1);" calcext:value-type="string">
            <text:p>INSERT INTO sss_permisos_internos VALUES('0001','SIGESP <text:s text:c="23"/>','SPG','000000000000000000000000100000000000000000000021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105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7];&quot;','&quot;;[.B727];&quot;','&quot;;[.C727];&quot;','&quot;;[.D727];&quot;',&quot;;[.E727];&quot;);&quot;)" office:value-type="string" office:string-value="INSERT INTO sss_permisos_internos VALUES('0001','SIGESP                        ','SPG','00000000000000000000000010000000000000000000002105000000000000000000000000100000000000000000000000010000000000000000000000001A',1);" calcext:value-type="string">
            <text:p>INSERT INTO sss_permisos_internos VALUES('0001','SIGESP <text:s text:c="23"/>','SPG','00000000000000000000000010000000000000000000002105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106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8];&quot;','&quot;;[.B728];&quot;','&quot;;[.C728];&quot;','&quot;;[.D728];&quot;',&quot;;[.E728];&quot;);&quot;)" office:value-type="string" office:string-value="INSERT INTO sss_permisos_internos VALUES('0001','SIGESP                        ','SPG','00000000000000000000000010000000000000000000002106000000000000000000000000100000000000000000000000010000000000000000000000001A',1);" calcext:value-type="string">
            <text:p>INSERT INTO sss_permisos_internos VALUES('0001','SIGESP <text:s text:c="23"/>','SPG','00000000000000000000000010000000000000000000002106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2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29];&quot;','&quot;;[.B729];&quot;','&quot;;[.C729];&quot;','&quot;;[.D729];&quot;',&quot;;[.E729];&quot;);&quot;)" office:value-type="string" office:string-value="INSERT INTO sss_permisos_internos VALUES('0001','SIGESP                        ','SPG','00000000000000000000000010000000000000000000002200000000000000000000000000100000000000000000000000010000000000000000000000001A',1);" calcext:value-type="string">
            <text:p>INSERT INTO sss_permisos_internos VALUES('0001','SIGESP <text:s text:c="23"/>','SPG','000000000000000000000000100000000000000000000022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2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0];&quot;','&quot;;[.B730];&quot;','&quot;;[.C730];&quot;','&quot;;[.D730];&quot;',&quot;;[.E730];&quot;);&quot;)" office:value-type="string" office:string-value="INSERT INTO sss_permisos_internos VALUES('0001','SIGESP                        ','SPG','00000000000000000000000010000000000000000000002201000000000000000000000000100000000000000000000000010000000000000000000000001A',1);" calcext:value-type="string">
            <text:p>INSERT INTO sss_permisos_internos VALUES('0001','SIGESP <text:s text:c="23"/>','SPG','000000000000000000000000100000000000000000000022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2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1];&quot;','&quot;;[.B731];&quot;','&quot;;[.C731];&quot;','&quot;;[.D731];&quot;',&quot;;[.E731];&quot;);&quot;)" office:value-type="string" office:string-value="INSERT INTO sss_permisos_internos VALUES('0001','SIGESP                        ','SPG','00000000000000000000000010000000000000000000002202000000000000000000000000100000000000000000000000010000000000000000000000001A',1);" calcext:value-type="string">
            <text:p>INSERT INTO sss_permisos_internos VALUES('0001','SIGESP <text:s text:c="23"/>','SPG','000000000000000000000000100000000000000000000022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3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2];&quot;','&quot;;[.B732];&quot;','&quot;;[.C732];&quot;','&quot;;[.D732];&quot;',&quot;;[.E732];&quot;);&quot;)" office:value-type="string" office:string-value="INSERT INTO sss_permisos_internos VALUES('0001','SIGESP                        ','SPG','00000000000000000000000010000000000000000000002300000000000000000000000000100000000000000000000000010000000000000000000000001A',1);" calcext:value-type="string">
            <text:p>INSERT INTO sss_permisos_internos VALUES('0001','SIGESP <text:s text:c="23"/>','SPG','000000000000000000000000100000000000000000000023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3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3];&quot;','&quot;;[.B733];&quot;','&quot;;[.C733];&quot;','&quot;;[.D733];&quot;',&quot;;[.E733];&quot;);&quot;)" office:value-type="string" office:string-value="INSERT INTO sss_permisos_internos VALUES('0001','SIGESP                        ','SPG','00000000000000000000000010000000000000000000002301000000000000000000000000100000000000000000000000010000000000000000000000001A',1);" calcext:value-type="string">
            <text:p>INSERT INTO sss_permisos_internos VALUES('0001','SIGESP <text:s text:c="23"/>','SPG','000000000000000000000000100000000000000000000023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3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4];&quot;','&quot;;[.B734];&quot;','&quot;;[.C734];&quot;','&quot;;[.D734];&quot;',&quot;;[.E734];&quot;);&quot;)" office:value-type="string" office:string-value="INSERT INTO sss_permisos_internos VALUES('0001','SIGESP                        ','SPG','00000000000000000000000010000000000000000000002302000000000000000000000000100000000000000000000000010000000000000000000000001A',1);" calcext:value-type="string">
            <text:p>INSERT INTO sss_permisos_internos VALUES('0001','SIGESP <text:s text:c="23"/>','SPG','000000000000000000000000100000000000000000000023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3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5];&quot;','&quot;;[.B735];&quot;','&quot;;[.C735];&quot;','&quot;;[.D735];&quot;',&quot;;[.E735];&quot;);&quot;)" office:value-type="string" office:string-value="INSERT INTO sss_permisos_internos VALUES('0001','SIGESP                        ','SPG','00000000000000000000000010000000000000000000002303000000000000000000000000100000000000000000000000010000000000000000000000001A',1);" calcext:value-type="string">
            <text:p>INSERT INTO sss_permisos_internos VALUES('0001','SIGESP <text:s text:c="23"/>','SPG','000000000000000000000000100000000000000000000023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3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6];&quot;','&quot;;[.B736];&quot;','&quot;;[.C736];&quot;','&quot;;[.D736];&quot;',&quot;;[.E736];&quot;);&quot;)" office:value-type="string" office:string-value="INSERT INTO sss_permisos_internos VALUES('0001','SIGESP                        ','SPG','00000000000000000000000010000000000000000000002304000000000000000000000000100000000000000000000000010000000000000000000000001A',1);" calcext:value-type="string">
            <text:p>INSERT INTO sss_permisos_internos VALUES('0001','SIGESP <text:s text:c="23"/>','SPG','000000000000000000000000100000000000000000000023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305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7];&quot;','&quot;;[.B737];&quot;','&quot;;[.C737];&quot;','&quot;;[.D737];&quot;',&quot;;[.E737];&quot;);&quot;)" office:value-type="string" office:string-value="INSERT INTO sss_permisos_internos VALUES('0001','SIGESP                        ','SPG','00000000000000000000000010000000000000000000002305000000000000000000000000100000000000000000000000010000000000000000000000001A',1);" calcext:value-type="string">
            <text:p>INSERT INTO sss_permisos_internos VALUES('0001','SIGESP <text:s text:c="23"/>','SPG','00000000000000000000000010000000000000000000002305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306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8];&quot;','&quot;;[.B738];&quot;','&quot;;[.C738];&quot;','&quot;;[.D738];&quot;',&quot;;[.E738];&quot;);&quot;)" office:value-type="string" office:string-value="INSERT INTO sss_permisos_internos VALUES('0001','SIGESP                        ','SPG','00000000000000000000000010000000000000000000002306000000000000000000000000100000000000000000000000010000000000000000000000001A',1);" calcext:value-type="string">
            <text:p>INSERT INTO sss_permisos_internos VALUES('0001','SIGESP <text:s text:c="23"/>','SPG','00000000000000000000000010000000000000000000002306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307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39];&quot;','&quot;;[.B739];&quot;','&quot;;[.C739];&quot;','&quot;;[.D739];&quot;',&quot;;[.E739];&quot;);&quot;)" office:value-type="string" office:string-value="INSERT INTO sss_permisos_internos VALUES('0001','SIGESP                        ','SPG','00000000000000000000000010000000000000000000002307000000000000000000000000100000000000000000000000010000000000000000000000001A',1);" calcext:value-type="string">
            <text:p>INSERT INTO sss_permisos_internos VALUES('0001','SIGESP <text:s text:c="23"/>','SPG','00000000000000000000000010000000000000000000002307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0];&quot;','&quot;;[.B740];&quot;','&quot;;[.C740];&quot;','&quot;;[.D740];&quot;',&quot;;[.E740];&quot;);&quot;)" office:value-type="string" office:string-value="INSERT INTO sss_permisos_internos VALUES('0001','SIGESP                        ','SPG','00000000000000000000000010000000000000000000002400000000000000000000000000100000000000000000000000010000000000000000000000001A',1);" calcext:value-type="string">
            <text:p>INSERT INTO sss_permisos_internos VALUES('0001','SIGESP <text:s text:c="23"/>','SPG','000000000000000000000000100000000000000000000024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1];&quot;','&quot;;[.B741];&quot;','&quot;;[.C741];&quot;','&quot;;[.D741];&quot;',&quot;;[.E741];&quot;);&quot;)" office:value-type="string" office:string-value="INSERT INTO sss_permisos_internos VALUES('0001','SIGESP                        ','SPG','00000000000000000000000010000000000000000000002401000000000000000000000000100000000000000000000000010000000000000000000000001A',1);" calcext:value-type="string">
            <text:p>INSERT INTO sss_permisos_internos VALUES('0001','SIGESP <text:s text:c="23"/>','SPG','000000000000000000000000100000000000000000000024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2];&quot;','&quot;;[.B742];&quot;','&quot;;[.C742];&quot;','&quot;;[.D742];&quot;',&quot;;[.E742];&quot;);&quot;)" office:value-type="string" office:string-value="INSERT INTO sss_permisos_internos VALUES('0001','SIGESP                        ','SPG','00000000000000000000000010000000000000000000002402000000000000000000000000100000000000000000000000010000000000000000000000001A',1);" calcext:value-type="string">
            <text:p>INSERT INTO sss_permisos_internos VALUES('0001','SIGESP <text:s text:c="23"/>','SPG','000000000000000000000000100000000000000000000024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3];&quot;','&quot;;[.B743];&quot;','&quot;;[.C743];&quot;','&quot;;[.D743];&quot;',&quot;;[.E743];&quot;);&quot;)" office:value-type="string" office:string-value="INSERT INTO sss_permisos_internos VALUES('0001','SIGESP                        ','SPG','00000000000000000000000010000000000000000000002403000000000000000000000000100000000000000000000000010000000000000000000000001A',1);" calcext:value-type="string">
            <text:p>INSERT INTO sss_permisos_internos VALUES('0001','SIGESP <text:s text:c="23"/>','SPG','000000000000000000000000100000000000000000000024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4];&quot;','&quot;;[.B744];&quot;','&quot;;[.C744];&quot;','&quot;;[.D744];&quot;',&quot;;[.E744];&quot;);&quot;)" office:value-type="string" office:string-value="INSERT INTO sss_permisos_internos VALUES('0001','SIGESP                        ','SPG','00000000000000000000000010000000000000000000002404000000000000000000000000100000000000000000000000010000000000000000000000001A',1);" calcext:value-type="string">
            <text:p>INSERT INTO sss_permisos_internos VALUES('0001','SIGESP <text:s text:c="23"/>','SPG','000000000000000000000000100000000000000000000024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4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5];&quot;','&quot;;[.B745];&quot;','&quot;;[.C745];&quot;','&quot;;[.D745];&quot;',&quot;;[.E745];&quot;);&quot;)" office:value-type="string" office:string-value="INSERT INTO sss_permisos_internos VALUES('0001','SIGESP                        ','SPG','00000000000000000000000010000000000000000000002404000000000000000000000000200000000000000000000000010000000000000000000000001A',1);" calcext:value-type="string">
            <text:p>INSERT INTO sss_permisos_internos VALUES('0001','SIGESP <text:s text:c="23"/>','SPG','00000000000000000000000010000000000000000000002404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4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6];&quot;','&quot;;[.B746];&quot;','&quot;;[.C746];&quot;','&quot;;[.D746];&quot;',&quot;;[.E746];&quot;);&quot;)" office:value-type="string" office:string-value="INSERT INTO sss_permisos_internos VALUES('0001','SIGESP                        ','SPG','00000000000000000000000010000000000000000000002404000000000000000000000000200000000000000000000000020000000000000000000000001A',1);" calcext:value-type="string">
            <text:p>INSERT INTO sss_permisos_internos VALUES('0001','SIGESP <text:s text:c="23"/>','SPG','00000000000000000000000010000000000000000000002404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4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7];&quot;','&quot;;[.B747];&quot;','&quot;;[.C747];&quot;','&quot;;[.D747];&quot;',&quot;;[.E747];&quot;);&quot;)" office:value-type="string" office:string-value="INSERT INTO sss_permisos_internos VALUES('0001','SIGESP                        ','SPG','00000000000000000000000010000000000000000000002404000000000000000000000000200000000000000000000000030000000000000000000000001A',1);" calcext:value-type="string">
            <text:p>INSERT INTO sss_permisos_internos VALUES('0001','SIGESP <text:s text:c="23"/>','SPG','00000000000000000000000010000000000000000000002404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4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8];&quot;','&quot;;[.B748];&quot;','&quot;;[.C748];&quot;','&quot;;[.D748];&quot;',&quot;;[.E748];&quot;);&quot;)" office:value-type="string" office:string-value="INSERT INTO sss_permisos_internos VALUES('0001','SIGESP                        ','SPG','00000000000000000000000010000000000000000000002404000000000000000000000000200000000000000000000000040000000000000000000000001A',1);" calcext:value-type="string">
            <text:p>INSERT INTO sss_permisos_internos VALUES('0001','SIGESP <text:s text:c="23"/>','SPG','00000000000000000000000010000000000000000000002404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40000000000000000000000002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49];&quot;','&quot;;[.B749];&quot;','&quot;;[.C749];&quot;','&quot;;[.D749];&quot;',&quot;;[.E749];&quot;);&quot;)" office:value-type="string" office:string-value="INSERT INTO sss_permisos_internos VALUES('0001','SIGESP                        ','SPG','00000000000000000000000010000000000000000000002404000000000000000000000000200000000000000000000000050000000000000000000000001A',1);" calcext:value-type="string">
            <text:p>INSERT INTO sss_permisos_internos VALUES('0001','SIGESP <text:s text:c="23"/>','SPG','000000000000000000000000100000000000000000000024040000000000000000000000002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5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0];&quot;','&quot;;[.B750];&quot;','&quot;;[.C750];&quot;','&quot;;[.D750];&quot;',&quot;;[.E750];&quot;);&quot;)" office:value-type="string" office:string-value="INSERT INTO sss_permisos_internos VALUES('0001','SIGESP                        ','SPG','00000000000000000000000010000000000000000000002405000000000000000000000000100000000000000000000000010000000000000000000000001A',1);" calcext:value-type="string">
            <text:p>INSERT INTO sss_permisos_internos VALUES('0001','SIGESP <text:s text:c="23"/>','SPG','00000000000000000000000010000000000000000000002405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6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1];&quot;','&quot;;[.B751];&quot;','&quot;;[.C751];&quot;','&quot;;[.D751];&quot;',&quot;;[.E751];&quot;);&quot;)" office:value-type="string" office:string-value="INSERT INTO sss_permisos_internos VALUES('0001','SIGESP                        ','SPG','00000000000000000000000010000000000000000000002406000000000000000000000000100000000000000000000000010000000000000000000000001A',1);" calcext:value-type="string">
            <text:p>INSERT INTO sss_permisos_internos VALUES('0001','SIGESP <text:s text:c="23"/>','SPG','00000000000000000000000010000000000000000000002406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407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2];&quot;','&quot;;[.B752];&quot;','&quot;;[.C752];&quot;','&quot;;[.D752];&quot;',&quot;;[.E752];&quot;);&quot;)" office:value-type="string" office:string-value="INSERT INTO sss_permisos_internos VALUES('0001','SIGESP                        ','SPG','00000000000000000000000010000000000000000000002407000000000000000000000000100000000000000000000000010000000000000000000000001A',1);" calcext:value-type="string">
            <text:p>INSERT INTO sss_permisos_internos VALUES('0001','SIGESP <text:s text:c="23"/>','SPG','00000000000000000000000010000000000000000000002407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5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3];&quot;','&quot;;[.B753];&quot;','&quot;;[.C753];&quot;','&quot;;[.D753];&quot;',&quot;;[.E753];&quot;);&quot;)" office:value-type="string" office:string-value="INSERT INTO sss_permisos_internos VALUES('0001','SIGESP                        ','SPG','00000000000000000000000010000000000000000000002500000000000000000000000000100000000000000000000000010000000000000000000000001A',1);" calcext:value-type="string">
            <text:p>INSERT INTO sss_permisos_internos VALUES('0001','SIGESP <text:s text:c="23"/>','SPG','000000000000000000000000100000000000000000000025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5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4];&quot;','&quot;;[.B754];&quot;','&quot;;[.C754];&quot;','&quot;;[.D754];&quot;',&quot;;[.E754];&quot;);&quot;)" office:value-type="string" office:string-value="INSERT INTO sss_permisos_internos VALUES('0001','SIGESP                        ','SPG','00000000000000000000000010000000000000000000002501000000000000000000000000100000000000000000000000010000000000000000000000001A',1);" calcext:value-type="string">
            <text:p>INSERT INTO sss_permisos_internos VALUES('0001','SIGESP <text:s text:c="23"/>','SPG','000000000000000000000000100000000000000000000025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5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5];&quot;','&quot;;[.B755];&quot;','&quot;;[.C755];&quot;','&quot;;[.D755];&quot;',&quot;;[.E755];&quot;);&quot;)" office:value-type="string" office:string-value="INSERT INTO sss_permisos_internos VALUES('0001','SIGESP                        ','SPG','00000000000000000000000010000000000000000000002502000000000000000000000000100000000000000000000000010000000000000000000000001A',1);" calcext:value-type="string">
            <text:p>INSERT INTO sss_permisos_internos VALUES('0001','SIGESP <text:s text:c="23"/>','SPG','000000000000000000000000100000000000000000000025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5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6];&quot;','&quot;;[.B756];&quot;','&quot;;[.C756];&quot;','&quot;;[.D756];&quot;',&quot;;[.E756];&quot;);&quot;)" office:value-type="string" office:string-value="INSERT INTO sss_permisos_internos VALUES('0001','SIGESP                        ','SPG','00000000000000000000000010000000000000000000002503000000000000000000000000100000000000000000000000010000000000000000000000001A',1);" calcext:value-type="string">
            <text:p>INSERT INTO sss_permisos_internos VALUES('0001','SIGESP <text:s text:c="23"/>','SPG','000000000000000000000000100000000000000000000025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6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7];&quot;','&quot;;[.B757];&quot;','&quot;;[.C757];&quot;','&quot;;[.D757];&quot;',&quot;;[.E757];&quot;);&quot;)" office:value-type="string" office:string-value="INSERT INTO sss_permisos_internos VALUES('0001','SIGESP                        ','SPG','00000000000000000000000010000000000000000000002600000000000000000000000000100000000000000000000000010000000000000000000000001A',1);" calcext:value-type="string">
            <text:p>INSERT INTO sss_permisos_internos VALUES('0001','SIGESP <text:s text:c="23"/>','SPG','000000000000000000000000100000000000000000000026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6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8];&quot;','&quot;;[.B758];&quot;','&quot;;[.C758];&quot;','&quot;;[.D758];&quot;',&quot;;[.E758];&quot;);&quot;)" office:value-type="string" office:string-value="INSERT INTO sss_permisos_internos VALUES('0001','SIGESP                        ','SPG','00000000000000000000000010000000000000000000002601000000000000000000000000100000000000000000000000010000000000000000000000001A',1);" calcext:value-type="string">
            <text:p>INSERT INTO sss_permisos_internos VALUES('0001','SIGESP <text:s text:c="23"/>','SPG','000000000000000000000000100000000000000000000026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6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59];&quot;','&quot;;[.B759];&quot;','&quot;;[.C759];&quot;','&quot;;[.D759];&quot;',&quot;;[.E759];&quot;);&quot;)" office:value-type="string" office:string-value="INSERT INTO sss_permisos_internos VALUES('0001','SIGESP                        ','SPG','00000000000000000000000010000000000000000000002602000000000000000000000000100000000000000000000000010000000000000000000000001A',1);" calcext:value-type="string">
            <text:p>INSERT INTO sss_permisos_internos VALUES('0001','SIGESP <text:s text:c="23"/>','SPG','000000000000000000000000100000000000000000000026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6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0];&quot;','&quot;;[.B760];&quot;','&quot;;[.C760];&quot;','&quot;;[.D760];&quot;',&quot;;[.E760];&quot;);&quot;)" office:value-type="string" office:string-value="INSERT INTO sss_permisos_internos VALUES('0001','SIGESP                        ','SPG','00000000000000000000000010000000000000000000002603000000000000000000000000100000000000000000000000010000000000000000000000001A',1);" calcext:value-type="string">
            <text:p>INSERT INTO sss_permisos_internos VALUES('0001','SIGESP <text:s text:c="23"/>','SPG','000000000000000000000000100000000000000000000026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7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1];&quot;','&quot;;[.B761];&quot;','&quot;;[.C761];&quot;','&quot;;[.D761];&quot;',&quot;;[.E761];&quot;);&quot;)" office:value-type="string" office:string-value="INSERT INTO sss_permisos_internos VALUES('0001','SIGESP                        ','SPG','00000000000000000000000010000000000000000000002700000000000000000000000000100000000000000000000000010000000000000000000000001A',1);" calcext:value-type="string">
            <text:p>INSERT INTO sss_permisos_internos VALUES('0001','SIGESP <text:s text:c="23"/>','SPG','000000000000000000000000100000000000000000000027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7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2];&quot;','&quot;;[.B762];&quot;','&quot;;[.C762];&quot;','&quot;;[.D762];&quot;',&quot;;[.E762];&quot;);&quot;)" office:value-type="string" office:string-value="INSERT INTO sss_permisos_internos VALUES('0001','SIGESP                        ','SPG','00000000000000000000000010000000000000000000002701000000000000000000000000100000000000000000000000010000000000000000000000001A',1);" calcext:value-type="string">
            <text:p>INSERT INTO sss_permisos_internos VALUES('0001','SIGESP <text:s text:c="23"/>','SPG','000000000000000000000000100000000000000000000027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7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3];&quot;','&quot;;[.B763];&quot;','&quot;;[.C763];&quot;','&quot;;[.D763];&quot;',&quot;;[.E763];&quot;);&quot;)" office:value-type="string" office:string-value="INSERT INTO sss_permisos_internos VALUES('0001','SIGESP                        ','SPG','00000000000000000000000010000000000000000000002702000000000000000000000000100000000000000000000000010000000000000000000000001A',1);" calcext:value-type="string">
            <text:p>INSERT INTO sss_permisos_internos VALUES('0001','SIGESP <text:s text:c="23"/>','SPG','000000000000000000000000100000000000000000000027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9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4];&quot;','&quot;;[.B764];&quot;','&quot;;[.C764];&quot;','&quot;;[.D764];&quot;',&quot;;[.E764];&quot;);&quot;)" office:value-type="string" office:string-value="INSERT INTO sss_permisos_internos VALUES('0001','SIGESP                        ','SPG','00000000000000000000000010000000000000000000002900000000000000000000000000100000000000000000000000010000000000000000000000001A',1);" calcext:value-type="string">
            <text:p>INSERT INTO sss_permisos_internos VALUES('0001','SIGESP <text:s text:c="23"/>','SPG','000000000000000000000000100000000000000000000029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9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5];&quot;','&quot;;[.B765];&quot;','&quot;;[.C765];&quot;','&quot;;[.D765];&quot;',&quot;;[.E765];&quot;);&quot;)" office:value-type="string" office:string-value="INSERT INTO sss_permisos_internos VALUES('0001','SIGESP                        ','SPG','00000000000000000000000010000000000000000000002901000000000000000000000000100000000000000000000000010000000000000000000000001A',1);" calcext:value-type="string">
            <text:p>INSERT INTO sss_permisos_internos VALUES('0001','SIGESP <text:s text:c="23"/>','SPG','000000000000000000000000100000000000000000000029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9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6];&quot;','&quot;;[.B766];&quot;','&quot;;[.C766];&quot;','&quot;;[.D766];&quot;',&quot;;[.E766];&quot;);&quot;)" office:value-type="string" office:string-value="INSERT INTO sss_permisos_internos VALUES('0001','SIGESP                        ','SPG','00000000000000000000000010000000000000000000002902000000000000000000000000100000000000000000000000010000000000000000000000001A',1);" calcext:value-type="string">
            <text:p>INSERT INTO sss_permisos_internos VALUES('0001','SIGESP <text:s text:c="23"/>','SPG','000000000000000000000000100000000000000000000029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9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7];&quot;','&quot;;[.B767];&quot;','&quot;;[.C767];&quot;','&quot;;[.D767];&quot;',&quot;;[.E767];&quot;);&quot;)" office:value-type="string" office:string-value="INSERT INTO sss_permisos_internos VALUES('0001','SIGESP                        ','SPG','00000000000000000000000010000000000000000000002903000000000000000000000000100000000000000000000000010000000000000000000000001A',1);" calcext:value-type="string">
            <text:p>INSERT INTO sss_permisos_internos VALUES('0001','SIGESP <text:s text:c="23"/>','SPG','000000000000000000000000100000000000000000000029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9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8];&quot;','&quot;;[.B768];&quot;','&quot;;[.C768];&quot;','&quot;;[.D768];&quot;',&quot;;[.E768];&quot;);&quot;)" office:value-type="string" office:string-value="INSERT INTO sss_permisos_internos VALUES('0001','SIGESP                        ','SPG','00000000000000000000000010000000000000000000002904000000000000000000000000100000000000000000000000010000000000000000000000001A',1);" calcext:value-type="string">
            <text:p>INSERT INTO sss_permisos_internos VALUES('0001','SIGESP <text:s text:c="23"/>','SPG','000000000000000000000000100000000000000000000029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905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69];&quot;','&quot;;[.B769];&quot;','&quot;;[.C769];&quot;','&quot;;[.D769];&quot;',&quot;;[.E769];&quot;);&quot;)" office:value-type="string" office:string-value="INSERT INTO sss_permisos_internos VALUES('0001','SIGESP                        ','SPG','00000000000000000000000010000000000000000000002905000000000000000000000000100000000000000000000000010000000000000000000000001A',1);" calcext:value-type="string">
            <text:p>INSERT INTO sss_permisos_internos VALUES('0001','SIGESP <text:s text:c="23"/>','SPG','00000000000000000000000010000000000000000000002905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2906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0];&quot;','&quot;;[.B770];&quot;','&quot;;[.C770];&quot;','&quot;;[.D770];&quot;',&quot;;[.E770];&quot;);&quot;)" office:value-type="string" office:string-value="INSERT INTO sss_permisos_internos VALUES('0001','SIGESP                        ','SPG','00000000000000000000000010000000000000000000002906000000000000000000000000100000000000000000000000010000000000000000000000001A',1);" calcext:value-type="string">
            <text:p>INSERT INTO sss_permisos_internos VALUES('0001','SIGESP <text:s text:c="23"/>','SPG','00000000000000000000000010000000000000000000002906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0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1];&quot;','&quot;;[.B771];&quot;','&quot;;[.C771];&quot;','&quot;;[.D771];&quot;',&quot;;[.E771];&quot;);&quot;)" office:value-type="string" office:string-value="INSERT INTO sss_permisos_internos VALUES('0001','SIGESP                        ','SPG','00000000000000000000000010000000000000000000003000000000000000000000000000100000000000000000000000010000000000000000000000001A',1);" calcext:value-type="string">
            <text:p>INSERT INTO sss_permisos_internos VALUES('0001','SIGESP <text:s text:c="23"/>','SPG','000000000000000000000000100000000000000000000030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0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2];&quot;','&quot;;[.B772];&quot;','&quot;;[.C772];&quot;','&quot;;[.D772];&quot;',&quot;;[.E772];&quot;);&quot;)" office:value-type="string" office:string-value="INSERT INTO sss_permisos_internos VALUES('0001','SIGESP                        ','SPG','00000000000000000000000010000000000000000000003001000000000000000000000000100000000000000000000000010000000000000000000000001A',1);" calcext:value-type="string">
            <text:p>INSERT INTO sss_permisos_internos VALUES('0001','SIGESP <text:s text:c="23"/>','SPG','000000000000000000000000100000000000000000000030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0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3];&quot;','&quot;;[.B773];&quot;','&quot;;[.C773];&quot;','&quot;;[.D773];&quot;',&quot;;[.E773];&quot;);&quot;)" office:value-type="string" office:string-value="INSERT INTO sss_permisos_internos VALUES('0001','SIGESP                        ','SPG','00000000000000000000000010000000000000000000003002000000000000000000000000100000000000000000000000010000000000000000000000001A',1);" calcext:value-type="string">
            <text:p>INSERT INTO sss_permisos_internos VALUES('0001','SIGESP <text:s text:c="23"/>','SPG','000000000000000000000000100000000000000000000030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0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4];&quot;','&quot;;[.B774];&quot;','&quot;;[.C774];&quot;','&quot;;[.D774];&quot;',&quot;;[.E774];&quot;);&quot;)" office:value-type="string" office:string-value="INSERT INTO sss_permisos_internos VALUES('0001','SIGESP                        ','SPG','00000000000000000000000010000000000000000000003003000000000000000000000000100000000000000000000000010000000000000000000000001A',1);" calcext:value-type="string">
            <text:p>INSERT INTO sss_permisos_internos VALUES('0001','SIGESP <text:s text:c="23"/>','SPG','000000000000000000000000100000000000000000000030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1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5];&quot;','&quot;;[.B775];&quot;','&quot;;[.C775];&quot;','&quot;;[.D775];&quot;',&quot;;[.E775];&quot;);&quot;)" office:value-type="string" office:string-value="INSERT INTO sss_permisos_internos VALUES('0001','SIGESP                        ','SPG','00000000000000000000000010000000000000000000003100000000000000000000000000100000000000000000000000010000000000000000000000001A',1);" calcext:value-type="string">
            <text:p>INSERT INTO sss_permisos_internos VALUES('0001','SIGESP <text:s text:c="23"/>','SPG','000000000000000000000000100000000000000000000031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1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6];&quot;','&quot;;[.B776];&quot;','&quot;;[.C776];&quot;','&quot;;[.D776];&quot;',&quot;;[.E776];&quot;);&quot;)" office:value-type="string" office:string-value="INSERT INTO sss_permisos_internos VALUES('0001','SIGESP                        ','SPG','00000000000000000000000010000000000000000000003101000000000000000000000000100000000000000000000000010000000000000000000000001A',1);" calcext:value-type="string">
            <text:p>INSERT INTO sss_permisos_internos VALUES('0001','SIGESP <text:s text:c="23"/>','SPG','000000000000000000000000100000000000000000000031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1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7];&quot;','&quot;;[.B777];&quot;','&quot;;[.C777];&quot;','&quot;;[.D777];&quot;',&quot;;[.E777];&quot;);&quot;)" office:value-type="string" office:string-value="INSERT INTO sss_permisos_internos VALUES('0001','SIGESP                        ','SPG','00000000000000000000000010000000000000000000003102000000000000000000000000100000000000000000000000010000000000000000000000001A',1);" calcext:value-type="string">
            <text:p>INSERT INTO sss_permisos_internos VALUES('0001','SIGESP <text:s text:c="23"/>','SPG','000000000000000000000000100000000000000000000031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1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8];&quot;','&quot;;[.B778];&quot;','&quot;;[.C778];&quot;','&quot;;[.D778];&quot;',&quot;;[.E778];&quot;);&quot;)" office:value-type="string" office:string-value="INSERT INTO sss_permisos_internos VALUES('0001','SIGESP                        ','SPG','00000000000000000000000010000000000000000000003103000000000000000000000000100000000000000000000000010000000000000000000000001A',1);" calcext:value-type="string">
            <text:p>INSERT INTO sss_permisos_internos VALUES('0001','SIGESP <text:s text:c="23"/>','SPG','000000000000000000000000100000000000000000000031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1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79];&quot;','&quot;;[.B779];&quot;','&quot;;[.C779];&quot;','&quot;;[.D779];&quot;',&quot;;[.E779];&quot;);&quot;)" office:value-type="string" office:string-value="INSERT INTO sss_permisos_internos VALUES('0001','SIGESP                        ','SPG','00000000000000000000000010000000000000000000003104000000000000000000000000100000000000000000000000010000000000000000000000001A',1);" calcext:value-type="string">
            <text:p>INSERT INTO sss_permisos_internos VALUES('0001','SIGESP <text:s text:c="23"/>','SPG','000000000000000000000000100000000000000000000031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2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0];&quot;','&quot;;[.B780];&quot;','&quot;;[.C780];&quot;','&quot;;[.D780];&quot;',&quot;;[.E780];&quot;);&quot;)" office:value-type="string" office:string-value="INSERT INTO sss_permisos_internos VALUES('0001','SIGESP                        ','SPG','00000000000000000000000010000000000000000000003200000000000000000000000000100000000000000000000000010000000000000000000000001A',1);" calcext:value-type="string">
            <text:p>INSERT INTO sss_permisos_internos VALUES('0001','SIGESP <text:s text:c="23"/>','SPG','000000000000000000000000100000000000000000000032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2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1];&quot;','&quot;;[.B781];&quot;','&quot;;[.C781];&quot;','&quot;;[.D781];&quot;',&quot;;[.E781];&quot;);&quot;)" office:value-type="string" office:string-value="INSERT INTO sss_permisos_internos VALUES('0001','SIGESP                        ','SPG','00000000000000000000000010000000000000000000003201000000000000000000000000100000000000000000000000010000000000000000000000001A',1);" calcext:value-type="string">
            <text:p>INSERT INTO sss_permisos_internos VALUES('0001','SIGESP <text:s text:c="23"/>','SPG','000000000000000000000000100000000000000000000032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2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2];&quot;','&quot;;[.B782];&quot;','&quot;;[.C782];&quot;','&quot;;[.D782];&quot;',&quot;;[.E782];&quot;);&quot;)" office:value-type="string" office:string-value="INSERT INTO sss_permisos_internos VALUES('0001','SIGESP                        ','SPG','00000000000000000000000010000000000000000000003202000000000000000000000000100000000000000000000000010000000000000000000000001A',1);" calcext:value-type="string">
            <text:p>INSERT INTO sss_permisos_internos VALUES('0001','SIGESP <text:s text:c="23"/>','SPG','000000000000000000000000100000000000000000000032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2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3];&quot;','&quot;;[.B783];&quot;','&quot;;[.C783];&quot;','&quot;;[.D783];&quot;',&quot;;[.E783];&quot;);&quot;)" office:value-type="string" office:string-value="INSERT INTO sss_permisos_internos VALUES('0001','SIGESP                        ','SPG','00000000000000000000000010000000000000000000003203000000000000000000000000100000000000000000000000010000000000000000000000001A',1);" calcext:value-type="string">
            <text:p>INSERT INTO sss_permisos_internos VALUES('0001','SIGESP <text:s text:c="23"/>','SPG','000000000000000000000000100000000000000000000032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3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4];&quot;','&quot;;[.B784];&quot;','&quot;;[.C784];&quot;','&quot;;[.D784];&quot;',&quot;;[.E784];&quot;);&quot;)" office:value-type="string" office:string-value="INSERT INTO sss_permisos_internos VALUES('0001','SIGESP                        ','SPG','00000000000000000000000010000000000000000000003300000000000000000000000000100000000000000000000000010000000000000000000000001A',1);" calcext:value-type="string">
            <text:p>INSERT INTO sss_permisos_internos VALUES('0001','SIGESP <text:s text:c="23"/>','SPG','000000000000000000000000100000000000000000000033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3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5];&quot;','&quot;;[.B785];&quot;','&quot;;[.C785];&quot;','&quot;;[.D785];&quot;',&quot;;[.E785];&quot;);&quot;)" office:value-type="string" office:string-value="INSERT INTO sss_permisos_internos VALUES('0001','SIGESP                        ','SPG','00000000000000000000000010000000000000000000003301000000000000000000000000100000000000000000000000010000000000000000000000001A',1);" calcext:value-type="string">
            <text:p>INSERT INTO sss_permisos_internos VALUES('0001','SIGESP <text:s text:c="23"/>','SPG','000000000000000000000000100000000000000000000033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3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6];&quot;','&quot;;[.B786];&quot;','&quot;;[.C786];&quot;','&quot;;[.D786];&quot;',&quot;;[.E786];&quot;);&quot;)" office:value-type="string" office:string-value="INSERT INTO sss_permisos_internos VALUES('0001','SIGESP                        ','SPG','00000000000000000000000010000000000000000000003302000000000000000000000000100000000000000000000000010000000000000000000000001A',1);" calcext:value-type="string">
            <text:p>INSERT INTO sss_permisos_internos VALUES('0001','SIGESP <text:s text:c="23"/>','SPG','000000000000000000000000100000000000000000000033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3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7];&quot;','&quot;;[.B787];&quot;','&quot;;[.C787];&quot;','&quot;;[.D787];&quot;',&quot;;[.E787];&quot;);&quot;)" office:value-type="string" office:string-value="INSERT INTO sss_permisos_internos VALUES('0001','SIGESP                        ','SPG','00000000000000000000000010000000000000000000003302000000000000000000000000200000000000000000000000010000000000000000000000001A',1);" calcext:value-type="string">
            <text:p>INSERT INTO sss_permisos_internos VALUES('0001','SIGESP <text:s text:c="23"/>','SPG','000000000000000000000000100000000000000000000033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3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8];&quot;','&quot;;[.B788];&quot;','&quot;;[.C788];&quot;','&quot;;[.D788];&quot;',&quot;;[.E788];&quot;);&quot;)" office:value-type="string" office:string-value="INSERT INTO sss_permisos_internos VALUES('0001','SIGESP                        ','SPG','00000000000000000000000010000000000000000000003303000000000000000000000000100000000000000000000000010000000000000000000000001A',1);" calcext:value-type="string">
            <text:p>INSERT INTO sss_permisos_internos VALUES('0001','SIGESP <text:s text:c="23"/>','SPG','000000000000000000000000100000000000000000000033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3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89];&quot;','&quot;;[.B789];&quot;','&quot;;[.C789];&quot;','&quot;;[.D789];&quot;',&quot;;[.E789];&quot;);&quot;)" office:value-type="string" office:string-value="INSERT INTO sss_permisos_internos VALUES('0001','SIGESP                        ','SPG','00000000000000000000000010000000000000000000003304000000000000000000000000100000000000000000000000010000000000000000000000001A',1);" calcext:value-type="string">
            <text:p>INSERT INTO sss_permisos_internos VALUES('0001','SIGESP <text:s text:c="23"/>','SPG','000000000000000000000000100000000000000000000033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305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0];&quot;','&quot;;[.B790];&quot;','&quot;;[.C790];&quot;','&quot;;[.D790];&quot;',&quot;;[.E790];&quot;);&quot;)" office:value-type="string" office:string-value="INSERT INTO sss_permisos_internos VALUES('0001','SIGESP                        ','SPG','00000000000000000000000010000000000000000000003305000000000000000000000000100000000000000000000000010000000000000000000000001A',1);" calcext:value-type="string">
            <text:p>INSERT INTO sss_permisos_internos VALUES('0001','SIGESP <text:s text:c="23"/>','SPG','00000000000000000000000010000000000000000000003305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4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1];&quot;','&quot;;[.B791];&quot;','&quot;;[.C791];&quot;','&quot;;[.D791];&quot;',&quot;;[.E791];&quot;);&quot;)" office:value-type="string" office:string-value="INSERT INTO sss_permisos_internos VALUES('0001','SIGESP                        ','SPG','00000000000000000000000010000000000000000000003400000000000000000000000000100000000000000000000000010000000000000000000000001A',1);" calcext:value-type="string">
            <text:p>INSERT INTO sss_permisos_internos VALUES('0001','SIGESP <text:s text:c="23"/>','SPG','000000000000000000000000100000000000000000000034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5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2];&quot;','&quot;;[.B792];&quot;','&quot;;[.C792];&quot;','&quot;;[.D792];&quot;',&quot;;[.E792];&quot;);&quot;)" office:value-type="string" office:string-value="INSERT INTO sss_permisos_internos VALUES('0001','SIGESP                        ','SPG','00000000000000000000000010000000000000000000003501000000000000000000000000100000000000000000000000010000000000000000000000001A',1);" calcext:value-type="string">
            <text:p>INSERT INTO sss_permisos_internos VALUES('0001','SIGESP <text:s text:c="23"/>','SPG','000000000000000000000000100000000000000000000035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100000000000000000000035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3];&quot;','&quot;;[.B793];&quot;','&quot;;[.C793];&quot;','&quot;;[.D793];&quot;',&quot;;[.E793];&quot;);&quot;)" office:value-type="string" office:string-value="INSERT INTO sss_permisos_internos VALUES('0001','SIGESP                        ','SPG','00000000000000000000000010000000000000000000003502000000000000000000000000100000000000000000000000010000000000000000000000001A',1);" calcext:value-type="string">
            <text:p>INSERT INTO sss_permisos_internos VALUES('0001','SIGESP <text:s text:c="23"/>','SPG','000000000000000000000000100000000000000000000035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0001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4];&quot;','&quot;;[.B794];&quot;','&quot;;[.C794];&quot;','&quot;;[.D794];&quot;',&quot;;[.E794];&quot;);&quot;)" office:value-type="string" office:string-value="INSERT INTO sss_permisos_internos VALUES('0001','SIGESP                        ','SPG','00000000000000000000000020000000000000000000000001000000000000000000000000000000000000000000000000000000000000000000000000000P',1);" calcext:value-type="string">
            <text:p>INSERT INTO sss_permisos_internos VALUES('0001','SIGESP <text:s text:c="23"/>','SPG','00000000000000000000000020000000000000000000000001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1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5];&quot;','&quot;;[.B795];&quot;','&quot;;[.C795];&quot;','&quot;;[.D795];&quot;',&quot;;[.E795];&quot;);&quot;)" office:value-type="string" office:string-value="INSERT INTO sss_permisos_internos VALUES('0001','SIGESP                        ','SPG','00000000000000000000000020000000000000000000001100000000000000000000000000100000000000000000000000010000000000000000000000001A',1);" calcext:value-type="string">
            <text:p>INSERT INTO sss_permisos_internos VALUES('0001','SIGESP <text:s text:c="23"/>','SPG','000000000000000000000000200000000000000000000011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1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6];&quot;','&quot;;[.B796];&quot;','&quot;;[.C796];&quot;','&quot;;[.D796];&quot;',&quot;;[.E796];&quot;);&quot;)" office:value-type="string" office:string-value="INSERT INTO sss_permisos_internos VALUES('0001','SIGESP                        ','SPG','00000000000000000000000020000000000000000000001100000000000000000000000000200000000000000000000000010000000000000000000000001A',1);" calcext:value-type="string">
            <text:p>INSERT INTO sss_permisos_internos VALUES('0001','SIGESP <text:s text:c="23"/>','SPG','000000000000000000000000200000000000000000000011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1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7];&quot;','&quot;;[.B797];&quot;','&quot;;[.C797];&quot;','&quot;;[.D797];&quot;',&quot;;[.E797];&quot;);&quot;)" office:value-type="string" office:string-value="INSERT INTO sss_permisos_internos VALUES('0001','SIGESP                        ','SPG','00000000000000000000000020000000000000000000001101000000000000000000000000100000000000000000000000010000000000000000000000001A',1);" calcext:value-type="string">
            <text:p>INSERT INTO sss_permisos_internos VALUES('0001','SIGESP <text:s text:c="23"/>','SPG','000000000000000000000000200000000000000000000011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1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8];&quot;','&quot;;[.B798];&quot;','&quot;;[.C798];&quot;','&quot;;[.D798];&quot;',&quot;;[.E798];&quot;);&quot;)" office:value-type="string" office:string-value="INSERT INTO sss_permisos_internos VALUES('0001','SIGESP                        ','SPG','00000000000000000000000020000000000000000000001101000000000000000000000000200000000000000000000000010000000000000000000000001A',1);" calcext:value-type="string">
            <text:p>INSERT INTO sss_permisos_internos VALUES('0001','SIGESP <text:s text:c="23"/>','SPG','000000000000000000000000200000000000000000000011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1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799];&quot;','&quot;;[.B799];&quot;','&quot;;[.C799];&quot;','&quot;;[.D799];&quot;',&quot;;[.E799];&quot;);&quot;)" office:value-type="string" office:string-value="INSERT INTO sss_permisos_internos VALUES('0001','SIGESP                        ','SPG','00000000000000000000000020000000000000000000001102000000000000000000000000200000000000000000000000010000000000000000000000001A',1);" calcext:value-type="string">
            <text:p>INSERT INTO sss_permisos_internos VALUES('0001','SIGESP <text:s text:c="23"/>','SPG','000000000000000000000000200000000000000000000011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2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0];&quot;','&quot;;[.B800];&quot;','&quot;;[.C800];&quot;','&quot;;[.D800];&quot;',&quot;;[.E800];&quot;);&quot;)" office:value-type="string" office:string-value="INSERT INTO sss_permisos_internos VALUES('0001','SIGESP                        ','SPG','00000000000000000000000020000000000000000000001200000000000000000000000000100000000000000000000000010000000000000000000000001A',1);" calcext:value-type="string">
            <text:p>INSERT INTO sss_permisos_internos VALUES('0001','SIGESP <text:s text:c="23"/>','SPG','000000000000000000000000200000000000000000000012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2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1];&quot;','&quot;;[.B801];&quot;','&quot;;[.C801];&quot;','&quot;;[.D801];&quot;',&quot;;[.E801];&quot;);&quot;)" office:value-type="string" office:string-value="INSERT INTO sss_permisos_internos VALUES('0001','SIGESP                        ','SPG','00000000000000000000000020000000000000000000001200000000000000000000000000200000000000000000000000010000000000000000000000001A',1);" calcext:value-type="string">
            <text:p>INSERT INTO sss_permisos_internos VALUES('0001','SIGESP <text:s text:c="23"/>','SPG','000000000000000000000000200000000000000000000012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2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2];&quot;','&quot;;[.B802];&quot;','&quot;;[.C802];&quot;','&quot;;[.D802];&quot;',&quot;;[.E802];&quot;);&quot;)" office:value-type="string" office:string-value="INSERT INTO sss_permisos_internos VALUES('0001','SIGESP                        ','SPG','00000000000000000000000020000000000000000000001201000000000000000000000000100000000000000000000000010000000000000000000000001A',1);" calcext:value-type="string">
            <text:p>INSERT INTO sss_permisos_internos VALUES('0001','SIGESP <text:s text:c="23"/>','SPG','000000000000000000000000200000000000000000000012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2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3];&quot;','&quot;;[.B803];&quot;','&quot;;[.C803];&quot;','&quot;;[.D803];&quot;',&quot;;[.E803];&quot;);&quot;)" office:value-type="string" office:string-value="INSERT INTO sss_permisos_internos VALUES('0001','SIGESP                        ','SPG','00000000000000000000000020000000000000000000001201000000000000000000000000100000000000000000000000020000000000000000000000001A',1);" calcext:value-type="string">
            <text:p>INSERT INTO sss_permisos_internos VALUES('0001','SIGESP <text:s text:c="23"/>','SPG','000000000000000000000000200000000000000000000012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2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4];&quot;','&quot;;[.B804];&quot;','&quot;;[.C804];&quot;','&quot;;[.D804];&quot;',&quot;;[.E804];&quot;);&quot;)" office:value-type="string" office:string-value="INSERT INTO sss_permisos_internos VALUES('0001','SIGESP                        ','SPG','00000000000000000000000020000000000000000000001201000000000000000000000000200000000000000000000000010000000000000000000000001A',1);" calcext:value-type="string">
            <text:p>INSERT INTO sss_permisos_internos VALUES('0001','SIGESP <text:s text:c="23"/>','SPG','000000000000000000000000200000000000000000000012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2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5];&quot;','&quot;;[.B805];&quot;','&quot;;[.C805];&quot;','&quot;;[.D805];&quot;',&quot;;[.E805];&quot;);&quot;)" office:value-type="string" office:string-value="INSERT INTO sss_permisos_internos VALUES('0001','SIGESP                        ','SPG','00000000000000000000000020000000000000000000001203000000000000000000000000200000000000000000000000010000000000000000000000001A',1);" calcext:value-type="string">
            <text:p>INSERT INTO sss_permisos_internos VALUES('0001','SIGESP <text:s text:c="23"/>','SPG','000000000000000000000000200000000000000000000012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6];&quot;','&quot;;[.B806];&quot;','&quot;;[.C806];&quot;','&quot;;[.D806];&quot;',&quot;;[.E806];&quot;);&quot;)" office:value-type="string" office:string-value="INSERT INTO sss_permisos_internos VALUES('0001','SIGESP                        ','SPG','00000000000000000000000020000000000000000000001300000000000000000000000000100000000000000000000000010000000000000000000000001A',1);" calcext:value-type="string">
            <text:p>INSERT INTO sss_permisos_internos VALUES('0001','SIGESP <text:s text:c="23"/>','SPG','000000000000000000000000200000000000000000000013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0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7];&quot;','&quot;;[.B807];&quot;','&quot;;[.C807];&quot;','&quot;;[.D807];&quot;',&quot;;[.E807];&quot;);&quot;)" office:value-type="string" office:string-value="INSERT INTO sss_permisos_internos VALUES('0001','SIGESP                        ','SPG','00000000000000000000000020000000000000000000001300000000000000000000000000100000000000000000000000020000000000000000000000001A',1);" calcext:value-type="string">
            <text:p>INSERT INTO sss_permisos_internos VALUES('0001','SIGESP <text:s text:c="23"/>','SPG','00000000000000000000000020000000000000000000001300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0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8];&quot;','&quot;;[.B808];&quot;','&quot;;[.C808];&quot;','&quot;;[.D808];&quot;',&quot;;[.E808];&quot;);&quot;)" office:value-type="string" office:string-value="INSERT INTO sss_permisos_internos VALUES('0001','SIGESP                        ','SPG','00000000000000000000000020000000000000000000001300000000000000000000000000100000000000000000000000030000000000000000000000001A',1);" calcext:value-type="string">
            <text:p>INSERT INTO sss_permisos_internos VALUES('0001','SIGESP <text:s text:c="23"/>','SPG','00000000000000000000000020000000000000000000001300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0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09];&quot;','&quot;;[.B809];&quot;','&quot;;[.C809];&quot;','&quot;;[.D809];&quot;',&quot;;[.E809];&quot;);&quot;)" office:value-type="string" office:string-value="INSERT INTO sss_permisos_internos VALUES('0001','SIGESP                        ','SPG','00000000000000000000000020000000000000000000001300000000000000000000000000100000000000000000000000040000000000000000000000001A',1);" calcext:value-type="string">
            <text:p>INSERT INTO sss_permisos_internos VALUES('0001','SIGESP <text:s text:c="23"/>','SPG','00000000000000000000000020000000000000000000001300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0];&quot;','&quot;;[.B810];&quot;','&quot;;[.C810];&quot;','&quot;;[.D810];&quot;',&quot;;[.E810];&quot;);&quot;)" office:value-type="string" office:string-value="INSERT INTO sss_permisos_internos VALUES('0001','SIGESP                        ','SPG','00000000000000000000000020000000000000000000001300000000000000000000000000200000000000000000000000010000000000000000000000001A',1);" calcext:value-type="string">
            <text:p>INSERT INTO sss_permisos_internos VALUES('0001','SIGESP <text:s text:c="23"/>','SPG','000000000000000000000000200000000000000000000013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1];&quot;','&quot;;[.B811];&quot;','&quot;;[.C811];&quot;','&quot;;[.D811];&quot;',&quot;;[.E811];&quot;);&quot;)" office:value-type="string" office:string-value="INSERT INTO sss_permisos_internos VALUES('0001','SIGESP                        ','SPG','00000000000000000000000020000000000000000000001301000000000000000000000000100000000000000000000000010000000000000000000000001A',1);" calcext:value-type="string">
            <text:p>INSERT INTO sss_permisos_internos VALUES('0001','SIGESP <text:s text:c="23"/>','SPG','000000000000000000000000200000000000000000000013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2];&quot;','&quot;;[.B812];&quot;','&quot;;[.C812];&quot;','&quot;;[.D812];&quot;',&quot;;[.E812];&quot;);&quot;)" office:value-type="string" office:string-value="INSERT INTO sss_permisos_internos VALUES('0001','SIGESP                        ','SPG','00000000000000000000000020000000000000000000001301000000000000000000000000100000000000000000000000020000000000000000000000001A',1);" calcext:value-type="string">
            <text:p>INSERT INTO sss_permisos_internos VALUES('0001','SIGESP <text:s text:c="23"/>','SPG','000000000000000000000000200000000000000000000013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1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3];&quot;','&quot;;[.B813];&quot;','&quot;;[.C813];&quot;','&quot;;[.D813];&quot;',&quot;;[.E813];&quot;);&quot;)" office:value-type="string" office:string-value="INSERT INTO sss_permisos_internos VALUES('0001','SIGESP                        ','SPG','00000000000000000000000020000000000000000000001301000000000000000000000000100000000000000000000000030000000000000000000000001A',1);" calcext:value-type="string">
            <text:p>INSERT INTO sss_permisos_internos VALUES('0001','SIGESP <text:s text:c="23"/>','SPG','00000000000000000000000020000000000000000000001301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1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4];&quot;','&quot;;[.B814];&quot;','&quot;;[.C814];&quot;','&quot;;[.D814];&quot;',&quot;;[.E814];&quot;);&quot;)" office:value-type="string" office:string-value="INSERT INTO sss_permisos_internos VALUES('0001','SIGESP                        ','SPG','00000000000000000000000020000000000000000000001301000000000000000000000000100000000000000000000000040000000000000000000000001A',1);" calcext:value-type="string">
            <text:p>INSERT INTO sss_permisos_internos VALUES('0001','SIGESP <text:s text:c="23"/>','SPG','00000000000000000000000020000000000000000000001301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5];&quot;','&quot;;[.B815];&quot;','&quot;;[.C815];&quot;','&quot;;[.D815];&quot;',&quot;;[.E815];&quot;);&quot;)" office:value-type="string" office:string-value="INSERT INTO sss_permisos_internos VALUES('0001','SIGESP                        ','SPG','00000000000000000000000020000000000000000000001301000000000000000000000000200000000000000000000000010000000000000000000000001A',1);" calcext:value-type="string">
            <text:p>INSERT INTO sss_permisos_internos VALUES('0001','SIGESP <text:s text:c="23"/>','SPG','000000000000000000000000200000000000000000000013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6];&quot;','&quot;;[.B816];&quot;','&quot;;[.C816];&quot;','&quot;;[.D816];&quot;',&quot;;[.E816];&quot;);&quot;)" office:value-type="string" office:string-value="INSERT INTO sss_permisos_internos VALUES('0001','SIGESP                        ','SPG','00000000000000000000000020000000000000000000001302000000000000000000000000100000000000000000000000010000000000000000000000001A',1);" calcext:value-type="string">
            <text:p>INSERT INTO sss_permisos_internos VALUES('0001','SIGESP <text:s text:c="23"/>','SPG','000000000000000000000000200000000000000000000013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7];&quot;','&quot;;[.B817];&quot;','&quot;;[.C817];&quot;','&quot;;[.D817];&quot;',&quot;;[.E817];&quot;);&quot;)" office:value-type="string" office:string-value="INSERT INTO sss_permisos_internos VALUES('0001','SIGESP                        ','SPG','00000000000000000000000020000000000000000000001302000000000000000000000000200000000000000000000000010000000000000000000000001A',1);" calcext:value-type="string">
            <text:p>INSERT INTO sss_permisos_internos VALUES('0001','SIGESP <text:s text:c="23"/>','SPG','000000000000000000000000200000000000000000000013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8];&quot;','&quot;;[.B818];&quot;','&quot;;[.C818];&quot;','&quot;;[.D818];&quot;',&quot;;[.E818];&quot;);&quot;)" office:value-type="string" office:string-value="INSERT INTO sss_permisos_internos VALUES('0001','SIGESP                        ','SPG','00000000000000000000000020000000000000000000001303000000000000000000000000100000000000000000000000010000000000000000000000001A',1);" calcext:value-type="string">
            <text:p>INSERT INTO sss_permisos_internos VALUES('0001','SIGESP <text:s text:c="23"/>','SPG','000000000000000000000000200000000000000000000013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3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19];&quot;','&quot;;[.B819];&quot;','&quot;;[.C819];&quot;','&quot;;[.D819];&quot;',&quot;;[.E819];&quot;);&quot;)" office:value-type="string" office:string-value="INSERT INTO sss_permisos_internos VALUES('0001','SIGESP                        ','SPG','00000000000000000000000020000000000000000000001303000000000000000000000000100000000000000000000000020000000000000000000000001A',1);" calcext:value-type="string">
            <text:p>INSERT INTO sss_permisos_internos VALUES('0001','SIGESP <text:s text:c="23"/>','SPG','00000000000000000000000020000000000000000000001303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3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0];&quot;','&quot;;[.B820];&quot;','&quot;;[.C820];&quot;','&quot;;[.D820];&quot;',&quot;;[.E820];&quot;);&quot;)" office:value-type="string" office:string-value="INSERT INTO sss_permisos_internos VALUES('0001','SIGESP                        ','SPG','00000000000000000000000020000000000000000000001303000000000000000000000000100000000000000000000000030000000000000000000000001A',1);" calcext:value-type="string">
            <text:p>INSERT INTO sss_permisos_internos VALUES('0001','SIGESP <text:s text:c="23"/>','SPG','00000000000000000000000020000000000000000000001303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3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1];&quot;','&quot;;[.B821];&quot;','&quot;;[.C821];&quot;','&quot;;[.D821];&quot;',&quot;;[.E821];&quot;);&quot;)" office:value-type="string" office:string-value="INSERT INTO sss_permisos_internos VALUES('0001','SIGESP                        ','SPG','00000000000000000000000020000000000000000000001303000000000000000000000000100000000000000000000000040000000000000000000000001A',1);" calcext:value-type="string">
            <text:p>INSERT INTO sss_permisos_internos VALUES('0001','SIGESP <text:s text:c="23"/>','SPG','00000000000000000000000020000000000000000000001303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13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2];&quot;','&quot;;[.B822];&quot;','&quot;;[.C822];&quot;','&quot;;[.D822];&quot;',&quot;;[.E822];&quot;);&quot;)" office:value-type="string" office:string-value="INSERT INTO sss_permisos_internos VALUES('0001','SIGESP                        ','SPG','00000000000000000000000020000000000000000000001303000000000000000000000000200000000000000000000000010000000000000000000000001A',1);" calcext:value-type="string">
            <text:p>INSERT INTO sss_permisos_internos VALUES('0001','SIGESP <text:s text:c="23"/>','SPG','000000000000000000000000200000000000000000000013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3];&quot;','&quot;;[.B823];&quot;','&quot;;[.C823];&quot;','&quot;;[.D823];&quot;',&quot;;[.E823];&quot;);&quot;)" office:value-type="string" office:string-value="INSERT INTO sss_permisos_internos VALUES('0001','SIGESP                        ','SPG','00000000000000000000000020000000000000000000002001000000000000000000000000100000000000000000000000010000000000000000000000001A',1);" calcext:value-type="string">
            <text:p>INSERT INTO sss_permisos_internos VALUES('0001','SIGESP <text:s text:c="23"/>','SPG','000000000000000000000000200000000000000000000020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4];&quot;','&quot;;[.B824];&quot;','&quot;;[.C824];&quot;','&quot;;[.D824];&quot;',&quot;;[.E824];&quot;);&quot;)" office:value-type="string" office:string-value="INSERT INTO sss_permisos_internos VALUES('0001','SIGESP                        ','SPG','00000000000000000000000020000000000000000000002001000000000000000000000000100000000000000000000000020000000000000000000000001A',1);" calcext:value-type="string">
            <text:p>INSERT INTO sss_permisos_internos VALUES('0001','SIGESP <text:s text:c="23"/>','SPG','000000000000000000000000200000000000000000000020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1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5];&quot;','&quot;;[.B825];&quot;','&quot;;[.C825];&quot;','&quot;;[.D825];&quot;',&quot;;[.E825];&quot;);&quot;)" office:value-type="string" office:string-value="INSERT INTO sss_permisos_internos VALUES('0001','SIGESP                        ','SPG','00000000000000000000000020000000000000000000002001000000000000000000000000100000000000000000000000030000000000000000000000001A',1);" calcext:value-type="string">
            <text:p>INSERT INTO sss_permisos_internos VALUES('0001','SIGESP <text:s text:c="23"/>','SPG','00000000000000000000000020000000000000000000002001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1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6];&quot;','&quot;;[.B826];&quot;','&quot;;[.C826];&quot;','&quot;;[.D826];&quot;',&quot;;[.E826];&quot;);&quot;)" office:value-type="string" office:string-value="INSERT INTO sss_permisos_internos VALUES('0001','SIGESP                        ','SPG','00000000000000000000000020000000000000000000002001000000000000000000000000100000000000000000000000040000000000000000000000001A',1);" calcext:value-type="string">
            <text:p>INSERT INTO sss_permisos_internos VALUES('0001','SIGESP <text:s text:c="23"/>','SPG','00000000000000000000000020000000000000000000002001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7];&quot;','&quot;;[.B827];&quot;','&quot;;[.C827];&quot;','&quot;;[.D827];&quot;',&quot;;[.E827];&quot;);&quot;)" office:value-type="string" office:string-value="INSERT INTO sss_permisos_internos VALUES('0001','SIGESP                        ','SPG','00000000000000000000000020000000000000000000002001000000000000000000000000200000000000000000000000010000000000000000000000001A',1);" calcext:value-type="string">
            <text:p>INSERT INTO sss_permisos_internos VALUES('0001','SIGESP <text:s text:c="23"/>','SPG','000000000000000000000000200000000000000000000020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1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8];&quot;','&quot;;[.B828];&quot;','&quot;;[.C828];&quot;','&quot;;[.D828];&quot;',&quot;;[.E828];&quot;);&quot;)" office:value-type="string" office:string-value="INSERT INTO sss_permisos_internos VALUES('0001','SIGESP                        ','SPG','00000000000000000000000020000000000000000000002001000000000000000000000000200000000000000000000000020000000000000000000000001A',1);" calcext:value-type="string">
            <text:p>INSERT INTO sss_permisos_internos VALUES('0001','SIGESP <text:s text:c="23"/>','SPG','00000000000000000000000020000000000000000000002001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1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29];&quot;','&quot;;[.B829];&quot;','&quot;;[.C829];&quot;','&quot;;[.D829];&quot;',&quot;;[.E829];&quot;);&quot;)" office:value-type="string" office:string-value="INSERT INTO sss_permisos_internos VALUES('0001','SIGESP                        ','SPG','00000000000000000000000020000000000000000000002001000000000000000000000000200000000000000000000000030000000000000000000000001A',1);" calcext:value-type="string">
            <text:p>INSERT INTO sss_permisos_internos VALUES('0001','SIGESP <text:s text:c="23"/>','SPG','00000000000000000000000020000000000000000000002001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0];&quot;','&quot;;[.B830];&quot;','&quot;;[.C830];&quot;','&quot;;[.D830];&quot;',&quot;;[.E830];&quot;);&quot;)" office:value-type="string" office:string-value="INSERT INTO sss_permisos_internos VALUES('0001','SIGESP                        ','SPG','00000000000000000000000020000000000000000000002002000000000000000000000000100000000000000000000000010000000000000000000000001A',1);" calcext:value-type="string">
            <text:p>INSERT INTO sss_permisos_internos VALUES('0001','SIGESP <text:s text:c="23"/>','SPG','000000000000000000000000200000000000000000000020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1];&quot;','&quot;;[.B831];&quot;','&quot;;[.C831];&quot;','&quot;;[.D831];&quot;',&quot;;[.E831];&quot;);&quot;)" office:value-type="string" office:string-value="INSERT INTO sss_permisos_internos VALUES('0001','SIGESP                        ','SPG','00000000000000000000000020000000000000000000002002000000000000000000000000100000000000000000000000020000000000000000000000001A',1);" calcext:value-type="string">
            <text:p>INSERT INTO sss_permisos_internos VALUES('0001','SIGESP <text:s text:c="23"/>','SPG','00000000000000000000000020000000000000000000002002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2];&quot;','&quot;;[.B832];&quot;','&quot;;[.C832];&quot;','&quot;;[.D832];&quot;',&quot;;[.E832];&quot;);&quot;)" office:value-type="string" office:string-value="INSERT INTO sss_permisos_internos VALUES('0001','SIGESP                        ','SPG','00000000000000000000000020000000000000000000002002000000000000000000000000100000000000000000000000030000000000000000000000001A',1);" calcext:value-type="string">
            <text:p>INSERT INTO sss_permisos_internos VALUES('0001','SIGESP <text:s text:c="23"/>','SPG','00000000000000000000000020000000000000000000002002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3];&quot;','&quot;;[.B833];&quot;','&quot;;[.C833];&quot;','&quot;;[.D833];&quot;',&quot;;[.E833];&quot;);&quot;)" office:value-type="string" office:string-value="INSERT INTO sss_permisos_internos VALUES('0001','SIGESP                        ','SPG','00000000000000000000000020000000000000000000002002000000000000000000000000200000000000000000000000010000000000000000000000001A',1);" calcext:value-type="string">
            <text:p>INSERT INTO sss_permisos_internos VALUES('0001','SIGESP <text:s text:c="23"/>','SPG','000000000000000000000000200000000000000000000020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4];&quot;','&quot;;[.B834];&quot;','&quot;;[.C834];&quot;','&quot;;[.D834];&quot;',&quot;;[.E834];&quot;);&quot;)" office:value-type="string" office:string-value="INSERT INTO sss_permisos_internos VALUES('0001','SIGESP                        ','SPG','00000000000000000000000020000000000000000000002002000000000000000000000000200000000000000000000000020000000000000000000000001A',1);" calcext:value-type="string">
            <text:p>INSERT INTO sss_permisos_internos VALUES('0001','SIGESP <text:s text:c="23"/>','SPG','00000000000000000000000020000000000000000000002002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5];&quot;','&quot;;[.B835];&quot;','&quot;;[.C835];&quot;','&quot;;[.D835];&quot;',&quot;;[.E835];&quot;);&quot;)" office:value-type="string" office:string-value="INSERT INTO sss_permisos_internos VALUES('0001','SIGESP                        ','SPG','00000000000000000000000020000000000000000000002002000000000000000000000000200000000000000000000000030000000000000000000000001A',1);" calcext:value-type="string">
            <text:p>INSERT INTO sss_permisos_internos VALUES('0001','SIGESP <text:s text:c="23"/>','SPG','00000000000000000000000020000000000000000000002002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3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6];&quot;','&quot;;[.B836];&quot;','&quot;;[.C836];&quot;','&quot;;[.D836];&quot;',&quot;;[.E836];&quot;);&quot;)" office:value-type="string" office:string-value="INSERT INTO sss_permisos_internos VALUES('0001','SIGESP                        ','SPG','00000000000000000000000020000000000000000000002002000000000000000000000000300000000000000000000000010000000000000000000000001A',1);" calcext:value-type="string">
            <text:p>INSERT INTO sss_permisos_internos VALUES('0001','SIGESP <text:s text:c="23"/>','SPG','000000000000000000000000200000000000000000000020020000000000000000000000003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3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7];&quot;','&quot;;[.B837];&quot;','&quot;;[.C837];&quot;','&quot;;[.D837];&quot;',&quot;;[.E837];&quot;);&quot;)" office:value-type="string" office:string-value="INSERT INTO sss_permisos_internos VALUES('0001','SIGESP                        ','SPG','00000000000000000000000020000000000000000000002002000000000000000000000000300000000000000000000000030000000000000000000000001A',1);" calcext:value-type="string">
            <text:p>INSERT INTO sss_permisos_internos VALUES('0001','SIGESP <text:s text:c="23"/>','SPG','000000000000000000000000200000000000000000000020020000000000000000000000003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3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8];&quot;','&quot;;[.B838];&quot;','&quot;;[.C838];&quot;','&quot;;[.D838];&quot;',&quot;;[.E838];&quot;);&quot;)" office:value-type="string" office:string-value="INSERT INTO sss_permisos_internos VALUES('0001','SIGESP                        ','SPG','00000000000000000000000020000000000000000000002002000000000000000000000000300000000000000000000000040000000000000000000000001A',1);" calcext:value-type="string">
            <text:p>INSERT INTO sss_permisos_internos VALUES('0001','SIGESP <text:s text:c="23"/>','SPG','000000000000000000000000200000000000000000000020020000000000000000000000003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3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39];&quot;','&quot;;[.B839];&quot;','&quot;;[.C839];&quot;','&quot;;[.D839];&quot;',&quot;;[.E839];&quot;);&quot;)" office:value-type="string" office:string-value="INSERT INTO sss_permisos_internos VALUES('0001','SIGESP                        ','SPG','00000000000000000000000020000000000000000000002002000000000000000000000000300000000000000000000000050000000000000000000000001A',1);" calcext:value-type="string">
            <text:p>INSERT INTO sss_permisos_internos VALUES('0001','SIGESP <text:s text:c="23"/>','SPG','000000000000000000000000200000000000000000000020020000000000000000000000003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4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0];&quot;','&quot;;[.B840];&quot;','&quot;;[.C840];&quot;','&quot;;[.D840];&quot;',&quot;;[.E840];&quot;);&quot;)" office:value-type="string" office:string-value="INSERT INTO sss_permisos_internos VALUES('0001','SIGESP                        ','SPG','00000000000000000000000020000000000000000000002002000000000000000000000000400000000000000000000000010000000000000000000000001A',1);" calcext:value-type="string">
            <text:p>INSERT INTO sss_permisos_internos VALUES('0001','SIGESP <text:s text:c="23"/>','SPG','000000000000000000000000200000000000000000000020020000000000000000000000004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4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1];&quot;','&quot;;[.B841];&quot;','&quot;;[.C841];&quot;','&quot;;[.D841];&quot;',&quot;;[.E841];&quot;);&quot;)" office:value-type="string" office:string-value="INSERT INTO sss_permisos_internos VALUES('0001','SIGESP                        ','SPG','00000000000000000000000020000000000000000000002002000000000000000000000000400000000000000000000000020000000000000000000000001A',1);" calcext:value-type="string">
            <text:p>INSERT INTO sss_permisos_internos VALUES('0001','SIGESP <text:s text:c="23"/>','SPG','000000000000000000000000200000000000000000000020020000000000000000000000004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4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2];&quot;','&quot;;[.B842];&quot;','&quot;;[.C842];&quot;','&quot;;[.D842];&quot;',&quot;;[.E842];&quot;);&quot;)" office:value-type="string" office:string-value="INSERT INTO sss_permisos_internos VALUES('0001','SIGESP                        ','SPG','00000000000000000000000020000000000000000000002002000000000000000000000000400000000000000000000000030000000000000000000000001A',1);" calcext:value-type="string">
            <text:p>INSERT INTO sss_permisos_internos VALUES('0001','SIGESP <text:s text:c="23"/>','SPG','000000000000000000000000200000000000000000000020020000000000000000000000004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5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3];&quot;','&quot;;[.B843];&quot;','&quot;;[.C843];&quot;','&quot;;[.D843];&quot;',&quot;;[.E843];&quot;);&quot;)" office:value-type="string" office:string-value="INSERT INTO sss_permisos_internos VALUES('0001','SIGESP                        ','SPG','00000000000000000000000020000000000000000000002002000000000000000000000000500000000000000000000000010000000000000000000000001A',1);" calcext:value-type="string">
            <text:p>INSERT INTO sss_permisos_internos VALUES('0001','SIGESP <text:s text:c="23"/>','SPG','000000000000000000000000200000000000000000000020020000000000000000000000005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5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4];&quot;','&quot;;[.B844];&quot;','&quot;;[.C844];&quot;','&quot;;[.D844];&quot;',&quot;;[.E844];&quot;);&quot;)" office:value-type="string" office:string-value="INSERT INTO sss_permisos_internos VALUES('0001','SIGESP                        ','SPG','00000000000000000000000020000000000000000000002002000000000000000000000000500000000000000000000000020000000000000000000000001A',1);" calcext:value-type="string">
            <text:p>INSERT INTO sss_permisos_internos VALUES('0001','SIGESP <text:s text:c="23"/>','SPG','000000000000000000000000200000000000000000000020020000000000000000000000005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20000000000000000000000005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5];&quot;','&quot;;[.B845];&quot;','&quot;;[.C845];&quot;','&quot;;[.D845];&quot;',&quot;;[.E845];&quot;);&quot;)" office:value-type="string" office:string-value="INSERT INTO sss_permisos_internos VALUES('0001','SIGESP                        ','SPG','00000000000000000000000020000000000000000000002002000000000000000000000000500000000000000000000000030000000000000000000000001A',1);" calcext:value-type="string">
            <text:p>INSERT INTO sss_permisos_internos VALUES('0001','SIGESP <text:s text:c="23"/>','SPG','000000000000000000000000200000000000000000000020020000000000000000000000005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6];&quot;','&quot;;[.B846];&quot;','&quot;;[.C846];&quot;','&quot;;[.D846];&quot;',&quot;;[.E846];&quot;);&quot;)" office:value-type="string" office:string-value="INSERT INTO sss_permisos_internos VALUES('0001','SIGESP                        ','SPG','00000000000000000000000020000000000000000000002003000000000000000000000000100000000000000000000000010000000000000000000000001A',1);" calcext:value-type="string">
            <text:p>INSERT INTO sss_permisos_internos VALUES('0001','SIGESP <text:s text:c="23"/>','SPG','000000000000000000000000200000000000000000000020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7];&quot;','&quot;;[.B847];&quot;','&quot;;[.C847];&quot;','&quot;;[.D847];&quot;',&quot;;[.E847];&quot;);&quot;)" office:value-type="string" office:string-value="INSERT INTO sss_permisos_internos VALUES('0001','SIGESP                        ','SPG','00000000000000000000000020000000000000000000002003000000000000000000000000100000000000000000000000020000000000000000000000001A',1);" calcext:value-type="string">
            <text:p>INSERT INTO sss_permisos_internos VALUES('0001','SIGESP <text:s text:c="23"/>','SPG','00000000000000000000000020000000000000000000002003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8];&quot;','&quot;;[.B848];&quot;','&quot;;[.C848];&quot;','&quot;;[.D848];&quot;',&quot;;[.E848];&quot;);&quot;)" office:value-type="string" office:string-value="INSERT INTO sss_permisos_internos VALUES('0001','SIGESP                        ','SPG','00000000000000000000000020000000000000000000002003000000000000000000000000100000000000000000000000030000000000000000000000001A',1);" calcext:value-type="string">
            <text:p>INSERT INTO sss_permisos_internos VALUES('0001','SIGESP <text:s text:c="23"/>','SPG','00000000000000000000000020000000000000000000002003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49];&quot;','&quot;;[.B849];&quot;','&quot;;[.C849];&quot;','&quot;;[.D849];&quot;',&quot;;[.E849];&quot;);&quot;)" office:value-type="string" office:string-value="INSERT INTO sss_permisos_internos VALUES('0001','SIGESP                        ','SPG','00000000000000000000000020000000000000000000002003000000000000000000000000100000000000000000000000040000000000000000000000001A',1);" calcext:value-type="string">
            <text:p>INSERT INTO sss_permisos_internos VALUES('0001','SIGESP <text:s text:c="23"/>','SPG','00000000000000000000000020000000000000000000002003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0];&quot;','&quot;;[.B850];&quot;','&quot;;[.C850];&quot;','&quot;;[.D850];&quot;',&quot;;[.E850];&quot;);&quot;)" office:value-type="string" office:string-value="INSERT INTO sss_permisos_internos VALUES('0001','SIGESP                        ','SPG','00000000000000000000000020000000000000000000002003000000000000000000000000100000000000000000000000050000000000000000000000001A',1);" calcext:value-type="string">
            <text:p>INSERT INTO sss_permisos_internos VALUES('0001','SIGESP <text:s text:c="23"/>','SPG','000000000000000000000000200000000000000000000020030000000000000000000000001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06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1];&quot;','&quot;;[.B851];&quot;','&quot;;[.C851];&quot;','&quot;;[.D851];&quot;',&quot;;[.E851];&quot;);&quot;)" office:value-type="string" office:string-value="INSERT INTO sss_permisos_internos VALUES('0001','SIGESP                        ','SPG','00000000000000000000000020000000000000000000002003000000000000000000000000100000000000000000000000060000000000000000000000001A',1);" calcext:value-type="string">
            <text:p>INSERT INTO sss_permisos_internos VALUES('0001','SIGESP <text:s text:c="23"/>','SPG','0000000000000000000000002000000000000000000000200300000000000000000000000010000000000000000000000006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07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2];&quot;','&quot;;[.B852];&quot;','&quot;;[.C852];&quot;','&quot;;[.D852];&quot;',&quot;;[.E852];&quot;);&quot;)" office:value-type="string" office:string-value="INSERT INTO sss_permisos_internos VALUES('0001','SIGESP                        ','SPG','00000000000000000000000020000000000000000000002003000000000000000000000000100000000000000000000000070000000000000000000000001A',1);" calcext:value-type="string">
            <text:p>INSERT INTO sss_permisos_internos VALUES('0001','SIGESP <text:s text:c="23"/>','SPG','0000000000000000000000002000000000000000000000200300000000000000000000000010000000000000000000000007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08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3];&quot;','&quot;;[.B853];&quot;','&quot;;[.C853];&quot;','&quot;;[.D853];&quot;',&quot;;[.E853];&quot;);&quot;)" office:value-type="string" office:string-value="INSERT INTO sss_permisos_internos VALUES('0001','SIGESP                        ','SPG','00000000000000000000000020000000000000000000002003000000000000000000000000100000000000000000000000080000000000000000000000001A',1);" calcext:value-type="string">
            <text:p>INSERT INTO sss_permisos_internos VALUES('0001','SIGESP <text:s text:c="23"/>','SPG','0000000000000000000000002000000000000000000000200300000000000000000000000010000000000000000000000008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09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4];&quot;','&quot;;[.B854];&quot;','&quot;;[.C854];&quot;','&quot;;[.D854];&quot;',&quot;;[.E854];&quot;);&quot;)" office:value-type="string" office:string-value="INSERT INTO sss_permisos_internos VALUES('0001','SIGESP                        ','SPG','00000000000000000000000020000000000000000000002003000000000000000000000000100000000000000000000000090000000000000000000000001A',1);" calcext:value-type="string">
            <text:p>INSERT INTO sss_permisos_internos VALUES('0001','SIGESP <text:s text:c="23"/>','SPG','0000000000000000000000002000000000000000000000200300000000000000000000000010000000000000000000000009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10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5];&quot;','&quot;;[.B855];&quot;','&quot;;[.C855];&quot;','&quot;;[.D855];&quot;',&quot;;[.E855];&quot;);&quot;)" office:value-type="string" office:string-value="INSERT INTO sss_permisos_internos VALUES('0001','SIGESP                        ','SPG','00000000000000000000000020000000000000000000002003000000000000000000000000100000000000000000000000100000000000000000000000001A',1);" calcext:value-type="string">
            <text:p>INSERT INTO sss_permisos_internos VALUES('0001','SIGESP <text:s text:c="23"/>','SPG','0000000000000000000000002000000000000000000000200300000000000000000000000010000000000000000000000010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1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6];&quot;','&quot;;[.B856];&quot;','&quot;;[.C856];&quot;','&quot;;[.D856];&quot;',&quot;;[.E856];&quot;);&quot;)" office:value-type="string" office:string-value="INSERT INTO sss_permisos_internos VALUES('0001','SIGESP                        ','SPG','00000000000000000000000020000000000000000000002003000000000000000000000000100000000000000000000000110000000000000000000000001A',1);" calcext:value-type="string">
            <text:p>INSERT INTO sss_permisos_internos VALUES('0001','SIGESP <text:s text:c="23"/>','SPG','000000000000000000000000200000000000000000000020030000000000000000000000001000000000000000000000001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1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7];&quot;','&quot;;[.B857];&quot;','&quot;;[.C857];&quot;','&quot;;[.D857];&quot;',&quot;;[.E857];&quot;);&quot;)" office:value-type="string" office:string-value="INSERT INTO sss_permisos_internos VALUES('0001','SIGESP                        ','SPG','00000000000000000000000020000000000000000000002003000000000000000000000000100000000000000000000000120000000000000000000000001A',1);" calcext:value-type="string">
            <text:p>INSERT INTO sss_permisos_internos VALUES('0001','SIGESP <text:s text:c="23"/>','SPG','000000000000000000000000200000000000000000000020030000000000000000000000001000000000000000000000001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1000000000000000000000001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8];&quot;','&quot;;[.B858];&quot;','&quot;;[.C858];&quot;','&quot;;[.D858];&quot;',&quot;;[.E858];&quot;);&quot;)" office:value-type="string" office:string-value="INSERT INTO sss_permisos_internos VALUES('0001','SIGESP                        ','SPG','00000000000000000000000020000000000000000000002003000000000000000000000000100000000000000000000000130000000000000000000000001A',1);" calcext:value-type="string">
            <text:p>INSERT INTO sss_permisos_internos VALUES('0001','SIGESP <text:s text:c="23"/>','SPG','000000000000000000000000200000000000000000000020030000000000000000000000001000000000000000000000001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59];&quot;','&quot;;[.B859];&quot;','&quot;;[.C859];&quot;','&quot;;[.D859];&quot;',&quot;;[.E859];&quot;);&quot;)" office:value-type="string" office:string-value="INSERT INTO sss_permisos_internos VALUES('0001','SIGESP                        ','SPG','00000000000000000000000020000000000000000000002003000000000000000000000000200000000000000000000000010000000000000000000000001A',1);" calcext:value-type="string">
            <text:p>INSERT INTO sss_permisos_internos VALUES('0001','SIGESP <text:s text:c="23"/>','SPG','000000000000000000000000200000000000000000000020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0];&quot;','&quot;;[.B860];&quot;','&quot;;[.C860];&quot;','&quot;;[.D860];&quot;',&quot;;[.E860];&quot;);&quot;)" office:value-type="string" office:string-value="INSERT INTO sss_permisos_internos VALUES('0001','SIGESP                        ','SPG','00000000000000000000000020000000000000000000002003000000000000000000000000200000000000000000000000020000000000000000000000001A',1);" calcext:value-type="string">
            <text:p>INSERT INTO sss_permisos_internos VALUES('0001','SIGESP <text:s text:c="23"/>','SPG','00000000000000000000000020000000000000000000002003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1];&quot;','&quot;;[.B861];&quot;','&quot;;[.C861];&quot;','&quot;;[.D861];&quot;',&quot;;[.E861];&quot;);&quot;)" office:value-type="string" office:string-value="INSERT INTO sss_permisos_internos VALUES('0001','SIGESP                        ','SPG','00000000000000000000000020000000000000000000002003000000000000000000000000200000000000000000000000030000000000000000000000001A',1);" calcext:value-type="string">
            <text:p>INSERT INTO sss_permisos_internos VALUES('0001','SIGESP <text:s text:c="23"/>','SPG','00000000000000000000000020000000000000000000002003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3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2];&quot;','&quot;;[.B862];&quot;','&quot;;[.C862];&quot;','&quot;;[.D862];&quot;',&quot;;[.E862];&quot;);&quot;)" office:value-type="string" office:string-value="INSERT INTO sss_permisos_internos VALUES('0001','SIGESP                        ','SPG','00000000000000000000000020000000000000000000002003000000000000000000000000200000000000000000000000040000000000000000000000001A',1);" calcext:value-type="string">
            <text:p>INSERT INTO sss_permisos_internos VALUES('0001','SIGESP <text:s text:c="23"/>','SPG','00000000000000000000000020000000000000000000002003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3];&quot;','&quot;;[.B863];&quot;','&quot;;[.C863];&quot;','&quot;;[.D863];&quot;',&quot;;[.E863];&quot;);&quot;)" office:value-type="string" office:string-value="INSERT INTO sss_permisos_internos VALUES('0001','SIGESP                        ','SPG','00000000000000000000000020000000000000000000002004000000000000000000000000100000000000000000000000010000000000000000000000001A',1);" calcext:value-type="string">
            <text:p>INSERT INTO sss_permisos_internos VALUES('0001','SIGESP <text:s text:c="23"/>','SPG','000000000000000000000000200000000000000000000020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4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4];&quot;','&quot;;[.B864];&quot;','&quot;;[.C864];&quot;','&quot;;[.D864];&quot;',&quot;;[.E864];&quot;);&quot;)" office:value-type="string" office:string-value="INSERT INTO sss_permisos_internos VALUES('0001','SIGESP                        ','SPG','00000000000000000000000020000000000000000000002004000000000000000000000000200000000000000000000000010000000000000000000000001A',1);" calcext:value-type="string">
            <text:p>INSERT INTO sss_permisos_internos VALUES('0001','SIGESP <text:s text:c="23"/>','SPG','00000000000000000000000020000000000000000000002004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5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5];&quot;','&quot;;[.B865];&quot;','&quot;;[.C865];&quot;','&quot;;[.D865];&quot;',&quot;;[.E865];&quot;);&quot;)" office:value-type="string" office:string-value="INSERT INTO sss_permisos_internos VALUES('0001','SIGESP                        ','SPG','00000000000000000000000020000000000000000000002005000000000000000000000000100000000000000000000000010000000000000000000000001A',1);" calcext:value-type="string">
            <text:p>INSERT INTO sss_permisos_internos VALUES('0001','SIGESP <text:s text:c="23"/>','SPG','00000000000000000000000020000000000000000000002005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005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6];&quot;','&quot;;[.B866];&quot;','&quot;;[.C866];&quot;','&quot;;[.D866];&quot;',&quot;;[.E866];&quot;);&quot;)" office:value-type="string" office:string-value="INSERT INTO sss_permisos_internos VALUES('0001','SIGESP                        ','SPG','00000000000000000000000020000000000000000000002005000000000000000000000000200000000000000000000000010000000000000000000000001A',1);" calcext:value-type="string">
            <text:p>INSERT INTO sss_permisos_internos VALUES('0001','SIGESP <text:s text:c="23"/>','SPG','00000000000000000000000020000000000000000000002005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7];&quot;','&quot;;[.B867];&quot;','&quot;;[.C867];&quot;','&quot;;[.D867];&quot;',&quot;;[.E867];&quot;);&quot;)" office:value-type="string" office:string-value="INSERT INTO sss_permisos_internos VALUES('0001','SIGESP                        ','SPG','00000000000000000000000020000000000000000000002100000000000000000000000000100000000000000000000000010000000000000000000000001A',1);" calcext:value-type="string">
            <text:p>INSERT INTO sss_permisos_internos VALUES('0001','SIGESP <text:s text:c="23"/>','SPG','000000000000000000000000200000000000000000000021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8];&quot;','&quot;;[.B868];&quot;','&quot;;[.C868];&quot;','&quot;;[.D868];&quot;',&quot;;[.E868];&quot;);&quot;)" office:value-type="string" office:string-value="INSERT INTO sss_permisos_internos VALUES('0001','SIGESP                        ','SPG','00000000000000000000000020000000000000000000002100000000000000000000000000200000000000000000000000010000000000000000000000001A',1);" calcext:value-type="string">
            <text:p>INSERT INTO sss_permisos_internos VALUES('0001','SIGESP <text:s text:c="23"/>','SPG','000000000000000000000000200000000000000000000021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69];&quot;','&quot;;[.B869];&quot;','&quot;;[.C869];&quot;','&quot;;[.D869];&quot;',&quot;;[.E869];&quot;);&quot;)" office:value-type="string" office:string-value="INSERT INTO sss_permisos_internos VALUES('0001','SIGESP                        ','SPG','00000000000000000000000020000000000000000000002101000000000000000000000000100000000000000000000000010000000000000000000000001A',1);" calcext:value-type="string">
            <text:p>INSERT INTO sss_permisos_internos VALUES('0001','SIGESP <text:s text:c="23"/>','SPG','000000000000000000000000200000000000000000000021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0];&quot;','&quot;;[.B870];&quot;','&quot;;[.C870];&quot;','&quot;;[.D870];&quot;',&quot;;[.E870];&quot;);&quot;)" office:value-type="string" office:string-value="INSERT INTO sss_permisos_internos VALUES('0001','SIGESP                        ','SPG','00000000000000000000000020000000000000000000002101000000000000000000000000100000000000000000000000020000000000000000000000001A',1);" calcext:value-type="string">
            <text:p>INSERT INTO sss_permisos_internos VALUES('0001','SIGESP <text:s text:c="23"/>','SPG','000000000000000000000000200000000000000000000021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1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1];&quot;','&quot;;[.B871];&quot;','&quot;;[.C871];&quot;','&quot;;[.D871];&quot;',&quot;;[.E871];&quot;);&quot;)" office:value-type="string" office:string-value="INSERT INTO sss_permisos_internos VALUES('0001','SIGESP                        ','SPG','00000000000000000000000020000000000000000000002101000000000000000000000000100000000000000000000000030000000000000000000000001A',1);" calcext:value-type="string">
            <text:p>INSERT INTO sss_permisos_internos VALUES('0001','SIGESP <text:s text:c="23"/>','SPG','00000000000000000000000020000000000000000000002101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2];&quot;','&quot;;[.B872];&quot;','&quot;;[.C872];&quot;','&quot;;[.D872];&quot;',&quot;;[.E872];&quot;);&quot;)" office:value-type="string" office:string-value="INSERT INTO sss_permisos_internos VALUES('0001','SIGESP                        ','SPG','00000000000000000000000020000000000000000000002101000000000000000000000000200000000000000000000000010000000000000000000000001A',1);" calcext:value-type="string">
            <text:p>INSERT INTO sss_permisos_internos VALUES('0001','SIGESP <text:s text:c="23"/>','SPG','000000000000000000000000200000000000000000000021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1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3];&quot;','&quot;;[.B873];&quot;','&quot;;[.C873];&quot;','&quot;;[.D873];&quot;',&quot;;[.E873];&quot;);&quot;)" office:value-type="string" office:string-value="INSERT INTO sss_permisos_internos VALUES('0001','SIGESP                        ','SPG','00000000000000000000000020000000000000000000002101000000000000000000000000200000000000000000000000020000000000000000000000001A',1);" calcext:value-type="string">
            <text:p>INSERT INTO sss_permisos_internos VALUES('0001','SIGESP <text:s text:c="23"/>','SPG','00000000000000000000000020000000000000000000002101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4];&quot;','&quot;;[.B874];&quot;','&quot;;[.C874];&quot;','&quot;;[.D874];&quot;',&quot;;[.E874];&quot;);&quot;)" office:value-type="string" office:string-value="INSERT INTO sss_permisos_internos VALUES('0001','SIGESP                        ','SPG','00000000000000000000000020000000000000000000002102000000000000000000000000100000000000000000000000010000000000000000000000001A',1);" calcext:value-type="string">
            <text:p>INSERT INTO sss_permisos_internos VALUES('0001','SIGESP <text:s text:c="23"/>','SPG','000000000000000000000000200000000000000000000021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2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5];&quot;','&quot;;[.B875];&quot;','&quot;;[.C875];&quot;','&quot;;[.D875];&quot;',&quot;;[.E875];&quot;);&quot;)" office:value-type="string" office:string-value="INSERT INTO sss_permisos_internos VALUES('0001','SIGESP                        ','SPG','00000000000000000000000020000000000000000000002102000000000000000000000000100000000000000000000000020000000000000000000000001A',1);" calcext:value-type="string">
            <text:p>INSERT INTO sss_permisos_internos VALUES('0001','SIGESP <text:s text:c="23"/>','SPG','00000000000000000000000020000000000000000000002102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6];&quot;','&quot;;[.B876];&quot;','&quot;;[.C876];&quot;','&quot;;[.D876];&quot;',&quot;;[.E876];&quot;);&quot;)" office:value-type="string" office:string-value="INSERT INTO sss_permisos_internos VALUES('0001','SIGESP                        ','SPG','00000000000000000000000020000000000000000000002102000000000000000000000000200000000000000000000000010000000000000000000000001A',1);" calcext:value-type="string">
            <text:p>INSERT INTO sss_permisos_internos VALUES('0001','SIGESP <text:s text:c="23"/>','SPG','000000000000000000000000200000000000000000000021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2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7];&quot;','&quot;;[.B877];&quot;','&quot;;[.C877];&quot;','&quot;;[.D877];&quot;',&quot;;[.E877];&quot;);&quot;)" office:value-type="string" office:string-value="INSERT INTO sss_permisos_internos VALUES('0001','SIGESP                        ','SPG','00000000000000000000000020000000000000000000002102000000000000000000000000200000000000000000000000020000000000000000000000001A',1);" calcext:value-type="string">
            <text:p>INSERT INTO sss_permisos_internos VALUES('0001','SIGESP <text:s text:c="23"/>','SPG','00000000000000000000000020000000000000000000002102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8];&quot;','&quot;;[.B878];&quot;','&quot;;[.C878];&quot;','&quot;;[.D878];&quot;',&quot;;[.E878];&quot;);&quot;)" office:value-type="string" office:string-value="INSERT INTO sss_permisos_internos VALUES('0001','SIGESP                        ','SPG','00000000000000000000000020000000000000000000002103000000000000000000000000100000000000000000000000010000000000000000000000001A',1);" calcext:value-type="string">
            <text:p>INSERT INTO sss_permisos_internos VALUES('0001','SIGESP <text:s text:c="23"/>','SPG','000000000000000000000000200000000000000000000021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79];&quot;','&quot;;[.B879];&quot;','&quot;;[.C879];&quot;','&quot;;[.D879];&quot;',&quot;;[.E879];&quot;);&quot;)" office:value-type="string" office:string-value="INSERT INTO sss_permisos_internos VALUES('0001','SIGESP                        ','SPG','00000000000000000000000020000000000000000000002103000000000000000000000000200000000000000000000000010000000000000000000000001A',1);" calcext:value-type="string">
            <text:p>INSERT INTO sss_permisos_internos VALUES('0001','SIGESP <text:s text:c="23"/>','SPG','000000000000000000000000200000000000000000000021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3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0];&quot;','&quot;;[.B880];&quot;','&quot;;[.C880];&quot;','&quot;;[.D880];&quot;',&quot;;[.E880];&quot;);&quot;)" office:value-type="string" office:string-value="INSERT INTO sss_permisos_internos VALUES('0001','SIGESP                        ','SPG','00000000000000000000000020000000000000000000002103000000000000000000000000200000000000000000000000020000000000000000000000001A',1);" calcext:value-type="string">
            <text:p>INSERT INTO sss_permisos_internos VALUES('0001','SIGESP <text:s text:c="23"/>','SPG','00000000000000000000000020000000000000000000002103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1];&quot;','&quot;;[.B881];&quot;','&quot;;[.C881];&quot;','&quot;;[.D881];&quot;',&quot;;[.E881];&quot;);&quot;)" office:value-type="string" office:string-value="INSERT INTO sss_permisos_internos VALUES('0001','SIGESP                        ','SPG','00000000000000000000000020000000000000000000002104000000000000000000000000100000000000000000000000010000000000000000000000001A',1);" calcext:value-type="string">
            <text:p>INSERT INTO sss_permisos_internos VALUES('0001','SIGESP <text:s text:c="23"/>','SPG','000000000000000000000000200000000000000000000021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4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2];&quot;','&quot;;[.B882];&quot;','&quot;;[.C882];&quot;','&quot;;[.D882];&quot;',&quot;;[.E882];&quot;);&quot;)" office:value-type="string" office:string-value="INSERT INTO sss_permisos_internos VALUES('0001','SIGESP                        ','SPG','00000000000000000000000020000000000000000000002104000000000000000000000000100000000000000000000000020000000000000000000000001A',1);" calcext:value-type="string">
            <text:p>INSERT INTO sss_permisos_internos VALUES('0001','SIGESP <text:s text:c="23"/>','SPG','00000000000000000000000020000000000000000000002104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5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3];&quot;','&quot;;[.B883];&quot;','&quot;;[.C883];&quot;','&quot;;[.D883];&quot;',&quot;;[.E883];&quot;);&quot;)" office:value-type="string" office:string-value="INSERT INTO sss_permisos_internos VALUES('0001','SIGESP                        ','SPG','00000000000000000000000020000000000000000000002105000000000000000000000000200000000000000000000000010000000000000000000000001A',1);" calcext:value-type="string">
            <text:p>INSERT INTO sss_permisos_internos VALUES('0001','SIGESP <text:s text:c="23"/>','SPG','00000000000000000000000020000000000000000000002105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106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4];&quot;','&quot;;[.B884];&quot;','&quot;;[.C884];&quot;','&quot;;[.D884];&quot;',&quot;;[.E884];&quot;);&quot;)" office:value-type="string" office:string-value="INSERT INTO sss_permisos_internos VALUES('0001','SIGESP                        ','SPG','00000000000000000000000020000000000000000000002106000000000000000000000000200000000000000000000000010000000000000000000000001A',1);" calcext:value-type="string">
            <text:p>INSERT INTO sss_permisos_internos VALUES('0001','SIGESP <text:s text:c="23"/>','SPG','00000000000000000000000020000000000000000000002106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5];&quot;','&quot;;[.B885];&quot;','&quot;;[.C885];&quot;','&quot;;[.D885];&quot;',&quot;;[.E885];&quot;);&quot;)" office:value-type="string" office:string-value="INSERT INTO sss_permisos_internos VALUES('0001','SIGESP                        ','SPG','00000000000000000000000020000000000000000000002200000000000000000000000000100000000000000000000000010000000000000000000000001A',1);" calcext:value-type="string">
            <text:p>INSERT INTO sss_permisos_internos VALUES('0001','SIGESP <text:s text:c="23"/>','SPG','000000000000000000000000200000000000000000000022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0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6];&quot;','&quot;;[.B886];&quot;','&quot;;[.C886];&quot;','&quot;;[.D886];&quot;',&quot;;[.E886];&quot;);&quot;)" office:value-type="string" office:string-value="INSERT INTO sss_permisos_internos VALUES('0001','SIGESP                        ','SPG','00000000000000000000000020000000000000000000002200000000000000000000000000100000000000000000000000020000000000000000000000001A',1);" calcext:value-type="string">
            <text:p>INSERT INTO sss_permisos_internos VALUES('0001','SIGESP <text:s text:c="23"/>','SPG','00000000000000000000000020000000000000000000002200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0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7];&quot;','&quot;;[.B887];&quot;','&quot;;[.C887];&quot;','&quot;;[.D887];&quot;',&quot;;[.E887];&quot;);&quot;)" office:value-type="string" office:string-value="INSERT INTO sss_permisos_internos VALUES('0001','SIGESP                        ','SPG','00000000000000000000000020000000000000000000002200000000000000000000000000100000000000000000000000030000000000000000000000001A',1);" calcext:value-type="string">
            <text:p>INSERT INTO sss_permisos_internos VALUES('0001','SIGESP <text:s text:c="23"/>','SPG','00000000000000000000000020000000000000000000002200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0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8];&quot;','&quot;;[.B888];&quot;','&quot;;[.C888];&quot;','&quot;;[.D888];&quot;',&quot;;[.E888];&quot;);&quot;)" office:value-type="string" office:string-value="INSERT INTO sss_permisos_internos VALUES('0001','SIGESP                        ','SPG','00000000000000000000000020000000000000000000002200000000000000000000000000100000000000000000000000040000000000000000000000001A',1);" calcext:value-type="string">
            <text:p>INSERT INTO sss_permisos_internos VALUES('0001','SIGESP <text:s text:c="23"/>','SPG','00000000000000000000000020000000000000000000002200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00000000000000000000000001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89];&quot;','&quot;;[.B889];&quot;','&quot;;[.C889];&quot;','&quot;;[.D889];&quot;',&quot;;[.E889];&quot;);&quot;)" office:value-type="string" office:string-value="INSERT INTO sss_permisos_internos VALUES('0001','SIGESP                        ','SPG','00000000000000000000000020000000000000000000002200000000000000000000000000100000000000000000000000050000000000000000000000001A',1);" calcext:value-type="string">
            <text:p>INSERT INTO sss_permisos_internos VALUES('0001','SIGESP <text:s text:c="23"/>','SPG','000000000000000000000000200000000000000000000022000000000000000000000000001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0];&quot;','&quot;;[.B890];&quot;','&quot;;[.C890];&quot;','&quot;;[.D890];&quot;',&quot;;[.E890];&quot;);&quot;)" office:value-type="string" office:string-value="INSERT INTO sss_permisos_internos VALUES('0001','SIGESP                        ','SPG','00000000000000000000000020000000000000000000002200000000000000000000000000200000000000000000000000010000000000000000000000001A',1);" calcext:value-type="string">
            <text:p>INSERT INTO sss_permisos_internos VALUES('0001','SIGESP <text:s text:c="23"/>','SPG','000000000000000000000000200000000000000000000022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1];&quot;','&quot;;[.B891];&quot;','&quot;;[.C891];&quot;','&quot;;[.D891];&quot;',&quot;;[.E891];&quot;);&quot;)" office:value-type="string" office:string-value="INSERT INTO sss_permisos_internos VALUES('0001','SIGESP                        ','SPG','00000000000000000000000020000000000000000000002201000000000000000000000000100000000000000000000000010000000000000000000000001A',1);" calcext:value-type="string">
            <text:p>INSERT INTO sss_permisos_internos VALUES('0001','SIGESP <text:s text:c="23"/>','SPG','000000000000000000000000200000000000000000000022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2];&quot;','&quot;;[.B892];&quot;','&quot;;[.C892];&quot;','&quot;;[.D892];&quot;',&quot;;[.E892];&quot;);&quot;)" office:value-type="string" office:string-value="INSERT INTO sss_permisos_internos VALUES('0001','SIGESP                        ','SPG','00000000000000000000000020000000000000000000002201000000000000000000000000100000000000000000000000020000000000000000000000001A',1);" calcext:value-type="string">
            <text:p>INSERT INTO sss_permisos_internos VALUES('0001','SIGESP <text:s text:c="23"/>','SPG','000000000000000000000000200000000000000000000022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3];&quot;','&quot;;[.B893];&quot;','&quot;;[.C893];&quot;','&quot;;[.D893];&quot;',&quot;;[.E893];&quot;);&quot;)" office:value-type="string" office:string-value="INSERT INTO sss_permisos_internos VALUES('0001','SIGESP                        ','SPG','00000000000000000000000020000000000000000000002201000000000000000000000000200000000000000000000000010000000000000000000000001A',1);" calcext:value-type="string">
            <text:p>INSERT INTO sss_permisos_internos VALUES('0001','SIGESP <text:s text:c="23"/>','SPG','000000000000000000000000200000000000000000000022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1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4];&quot;','&quot;;[.B894];&quot;','&quot;;[.C894];&quot;','&quot;;[.D894];&quot;',&quot;;[.E894];&quot;);&quot;)" office:value-type="string" office:string-value="INSERT INTO sss_permisos_internos VALUES('0001','SIGESP                        ','SPG','00000000000000000000000020000000000000000000002201000000000000000000000000200000000000000000000000020000000000000000000000001A',1);" calcext:value-type="string">
            <text:p>INSERT INTO sss_permisos_internos VALUES('0001','SIGESP <text:s text:c="23"/>','SPG','00000000000000000000000020000000000000000000002201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1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5];&quot;','&quot;;[.B895];&quot;','&quot;;[.C895];&quot;','&quot;;[.D895];&quot;',&quot;;[.E895];&quot;);&quot;)" office:value-type="string" office:string-value="INSERT INTO sss_permisos_internos VALUES('0001','SIGESP                        ','SPG','00000000000000000000000020000000000000000000002201000000000000000000000000200000000000000000000000030000000000000000000000001A',1);" calcext:value-type="string">
            <text:p>INSERT INTO sss_permisos_internos VALUES('0001','SIGESP <text:s text:c="23"/>','SPG','00000000000000000000000020000000000000000000002201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1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6];&quot;','&quot;;[.B896];&quot;','&quot;;[.C896];&quot;','&quot;;[.D896];&quot;',&quot;;[.E896];&quot;);&quot;)" office:value-type="string" office:string-value="INSERT INTO sss_permisos_internos VALUES('0001','SIGESP                        ','SPG','00000000000000000000000020000000000000000000002201000000000000000000000000200000000000000000000000040000000000000000000000001A',1);" calcext:value-type="string">
            <text:p>INSERT INTO sss_permisos_internos VALUES('0001','SIGESP <text:s text:c="23"/>','SPG','00000000000000000000000020000000000000000000002201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7];&quot;','&quot;;[.B897];&quot;','&quot;;[.C897];&quot;','&quot;;[.D897];&quot;',&quot;;[.E897];&quot;);&quot;)" office:value-type="string" office:string-value="INSERT INTO sss_permisos_internos VALUES('0001','SIGESP                        ','SPG','00000000000000000000000020000000000000000000002202000000000000000000000000100000000000000000000000010000000000000000000000001A',1);" calcext:value-type="string">
            <text:p>INSERT INTO sss_permisos_internos VALUES('0001','SIGESP <text:s text:c="23"/>','SPG','000000000000000000000000200000000000000000000022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2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8];&quot;','&quot;;[.B898];&quot;','&quot;;[.C898];&quot;','&quot;;[.D898];&quot;',&quot;;[.E898];&quot;);&quot;)" office:value-type="string" office:string-value="INSERT INTO sss_permisos_internos VALUES('0001','SIGESP                        ','SPG','00000000000000000000000020000000000000000000002202000000000000000000000000100000000000000000000000020000000000000000000000001A',1);" calcext:value-type="string">
            <text:p>INSERT INTO sss_permisos_internos VALUES('0001','SIGESP <text:s text:c="23"/>','SPG','00000000000000000000000020000000000000000000002202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899];&quot;','&quot;;[.B899];&quot;','&quot;;[.C899];&quot;','&quot;;[.D899];&quot;',&quot;;[.E899];&quot;);&quot;)" office:value-type="string" office:string-value="INSERT INTO sss_permisos_internos VALUES('0001','SIGESP                        ','SPG','00000000000000000000000020000000000000000000002202000000000000000000000000200000000000000000000000010000000000000000000000001A',1);" calcext:value-type="string">
            <text:p>INSERT INTO sss_permisos_internos VALUES('0001','SIGESP <text:s text:c="23"/>','SPG','000000000000000000000000200000000000000000000022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2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0];&quot;','&quot;;[.B900];&quot;','&quot;;[.C900];&quot;','&quot;;[.D900];&quot;',&quot;;[.E900];&quot;);&quot;)" office:value-type="string" office:string-value="INSERT INTO sss_permisos_internos VALUES('0001','SIGESP                        ','SPG','00000000000000000000000020000000000000000000002202000000000000000000000000200000000000000000000000020000000000000000000000001A',1);" calcext:value-type="string">
            <text:p>INSERT INTO sss_permisos_internos VALUES('0001','SIGESP <text:s text:c="23"/>','SPG','00000000000000000000000020000000000000000000002202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2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1];&quot;','&quot;;[.B901];&quot;','&quot;;[.C901];&quot;','&quot;;[.D901];&quot;',&quot;;[.E901];&quot;);&quot;)" office:value-type="string" office:string-value="INSERT INTO sss_permisos_internos VALUES('0001','SIGESP                        ','SPG','00000000000000000000000020000000000000000000002203000000000000000000000000100000000000000000000000010000000000000000000000001A',1);" calcext:value-type="string">
            <text:p>INSERT INTO sss_permisos_internos VALUES('0001','SIGESP <text:s text:c="23"/>','SPG','000000000000000000000000200000000000000000000022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2];&quot;','&quot;;[.B902];&quot;','&quot;;[.C902];&quot;','&quot;;[.D902];&quot;',&quot;;[.E902];&quot;);&quot;)" office:value-type="string" office:string-value="INSERT INTO sss_permisos_internos VALUES('0001','SIGESP                        ','SPG','00000000000000000000000020000000000000000000002300000000000000000000000000100000000000000000000000010000000000000000000000001A',1);" calcext:value-type="string">
            <text:p>INSERT INTO sss_permisos_internos VALUES('0001','SIGESP <text:s text:c="23"/>','SPG','000000000000000000000000200000000000000000000023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3];&quot;','&quot;;[.B903];&quot;','&quot;;[.C903];&quot;','&quot;;[.D903];&quot;',&quot;;[.E903];&quot;);&quot;)" office:value-type="string" office:string-value="INSERT INTO sss_permisos_internos VALUES('0001','SIGESP                        ','SPG','00000000000000000000000020000000000000000000002300000000000000000000000000200000000000000000000000010000000000000000000000001A',1);" calcext:value-type="string">
            <text:p>INSERT INTO sss_permisos_internos VALUES('0001','SIGESP <text:s text:c="23"/>','SPG','000000000000000000000000200000000000000000000023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4];&quot;','&quot;;[.B904];&quot;','&quot;;[.C904];&quot;','&quot;;[.D904];&quot;',&quot;;[.E904];&quot;);&quot;)" office:value-type="string" office:string-value="INSERT INTO sss_permisos_internos VALUES('0001','SIGESP                        ','SPG','00000000000000000000000020000000000000000000002301000000000000000000000000100000000000000000000000010000000000000000000000001A',1);" calcext:value-type="string">
            <text:p>INSERT INTO sss_permisos_internos VALUES('0001','SIGESP <text:s text:c="23"/>','SPG','000000000000000000000000200000000000000000000023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5];&quot;','&quot;;[.B905];&quot;','&quot;;[.C905];&quot;','&quot;;[.D905];&quot;',&quot;;[.E905];&quot;);&quot;)" office:value-type="string" office:string-value="INSERT INTO sss_permisos_internos VALUES('0001','SIGESP                        ','SPG','00000000000000000000000020000000000000000000002301000000000000000000000000100000000000000000000000020000000000000000000000001A',1);" calcext:value-type="string">
            <text:p>INSERT INTO sss_permisos_internos VALUES('0001','SIGESP <text:s text:c="23"/>','SPG','000000000000000000000000200000000000000000000023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6];&quot;','&quot;;[.B906];&quot;','&quot;;[.C906];&quot;','&quot;;[.D906];&quot;',&quot;;[.E906];&quot;);&quot;)" office:value-type="string" office:string-value="INSERT INTO sss_permisos_internos VALUES('0001','SIGESP                        ','SPG','00000000000000000000000020000000000000000000002301000000000000000000000000200000000000000000000000010000000000000000000000001A',1);" calcext:value-type="string">
            <text:p>INSERT INTO sss_permisos_internos VALUES('0001','SIGESP <text:s text:c="23"/>','SPG','000000000000000000000000200000000000000000000023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1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7];&quot;','&quot;;[.B907];&quot;','&quot;;[.C907];&quot;','&quot;;[.D907];&quot;',&quot;;[.E907];&quot;);&quot;)" office:value-type="string" office:string-value="INSERT INTO sss_permisos_internos VALUES('0001','SIGESP                        ','SPG','00000000000000000000000020000000000000000000002301000000000000000000000000200000000000000000000000020000000000000000000000001A',1);" calcext:value-type="string">
            <text:p>INSERT INTO sss_permisos_internos VALUES('0001','SIGESP <text:s text:c="23"/>','SPG','00000000000000000000000020000000000000000000002301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8];&quot;','&quot;;[.B908];&quot;','&quot;;[.C908];&quot;','&quot;;[.D908];&quot;',&quot;;[.E908];&quot;);&quot;)" office:value-type="string" office:string-value="INSERT INTO sss_permisos_internos VALUES('0001','SIGESP                        ','SPG','00000000000000000000000020000000000000000000002302000000000000000000000000100000000000000000000000010000000000000000000000001A',1);" calcext:value-type="string">
            <text:p>INSERT INTO sss_permisos_internos VALUES('0001','SIGESP <text:s text:c="23"/>','SPG','000000000000000000000000200000000000000000000023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2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09];&quot;','&quot;;[.B909];&quot;','&quot;;[.C909];&quot;','&quot;;[.D909];&quot;',&quot;;[.E909];&quot;);&quot;)" office:value-type="string" office:string-value="INSERT INTO sss_permisos_internos VALUES('0001','SIGESP                        ','SPG','00000000000000000000000020000000000000000000002302000000000000000000000000100000000000000000000000020000000000000000000000001A',1);" calcext:value-type="string">
            <text:p>INSERT INTO sss_permisos_internos VALUES('0001','SIGESP <text:s text:c="23"/>','SPG','00000000000000000000000020000000000000000000002302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2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0];&quot;','&quot;;[.B910];&quot;','&quot;;[.C910];&quot;','&quot;;[.D910];&quot;',&quot;;[.E910];&quot;);&quot;)" office:value-type="string" office:string-value="INSERT INTO sss_permisos_internos VALUES('0001','SIGESP                        ','SPG','00000000000000000000000020000000000000000000002302000000000000000000000000100000000000000000000000030000000000000000000000001A',1);" calcext:value-type="string">
            <text:p>INSERT INTO sss_permisos_internos VALUES('0001','SIGESP <text:s text:c="23"/>','SPG','00000000000000000000000020000000000000000000002302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1];&quot;','&quot;;[.B911];&quot;','&quot;;[.C911];&quot;','&quot;;[.D911];&quot;',&quot;;[.E911];&quot;);&quot;)" office:value-type="string" office:string-value="INSERT INTO sss_permisos_internos VALUES('0001','SIGESP                        ','SPG','00000000000000000000000020000000000000000000002302000000000000000000000000200000000000000000000000010000000000000000000000001A',1);" calcext:value-type="string">
            <text:p>INSERT INTO sss_permisos_internos VALUES('0001','SIGESP <text:s text:c="23"/>','SPG','000000000000000000000000200000000000000000000023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2];&quot;','&quot;;[.B912];&quot;','&quot;;[.C912];&quot;','&quot;;[.D912];&quot;',&quot;;[.E912];&quot;);&quot;)" office:value-type="string" office:string-value="INSERT INTO sss_permisos_internos VALUES('0001','SIGESP                        ','SPG','00000000000000000000000020000000000000000000002303000000000000000000000000100000000000000000000000010000000000000000000000001A',1);" calcext:value-type="string">
            <text:p>INSERT INTO sss_permisos_internos VALUES('0001','SIGESP <text:s text:c="23"/>','SPG','000000000000000000000000200000000000000000000023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3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3];&quot;','&quot;;[.B913];&quot;','&quot;;[.C913];&quot;','&quot;;[.D913];&quot;',&quot;;[.E913];&quot;);&quot;)" office:value-type="string" office:string-value="INSERT INTO sss_permisos_internos VALUES('0001','SIGESP                        ','SPG','00000000000000000000000020000000000000000000002303000000000000000000000000100000000000000000000000020000000000000000000000001A',1);" calcext:value-type="string">
            <text:p>INSERT INTO sss_permisos_internos VALUES('0001','SIGESP <text:s text:c="23"/>','SPG','00000000000000000000000020000000000000000000002303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3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4];&quot;','&quot;;[.B914];&quot;','&quot;;[.C914];&quot;','&quot;;[.D914];&quot;',&quot;;[.E914];&quot;);&quot;)" office:value-type="string" office:string-value="INSERT INTO sss_permisos_internos VALUES('0001','SIGESP                        ','SPG','00000000000000000000000020000000000000000000002303000000000000000000000000100000000000000000000000030000000000000000000000001A',1);" calcext:value-type="string">
            <text:p>INSERT INTO sss_permisos_internos VALUES('0001','SIGESP <text:s text:c="23"/>','SPG','00000000000000000000000020000000000000000000002303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5];&quot;','&quot;;[.B915];&quot;','&quot;;[.C915];&quot;','&quot;;[.D915];&quot;',&quot;;[.E915];&quot;);&quot;)" office:value-type="string" office:string-value="INSERT INTO sss_permisos_internos VALUES('0001','SIGESP                        ','SPG','00000000000000000000000020000000000000000000002303000000000000000000000000200000000000000000000000010000000000000000000000001A',1);" calcext:value-type="string">
            <text:p>INSERT INTO sss_permisos_internos VALUES('0001','SIGESP <text:s text:c="23"/>','SPG','000000000000000000000000200000000000000000000023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3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6];&quot;','&quot;;[.B916];&quot;','&quot;;[.C916];&quot;','&quot;;[.D916];&quot;',&quot;;[.E916];&quot;);&quot;)" office:value-type="string" office:string-value="INSERT INTO sss_permisos_internos VALUES('0001','SIGESP                        ','SPG','00000000000000000000000020000000000000000000002303000000000000000000000000200000000000000000000000020000000000000000000000001A',1);" calcext:value-type="string">
            <text:p>INSERT INTO sss_permisos_internos VALUES('0001','SIGESP <text:s text:c="23"/>','SPG','00000000000000000000000020000000000000000000002303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7];&quot;','&quot;;[.B917];&quot;','&quot;;[.C917];&quot;','&quot;;[.D917];&quot;',&quot;;[.E917];&quot;);&quot;)" office:value-type="string" office:string-value="INSERT INTO sss_permisos_internos VALUES('0001','SIGESP                        ','SPG','00000000000000000000000020000000000000000000002304000000000000000000000000100000000000000000000000010000000000000000000000001A',1);" calcext:value-type="string">
            <text:p>INSERT INTO sss_permisos_internos VALUES('0001','SIGESP <text:s text:c="23"/>','SPG','000000000000000000000000200000000000000000000023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4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8];&quot;','&quot;;[.B918];&quot;','&quot;;[.C918];&quot;','&quot;;[.D918];&quot;',&quot;;[.E918];&quot;);&quot;)" office:value-type="string" office:string-value="INSERT INTO sss_permisos_internos VALUES('0001','SIGESP                        ','SPG','00000000000000000000000020000000000000000000002304000000000000000000000000100000000000000000000000020000000000000000000000001A',1);" calcext:value-type="string">
            <text:p>INSERT INTO sss_permisos_internos VALUES('0001','SIGESP <text:s text:c="23"/>','SPG','00000000000000000000000020000000000000000000002304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5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19];&quot;','&quot;;[.B919];&quot;','&quot;;[.C919];&quot;','&quot;;[.D919];&quot;',&quot;;[.E919];&quot;);&quot;)" office:value-type="string" office:string-value="INSERT INTO sss_permisos_internos VALUES('0001','SIGESP                        ','SPG','00000000000000000000000020000000000000000000002305000000000000000000000000100000000000000000000000010000000000000000000000001A',1);" calcext:value-type="string">
            <text:p>INSERT INTO sss_permisos_internos VALUES('0001','SIGESP <text:s text:c="23"/>','SPG','00000000000000000000000020000000000000000000002305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5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0];&quot;','&quot;;[.B920];&quot;','&quot;;[.C920];&quot;','&quot;;[.D920];&quot;',&quot;;[.E920];&quot;);&quot;)" office:value-type="string" office:string-value="INSERT INTO sss_permisos_internos VALUES('0001','SIGESP                        ','SPG','00000000000000000000000020000000000000000000002305000000000000000000000000100000000000000000000000020000000000000000000000001A',1);" calcext:value-type="string">
            <text:p>INSERT INTO sss_permisos_internos VALUES('0001','SIGESP <text:s text:c="23"/>','SPG','00000000000000000000000020000000000000000000002305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6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1];&quot;','&quot;;[.B921];&quot;','&quot;;[.C921];&quot;','&quot;;[.D921];&quot;',&quot;;[.E921];&quot;);&quot;)" office:value-type="string" office:string-value="INSERT INTO sss_permisos_internos VALUES('0001','SIGESP                        ','SPG','00000000000000000000000020000000000000000000002306000000000000000000000000100000000000000000000000010000000000000000000000001A',1);" calcext:value-type="string">
            <text:p>INSERT INTO sss_permisos_internos VALUES('0001','SIGESP <text:s text:c="23"/>','SPG','00000000000000000000000020000000000000000000002306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6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2];&quot;','&quot;;[.B922];&quot;','&quot;;[.C922];&quot;','&quot;;[.D922];&quot;',&quot;;[.E922];&quot;);&quot;)" office:value-type="string" office:string-value="INSERT INTO sss_permisos_internos VALUES('0001','SIGESP                        ','SPG','00000000000000000000000020000000000000000000002306000000000000000000000000100000000000000000000000020000000000000000000000001A',1);" calcext:value-type="string">
            <text:p>INSERT INTO sss_permisos_internos VALUES('0001','SIGESP <text:s text:c="23"/>','SPG','00000000000000000000000020000000000000000000002306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6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3];&quot;','&quot;;[.B923];&quot;','&quot;;[.C923];&quot;','&quot;;[.D923];&quot;',&quot;;[.E923];&quot;);&quot;)" office:value-type="string" office:string-value="INSERT INTO sss_permisos_internos VALUES('0001','SIGESP                        ','SPG','00000000000000000000000020000000000000000000002306000000000000000000000000200000000000000000000000010000000000000000000000001A',1);" calcext:value-type="string">
            <text:p>INSERT INTO sss_permisos_internos VALUES('0001','SIGESP <text:s text:c="23"/>','SPG','00000000000000000000000020000000000000000000002306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6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4];&quot;','&quot;;[.B924];&quot;','&quot;;[.C924];&quot;','&quot;;[.D924];&quot;',&quot;;[.E924];&quot;);&quot;)" office:value-type="string" office:string-value="INSERT INTO sss_permisos_internos VALUES('0001','SIGESP                        ','SPG','00000000000000000000000020000000000000000000002306000000000000000000000000200000000000000000000000020000000000000000000000001A',1);" calcext:value-type="string">
            <text:p>INSERT INTO sss_permisos_internos VALUES('0001','SIGESP <text:s text:c="23"/>','SPG','00000000000000000000000020000000000000000000002306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7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5];&quot;','&quot;;[.B925];&quot;','&quot;;[.C925];&quot;','&quot;;[.D925];&quot;',&quot;;[.E925];&quot;);&quot;)" office:value-type="string" office:string-value="INSERT INTO sss_permisos_internos VALUES('0001','SIGESP                        ','SPG','00000000000000000000000020000000000000000000002307000000000000000000000000100000000000000000000000010000000000000000000000001A',1);" calcext:value-type="string">
            <text:p>INSERT INTO sss_permisos_internos VALUES('0001','SIGESP <text:s text:c="23"/>','SPG','00000000000000000000000020000000000000000000002307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7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6];&quot;','&quot;;[.B926];&quot;','&quot;;[.C926];&quot;','&quot;;[.D926];&quot;',&quot;;[.E926];&quot;);&quot;)" office:value-type="string" office:string-value="INSERT INTO sss_permisos_internos VALUES('0001','SIGESP                        ','SPG','00000000000000000000000020000000000000000000002307000000000000000000000000100000000000000000000000020000000000000000000000001A',1);" calcext:value-type="string">
            <text:p>INSERT INTO sss_permisos_internos VALUES('0001','SIGESP <text:s text:c="23"/>','SPG','00000000000000000000000020000000000000000000002307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7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7];&quot;','&quot;;[.B927];&quot;','&quot;;[.C927];&quot;','&quot;;[.D927];&quot;',&quot;;[.E927];&quot;);&quot;)" office:value-type="string" office:string-value="INSERT INTO sss_permisos_internos VALUES('0001','SIGESP                        ','SPG','00000000000000000000000020000000000000000000002307000000000000000000000000100000000000000000000000030000000000000000000000001A',1);" calcext:value-type="string">
            <text:p>INSERT INTO sss_permisos_internos VALUES('0001','SIGESP <text:s text:c="23"/>','SPG','00000000000000000000000020000000000000000000002307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307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8];&quot;','&quot;;[.B928];&quot;','&quot;;[.C928];&quot;','&quot;;[.D928];&quot;',&quot;;[.E928];&quot;);&quot;)" office:value-type="string" office:string-value="INSERT INTO sss_permisos_internos VALUES('0001','SIGESP                        ','SPG','00000000000000000000000020000000000000000000002307000000000000000000000000100000000000000000000000040000000000000000000000001A',1);" calcext:value-type="string">
            <text:p>INSERT INTO sss_permisos_internos VALUES('0001','SIGESP <text:s text:c="23"/>','SPG','00000000000000000000000020000000000000000000002307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29];&quot;','&quot;;[.B929];&quot;','&quot;;[.C929];&quot;','&quot;;[.D929];&quot;',&quot;;[.E929];&quot;);&quot;)" office:value-type="string" office:string-value="INSERT INTO sss_permisos_internos VALUES('0001','SIGESP                        ','SPG','00000000000000000000000020000000000000000000002400000000000000000000000000100000000000000000000000010000000000000000000000001A',1);" calcext:value-type="string">
            <text:p>INSERT INTO sss_permisos_internos VALUES('0001','SIGESP <text:s text:c="23"/>','SPG','000000000000000000000000200000000000000000000024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0];&quot;','&quot;;[.B930];&quot;','&quot;;[.C930];&quot;','&quot;;[.D930];&quot;',&quot;;[.E930];&quot;);&quot;)" office:value-type="string" office:string-value="INSERT INTO sss_permisos_internos VALUES('0001','SIGESP                        ','SPG','00000000000000000000000020000000000000000000002400000000000000000000000000200000000000000000000000010000000000000000000000001A',1);" calcext:value-type="string">
            <text:p>INSERT INTO sss_permisos_internos VALUES('0001','SIGESP <text:s text:c="23"/>','SPG','000000000000000000000000200000000000000000000024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1];&quot;','&quot;;[.B931];&quot;','&quot;;[.C931];&quot;','&quot;;[.D931];&quot;',&quot;;[.E931];&quot;);&quot;)" office:value-type="string" office:string-value="INSERT INTO sss_permisos_internos VALUES('0001','SIGESP                        ','SPG','00000000000000000000000020000000000000000000002401000000000000000000000000100000000000000000000000010000000000000000000000001A',1);" calcext:value-type="string">
            <text:p>INSERT INTO sss_permisos_internos VALUES('0001','SIGESP <text:s text:c="23"/>','SPG','000000000000000000000000200000000000000000000024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2];&quot;','&quot;;[.B932];&quot;','&quot;;[.C932];&quot;','&quot;;[.D932];&quot;',&quot;;[.E932];&quot;);&quot;)" office:value-type="string" office:string-value="INSERT INTO sss_permisos_internos VALUES('0001','SIGESP                        ','SPG','00000000000000000000000020000000000000000000002401000000000000000000000000100000000000000000000000020000000000000000000000001A',1);" calcext:value-type="string">
            <text:p>INSERT INTO sss_permisos_internos VALUES('0001','SIGESP <text:s text:c="23"/>','SPG','000000000000000000000000200000000000000000000024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1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3];&quot;','&quot;;[.B933];&quot;','&quot;;[.C933];&quot;','&quot;;[.D933];&quot;',&quot;;[.E933];&quot;);&quot;)" office:value-type="string" office:string-value="INSERT INTO sss_permisos_internos VALUES('0001','SIGESP                        ','SPG','00000000000000000000000020000000000000000000002401000000000000000000000000100000000000000000000000030000000000000000000000001A',1);" calcext:value-type="string">
            <text:p>INSERT INTO sss_permisos_internos VALUES('0001','SIGESP <text:s text:c="23"/>','SPG','00000000000000000000000020000000000000000000002401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1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4];&quot;','&quot;;[.B934];&quot;','&quot;;[.C934];&quot;','&quot;;[.D934];&quot;',&quot;;[.E934];&quot;);&quot;)" office:value-type="string" office:string-value="INSERT INTO sss_permisos_internos VALUES('0001','SIGESP                        ','SPG','00000000000000000000000020000000000000000000002401000000000000000000000000100000000000000000000000040000000000000000000000001A',1);" calcext:value-type="string">
            <text:p>INSERT INTO sss_permisos_internos VALUES('0001','SIGESP <text:s text:c="23"/>','SPG','00000000000000000000000020000000000000000000002401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10000000000000000000000001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5];&quot;','&quot;;[.B935];&quot;','&quot;;[.C935];&quot;','&quot;;[.D935];&quot;',&quot;;[.E935];&quot;);&quot;)" office:value-type="string" office:string-value="INSERT INTO sss_permisos_internos VALUES('0001','SIGESP                        ','SPG','00000000000000000000000020000000000000000000002401000000000000000000000000100000000000000000000000050000000000000000000000001A',1);" calcext:value-type="string">
            <text:p>INSERT INTO sss_permisos_internos VALUES('0001','SIGESP <text:s text:c="23"/>','SPG','000000000000000000000000200000000000000000000024010000000000000000000000001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6];&quot;','&quot;;[.B936];&quot;','&quot;;[.C936];&quot;','&quot;;[.D936];&quot;',&quot;;[.E936];&quot;);&quot;)" office:value-type="string" office:string-value="INSERT INTO sss_permisos_internos VALUES('0001','SIGESP                        ','SPG','00000000000000000000000020000000000000000000002401000000000000000000000000200000000000000000000000010000000000000000000000001A',1);" calcext:value-type="string">
            <text:p>INSERT INTO sss_permisos_internos VALUES('0001','SIGESP <text:s text:c="23"/>','SPG','000000000000000000000000200000000000000000000024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7];&quot;','&quot;;[.B937];&quot;','&quot;;[.C937];&quot;','&quot;;[.D937];&quot;',&quot;;[.E937];&quot;);&quot;)" office:value-type="string" office:string-value="INSERT INTO sss_permisos_internos VALUES('0001','SIGESP                        ','SPG','00000000000000000000000020000000000000000000002402000000000000000000000000100000000000000000000000010000000000000000000000001A',1);" calcext:value-type="string">
            <text:p>INSERT INTO sss_permisos_internos VALUES('0001','SIGESP <text:s text:c="23"/>','SPG','000000000000000000000000200000000000000000000024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2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8];&quot;','&quot;;[.B938];&quot;','&quot;;[.C938];&quot;','&quot;;[.D938];&quot;',&quot;;[.E938];&quot;);&quot;)" office:value-type="string" office:string-value="INSERT INTO sss_permisos_internos VALUES('0001','SIGESP                        ','SPG','00000000000000000000000020000000000000000000002402000000000000000000000000100000000000000000000000020000000000000000000000001A',1);" calcext:value-type="string">
            <text:p>INSERT INTO sss_permisos_internos VALUES('0001','SIGESP <text:s text:c="23"/>','SPG','00000000000000000000000020000000000000000000002402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2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39];&quot;','&quot;;[.B939];&quot;','&quot;;[.C939];&quot;','&quot;;[.D939];&quot;',&quot;;[.E939];&quot;);&quot;)" office:value-type="string" office:string-value="INSERT INTO sss_permisos_internos VALUES('0001','SIGESP                        ','SPG','00000000000000000000000020000000000000000000002402000000000000000000000000100000000000000000000000030000000000000000000000001A',1);" calcext:value-type="string">
            <text:p>INSERT INTO sss_permisos_internos VALUES('0001','SIGESP <text:s text:c="23"/>','SPG','00000000000000000000000020000000000000000000002402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2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0];&quot;','&quot;;[.B940];&quot;','&quot;;[.C940];&quot;','&quot;;[.D940];&quot;',&quot;;[.E940];&quot;);&quot;)" office:value-type="string" office:string-value="INSERT INTO sss_permisos_internos VALUES('0001','SIGESP                        ','SPG','00000000000000000000000020000000000000000000002402000000000000000000000000100000000000000000000000040000000000000000000000001A',1);" calcext:value-type="string">
            <text:p>INSERT INTO sss_permisos_internos VALUES('0001','SIGESP <text:s text:c="23"/>','SPG','00000000000000000000000020000000000000000000002402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1];&quot;','&quot;;[.B941];&quot;','&quot;;[.C941];&quot;','&quot;;[.D941];&quot;',&quot;;[.E941];&quot;);&quot;)" office:value-type="string" office:string-value="INSERT INTO sss_permisos_internos VALUES('0001','SIGESP                        ','SPG','00000000000000000000000020000000000000000000002402000000000000000000000000200000000000000000000000010000000000000000000000001A',1);" calcext:value-type="string">
            <text:p>INSERT INTO sss_permisos_internos VALUES('0001','SIGESP <text:s text:c="23"/>','SPG','000000000000000000000000200000000000000000000024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2];&quot;','&quot;;[.B942];&quot;','&quot;;[.C942];&quot;','&quot;;[.D942];&quot;',&quot;;[.E942];&quot;);&quot;)" office:value-type="string" office:string-value="INSERT INTO sss_permisos_internos VALUES('0001','SIGESP                        ','SPG','00000000000000000000000020000000000000000000002403000000000000000000000000100000000000000000000000010000000000000000000000001A',1);" calcext:value-type="string">
            <text:p>INSERT INTO sss_permisos_internos VALUES('0001','SIGESP <text:s text:c="23"/>','SPG','000000000000000000000000200000000000000000000024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3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3];&quot;','&quot;;[.B943];&quot;','&quot;;[.C943];&quot;','&quot;;[.D943];&quot;',&quot;;[.E943];&quot;);&quot;)" office:value-type="string" office:string-value="INSERT INTO sss_permisos_internos VALUES('0001','SIGESP                        ','SPG','00000000000000000000000020000000000000000000002403000000000000000000000000100000000000000000000000020000000000000000000000001A',1);" calcext:value-type="string">
            <text:p>INSERT INTO sss_permisos_internos VALUES('0001','SIGESP <text:s text:c="23"/>','SPG','00000000000000000000000020000000000000000000002403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3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4];&quot;','&quot;;[.B944];&quot;','&quot;;[.C944];&quot;','&quot;;[.D944];&quot;',&quot;;[.E944];&quot;);&quot;)" office:value-type="string" office:string-value="INSERT INTO sss_permisos_internos VALUES('0001','SIGESP                        ','SPG','00000000000000000000000020000000000000000000002403000000000000000000000000100000000000000000000000030000000000000000000000001A',1);" calcext:value-type="string">
            <text:p>INSERT INTO sss_permisos_internos VALUES('0001','SIGESP <text:s text:c="23"/>','SPG','00000000000000000000000020000000000000000000002403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5];&quot;','&quot;;[.B945];&quot;','&quot;;[.C945];&quot;','&quot;;[.D945];&quot;',&quot;;[.E945];&quot;);&quot;)" office:value-type="string" office:string-value="INSERT INTO sss_permisos_internos VALUES('0001','SIGESP                        ','SPG','00000000000000000000000020000000000000000000002403000000000000000000000000200000000000000000000000010000000000000000000000001A',1);" calcext:value-type="string">
            <text:p>INSERT INTO sss_permisos_internos VALUES('0001','SIGESP <text:s text:c="23"/>','SPG','000000000000000000000000200000000000000000000024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3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6];&quot;','&quot;;[.B946];&quot;','&quot;;[.C946];&quot;','&quot;;[.D946];&quot;',&quot;;[.E946];&quot;);&quot;)" office:value-type="string" office:string-value="INSERT INTO sss_permisos_internos VALUES('0001','SIGESP                        ','SPG','00000000000000000000000020000000000000000000002403000000000000000000000000200000000000000000000000020000000000000000000000001A',1);" calcext:value-type="string">
            <text:p>INSERT INTO sss_permisos_internos VALUES('0001','SIGESP <text:s text:c="23"/>','SPG','00000000000000000000000020000000000000000000002403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3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7];&quot;','&quot;;[.B947];&quot;','&quot;;[.C947];&quot;','&quot;;[.D947];&quot;',&quot;;[.E947];&quot;);&quot;)" office:value-type="string" office:string-value="INSERT INTO sss_permisos_internos VALUES('0001','SIGESP                        ','SPG','00000000000000000000000020000000000000000000002403000000000000000000000000200000000000000000000000030000000000000000000000001A',1);" calcext:value-type="string">
            <text:p>INSERT INTO sss_permisos_internos VALUES('0001','SIGESP <text:s text:c="23"/>','SPG','00000000000000000000000020000000000000000000002403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8];&quot;','&quot;;[.B948];&quot;','&quot;;[.C948];&quot;','&quot;;[.D948];&quot;',&quot;;[.E948];&quot;);&quot;)" office:value-type="string" office:string-value="INSERT INTO sss_permisos_internos VALUES('0001','SIGESP                        ','SPG','00000000000000000000000020000000000000000000002404000000000000000000000000100000000000000000000000010000000000000000000000001A',1);" calcext:value-type="string">
            <text:p>INSERT INTO sss_permisos_internos VALUES('0001','SIGESP <text:s text:c="23"/>','SPG','000000000000000000000000200000000000000000000024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4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49];&quot;','&quot;;[.B949];&quot;','&quot;;[.C949];&quot;','&quot;;[.D949];&quot;',&quot;;[.E949];&quot;);&quot;)" office:value-type="string" office:string-value="INSERT INTO sss_permisos_internos VALUES('0001','SIGESP                        ','SPG','00000000000000000000000020000000000000000000002404000000000000000000000000100000000000000000000000020000000000000000000000001A',1);" calcext:value-type="string">
            <text:p>INSERT INTO sss_permisos_internos VALUES('0001','SIGESP <text:s text:c="23"/>','SPG','00000000000000000000000020000000000000000000002404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4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0];&quot;','&quot;;[.B950];&quot;','&quot;;[.C950];&quot;','&quot;;[.D950];&quot;',&quot;;[.E950];&quot;);&quot;)" office:value-type="string" office:string-value="INSERT INTO sss_permisos_internos VALUES('0001','SIGESP                        ','SPG','00000000000000000000000020000000000000000000002404000000000000000000000000200000000000000000000000010000000000000000000000001A',1);" calcext:value-type="string">
            <text:p>INSERT INTO sss_permisos_internos VALUES('0001','SIGESP <text:s text:c="23"/>','SPG','00000000000000000000000020000000000000000000002404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4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1];&quot;','&quot;;[.B951];&quot;','&quot;;[.C951];&quot;','&quot;;[.D951];&quot;',&quot;;[.E951];&quot;);&quot;)" office:value-type="string" office:string-value="INSERT INTO sss_permisos_internos VALUES('0001','SIGESP                        ','SPG','00000000000000000000000020000000000000000000002404000000000000000000000000200000000000000000000000020000000000000000000000001A',1);" calcext:value-type="string">
            <text:p>INSERT INTO sss_permisos_internos VALUES('0001','SIGESP <text:s text:c="23"/>','SPG','00000000000000000000000020000000000000000000002404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4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2];&quot;','&quot;;[.B952];&quot;','&quot;;[.C952];&quot;','&quot;;[.D952];&quot;',&quot;;[.E952];&quot;);&quot;)" office:value-type="string" office:string-value="INSERT INTO sss_permisos_internos VALUES('0001','SIGESP                        ','SPG','00000000000000000000000020000000000000000000002404000000000000000000000000200000000000000000000000030000000000000000000000001A',1);" calcext:value-type="string">
            <text:p>INSERT INTO sss_permisos_internos VALUES('0001','SIGESP <text:s text:c="23"/>','SPG','00000000000000000000000020000000000000000000002404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5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3];&quot;','&quot;;[.B953];&quot;','&quot;;[.C953];&quot;','&quot;;[.D953];&quot;',&quot;;[.E953];&quot;);&quot;)" office:value-type="string" office:string-value="INSERT INTO sss_permisos_internos VALUES('0001','SIGESP                        ','SPG','00000000000000000000000020000000000000000000002405000000000000000000000000100000000000000000000000010000000000000000000000001A',1);" calcext:value-type="string">
            <text:p>INSERT INTO sss_permisos_internos VALUES('0001','SIGESP <text:s text:c="23"/>','SPG','00000000000000000000000020000000000000000000002405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5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4];&quot;','&quot;;[.B954];&quot;','&quot;;[.C954];&quot;','&quot;;[.D954];&quot;',&quot;;[.E954];&quot;);&quot;)" office:value-type="string" office:string-value="INSERT INTO sss_permisos_internos VALUES('0001','SIGESP                        ','SPG','00000000000000000000000020000000000000000000002405000000000000000000000000200000000000000000000000010000000000000000000000001A',1);" calcext:value-type="string">
            <text:p>INSERT INTO sss_permisos_internos VALUES('0001','SIGESP <text:s text:c="23"/>','SPG','00000000000000000000000020000000000000000000002405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406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5];&quot;','&quot;;[.B955];&quot;','&quot;;[.C955];&quot;','&quot;;[.D955];&quot;',&quot;;[.E955];&quot;);&quot;)" office:value-type="string" office:string-value="INSERT INTO sss_permisos_internos VALUES('0001','SIGESP                        ','SPG','00000000000000000000000020000000000000000000002406000000000000000000000000200000000000000000000000010000000000000000000000001A',1);" calcext:value-type="string">
            <text:p>INSERT INTO sss_permisos_internos VALUES('0001','SIGESP <text:s text:c="23"/>','SPG','00000000000000000000000020000000000000000000002406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6];&quot;','&quot;;[.B956];&quot;','&quot;;[.C956];&quot;','&quot;;[.D956];&quot;',&quot;;[.E956];&quot;);&quot;)" office:value-type="string" office:string-value="INSERT INTO sss_permisos_internos VALUES('0001','SIGESP                        ','SPG','00000000000000000000000020000000000000000000002500000000000000000000000000100000000000000000000000010000000000000000000000001A',1);" calcext:value-type="string">
            <text:p>INSERT INTO sss_permisos_internos VALUES('0001','SIGESP <text:s text:c="23"/>','SPG','000000000000000000000000200000000000000000000025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7];&quot;','&quot;;[.B957];&quot;','&quot;;[.C957];&quot;','&quot;;[.D957];&quot;',&quot;;[.E957];&quot;);&quot;)" office:value-type="string" office:string-value="INSERT INTO sss_permisos_internos VALUES('0001','SIGESP                        ','SPG','00000000000000000000000020000000000000000000002500000000000000000000000000200000000000000000000000010000000000000000000000001A',1);" calcext:value-type="string">
            <text:p>INSERT INTO sss_permisos_internos VALUES('0001','SIGESP <text:s text:c="23"/>','SPG','000000000000000000000000200000000000000000000025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8];&quot;','&quot;;[.B958];&quot;','&quot;;[.C958];&quot;','&quot;;[.D958];&quot;',&quot;;[.E958];&quot;);&quot;)" office:value-type="string" office:string-value="INSERT INTO sss_permisos_internos VALUES('0001','SIGESP                        ','SPG','00000000000000000000000020000000000000000000002501000000000000000000000000100000000000000000000000010000000000000000000000001A',1);" calcext:value-type="string">
            <text:p>INSERT INTO sss_permisos_internos VALUES('0001','SIGESP <text:s text:c="23"/>','SPG','000000000000000000000000200000000000000000000025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59];&quot;','&quot;;[.B959];&quot;','&quot;;[.C959];&quot;','&quot;;[.D959];&quot;',&quot;;[.E959];&quot;);&quot;)" office:value-type="string" office:string-value="INSERT INTO sss_permisos_internos VALUES('0001','SIGESP                        ','SPG','00000000000000000000000020000000000000000000002501000000000000000000000000100000000000000000000000020000000000000000000000001A',1);" calcext:value-type="string">
            <text:p>INSERT INTO sss_permisos_internos VALUES('0001','SIGESP <text:s text:c="23"/>','SPG','000000000000000000000000200000000000000000000025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0];&quot;','&quot;;[.B960];&quot;','&quot;;[.C960];&quot;','&quot;;[.D960];&quot;',&quot;;[.E960];&quot;);&quot;)" office:value-type="string" office:string-value="INSERT INTO sss_permisos_internos VALUES('0001','SIGESP                        ','SPG','00000000000000000000000020000000000000000000002501000000000000000000000000100000000000000000000000030000000000000000000000001A',1);" calcext:value-type="string">
            <text:p>INSERT INTO sss_permisos_internos VALUES('0001','SIGESP <text:s text:c="23"/>','SPG','00000000000000000000000020000000000000000000002501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1];&quot;','&quot;;[.B961];&quot;','&quot;;[.C961];&quot;','&quot;;[.D961];&quot;',&quot;;[.E961];&quot;);&quot;)" office:value-type="string" office:string-value="INSERT INTO sss_permisos_internos VALUES('0001','SIGESP                        ','SPG','00000000000000000000000020000000000000000000002501000000000000000000000000100000000000000000000000040000000000000000000000001A',1);" calcext:value-type="string">
            <text:p>INSERT INTO sss_permisos_internos VALUES('0001','SIGESP <text:s text:c="23"/>','SPG','00000000000000000000000020000000000000000000002501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1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2];&quot;','&quot;;[.B962];&quot;','&quot;;[.C962];&quot;','&quot;;[.D962];&quot;',&quot;;[.E962];&quot;);&quot;)" office:value-type="string" office:string-value="INSERT INTO sss_permisos_internos VALUES('0001','SIGESP                        ','SPG','00000000000000000000000020000000000000000000002501000000000000000000000000100000000000000000000000050000000000000000000000001A',1);" calcext:value-type="string">
            <text:p>INSERT INTO sss_permisos_internos VALUES('0001','SIGESP <text:s text:c="23"/>','SPG','000000000000000000000000200000000000000000000025010000000000000000000000001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10000000000000000000000006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3];&quot;','&quot;;[.B963];&quot;','&quot;;[.C963];&quot;','&quot;;[.D963];&quot;',&quot;;[.E963];&quot;);&quot;)" office:value-type="string" office:string-value="INSERT INTO sss_permisos_internos VALUES('0001','SIGESP                        ','SPG','00000000000000000000000020000000000000000000002501000000000000000000000000100000000000000000000000060000000000000000000000001A',1);" calcext:value-type="string">
            <text:p>INSERT INTO sss_permisos_internos VALUES('0001','SIGESP <text:s text:c="23"/>','SPG','0000000000000000000000002000000000000000000000250100000000000000000000000010000000000000000000000006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4];&quot;','&quot;;[.B964];&quot;','&quot;;[.C964];&quot;','&quot;;[.D964];&quot;',&quot;;[.E964];&quot;);&quot;)" office:value-type="string" office:string-value="INSERT INTO sss_permisos_internos VALUES('0001','SIGESP                        ','SPG','00000000000000000000000020000000000000000000002501000000000000000000000000200000000000000000000000010000000000000000000000001A',1);" calcext:value-type="string">
            <text:p>INSERT INTO sss_permisos_internos VALUES('0001','SIGESP <text:s text:c="23"/>','SPG','000000000000000000000000200000000000000000000025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5];&quot;','&quot;;[.B965];&quot;','&quot;;[.C965];&quot;','&quot;;[.D965];&quot;',&quot;;[.E965];&quot;);&quot;)" office:value-type="string" office:string-value="INSERT INTO sss_permisos_internos VALUES('0001','SIGESP                        ','SPG','00000000000000000000000020000000000000000000002501000000000000000000000000200000000000000000000000020000000000000000000000001A',1);" calcext:value-type="string">
            <text:p>INSERT INTO sss_permisos_internos VALUES('0001','SIGESP <text:s text:c="23"/>','SPG','00000000000000000000000020000000000000000000002501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6];&quot;','&quot;;[.B966];&quot;','&quot;;[.C966];&quot;','&quot;;[.D966];&quot;',&quot;;[.E966];&quot;);&quot;)" office:value-type="string" office:string-value="INSERT INTO sss_permisos_internos VALUES('0001','SIGESP                        ','SPG','00000000000000000000000020000000000000000000002501000000000000000000000000200000000000000000000000040000000000000000000000001A',1);" calcext:value-type="string">
            <text:p>INSERT INTO sss_permisos_internos VALUES('0001','SIGESP <text:s text:c="23"/>','SPG','00000000000000000000000020000000000000000000002501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2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7];&quot;','&quot;;[.B967];&quot;','&quot;;[.C967];&quot;','&quot;;[.D967];&quot;',&quot;;[.E967];&quot;);&quot;)" office:value-type="string" office:string-value="INSERT INTO sss_permisos_internos VALUES('0001','SIGESP                        ','SPG','00000000000000000000000020000000000000000000002501000000000000000000000000200000000000000000000000050000000000000000000000001A',1);" calcext:value-type="string">
            <text:p>INSERT INTO sss_permisos_internos VALUES('0001','SIGESP <text:s text:c="23"/>','SPG','000000000000000000000000200000000000000000000025010000000000000000000000002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20000000000000000000000006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8];&quot;','&quot;;[.B968];&quot;','&quot;;[.C968];&quot;','&quot;;[.D968];&quot;',&quot;;[.E968];&quot;);&quot;)" office:value-type="string" office:string-value="INSERT INTO sss_permisos_internos VALUES('0001','SIGESP                        ','SPG','00000000000000000000000020000000000000000000002501000000000000000000000000200000000000000000000000060000000000000000000000001A',1);" calcext:value-type="string">
            <text:p>INSERT INTO sss_permisos_internos VALUES('0001','SIGESP <text:s text:c="23"/>','SPG','0000000000000000000000002000000000000000000000250100000000000000000000000020000000000000000000000006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100000000000000000000000020000000000000000000000007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69];&quot;','&quot;;[.B969];&quot;','&quot;;[.C969];&quot;','&quot;;[.D969];&quot;',&quot;;[.E969];&quot;);&quot;)" office:value-type="string" office:string-value="INSERT INTO sss_permisos_internos VALUES('0001','SIGESP                        ','SPG','00000000000000000000000020000000000000000000002501000000000000000000000000200000000000000000000000070000000000000000000000001A',1);" calcext:value-type="string">
            <text:p>INSERT INTO sss_permisos_internos VALUES('0001','SIGESP <text:s text:c="23"/>','SPG','0000000000000000000000002000000000000000000000250100000000000000000000000020000000000000000000000007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0];&quot;','&quot;;[.B970];&quot;','&quot;;[.C970];&quot;','&quot;;[.D970];&quot;',&quot;;[.E970];&quot;);&quot;)" office:value-type="string" office:string-value="INSERT INTO sss_permisos_internos VALUES('0001','SIGESP                        ','SPG','00000000000000000000000020000000000000000000002502000000000000000000000000100000000000000000000000010000000000000000000000001A',1);" calcext:value-type="string">
            <text:p>INSERT INTO sss_permisos_internos VALUES('0001','SIGESP <text:s text:c="23"/>','SPG','000000000000000000000000200000000000000000000025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1];&quot;','&quot;;[.B971];&quot;','&quot;;[.C971];&quot;','&quot;;[.D971];&quot;',&quot;;[.E971];&quot;);&quot;)" office:value-type="string" office:string-value="INSERT INTO sss_permisos_internos VALUES('0001','SIGESP                        ','SPG','00000000000000000000000020000000000000000000002502000000000000000000000000100000000000000000000000020000000000000000000000001A',1);" calcext:value-type="string">
            <text:p>INSERT INTO sss_permisos_internos VALUES('0001','SIGESP <text:s text:c="23"/>','SPG','00000000000000000000000020000000000000000000002502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2];&quot;','&quot;;[.B972];&quot;','&quot;;[.C972];&quot;','&quot;;[.D972];&quot;',&quot;;[.E972];&quot;);&quot;)" office:value-type="string" office:string-value="INSERT INTO sss_permisos_internos VALUES('0001','SIGESP                        ','SPG','00000000000000000000000020000000000000000000002502000000000000000000000000100000000000000000000000030000000000000000000000001A',1);" calcext:value-type="string">
            <text:p>INSERT INTO sss_permisos_internos VALUES('0001','SIGESP <text:s text:c="23"/>','SPG','00000000000000000000000020000000000000000000002502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3];&quot;','&quot;;[.B973];&quot;','&quot;;[.C973];&quot;','&quot;;[.D973];&quot;',&quot;;[.E973];&quot;);&quot;)" office:value-type="string" office:string-value="INSERT INTO sss_permisos_internos VALUES('0001','SIGESP                        ','SPG','00000000000000000000000020000000000000000000002502000000000000000000000000100000000000000000000000040000000000000000000000001A',1);" calcext:value-type="string">
            <text:p>INSERT INTO sss_permisos_internos VALUES('0001','SIGESP <text:s text:c="23"/>','SPG','00000000000000000000000020000000000000000000002502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4];&quot;','&quot;;[.B974];&quot;','&quot;;[.C974];&quot;','&quot;;[.D974];&quot;',&quot;;[.E974];&quot;);&quot;)" office:value-type="string" office:string-value="INSERT INTO sss_permisos_internos VALUES('0001','SIGESP                        ','SPG','00000000000000000000000020000000000000000000002502000000000000000000000000100000000000000000000000050000000000000000000000001A',1);" calcext:value-type="string">
            <text:p>INSERT INTO sss_permisos_internos VALUES('0001','SIGESP <text:s text:c="23"/>','SPG','000000000000000000000000200000000000000000000025020000000000000000000000001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06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5];&quot;','&quot;;[.B975];&quot;','&quot;;[.C975];&quot;','&quot;;[.D975];&quot;',&quot;;[.E975];&quot;);&quot;)" office:value-type="string" office:string-value="INSERT INTO sss_permisos_internos VALUES('0001','SIGESP                        ','SPG','00000000000000000000000020000000000000000000002502000000000000000000000000100000000000000000000000060000000000000000000000001A',1);" calcext:value-type="string">
            <text:p>INSERT INTO sss_permisos_internos VALUES('0001','SIGESP <text:s text:c="23"/>','SPG','0000000000000000000000002000000000000000000000250200000000000000000000000010000000000000000000000006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07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6];&quot;','&quot;;[.B976];&quot;','&quot;;[.C976];&quot;','&quot;;[.D976];&quot;',&quot;;[.E976];&quot;);&quot;)" office:value-type="string" office:string-value="INSERT INTO sss_permisos_internos VALUES('0001','SIGESP                        ','SPG','00000000000000000000000020000000000000000000002502000000000000000000000000100000000000000000000000070000000000000000000000001A',1);" calcext:value-type="string">
            <text:p>INSERT INTO sss_permisos_internos VALUES('0001','SIGESP <text:s text:c="23"/>','SPG','0000000000000000000000002000000000000000000000250200000000000000000000000010000000000000000000000007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08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7];&quot;','&quot;;[.B977];&quot;','&quot;;[.C977];&quot;','&quot;;[.D977];&quot;',&quot;;[.E977];&quot;);&quot;)" office:value-type="string" office:string-value="INSERT INTO sss_permisos_internos VALUES('0001','SIGESP                        ','SPG','00000000000000000000000020000000000000000000002502000000000000000000000000100000000000000000000000080000000000000000000000001A',1);" calcext:value-type="string">
            <text:p>INSERT INTO sss_permisos_internos VALUES('0001','SIGESP <text:s text:c="23"/>','SPG','0000000000000000000000002000000000000000000000250200000000000000000000000010000000000000000000000008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09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8];&quot;','&quot;;[.B978];&quot;','&quot;;[.C978];&quot;','&quot;;[.D978];&quot;',&quot;;[.E978];&quot;);&quot;)" office:value-type="string" office:string-value="INSERT INTO sss_permisos_internos VALUES('0001','SIGESP                        ','SPG','00000000000000000000000020000000000000000000002502000000000000000000000000100000000000000000000000090000000000000000000000001A',1);" calcext:value-type="string">
            <text:p>INSERT INTO sss_permisos_internos VALUES('0001','SIGESP <text:s text:c="23"/>','SPG','0000000000000000000000002000000000000000000000250200000000000000000000000010000000000000000000000009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10000000000000000000000010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79];&quot;','&quot;;[.B979];&quot;','&quot;;[.C979];&quot;','&quot;;[.D979];&quot;',&quot;;[.E979];&quot;);&quot;)" office:value-type="string" office:string-value="INSERT INTO sss_permisos_internos VALUES('0001','SIGESP                        ','SPG','00000000000000000000000020000000000000000000002502000000000000000000000000100000000000000000000000100000000000000000000000001A',1);" calcext:value-type="string">
            <text:p>INSERT INTO sss_permisos_internos VALUES('0001','SIGESP <text:s text:c="23"/>','SPG','0000000000000000000000002000000000000000000000250200000000000000000000000010000000000000000000000010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0];&quot;','&quot;;[.B980];&quot;','&quot;;[.C980];&quot;','&quot;;[.D980];&quot;',&quot;;[.E980];&quot;);&quot;)" office:value-type="string" office:string-value="INSERT INTO sss_permisos_internos VALUES('0001','SIGESP                        ','SPG','00000000000000000000000020000000000000000000002502000000000000000000000000200000000000000000000000010000000000000000000000001A',1);" calcext:value-type="string">
            <text:p>INSERT INTO sss_permisos_internos VALUES('0001','SIGESP <text:s text:c="23"/>','SPG','000000000000000000000000200000000000000000000025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1];&quot;','&quot;;[.B981];&quot;','&quot;;[.C981];&quot;','&quot;;[.D981];&quot;',&quot;;[.E981];&quot;);&quot;)" office:value-type="string" office:string-value="INSERT INTO sss_permisos_internos VALUES('0001','SIGESP                        ','SPG','00000000000000000000000020000000000000000000002502000000000000000000000000200000000000000000000000020000000000000000000000001A',1);" calcext:value-type="string">
            <text:p>INSERT INTO sss_permisos_internos VALUES('0001','SIGESP <text:s text:c="23"/>','SPG','00000000000000000000000020000000000000000000002502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2];&quot;','&quot;;[.B982];&quot;','&quot;;[.C982];&quot;','&quot;;[.D982];&quot;',&quot;;[.E982];&quot;);&quot;)" office:value-type="string" office:string-value="INSERT INTO sss_permisos_internos VALUES('0001','SIGESP                        ','SPG','00000000000000000000000020000000000000000000002502000000000000000000000000200000000000000000000000030000000000000000000000001A',1);" calcext:value-type="string">
            <text:p>INSERT INTO sss_permisos_internos VALUES('0001','SIGESP <text:s text:c="23"/>','SPG','00000000000000000000000020000000000000000000002502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3];&quot;','&quot;;[.B983];&quot;','&quot;;[.C983];&quot;','&quot;;[.D983];&quot;',&quot;;[.E983];&quot;);&quot;)" office:value-type="string" office:string-value="INSERT INTO sss_permisos_internos VALUES('0001','SIGESP                        ','SPG','00000000000000000000000020000000000000000000002502000000000000000000000000200000000000000000000000040000000000000000000000001A',1);" calcext:value-type="string">
            <text:p>INSERT INTO sss_permisos_internos VALUES('0001','SIGESP <text:s text:c="23"/>','SPG','00000000000000000000000020000000000000000000002502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4];&quot;','&quot;;[.B984];&quot;','&quot;;[.C984];&quot;','&quot;;[.D984];&quot;',&quot;;[.E984];&quot;);&quot;)" office:value-type="string" office:string-value="INSERT INTO sss_permisos_internos VALUES('0001','SIGESP                        ','SPG','00000000000000000000000020000000000000000000002502000000000000000000000000200000000000000000000000050000000000000000000000001A',1);" calcext:value-type="string">
            <text:p>INSERT INTO sss_permisos_internos VALUES('0001','SIGESP <text:s text:c="23"/>','SPG','000000000000000000000000200000000000000000000025020000000000000000000000002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06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5];&quot;','&quot;;[.B985];&quot;','&quot;;[.C985];&quot;','&quot;;[.D985];&quot;',&quot;;[.E985];&quot;);&quot;)" office:value-type="string" office:string-value="INSERT INTO sss_permisos_internos VALUES('0001','SIGESP                        ','SPG','00000000000000000000000020000000000000000000002502000000000000000000000000200000000000000000000000060000000000000000000000001A',1);" calcext:value-type="string">
            <text:p>INSERT INTO sss_permisos_internos VALUES('0001','SIGESP <text:s text:c="23"/>','SPG','0000000000000000000000002000000000000000000000250200000000000000000000000020000000000000000000000006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07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6];&quot;','&quot;;[.B986];&quot;','&quot;;[.C986];&quot;','&quot;;[.D986];&quot;',&quot;;[.E986];&quot;);&quot;)" office:value-type="string" office:string-value="INSERT INTO sss_permisos_internos VALUES('0001','SIGESP                        ','SPG','00000000000000000000000020000000000000000000002502000000000000000000000000200000000000000000000000070000000000000000000000001A',1);" calcext:value-type="string">
            <text:p>INSERT INTO sss_permisos_internos VALUES('0001','SIGESP <text:s text:c="23"/>','SPG','0000000000000000000000002000000000000000000000250200000000000000000000000020000000000000000000000007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08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7];&quot;','&quot;;[.B987];&quot;','&quot;;[.C987];&quot;','&quot;;[.D987];&quot;',&quot;;[.E987];&quot;);&quot;)" office:value-type="string" office:string-value="INSERT INTO sss_permisos_internos VALUES('0001','SIGESP                        ','SPG','00000000000000000000000020000000000000000000002502000000000000000000000000200000000000000000000000080000000000000000000000001A',1);" calcext:value-type="string">
            <text:p>INSERT INTO sss_permisos_internos VALUES('0001','SIGESP <text:s text:c="23"/>','SPG','0000000000000000000000002000000000000000000000250200000000000000000000000020000000000000000000000008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09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8];&quot;','&quot;;[.B988];&quot;','&quot;;[.C988];&quot;','&quot;;[.D988];&quot;',&quot;;[.E988];&quot;);&quot;)" office:value-type="string" office:string-value="INSERT INTO sss_permisos_internos VALUES('0001','SIGESP                        ','SPG','00000000000000000000000020000000000000000000002502000000000000000000000000200000000000000000000000090000000000000000000000001A',1);" calcext:value-type="string">
            <text:p>INSERT INTO sss_permisos_internos VALUES('0001','SIGESP <text:s text:c="23"/>','SPG','0000000000000000000000002000000000000000000000250200000000000000000000000020000000000000000000000009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200000000000000000000000020000000000000000000000010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89];&quot;','&quot;;[.B989];&quot;','&quot;;[.C989];&quot;','&quot;;[.D989];&quot;',&quot;;[.E989];&quot;);&quot;)" office:value-type="string" office:string-value="INSERT INTO sss_permisos_internos VALUES('0001','SIGESP                        ','SPG','00000000000000000000000020000000000000000000002502000000000000000000000000200000000000000000000000100000000000000000000000001A',1);" calcext:value-type="string">
            <text:p>INSERT INTO sss_permisos_internos VALUES('0001','SIGESP <text:s text:c="23"/>','SPG','0000000000000000000000002000000000000000000000250200000000000000000000000020000000000000000000000010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0];&quot;','&quot;;[.B990];&quot;','&quot;;[.C990];&quot;','&quot;;[.D990];&quot;',&quot;;[.E990];&quot;);&quot;)" office:value-type="string" office:string-value="INSERT INTO sss_permisos_internos VALUES('0001','SIGESP                        ','SPG','00000000000000000000000020000000000000000000002503000000000000000000000000100000000000000000000000010000000000000000000000001A',1);" calcext:value-type="string">
            <text:p>INSERT INTO sss_permisos_internos VALUES('0001','SIGESP <text:s text:c="23"/>','SPG','000000000000000000000000200000000000000000000025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1];&quot;','&quot;;[.B991];&quot;','&quot;;[.C991];&quot;','&quot;;[.D991];&quot;',&quot;;[.E991];&quot;);&quot;)" office:value-type="string" office:string-value="INSERT INTO sss_permisos_internos VALUES('0001','SIGESP                        ','SPG','00000000000000000000000020000000000000000000002503000000000000000000000000100000000000000000000000020000000000000000000000001A',1);" calcext:value-type="string">
            <text:p>INSERT INTO sss_permisos_internos VALUES('0001','SIGESP <text:s text:c="23"/>','SPG','00000000000000000000000020000000000000000000002503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2];&quot;','&quot;;[.B992];&quot;','&quot;;[.C992];&quot;','&quot;;[.D992];&quot;',&quot;;[.E992];&quot;);&quot;)" office:value-type="string" office:string-value="INSERT INTO sss_permisos_internos VALUES('0001','SIGESP                        ','SPG','00000000000000000000000020000000000000000000002503000000000000000000000000100000000000000000000000030000000000000000000000001A',1);" calcext:value-type="string">
            <text:p>INSERT INTO sss_permisos_internos VALUES('0001','SIGESP <text:s text:c="23"/>','SPG','00000000000000000000000020000000000000000000002503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3];&quot;','&quot;;[.B993];&quot;','&quot;;[.C993];&quot;','&quot;;[.D993];&quot;',&quot;;[.E993];&quot;);&quot;)" office:value-type="string" office:string-value="INSERT INTO sss_permisos_internos VALUES('0001','SIGESP                        ','SPG','00000000000000000000000020000000000000000000002503000000000000000000000000100000000000000000000000040000000000000000000000001A',1);" calcext:value-type="string">
            <text:p>INSERT INTO sss_permisos_internos VALUES('0001','SIGESP <text:s text:c="23"/>','SPG','00000000000000000000000020000000000000000000002503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1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4];&quot;','&quot;;[.B994];&quot;','&quot;;[.C994];&quot;','&quot;;[.D994];&quot;',&quot;;[.E994];&quot;);&quot;)" office:value-type="string" office:string-value="INSERT INTO sss_permisos_internos VALUES('0001','SIGESP                        ','SPG','00000000000000000000000020000000000000000000002503000000000000000000000000100000000000000000000000050000000000000000000000001A',1);" calcext:value-type="string">
            <text:p>INSERT INTO sss_permisos_internos VALUES('0001','SIGESP <text:s text:c="23"/>','SPG','000000000000000000000000200000000000000000000025030000000000000000000000001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10000000000000000000000006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5];&quot;','&quot;;[.B995];&quot;','&quot;;[.C995];&quot;','&quot;;[.D995];&quot;',&quot;;[.E995];&quot;);&quot;)" office:value-type="string" office:string-value="INSERT INTO sss_permisos_internos VALUES('0001','SIGESP                        ','SPG','00000000000000000000000020000000000000000000002503000000000000000000000000100000000000000000000000060000000000000000000000001A',1);" calcext:value-type="string">
            <text:p>INSERT INTO sss_permisos_internos VALUES('0001','SIGESP <text:s text:c="23"/>','SPG','0000000000000000000000002000000000000000000000250300000000000000000000000010000000000000000000000006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10000000000000000000000007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6];&quot;','&quot;;[.B996];&quot;','&quot;;[.C996];&quot;','&quot;;[.D996];&quot;',&quot;;[.E996];&quot;);&quot;)" office:value-type="string" office:string-value="INSERT INTO sss_permisos_internos VALUES('0001','SIGESP                        ','SPG','00000000000000000000000020000000000000000000002503000000000000000000000000100000000000000000000000070000000000000000000000001A',1);" calcext:value-type="string">
            <text:p>INSERT INTO sss_permisos_internos VALUES('0001','SIGESP <text:s text:c="23"/>','SPG','0000000000000000000000002000000000000000000000250300000000000000000000000010000000000000000000000007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10000000000000000000000008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7];&quot;','&quot;;[.B997];&quot;','&quot;;[.C997];&quot;','&quot;;[.D997];&quot;',&quot;;[.E997];&quot;);&quot;)" office:value-type="string" office:string-value="INSERT INTO sss_permisos_internos VALUES('0001','SIGESP                        ','SPG','00000000000000000000000020000000000000000000002503000000000000000000000000100000000000000000000000080000000000000000000000001A',1);" calcext:value-type="string">
            <text:p>INSERT INTO sss_permisos_internos VALUES('0001','SIGESP <text:s text:c="23"/>','SPG','0000000000000000000000002000000000000000000000250300000000000000000000000010000000000000000000000008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10000000000000000000000009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8];&quot;','&quot;;[.B998];&quot;','&quot;;[.C998];&quot;','&quot;;[.D998];&quot;',&quot;;[.E998];&quot;);&quot;)" office:value-type="string" office:string-value="INSERT INTO sss_permisos_internos VALUES('0001','SIGESP                        ','SPG','00000000000000000000000020000000000000000000002503000000000000000000000000100000000000000000000000090000000000000000000000001A',1);" calcext:value-type="string">
            <text:p>INSERT INTO sss_permisos_internos VALUES('0001','SIGESP <text:s text:c="23"/>','SPG','0000000000000000000000002000000000000000000000250300000000000000000000000010000000000000000000000009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999];&quot;','&quot;;[.B999];&quot;','&quot;;[.C999];&quot;','&quot;;[.D999];&quot;',&quot;;[.E999];&quot;);&quot;)" office:value-type="string" office:string-value="INSERT INTO sss_permisos_internos VALUES('0001','SIGESP                        ','SPG','00000000000000000000000020000000000000000000002503000000000000000000000000200000000000000000000000010000000000000000000000001A',1);" calcext:value-type="string">
            <text:p>INSERT INTO sss_permisos_internos VALUES('0001','SIGESP <text:s text:c="23"/>','SPG','000000000000000000000000200000000000000000000025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0];&quot;','&quot;;[.B1000];&quot;','&quot;;[.C1000];&quot;','&quot;;[.D1000];&quot;',&quot;;[.E1000];&quot;);&quot;)" office:value-type="string" office:string-value="INSERT INTO sss_permisos_internos VALUES('0001','SIGESP                        ','SPG','00000000000000000000000020000000000000000000002503000000000000000000000000200000000000000000000000020000000000000000000000001A',1);" calcext:value-type="string">
            <text:p>INSERT INTO sss_permisos_internos VALUES('0001','SIGESP <text:s text:c="23"/>','SPG','00000000000000000000000020000000000000000000002503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1];&quot;','&quot;;[.B1001];&quot;','&quot;;[.C1001];&quot;','&quot;;[.D1001];&quot;',&quot;;[.E1001];&quot;);&quot;)" office:value-type="string" office:string-value="INSERT INTO sss_permisos_internos VALUES('0001','SIGESP                        ','SPG','00000000000000000000000020000000000000000000002503000000000000000000000000200000000000000000000000030000000000000000000000001A',1);" calcext:value-type="string">
            <text:p>INSERT INTO sss_permisos_internos VALUES('0001','SIGESP <text:s text:c="23"/>','SPG','00000000000000000000000020000000000000000000002503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2];&quot;','&quot;;[.B1002];&quot;','&quot;;[.C1002];&quot;','&quot;;[.D1002];&quot;',&quot;;[.E1002];&quot;);&quot;)" office:value-type="string" office:string-value="INSERT INTO sss_permisos_internos VALUES('0001','SIGESP                        ','SPG','00000000000000000000000020000000000000000000002503000000000000000000000000200000000000000000000000040000000000000000000000001A',1);" calcext:value-type="string">
            <text:p>INSERT INTO sss_permisos_internos VALUES('0001','SIGESP <text:s text:c="23"/>','SPG','00000000000000000000000020000000000000000000002503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3];&quot;','&quot;;[.B1003];&quot;','&quot;;[.C1003];&quot;','&quot;;[.D1003];&quot;',&quot;;[.E1003];&quot;);&quot;)" office:value-type="string" office:string-value="INSERT INTO sss_permisos_internos VALUES('0001','SIGESP                        ','SPG','00000000000000000000000020000000000000000000002503000000000000000000000000200000000000000000000000050000000000000000000000001A',1);" calcext:value-type="string">
            <text:p>INSERT INTO sss_permisos_internos VALUES('0001','SIGESP <text:s text:c="23"/>','SPG','000000000000000000000000200000000000000000000025030000000000000000000000002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06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4];&quot;','&quot;;[.B1004];&quot;','&quot;;[.C1004];&quot;','&quot;;[.D1004];&quot;',&quot;;[.E1004];&quot;);&quot;)" office:value-type="string" office:string-value="INSERT INTO sss_permisos_internos VALUES('0001','SIGESP                        ','SPG','00000000000000000000000020000000000000000000002503000000000000000000000000200000000000000000000000060000000000000000000000001A',1);" calcext:value-type="string">
            <text:p>INSERT INTO sss_permisos_internos VALUES('0001','SIGESP <text:s text:c="23"/>','SPG','0000000000000000000000002000000000000000000000250300000000000000000000000020000000000000000000000006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07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5];&quot;','&quot;;[.B1005];&quot;','&quot;;[.C1005];&quot;','&quot;;[.D1005];&quot;',&quot;;[.E1005];&quot;);&quot;)" office:value-type="string" office:string-value="INSERT INTO sss_permisos_internos VALUES('0001','SIGESP                        ','SPG','00000000000000000000000020000000000000000000002503000000000000000000000000200000000000000000000000070000000000000000000000001A',1);" calcext:value-type="string">
            <text:p>INSERT INTO sss_permisos_internos VALUES('0001','SIGESP <text:s text:c="23"/>','SPG','0000000000000000000000002000000000000000000000250300000000000000000000000020000000000000000000000007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08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6];&quot;','&quot;;[.B1006];&quot;','&quot;;[.C1006];&quot;','&quot;;[.D1006];&quot;',&quot;;[.E1006];&quot;);&quot;)" office:value-type="string" office:string-value="INSERT INTO sss_permisos_internos VALUES('0001','SIGESP                        ','SPG','00000000000000000000000020000000000000000000002503000000000000000000000000200000000000000000000000080000000000000000000000001A',1);" calcext:value-type="string">
            <text:p>INSERT INTO sss_permisos_internos VALUES('0001','SIGESP <text:s text:c="23"/>','SPG','0000000000000000000000002000000000000000000000250300000000000000000000000020000000000000000000000008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09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7];&quot;','&quot;;[.B1007];&quot;','&quot;;[.C1007];&quot;','&quot;;[.D1007];&quot;',&quot;;[.E1007];&quot;);&quot;)" office:value-type="string" office:string-value="INSERT INTO sss_permisos_internos VALUES('0001','SIGESP                        ','SPG','00000000000000000000000020000000000000000000002503000000000000000000000000200000000000000000000000090000000000000000000000001A',1);" calcext:value-type="string">
            <text:p>INSERT INTO sss_permisos_internos VALUES('0001','SIGESP <text:s text:c="23"/>','SPG','0000000000000000000000002000000000000000000000250300000000000000000000000020000000000000000000000009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10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8];&quot;','&quot;;[.B1008];&quot;','&quot;;[.C1008];&quot;','&quot;;[.D1008];&quot;',&quot;;[.E1008];&quot;);&quot;)" office:value-type="string" office:string-value="INSERT INTO sss_permisos_internos VALUES('0001','SIGESP                        ','SPG','00000000000000000000000020000000000000000000002503000000000000000000000000200000000000000000000000100000000000000000000000001A',1);" calcext:value-type="string">
            <text:p>INSERT INTO sss_permisos_internos VALUES('0001','SIGESP <text:s text:c="23"/>','SPG','0000000000000000000000002000000000000000000000250300000000000000000000000020000000000000000000000010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5030000000000000000000000002000000000000000000000001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09];&quot;','&quot;;[.B1009];&quot;','&quot;;[.C1009];&quot;','&quot;;[.D1009];&quot;',&quot;;[.E1009];&quot;);&quot;)" office:value-type="string" office:string-value="INSERT INTO sss_permisos_internos VALUES('0001','SIGESP                        ','SPG','00000000000000000000000020000000000000000000002503000000000000000000000000200000000000000000000000110000000000000000000000001A',1);" calcext:value-type="string">
            <text:p>INSERT INTO sss_permisos_internos VALUES('0001','SIGESP <text:s text:c="23"/>','SPG','000000000000000000000000200000000000000000000025030000000000000000000000002000000000000000000000001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0];&quot;','&quot;;[.B1010];&quot;','&quot;;[.C1010];&quot;','&quot;;[.D1010];&quot;',&quot;;[.E1010];&quot;);&quot;)" office:value-type="string" office:string-value="INSERT INTO sss_permisos_internos VALUES('0001','SIGESP                        ','SPG','00000000000000000000000020000000000000000000002600000000000000000000000000100000000000000000000000010000000000000000000000001A',1);" calcext:value-type="string">
            <text:p>INSERT INTO sss_permisos_internos VALUES('0001','SIGESP <text:s text:c="23"/>','SPG','000000000000000000000000200000000000000000000026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1];&quot;','&quot;;[.B1011];&quot;','&quot;;[.C1011];&quot;','&quot;;[.D1011];&quot;',&quot;;[.E1011];&quot;);&quot;)" office:value-type="string" office:string-value="INSERT INTO sss_permisos_internos VALUES('0001','SIGESP                        ','SPG','00000000000000000000000020000000000000000000002600000000000000000000000000200000000000000000000000010000000000000000000000001A',1);" calcext:value-type="string">
            <text:p>INSERT INTO sss_permisos_internos VALUES('0001','SIGESP <text:s text:c="23"/>','SPG','000000000000000000000000200000000000000000000026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2];&quot;','&quot;;[.B1012];&quot;','&quot;;[.C1012];&quot;','&quot;;[.D1012];&quot;',&quot;;[.E1012];&quot;);&quot;)" office:value-type="string" office:string-value="INSERT INTO sss_permisos_internos VALUES('0001','SIGESP                        ','SPG','00000000000000000000000020000000000000000000002601000000000000000000000000100000000000000000000000010000000000000000000000001A',1);" calcext:value-type="string">
            <text:p>INSERT INTO sss_permisos_internos VALUES('0001','SIGESP <text:s text:c="23"/>','SPG','000000000000000000000000200000000000000000000026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3];&quot;','&quot;;[.B1013];&quot;','&quot;;[.C1013];&quot;','&quot;;[.D1013];&quot;',&quot;;[.E1013];&quot;);&quot;)" office:value-type="string" office:string-value="INSERT INTO sss_permisos_internos VALUES('0001','SIGESP                        ','SPG','00000000000000000000000020000000000000000000002601000000000000000000000000100000000000000000000000020000000000000000000000001A',1);" calcext:value-type="string">
            <text:p>INSERT INTO sss_permisos_internos VALUES('0001','SIGESP <text:s text:c="23"/>','SPG','000000000000000000000000200000000000000000000026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1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4];&quot;','&quot;;[.B1014];&quot;','&quot;;[.C1014];&quot;','&quot;;[.D1014];&quot;',&quot;;[.E1014];&quot;);&quot;)" office:value-type="string" office:string-value="INSERT INTO sss_permisos_internos VALUES('0001','SIGESP                        ','SPG','00000000000000000000000020000000000000000000002601000000000000000000000000100000000000000000000000030000000000000000000000001A',1);" calcext:value-type="string">
            <text:p>INSERT INTO sss_permisos_internos VALUES('0001','SIGESP <text:s text:c="23"/>','SPG','00000000000000000000000020000000000000000000002601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1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5];&quot;','&quot;;[.B1015];&quot;','&quot;;[.C1015];&quot;','&quot;;[.D1015];&quot;',&quot;;[.E1015];&quot;);&quot;)" office:value-type="string" office:string-value="INSERT INTO sss_permisos_internos VALUES('0001','SIGESP                        ','SPG','00000000000000000000000020000000000000000000002601000000000000000000000000100000000000000000000000040000000000000000000000001A',1);" calcext:value-type="string">
            <text:p>INSERT INTO sss_permisos_internos VALUES('0001','SIGESP <text:s text:c="23"/>','SPG','00000000000000000000000020000000000000000000002601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10000000000000000000000001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6];&quot;','&quot;;[.B1016];&quot;','&quot;;[.C1016];&quot;','&quot;;[.D1016];&quot;',&quot;;[.E1016];&quot;);&quot;)" office:value-type="string" office:string-value="INSERT INTO sss_permisos_internos VALUES('0001','SIGESP                        ','SPG','00000000000000000000000020000000000000000000002601000000000000000000000000100000000000000000000000050000000000000000000000001A',1);" calcext:value-type="string">
            <text:p>INSERT INTO sss_permisos_internos VALUES('0001','SIGESP <text:s text:c="23"/>','SPG','000000000000000000000000200000000000000000000026010000000000000000000000001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7];&quot;','&quot;;[.B1017];&quot;','&quot;;[.C1017];&quot;','&quot;;[.D1017];&quot;',&quot;;[.E1017];&quot;);&quot;)" office:value-type="string" office:string-value="INSERT INTO sss_permisos_internos VALUES('0001','SIGESP                        ','SPG','00000000000000000000000020000000000000000000002601000000000000000000000000200000000000000000000000010000000000000000000000001A',1);" calcext:value-type="string">
            <text:p>INSERT INTO sss_permisos_internos VALUES('0001','SIGESP <text:s text:c="23"/>','SPG','000000000000000000000000200000000000000000000026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1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8];&quot;','&quot;;[.B1018];&quot;','&quot;;[.C1018];&quot;','&quot;;[.D1018];&quot;',&quot;;[.E1018];&quot;);&quot;)" office:value-type="string" office:string-value="INSERT INTO sss_permisos_internos VALUES('0001','SIGESP                        ','SPG','00000000000000000000000020000000000000000000002601000000000000000000000000200000000000000000000000020000000000000000000000001A',1);" calcext:value-type="string">
            <text:p>INSERT INTO sss_permisos_internos VALUES('0001','SIGESP <text:s text:c="23"/>','SPG','00000000000000000000000020000000000000000000002601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19];&quot;','&quot;;[.B1019];&quot;','&quot;;[.C1019];&quot;','&quot;;[.D1019];&quot;',&quot;;[.E1019];&quot;);&quot;)" office:value-type="string" office:string-value="INSERT INTO sss_permisos_internos VALUES('0001','SIGESP                        ','SPG','00000000000000000000000020000000000000000000002602000000000000000000000000100000000000000000000000010000000000000000000000001A',1);" calcext:value-type="string">
            <text:p>INSERT INTO sss_permisos_internos VALUES('0001','SIGESP <text:s text:c="23"/>','SPG','000000000000000000000000200000000000000000000026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2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0];&quot;','&quot;;[.B1020];&quot;','&quot;;[.C1020];&quot;','&quot;;[.D1020];&quot;',&quot;;[.E1020];&quot;);&quot;)" office:value-type="string" office:string-value="INSERT INTO sss_permisos_internos VALUES('0001','SIGESP                        ','SPG','00000000000000000000000020000000000000000000002602000000000000000000000000100000000000000000000000020000000000000000000000001A',1);" calcext:value-type="string">
            <text:p>INSERT INTO sss_permisos_internos VALUES('0001','SIGESP <text:s text:c="23"/>','SPG','00000000000000000000000020000000000000000000002602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2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1];&quot;','&quot;;[.B1021];&quot;','&quot;;[.C1021];&quot;','&quot;;[.D1021];&quot;',&quot;;[.E1021];&quot;);&quot;)" office:value-type="string" office:string-value="INSERT INTO sss_permisos_internos VALUES('0001','SIGESP                        ','SPG','00000000000000000000000020000000000000000000002602000000000000000000000000100000000000000000000000030000000000000000000000001A',1);" calcext:value-type="string">
            <text:p>INSERT INTO sss_permisos_internos VALUES('0001','SIGESP <text:s text:c="23"/>','SPG','00000000000000000000000020000000000000000000002602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2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2];&quot;','&quot;;[.B1022];&quot;','&quot;;[.C1022];&quot;','&quot;;[.D1022];&quot;',&quot;;[.E1022];&quot;);&quot;)" office:value-type="string" office:string-value="INSERT INTO sss_permisos_internos VALUES('0001','SIGESP                        ','SPG','00000000000000000000000020000000000000000000002602000000000000000000000000100000000000000000000000040000000000000000000000001A',1);" calcext:value-type="string">
            <text:p>INSERT INTO sss_permisos_internos VALUES('0001','SIGESP <text:s text:c="23"/>','SPG','00000000000000000000000020000000000000000000002602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3];&quot;','&quot;;[.B1023];&quot;','&quot;;[.C1023];&quot;','&quot;;[.D1023];&quot;',&quot;;[.E1023];&quot;);&quot;)" office:value-type="string" office:string-value="INSERT INTO sss_permisos_internos VALUES('0001','SIGESP                        ','SPG','00000000000000000000000020000000000000000000002603000000000000000000000000100000000000000000000000010000000000000000000000001A',1);" calcext:value-type="string">
            <text:p>INSERT INTO sss_permisos_internos VALUES('0001','SIGESP <text:s text:c="23"/>','SPG','000000000000000000000000200000000000000000000026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3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4];&quot;','&quot;;[.B1024];&quot;','&quot;;[.C1024];&quot;','&quot;;[.D1024];&quot;',&quot;;[.E1024];&quot;);&quot;)" office:value-type="string" office:string-value="INSERT INTO sss_permisos_internos VALUES('0001','SIGESP                        ','SPG','00000000000000000000000020000000000000000000002603000000000000000000000000100000000000000000000000020000000000000000000000001A',1);" calcext:value-type="string">
            <text:p>INSERT INTO sss_permisos_internos VALUES('0001','SIGESP <text:s text:c="23"/>','SPG','00000000000000000000000020000000000000000000002603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3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5];&quot;','&quot;;[.B1025];&quot;','&quot;;[.C1025];&quot;','&quot;;[.D1025];&quot;',&quot;;[.E1025];&quot;);&quot;)" office:value-type="string" office:string-value="INSERT INTO sss_permisos_internos VALUES('0001','SIGESP                        ','SPG','00000000000000000000000020000000000000000000002603000000000000000000000000100000000000000000000000030000000000000000000000001A',1);" calcext:value-type="string">
            <text:p>INSERT INTO sss_permisos_internos VALUES('0001','SIGESP <text:s text:c="23"/>','SPG','00000000000000000000000020000000000000000000002603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3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6];&quot;','&quot;;[.B1026];&quot;','&quot;;[.C1026];&quot;','&quot;;[.D1026];&quot;',&quot;;[.E1026];&quot;);&quot;)" office:value-type="string" office:string-value="INSERT INTO sss_permisos_internos VALUES('0001','SIGESP                        ','SPG','00000000000000000000000020000000000000000000002603000000000000000000000000100000000000000000000000040000000000000000000000001A',1);" calcext:value-type="string">
            <text:p>INSERT INTO sss_permisos_internos VALUES('0001','SIGESP <text:s text:c="23"/>','SPG','00000000000000000000000020000000000000000000002603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7];&quot;','&quot;;[.B1027];&quot;','&quot;;[.C1027];&quot;','&quot;;[.D1027];&quot;',&quot;;[.E1027];&quot;);&quot;)" office:value-type="string" office:string-value="INSERT INTO sss_permisos_internos VALUES('0001','SIGESP                        ','SPG','00000000000000000000000020000000000000000000002603000000000000000000000000200000000000000000000000010000000000000000000000001A',1);" calcext:value-type="string">
            <text:p>INSERT INTO sss_permisos_internos VALUES('0001','SIGESP <text:s text:c="23"/>','SPG','000000000000000000000000200000000000000000000026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3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8];&quot;','&quot;;[.B1028];&quot;','&quot;;[.C1028];&quot;','&quot;;[.D1028];&quot;',&quot;;[.E1028];&quot;);&quot;)" office:value-type="string" office:string-value="INSERT INTO sss_permisos_internos VALUES('0001','SIGESP                        ','SPG','00000000000000000000000020000000000000000000002603000000000000000000000000200000000000000000000000020000000000000000000000001A',1);" calcext:value-type="string">
            <text:p>INSERT INTO sss_permisos_internos VALUES('0001','SIGESP <text:s text:c="23"/>','SPG','00000000000000000000000020000000000000000000002603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3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29];&quot;','&quot;;[.B1029];&quot;','&quot;;[.C1029];&quot;','&quot;;[.D1029];&quot;',&quot;;[.E1029];&quot;);&quot;)" office:value-type="string" office:string-value="INSERT INTO sss_permisos_internos VALUES('0001','SIGESP                        ','SPG','00000000000000000000000020000000000000000000002603000000000000000000000000200000000000000000000000030000000000000000000000001A',1);" calcext:value-type="string">
            <text:p>INSERT INTO sss_permisos_internos VALUES('0001','SIGESP <text:s text:c="23"/>','SPG','00000000000000000000000020000000000000000000002603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603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0];&quot;','&quot;;[.B1030];&quot;','&quot;;[.C1030];&quot;','&quot;;[.D1030];&quot;',&quot;;[.E1030];&quot;);&quot;)" office:value-type="string" office:string-value="INSERT INTO sss_permisos_internos VALUES('0001','SIGESP                        ','SPG','00000000000000000000000020000000000000000000002603000000000000000000000000200000000000000000000000040000000000000000000000001A',1);" calcext:value-type="string">
            <text:p>INSERT INTO sss_permisos_internos VALUES('0001','SIGESP <text:s text:c="23"/>','SPG','00000000000000000000000020000000000000000000002603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7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1];&quot;','&quot;;[.B1031];&quot;','&quot;;[.C1031];&quot;','&quot;;[.D1031];&quot;',&quot;;[.E1031];&quot;);&quot;)" office:value-type="string" office:string-value="INSERT INTO sss_permisos_internos VALUES('0001','SIGESP                        ','SPG','00000000000000000000000020000000000000000000002701000000000000000000000000100000000000000000000000010000000000000000000000001A',1);" calcext:value-type="string">
            <text:p>INSERT INTO sss_permisos_internos VALUES('0001','SIGESP <text:s text:c="23"/>','SPG','000000000000000000000000200000000000000000000027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7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2];&quot;','&quot;;[.B1032];&quot;','&quot;;[.C1032];&quot;','&quot;;[.D1032];&quot;',&quot;;[.E1032];&quot;);&quot;)" office:value-type="string" office:string-value="INSERT INTO sss_permisos_internos VALUES('0001','SIGESP                        ','SPG','00000000000000000000000020000000000000000000002701000000000000000000000000100000000000000000000000020000000000000000000000001A',1);" calcext:value-type="string">
            <text:p>INSERT INTO sss_permisos_internos VALUES('0001','SIGESP <text:s text:c="23"/>','SPG','000000000000000000000000200000000000000000000027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7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3];&quot;','&quot;;[.B1033];&quot;','&quot;;[.C1033];&quot;','&quot;;[.D1033];&quot;',&quot;;[.E1033];&quot;);&quot;)" office:value-type="string" office:string-value="INSERT INTO sss_permisos_internos VALUES('0001','SIGESP                        ','SPG','00000000000000000000000020000000000000000000002702000000000000000000000000100000000000000000000000010000000000000000000000001A',1);" calcext:value-type="string">
            <text:p>INSERT INTO sss_permisos_internos VALUES('0001','SIGESP <text:s text:c="23"/>','SPG','000000000000000000000000200000000000000000000027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7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4];&quot;','&quot;;[.B1034];&quot;','&quot;;[.C1034];&quot;','&quot;;[.D1034];&quot;',&quot;;[.E1034];&quot;);&quot;)" office:value-type="string" office:string-value="INSERT INTO sss_permisos_internos VALUES('0001','SIGESP                        ','SPG','00000000000000000000000020000000000000000000002703000000000000000000000000100000000000000000000000010000000000000000000000001A',1);" calcext:value-type="string">
            <text:p>INSERT INTO sss_permisos_internos VALUES('0001','SIGESP <text:s text:c="23"/>','SPG','000000000000000000000000200000000000000000000027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703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5];&quot;','&quot;;[.B1035];&quot;','&quot;;[.C1035];&quot;','&quot;;[.D1035];&quot;',&quot;;[.E1035];&quot;);&quot;)" office:value-type="string" office:string-value="INSERT INTO sss_permisos_internos VALUES('0001','SIGESP                        ','SPG','00000000000000000000000020000000000000000000002703000000000000000000000000100000000000000000000000020000000000000000000000001A',1);" calcext:value-type="string">
            <text:p>INSERT INTO sss_permisos_internos VALUES('0001','SIGESP <text:s text:c="23"/>','SPG','00000000000000000000000020000000000000000000002703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6];&quot;','&quot;;[.B1036];&quot;','&quot;;[.C1036];&quot;','&quot;;[.D1036];&quot;',&quot;;[.E1036];&quot;);&quot;)" office:value-type="string" office:string-value="INSERT INTO sss_permisos_internos VALUES('0001','SIGESP                        ','SPG','00000000000000000000000020000000000000000000002900000000000000000000000000100000000000000000000000010000000000000000000000001A',1);" calcext:value-type="string">
            <text:p>INSERT INTO sss_permisos_internos VALUES('0001','SIGESP <text:s text:c="23"/>','SPG','000000000000000000000000200000000000000000000029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7];&quot;','&quot;;[.B1037];&quot;','&quot;;[.C1037];&quot;','&quot;;[.D1037];&quot;',&quot;;[.E1037];&quot;);&quot;)" office:value-type="string" office:string-value="INSERT INTO sss_permisos_internos VALUES('0001','SIGESP                        ','SPG','00000000000000000000000020000000000000000000002900000000000000000000000000200000000000000000000000010000000000000000000000001A',1);" calcext:value-type="string">
            <text:p>INSERT INTO sss_permisos_internos VALUES('0001','SIGESP <text:s text:c="23"/>','SPG','000000000000000000000000200000000000000000000029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8];&quot;','&quot;;[.B1038];&quot;','&quot;;[.C1038];&quot;','&quot;;[.D1038];&quot;',&quot;;[.E1038];&quot;);&quot;)" office:value-type="string" office:string-value="INSERT INTO sss_permisos_internos VALUES('0001','SIGESP                        ','SPG','00000000000000000000000020000000000000000000002901000000000000000000000000100000000000000000000000010000000000000000000000001A',1);" calcext:value-type="string">
            <text:p>INSERT INTO sss_permisos_internos VALUES('0001','SIGESP <text:s text:c="23"/>','SPG','000000000000000000000000200000000000000000000029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39];&quot;','&quot;;[.B1039];&quot;','&quot;;[.C1039];&quot;','&quot;;[.D1039];&quot;',&quot;;[.E1039];&quot;);&quot;)" office:value-type="string" office:string-value="INSERT INTO sss_permisos_internos VALUES('0001','SIGESP                        ','SPG','00000000000000000000000020000000000000000000002901000000000000000000000000100000000000000000000000020000000000000000000000001A',1);" calcext:value-type="string">
            <text:p>INSERT INTO sss_permisos_internos VALUES('0001','SIGESP <text:s text:c="23"/>','SPG','000000000000000000000000200000000000000000000029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1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0];&quot;','&quot;;[.B1040];&quot;','&quot;;[.C1040];&quot;','&quot;;[.D1040];&quot;',&quot;;[.E1040];&quot;);&quot;)" office:value-type="string" office:string-value="INSERT INTO sss_permisos_internos VALUES('0001','SIGESP                        ','SPG','00000000000000000000000020000000000000000000002901000000000000000000000000100000000000000000000000030000000000000000000000001A',1);" calcext:value-type="string">
            <text:p>INSERT INTO sss_permisos_internos VALUES('0001','SIGESP <text:s text:c="23"/>','SPG','00000000000000000000000020000000000000000000002901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1];&quot;','&quot;;[.B1041];&quot;','&quot;;[.C1041];&quot;','&quot;;[.D1041];&quot;',&quot;;[.E1041];&quot;);&quot;)" office:value-type="string" office:string-value="INSERT INTO sss_permisos_internos VALUES('0001','SIGESP                        ','SPG','00000000000000000000000020000000000000000000002901000000000000000000000000200000000000000000000000010000000000000000000000001A',1);" calcext:value-type="string">
            <text:p>INSERT INTO sss_permisos_internos VALUES('0001','SIGESP <text:s text:c="23"/>','SPG','000000000000000000000000200000000000000000000029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2];&quot;','&quot;;[.B1042];&quot;','&quot;;[.C1042];&quot;','&quot;;[.D1042];&quot;',&quot;;[.E1042];&quot;);&quot;)" office:value-type="string" office:string-value="INSERT INTO sss_permisos_internos VALUES('0001','SIGESP                        ','SPG','00000000000000000000000020000000000000000000002902000000000000000000000000100000000000000000000000010000000000000000000000001A',1);" calcext:value-type="string">
            <text:p>INSERT INTO sss_permisos_internos VALUES('0001','SIGESP <text:s text:c="23"/>','SPG','000000000000000000000000200000000000000000000029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3];&quot;','&quot;;[.B1043];&quot;','&quot;;[.C1043];&quot;','&quot;;[.D1043];&quot;',&quot;;[.E1043];&quot;);&quot;)" office:value-type="string" office:string-value="INSERT INTO sss_permisos_internos VALUES('0001','SIGESP                        ','SPG','00000000000000000000000020000000000000000000002902000000000000000000000000200000000000000000000000010000000000000000000000001A',1);" calcext:value-type="string">
            <text:p>INSERT INTO sss_permisos_internos VALUES('0001','SIGESP <text:s text:c="23"/>','SPG','000000000000000000000000200000000000000000000029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4];&quot;','&quot;;[.B1044];&quot;','&quot;;[.C1044];&quot;','&quot;;[.D1044];&quot;',&quot;;[.E1044];&quot;);&quot;)" office:value-type="string" office:string-value="INSERT INTO sss_permisos_internos VALUES('0001','SIGESP                        ','SPG','00000000000000000000000020000000000000000000002903000000000000000000000000100000000000000000000000010000000000000000000000001A',1);" calcext:value-type="string">
            <text:p>INSERT INTO sss_permisos_internos VALUES('0001','SIGESP <text:s text:c="23"/>','SPG','000000000000000000000000200000000000000000000029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5];&quot;','&quot;;[.B1045];&quot;','&quot;;[.C1045];&quot;','&quot;;[.D1045];&quot;',&quot;;[.E1045];&quot;);&quot;)" office:value-type="string" office:string-value="INSERT INTO sss_permisos_internos VALUES('0001','SIGESP                        ','SPG','00000000000000000000000020000000000000000000002903000000000000000000000000200000000000000000000000010000000000000000000000001A',1);" calcext:value-type="string">
            <text:p>INSERT INTO sss_permisos_internos VALUES('0001','SIGESP <text:s text:c="23"/>','SPG','000000000000000000000000200000000000000000000029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6];&quot;','&quot;;[.B1046];&quot;','&quot;;[.C1046];&quot;','&quot;;[.D1046];&quot;',&quot;;[.E1046];&quot;);&quot;)" office:value-type="string" office:string-value="INSERT INTO sss_permisos_internos VALUES('0001','SIGESP                        ','SPG','00000000000000000000000020000000000000000000002904000000000000000000000000100000000000000000000000010000000000000000000000001A',1);" calcext:value-type="string">
            <text:p>INSERT INTO sss_permisos_internos VALUES('0001','SIGESP <text:s text:c="23"/>','SPG','000000000000000000000000200000000000000000000029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2904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7];&quot;','&quot;;[.B1047];&quot;','&quot;;[.C1047];&quot;','&quot;;[.D1047];&quot;',&quot;;[.E1047];&quot;);&quot;)" office:value-type="string" office:string-value="INSERT INTO sss_permisos_internos VALUES('0001','SIGESP                        ','SPG','00000000000000000000000020000000000000000000002904000000000000000000000000200000000000000000000000010000000000000000000000001A',1);" calcext:value-type="string">
            <text:p>INSERT INTO sss_permisos_internos VALUES('0001','SIGESP <text:s text:c="23"/>','SPG','00000000000000000000000020000000000000000000002904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8];&quot;','&quot;;[.B1048];&quot;','&quot;;[.C1048];&quot;','&quot;;[.D1048];&quot;',&quot;;[.E1048];&quot;);&quot;)" office:value-type="string" office:string-value="INSERT INTO sss_permisos_internos VALUES('0001','SIGESP                        ','SPG','00000000000000000000000020000000000000000000003000000000000000000000000000100000000000000000000000010000000000000000000000001A',1);" calcext:value-type="string">
            <text:p>INSERT INTO sss_permisos_internos VALUES('0001','SIGESP <text:s text:c="23"/>','SPG','000000000000000000000000200000000000000000000030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49];&quot;','&quot;;[.B1049];&quot;','&quot;;[.C1049];&quot;','&quot;;[.D1049];&quot;',&quot;;[.E1049];&quot;);&quot;)" office:value-type="string" office:string-value="INSERT INTO sss_permisos_internos VALUES('0001','SIGESP                        ','SPG','00000000000000000000000020000000000000000000003000000000000000000000000000200000000000000000000000010000000000000000000000001A',1);" calcext:value-type="string">
            <text:p>INSERT INTO sss_permisos_internos VALUES('0001','SIGESP <text:s text:c="23"/>','SPG','000000000000000000000000200000000000000000000030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0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0];&quot;','&quot;;[.B1050];&quot;','&quot;;[.C1050];&quot;','&quot;;[.D1050];&quot;',&quot;;[.E1050];&quot;);&quot;)" office:value-type="string" office:string-value="INSERT INTO sss_permisos_internos VALUES('0001','SIGESP                        ','SPG','00000000000000000000000020000000000000000000003000000000000000000000000000200000000000000000000000020000000000000000000000001A',1);" calcext:value-type="string">
            <text:p>INSERT INTO sss_permisos_internos VALUES('0001','SIGESP <text:s text:c="23"/>','SPG','00000000000000000000000020000000000000000000003000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0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1];&quot;','&quot;;[.B1051];&quot;','&quot;;[.C1051];&quot;','&quot;;[.D1051];&quot;',&quot;;[.E1051];&quot;);&quot;)" office:value-type="string" office:string-value="INSERT INTO sss_permisos_internos VALUES('0001','SIGESP                        ','SPG','00000000000000000000000020000000000000000000003000000000000000000000000000200000000000000000000000030000000000000000000000001A',1);" calcext:value-type="string">
            <text:p>INSERT INTO sss_permisos_internos VALUES('0001','SIGESP <text:s text:c="23"/>','SPG','00000000000000000000000020000000000000000000003000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2];&quot;','&quot;;[.B1052];&quot;','&quot;;[.C1052];&quot;','&quot;;[.D1052];&quot;',&quot;;[.E1052];&quot;);&quot;)" office:value-type="string" office:string-value="INSERT INTO sss_permisos_internos VALUES('0001','SIGESP                        ','SPG','00000000000000000000000020000000000000000000003001000000000000000000000000100000000000000000000000010000000000000000000000001A',1);" calcext:value-type="string">
            <text:p>INSERT INTO sss_permisos_internos VALUES('0001','SIGESP <text:s text:c="23"/>','SPG','000000000000000000000000200000000000000000000030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3];&quot;','&quot;;[.B1053];&quot;','&quot;;[.C1053];&quot;','&quot;;[.D1053];&quot;',&quot;;[.E1053];&quot;);&quot;)" office:value-type="string" office:string-value="INSERT INTO sss_permisos_internos VALUES('0001','SIGESP                        ','SPG','00000000000000000000000020000000000000000000003001000000000000000000000000100000000000000000000000020000000000000000000000001A',1);" calcext:value-type="string">
            <text:p>INSERT INTO sss_permisos_internos VALUES('0001','SIGESP <text:s text:c="23"/>','SPG','000000000000000000000000200000000000000000000030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4];&quot;','&quot;;[.B1054];&quot;','&quot;;[.C1054];&quot;','&quot;;[.D1054];&quot;',&quot;;[.E1054];&quot;);&quot;)" office:value-type="string" office:string-value="INSERT INTO sss_permisos_internos VALUES('0001','SIGESP                        ','SPG','00000000000000000000000020000000000000000000003001000000000000000000000000200000000000000000000000010000000000000000000000001A',1);" calcext:value-type="string">
            <text:p>INSERT INTO sss_permisos_internos VALUES('0001','SIGESP <text:s text:c="23"/>','SPG','000000000000000000000000200000000000000000000030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1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5];&quot;','&quot;;[.B1055];&quot;','&quot;;[.C1055];&quot;','&quot;;[.D1055];&quot;',&quot;;[.E1055];&quot;);&quot;)" office:value-type="string" office:string-value="INSERT INTO sss_permisos_internos VALUES('0001','SIGESP                        ','SPG','00000000000000000000000020000000000000000000003001000000000000000000000000200000000000000000000000020000000000000000000000001A',1);" calcext:value-type="string">
            <text:p>INSERT INTO sss_permisos_internos VALUES('0001','SIGESP <text:s text:c="23"/>','SPG','00000000000000000000000020000000000000000000003001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1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6];&quot;','&quot;;[.B1056];&quot;','&quot;;[.C1056];&quot;','&quot;;[.D1056];&quot;',&quot;;[.E1056];&quot;);&quot;)" office:value-type="string" office:string-value="INSERT INTO sss_permisos_internos VALUES('0001','SIGESP                        ','SPG','00000000000000000000000020000000000000000000003001000000000000000000000000200000000000000000000000030000000000000000000000001A',1);" calcext:value-type="string">
            <text:p>INSERT INTO sss_permisos_internos VALUES('0001','SIGESP <text:s text:c="23"/>','SPG','00000000000000000000000020000000000000000000003001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1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7];&quot;','&quot;;[.B1057];&quot;','&quot;;[.C1057];&quot;','&quot;;[.D1057];&quot;',&quot;;[.E1057];&quot;);&quot;)" office:value-type="string" office:string-value="INSERT INTO sss_permisos_internos VALUES('0001','SIGESP                        ','SPG','00000000000000000000000020000000000000000000003001000000000000000000000000200000000000000000000000040000000000000000000000001A',1);" calcext:value-type="string">
            <text:p>INSERT INTO sss_permisos_internos VALUES('0001','SIGESP <text:s text:c="23"/>','SPG','00000000000000000000000020000000000000000000003001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10000000000000000000000002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8];&quot;','&quot;;[.B1058];&quot;','&quot;;[.C1058];&quot;','&quot;;[.D1058];&quot;',&quot;;[.E1058];&quot;);&quot;)" office:value-type="string" office:string-value="INSERT INTO sss_permisos_internos VALUES('0001','SIGESP                        ','SPG','00000000000000000000000020000000000000000000003001000000000000000000000000200000000000000000000000050000000000000000000000001A',1);" calcext:value-type="string">
            <text:p>INSERT INTO sss_permisos_internos VALUES('0001','SIGESP <text:s text:c="23"/>','SPG','000000000000000000000000200000000000000000000030010000000000000000000000002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59];&quot;','&quot;;[.B1059];&quot;','&quot;;[.C1059];&quot;','&quot;;[.D1059];&quot;',&quot;;[.E1059];&quot;);&quot;)" office:value-type="string" office:string-value="INSERT INTO sss_permisos_internos VALUES('0001','SIGESP                        ','SPG','00000000000000000000000020000000000000000000003002000000000000000000000000100000000000000000000000010000000000000000000000001A',1);" calcext:value-type="string">
            <text:p>INSERT INTO sss_permisos_internos VALUES('0001','SIGESP <text:s text:c="23"/>','SPG','000000000000000000000000200000000000000000000030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2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0];&quot;','&quot;;[.B1060];&quot;','&quot;;[.C1060];&quot;','&quot;;[.D1060];&quot;',&quot;;[.E1060];&quot;);&quot;)" office:value-type="string" office:string-value="INSERT INTO sss_permisos_internos VALUES('0001','SIGESP                        ','SPG','00000000000000000000000020000000000000000000003002000000000000000000000000100000000000000000000000020000000000000000000000001A',1);" calcext:value-type="string">
            <text:p>INSERT INTO sss_permisos_internos VALUES('0001','SIGESP <text:s text:c="23"/>','SPG','00000000000000000000000020000000000000000000003002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2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1];&quot;','&quot;;[.B1061];&quot;','&quot;;[.C1061];&quot;','&quot;;[.D1061];&quot;',&quot;;[.E1061];&quot;);&quot;)" office:value-type="string" office:string-value="INSERT INTO sss_permisos_internos VALUES('0001','SIGESP                        ','SPG','00000000000000000000000020000000000000000000003002000000000000000000000000100000000000000000000000030000000000000000000000001A',1);" calcext:value-type="string">
            <text:p>INSERT INTO sss_permisos_internos VALUES('0001','SIGESP <text:s text:c="23"/>','SPG','00000000000000000000000020000000000000000000003002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2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2];&quot;','&quot;;[.B1062];&quot;','&quot;;[.C1062];&quot;','&quot;;[.D1062];&quot;',&quot;;[.E1062];&quot;);&quot;)" office:value-type="string" office:string-value="INSERT INTO sss_permisos_internos VALUES('0001','SIGESP                        ','SPG','00000000000000000000000020000000000000000000003002000000000000000000000000100000000000000000000000040000000000000000000000001A',1);" calcext:value-type="string">
            <text:p>INSERT INTO sss_permisos_internos VALUES('0001','SIGESP <text:s text:c="23"/>','SPG','00000000000000000000000020000000000000000000003002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3];&quot;','&quot;;[.B1063];&quot;','&quot;;[.C1063];&quot;','&quot;;[.D1063];&quot;',&quot;;[.E1063];&quot;);&quot;)" office:value-type="string" office:string-value="INSERT INTO sss_permisos_internos VALUES('0001','SIGESP                        ','SPG','00000000000000000000000020000000000000000000003002000000000000000000000000200000000000000000000000010000000000000000000000001A',1);" calcext:value-type="string">
            <text:p>INSERT INTO sss_permisos_internos VALUES('0001','SIGESP <text:s text:c="23"/>','SPG','000000000000000000000000200000000000000000000030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2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4];&quot;','&quot;;[.B1064];&quot;','&quot;;[.C1064];&quot;','&quot;;[.D1064];&quot;',&quot;;[.E1064];&quot;);&quot;)" office:value-type="string" office:string-value="INSERT INTO sss_permisos_internos VALUES('0001','SIGESP                        ','SPG','00000000000000000000000020000000000000000000003002000000000000000000000000200000000000000000000000020000000000000000000000001A',1);" calcext:value-type="string">
            <text:p>INSERT INTO sss_permisos_internos VALUES('0001','SIGESP <text:s text:c="23"/>','SPG','00000000000000000000000020000000000000000000003002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2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5];&quot;','&quot;;[.B1065];&quot;','&quot;;[.C1065];&quot;','&quot;;[.D1065];&quot;',&quot;;[.E1065];&quot;);&quot;)" office:value-type="string" office:string-value="INSERT INTO sss_permisos_internos VALUES('0001','SIGESP                        ','SPG','00000000000000000000000020000000000000000000003002000000000000000000000000200000000000000000000000030000000000000000000000001A',1);" calcext:value-type="string">
            <text:p>INSERT INTO sss_permisos_internos VALUES('0001','SIGESP <text:s text:c="23"/>','SPG','00000000000000000000000020000000000000000000003002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2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6];&quot;','&quot;;[.B1066];&quot;','&quot;;[.C1066];&quot;','&quot;;[.D1066];&quot;',&quot;;[.E1066];&quot;);&quot;)" office:value-type="string" office:string-value="INSERT INTO sss_permisos_internos VALUES('0001','SIGESP                        ','SPG','00000000000000000000000020000000000000000000003002000000000000000000000000200000000000000000000000040000000000000000000000001A',1);" calcext:value-type="string">
            <text:p>INSERT INTO sss_permisos_internos VALUES('0001','SIGESP <text:s text:c="23"/>','SPG','00000000000000000000000020000000000000000000003002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20000000000000000000000002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7];&quot;','&quot;;[.B1067];&quot;','&quot;;[.C1067];&quot;','&quot;;[.D1067];&quot;',&quot;;[.E1067];&quot;);&quot;)" office:value-type="string" office:string-value="INSERT INTO sss_permisos_internos VALUES('0001','SIGESP                        ','SPG','00000000000000000000000020000000000000000000003002000000000000000000000000200000000000000000000000050000000000000000000000001A',1);" calcext:value-type="string">
            <text:p>INSERT INTO sss_permisos_internos VALUES('0001','SIGESP <text:s text:c="23"/>','SPG','000000000000000000000000200000000000000000000030020000000000000000000000002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8];&quot;','&quot;;[.B1068];&quot;','&quot;;[.C1068];&quot;','&quot;;[.D1068];&quot;',&quot;;[.E1068];&quot;);&quot;)" office:value-type="string" office:string-value="INSERT INTO sss_permisos_internos VALUES('0001','SIGESP                        ','SPG','00000000000000000000000020000000000000000000003003000000000000000000000000100000000000000000000000010000000000000000000000001A',1);" calcext:value-type="string">
            <text:p>INSERT INTO sss_permisos_internos VALUES('0001','SIGESP <text:s text:c="23"/>','SPG','000000000000000000000000200000000000000000000030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69];&quot;','&quot;;[.B1069];&quot;','&quot;;[.C1069];&quot;','&quot;;[.D1069];&quot;',&quot;;[.E1069];&quot;);&quot;)" office:value-type="string" office:string-value="INSERT INTO sss_permisos_internos VALUES('0001','SIGESP                        ','SPG','00000000000000000000000020000000000000000000003003000000000000000000000000200000000000000000000000010000000000000000000000001A',1);" calcext:value-type="string">
            <text:p>INSERT INTO sss_permisos_internos VALUES('0001','SIGESP <text:s text:c="23"/>','SPG','000000000000000000000000200000000000000000000030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3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0];&quot;','&quot;;[.B1070];&quot;','&quot;;[.C1070];&quot;','&quot;;[.D1070];&quot;',&quot;;[.E1070];&quot;);&quot;)" office:value-type="string" office:string-value="INSERT INTO sss_permisos_internos VALUES('0001','SIGESP                        ','SPG','00000000000000000000000020000000000000000000003003000000000000000000000000200000000000000000000000020000000000000000000000001A',1);" calcext:value-type="string">
            <text:p>INSERT INTO sss_permisos_internos VALUES('0001','SIGESP <text:s text:c="23"/>','SPG','00000000000000000000000020000000000000000000003003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3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1];&quot;','&quot;;[.B1071];&quot;','&quot;;[.C1071];&quot;','&quot;;[.D1071];&quot;',&quot;;[.E1071];&quot;);&quot;)" office:value-type="string" office:string-value="INSERT INTO sss_permisos_internos VALUES('0001','SIGESP                        ','SPG','00000000000000000000000020000000000000000000003003000000000000000000000000200000000000000000000000030000000000000000000000001A',1);" calcext:value-type="string">
            <text:p>INSERT INTO sss_permisos_internos VALUES('0001','SIGESP <text:s text:c="23"/>','SPG','00000000000000000000000020000000000000000000003003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3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2];&quot;','&quot;;[.B1072];&quot;','&quot;;[.C1072];&quot;','&quot;;[.D1072];&quot;',&quot;;[.E1072];&quot;);&quot;)" office:value-type="string" office:string-value="INSERT INTO sss_permisos_internos VALUES('0001','SIGESP                        ','SPG','00000000000000000000000020000000000000000000003003000000000000000000000000200000000000000000000000040000000000000000000000001A',1);" calcext:value-type="string">
            <text:p>INSERT INTO sss_permisos_internos VALUES('0001','SIGESP <text:s text:c="23"/>','SPG','00000000000000000000000020000000000000000000003003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00300000000000000000000000020000000000000000000000005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3];&quot;','&quot;;[.B1073];&quot;','&quot;;[.C1073];&quot;','&quot;;[.D1073];&quot;',&quot;;[.E1073];&quot;);&quot;)" office:value-type="string" office:string-value="INSERT INTO sss_permisos_internos VALUES('0001','SIGESP                        ','SPG','00000000000000000000000020000000000000000000003003000000000000000000000000200000000000000000000000050000000000000000000000001A',1);" calcext:value-type="string">
            <text:p>INSERT INTO sss_permisos_internos VALUES('0001','SIGESP <text:s text:c="23"/>','SPG','0000000000000000000000002000000000000000000000300300000000000000000000000020000000000000000000000005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4];&quot;','&quot;;[.B1074];&quot;','&quot;;[.C1074];&quot;','&quot;;[.D1074];&quot;',&quot;;[.E1074];&quot;);&quot;)" office:value-type="string" office:string-value="INSERT INTO sss_permisos_internos VALUES('0001','SIGESP                        ','SPG','00000000000000000000000020000000000000000000003100000000000000000000000000100000000000000000000000010000000000000000000000001A',1);" calcext:value-type="string">
            <text:p>INSERT INTO sss_permisos_internos VALUES('0001','SIGESP <text:s text:c="23"/>','SPG','000000000000000000000000200000000000000000000031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5];&quot;','&quot;;[.B1075];&quot;','&quot;;[.C1075];&quot;','&quot;;[.D1075];&quot;',&quot;;[.E1075];&quot;);&quot;)" office:value-type="string" office:string-value="INSERT INTO sss_permisos_internos VALUES('0001','SIGESP                        ','SPG','00000000000000000000000020000000000000000000003100000000000000000000000000200000000000000000000000010000000000000000000000001A',1);" calcext:value-type="string">
            <text:p>INSERT INTO sss_permisos_internos VALUES('0001','SIGESP <text:s text:c="23"/>','SPG','000000000000000000000000200000000000000000000031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6];&quot;','&quot;;[.B1076];&quot;','&quot;;[.C1076];&quot;','&quot;;[.D1076];&quot;',&quot;;[.E1076];&quot;);&quot;)" office:value-type="string" office:string-value="INSERT INTO sss_permisos_internos VALUES('0001','SIGESP                        ','SPG','00000000000000000000000020000000000000000000003101000000000000000000000000100000000000000000000000010000000000000000000000001A',1);" calcext:value-type="string">
            <text:p>INSERT INTO sss_permisos_internos VALUES('0001','SIGESP <text:s text:c="23"/>','SPG','000000000000000000000000200000000000000000000031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1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7];&quot;','&quot;;[.B1077];&quot;','&quot;;[.C1077];&quot;','&quot;;[.D1077];&quot;',&quot;;[.E1077];&quot;);&quot;)" office:value-type="string" office:string-value="INSERT INTO sss_permisos_internos VALUES('0001','SIGESP                        ','SPG','00000000000000000000000020000000000000000000003101000000000000000000000000100000000000000000000000020000000000000000000000001A',1);" calcext:value-type="string">
            <text:p>INSERT INTO sss_permisos_internos VALUES('0001','SIGESP <text:s text:c="23"/>','SPG','00000000000000000000000020000000000000000000003101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1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8];&quot;','&quot;;[.B1078];&quot;','&quot;;[.C1078];&quot;','&quot;;[.D1078];&quot;',&quot;;[.E1078];&quot;);&quot;)" office:value-type="string" office:string-value="INSERT INTO sss_permisos_internos VALUES('0001','SIGESP                        ','SPG','00000000000000000000000020000000000000000000003101000000000000000000000000100000000000000000000000030000000000000000000000001A',1);" calcext:value-type="string">
            <text:p>INSERT INTO sss_permisos_internos VALUES('0001','SIGESP <text:s text:c="23"/>','SPG','00000000000000000000000020000000000000000000003101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10000000000000000000000001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79];&quot;','&quot;;[.B1079];&quot;','&quot;;[.C1079];&quot;','&quot;;[.D1079];&quot;',&quot;;[.E1079];&quot;);&quot;)" office:value-type="string" office:string-value="INSERT INTO sss_permisos_internos VALUES('0001','SIGESP                        ','SPG','00000000000000000000000020000000000000000000003101000000000000000000000000100000000000000000000000040000000000000000000000001A',1);" calcext:value-type="string">
            <text:p>INSERT INTO sss_permisos_internos VALUES('0001','SIGESP <text:s text:c="23"/>','SPG','000000000000000000000000200000000000000000000031010000000000000000000000001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0];&quot;','&quot;;[.B1080];&quot;','&quot;;[.C1080];&quot;','&quot;;[.D1080];&quot;',&quot;;[.E1080];&quot;);&quot;)" office:value-type="string" office:string-value="INSERT INTO sss_permisos_internos VALUES('0001','SIGESP                        ','SPG','00000000000000000000000020000000000000000000003101000000000000000000000000200000000000000000000000010000000000000000000000001A',1);" calcext:value-type="string">
            <text:p>INSERT INTO sss_permisos_internos VALUES('0001','SIGESP <text:s text:c="23"/>','SPG','000000000000000000000000200000000000000000000031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1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1];&quot;','&quot;;[.B1081];&quot;','&quot;;[.C1081];&quot;','&quot;;[.D1081];&quot;',&quot;;[.E1081];&quot;);&quot;)" office:value-type="string" office:string-value="INSERT INTO sss_permisos_internos VALUES('0001','SIGESP                        ','SPG','00000000000000000000000020000000000000000000003101000000000000000000000000200000000000000000000000020000000000000000000000001A',1);" calcext:value-type="string">
            <text:p>INSERT INTO sss_permisos_internos VALUES('0001','SIGESP <text:s text:c="23"/>','SPG','00000000000000000000000020000000000000000000003101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1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2];&quot;','&quot;;[.B1082];&quot;','&quot;;[.C1082];&quot;','&quot;;[.D1082];&quot;',&quot;;[.E1082];&quot;);&quot;)" office:value-type="string" office:string-value="INSERT INTO sss_permisos_internos VALUES('0001','SIGESP                        ','SPG','00000000000000000000000020000000000000000000003101000000000000000000000000200000000000000000000000030000000000000000000000001A',1);" calcext:value-type="string">
            <text:p>INSERT INTO sss_permisos_internos VALUES('0001','SIGESP <text:s text:c="23"/>','SPG','00000000000000000000000020000000000000000000003101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1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3];&quot;','&quot;;[.B1083];&quot;','&quot;;[.C1083];&quot;','&quot;;[.D1083];&quot;',&quot;;[.E1083];&quot;);&quot;)" office:value-type="string" office:string-value="INSERT INTO sss_permisos_internos VALUES('0001','SIGESP                        ','SPG','00000000000000000000000020000000000000000000003101000000000000000000000000200000000000000000000000040000000000000000000000001A',1);" calcext:value-type="string">
            <text:p>INSERT INTO sss_permisos_internos VALUES('0001','SIGESP <text:s text:c="23"/>','SPG','00000000000000000000000020000000000000000000003101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4];&quot;','&quot;;[.B1084];&quot;','&quot;;[.C1084];&quot;','&quot;;[.D1084];&quot;',&quot;;[.E1084];&quot;);&quot;)" office:value-type="string" office:string-value="INSERT INTO sss_permisos_internos VALUES('0001','SIGESP                        ','SPG','00000000000000000000000020000000000000000000003102000000000000000000000000100000000000000000000000010000000000000000000000001A',1);" calcext:value-type="string">
            <text:p>INSERT INTO sss_permisos_internos VALUES('0001','SIGESP <text:s text:c="23"/>','SPG','000000000000000000000000200000000000000000000031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5];&quot;','&quot;;[.B1085];&quot;','&quot;;[.C1085];&quot;','&quot;;[.D1085];&quot;',&quot;;[.E1085];&quot;);&quot;)" office:value-type="string" office:string-value="INSERT INTO sss_permisos_internos VALUES('0001','SIGESP                        ','SPG','00000000000000000000000020000000000000000000003102000000000000000000000000200000000000000000000000010000000000000000000000001A',1);" calcext:value-type="string">
            <text:p>INSERT INTO sss_permisos_internos VALUES('0001','SIGESP <text:s text:c="23"/>','SPG','000000000000000000000000200000000000000000000031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6];&quot;','&quot;;[.B1086];&quot;','&quot;;[.C1086];&quot;','&quot;;[.D1086];&quot;',&quot;;[.E1086];&quot;);&quot;)" office:value-type="string" office:string-value="INSERT INTO sss_permisos_internos VALUES('0001','SIGESP                        ','SPG','00000000000000000000000020000000000000000000003103000000000000000000000000100000000000000000000000010000000000000000000000001A',1);" calcext:value-type="string">
            <text:p>INSERT INTO sss_permisos_internos VALUES('0001','SIGESP <text:s text:c="23"/>','SPG','000000000000000000000000200000000000000000000031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3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7];&quot;','&quot;;[.B1087];&quot;','&quot;;[.C1087];&quot;','&quot;;[.D1087];&quot;',&quot;;[.E1087];&quot;);&quot;)" office:value-type="string" office:string-value="INSERT INTO sss_permisos_internos VALUES('0001','SIGESP                        ','SPG','00000000000000000000000020000000000000000000003103000000000000000000000000100000000000000000000000020000000000000000000000001A',1);" calcext:value-type="string">
            <text:p>INSERT INTO sss_permisos_internos VALUES('0001','SIGESP <text:s text:c="23"/>','SPG','00000000000000000000000020000000000000000000003103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8];&quot;','&quot;;[.B1088];&quot;','&quot;;[.C1088];&quot;','&quot;;[.D1088];&quot;',&quot;;[.E1088];&quot;);&quot;)" office:value-type="string" office:string-value="INSERT INTO sss_permisos_internos VALUES('0001','SIGESP                        ','SPG','00000000000000000000000020000000000000000000003103000000000000000000000000200000000000000000000000010000000000000000000000001A',1);" calcext:value-type="string">
            <text:p>INSERT INTO sss_permisos_internos VALUES('0001','SIGESP <text:s text:c="23"/>','SPG','000000000000000000000000200000000000000000000031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3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89];&quot;','&quot;;[.B1089];&quot;','&quot;;[.C1089];&quot;','&quot;;[.D1089];&quot;',&quot;;[.E1089];&quot;);&quot;)" office:value-type="string" office:string-value="INSERT INTO sss_permisos_internos VALUES('0001','SIGESP                        ','SPG','00000000000000000000000020000000000000000000003103000000000000000000000000200000000000000000000000020000000000000000000000001A',1);" calcext:value-type="string">
            <text:p>INSERT INTO sss_permisos_internos VALUES('0001','SIGESP <text:s text:c="23"/>','SPG','00000000000000000000000020000000000000000000003103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0];&quot;','&quot;;[.B1090];&quot;','&quot;;[.C1090];&quot;','&quot;;[.D1090];&quot;',&quot;;[.E1090];&quot;);&quot;)" office:value-type="string" office:string-value="INSERT INTO sss_permisos_internos VALUES('0001','SIGESP                        ','SPG','00000000000000000000000020000000000000000000003104000000000000000000000000100000000000000000000000010000000000000000000000001A',1);" calcext:value-type="string">
            <text:p>INSERT INTO sss_permisos_internos VALUES('0001','SIGESP <text:s text:c="23"/>','SPG','000000000000000000000000200000000000000000000031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4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1];&quot;','&quot;;[.B1091];&quot;','&quot;;[.C1091];&quot;','&quot;;[.D1091];&quot;',&quot;;[.E1091];&quot;);&quot;)" office:value-type="string" office:string-value="INSERT INTO sss_permisos_internos VALUES('0001','SIGESP                        ','SPG','00000000000000000000000020000000000000000000003104000000000000000000000000100000000000000000000000020000000000000000000000001A',1);" calcext:value-type="string">
            <text:p>INSERT INTO sss_permisos_internos VALUES('0001','SIGESP <text:s text:c="23"/>','SPG','00000000000000000000000020000000000000000000003104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4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2];&quot;','&quot;;[.B1092];&quot;','&quot;;[.C1092];&quot;','&quot;;[.D1092];&quot;',&quot;;[.E1092];&quot;);&quot;)" office:value-type="string" office:string-value="INSERT INTO sss_permisos_internos VALUES('0001','SIGESP                        ','SPG','00000000000000000000000020000000000000000000003104000000000000000000000000200000000000000000000000010000000000000000000000001A',1);" calcext:value-type="string">
            <text:p>INSERT INTO sss_permisos_internos VALUES('0001','SIGESP <text:s text:c="23"/>','SPG','00000000000000000000000020000000000000000000003104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104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3];&quot;','&quot;;[.B1093];&quot;','&quot;;[.C1093];&quot;','&quot;;[.D1093];&quot;',&quot;;[.E1093];&quot;);&quot;)" office:value-type="string" office:string-value="INSERT INTO sss_permisos_internos VALUES('0001','SIGESP                        ','SPG','00000000000000000000000020000000000000000000003104000000000000000000000000200000000000000000000000020000000000000000000000001A',1);" calcext:value-type="string">
            <text:p>INSERT INTO sss_permisos_internos VALUES('0001','SIGESP <text:s text:c="23"/>','SPG','00000000000000000000000020000000000000000000003104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4];&quot;','&quot;;[.B1094];&quot;','&quot;;[.C1094];&quot;','&quot;;[.D1094];&quot;',&quot;;[.E1094];&quot;);&quot;)" office:value-type="string" office:string-value="INSERT INTO sss_permisos_internos VALUES('0001','SIGESP                        ','SPG','00000000000000000000000020000000000000000000003200000000000000000000000000100000000000000000000000010000000000000000000000001A',1);" calcext:value-type="string">
            <text:p>INSERT INTO sss_permisos_internos VALUES('0001','SIGESP <text:s text:c="23"/>','SPG','000000000000000000000000200000000000000000000032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0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5];&quot;','&quot;;[.B1095];&quot;','&quot;;[.C1095];&quot;','&quot;;[.D1095];&quot;',&quot;;[.E1095];&quot;);&quot;)" office:value-type="string" office:string-value="INSERT INTO sss_permisos_internos VALUES('0001','SIGESP                        ','SPG','00000000000000000000000020000000000000000000003200000000000000000000000000200000000000000000000000010000000000000000000000001A',1);" calcext:value-type="string">
            <text:p>INSERT INTO sss_permisos_internos VALUES('0001','SIGESP <text:s text:c="23"/>','SPG','00000000000000000000000020000000000000000000003200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6];&quot;','&quot;;[.B1096];&quot;','&quot;;[.C1096];&quot;','&quot;;[.D1096];&quot;',&quot;;[.E1096];&quot;);&quot;)" office:value-type="string" office:string-value="INSERT INTO sss_permisos_internos VALUES('0001','SIGESP                        ','SPG','00000000000000000000000020000000000000000000003201000000000000000000000000100000000000000000000000010000000000000000000000001A',1);" calcext:value-type="string">
            <text:p>INSERT INTO sss_permisos_internos VALUES('0001','SIGESP <text:s text:c="23"/>','SPG','000000000000000000000000200000000000000000000032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7];&quot;','&quot;;[.B1097];&quot;','&quot;;[.C1097];&quot;','&quot;;[.D1097];&quot;',&quot;;[.E1097];&quot;);&quot;)" office:value-type="string" office:string-value="INSERT INTO sss_permisos_internos VALUES('0001','SIGESP                        ','SPG','00000000000000000000000020000000000000000000003201000000000000000000000000200000000000000000000000010000000000000000000000001A',1);" calcext:value-type="string">
            <text:p>INSERT INTO sss_permisos_internos VALUES('0001','SIGESP <text:s text:c="23"/>','SPG','000000000000000000000000200000000000000000000032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8];&quot;','&quot;;[.B1098];&quot;','&quot;;[.C1098];&quot;','&quot;;[.D1098];&quot;',&quot;;[.E1098];&quot;);&quot;)" office:value-type="string" office:string-value="INSERT INTO sss_permisos_internos VALUES('0001','SIGESP                        ','SPG','00000000000000000000000020000000000000000000003202000000000000000000000000100000000000000000000000010000000000000000000000001A',1);" calcext:value-type="string">
            <text:p>INSERT INTO sss_permisos_internos VALUES('0001','SIGESP <text:s text:c="23"/>','SPG','000000000000000000000000200000000000000000000032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099];&quot;','&quot;;[.B1099];&quot;','&quot;;[.C1099];&quot;','&quot;;[.D1099];&quot;',&quot;;[.E1099];&quot;);&quot;)" office:value-type="string" office:string-value="INSERT INTO sss_permisos_internos VALUES('0001','SIGESP                        ','SPG','00000000000000000000000020000000000000000000003202000000000000000000000000200000000000000000000000010000000000000000000000001A',1);" calcext:value-type="string">
            <text:p>INSERT INTO sss_permisos_internos VALUES('0001','SIGESP <text:s text:c="23"/>','SPG','000000000000000000000000200000000000000000000032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2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0];&quot;','&quot;;[.B1100];&quot;','&quot;;[.C1100];&quot;','&quot;;[.D1100];&quot;',&quot;;[.E1100];&quot;);&quot;)" office:value-type="string" office:string-value="INSERT INTO sss_permisos_internos VALUES('0001','SIGESP                        ','SPG','00000000000000000000000020000000000000000000003202000000000000000000000000200000000000000000000000020000000000000000000000001A',1);" calcext:value-type="string">
            <text:p>INSERT INTO sss_permisos_internos VALUES('0001','SIGESP <text:s text:c="23"/>','SPG','00000000000000000000000020000000000000000000003202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2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1];&quot;','&quot;;[.B1101];&quot;','&quot;;[.C1101];&quot;','&quot;;[.D1101];&quot;',&quot;;[.E1101];&quot;);&quot;)" office:value-type="string" office:string-value="INSERT INTO sss_permisos_internos VALUES('0001','SIGESP                        ','SPG','00000000000000000000000020000000000000000000003202000000000000000000000000200000000000000000000000030000000000000000000000001A',1);" calcext:value-type="string">
            <text:p>INSERT INTO sss_permisos_internos VALUES('0001','SIGESP <text:s text:c="23"/>','SPG','00000000000000000000000020000000000000000000003202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200000000000000000000000020000000000000000000000004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2];&quot;','&quot;;[.B1102];&quot;','&quot;;[.C1102];&quot;','&quot;;[.D1102];&quot;',&quot;;[.E1102];&quot;);&quot;)" office:value-type="string" office:string-value="INSERT INTO sss_permisos_internos VALUES('0001','SIGESP                        ','SPG','00000000000000000000000020000000000000000000003202000000000000000000000000200000000000000000000000040000000000000000000000001A',1);" calcext:value-type="string">
            <text:p>INSERT INTO sss_permisos_internos VALUES('0001','SIGESP <text:s text:c="23"/>','SPG','0000000000000000000000002000000000000000000000320200000000000000000000000020000000000000000000000004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3];&quot;','&quot;;[.B1103];&quot;','&quot;;[.C1103];&quot;','&quot;;[.D1103];&quot;',&quot;;[.E1103];&quot;);&quot;)" office:value-type="string" office:string-value="INSERT INTO sss_permisos_internos VALUES('0001','SIGESP                        ','SPG','00000000000000000000000020000000000000000000003203000000000000000000000000100000000000000000000000010000000000000000000000001A',1);" calcext:value-type="string">
            <text:p>INSERT INTO sss_permisos_internos VALUES('0001','SIGESP <text:s text:c="23"/>','SPG','000000000000000000000000200000000000000000000032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2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4];&quot;','&quot;;[.B1104];&quot;','&quot;;[.C1104];&quot;','&quot;;[.D1104];&quot;',&quot;;[.E1104];&quot;);&quot;)" office:value-type="string" office:string-value="INSERT INTO sss_permisos_internos VALUES('0001','SIGESP                        ','SPG','00000000000000000000000020000000000000000000003203000000000000000000000000200000000000000000000000010000000000000000000000001A',1);" calcext:value-type="string">
            <text:p>INSERT INTO sss_permisos_internos VALUES('0001','SIGESP <text:s text:c="23"/>','SPG','000000000000000000000000200000000000000000000032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5];&quot;','&quot;;[.B1105];&quot;','&quot;;[.C1105];&quot;','&quot;;[.D1105];&quot;',&quot;;[.E1105];&quot;);&quot;)" office:value-type="string" office:string-value="INSERT INTO sss_permisos_internos VALUES('0001','SIGESP                        ','SPG','00000000000000000000000020000000000000000000003300000000000000000000000000100000000000000000000000010000000000000000000000001A',1);" calcext:value-type="string">
            <text:p>INSERT INTO sss_permisos_internos VALUES('0001','SIGESP <text:s text:c="23"/>','SPG','000000000000000000000000200000000000000000000033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0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6];&quot;','&quot;;[.B1106];&quot;','&quot;;[.C1106];&quot;','&quot;;[.D1106];&quot;',&quot;;[.E1106];&quot;);&quot;)" office:value-type="string" office:string-value="INSERT INTO sss_permisos_internos VALUES('0001','SIGESP                        ','SPG','00000000000000000000000020000000000000000000003300000000000000000000000000100000000000000000000000020000000000000000000000001A',1);" calcext:value-type="string">
            <text:p>INSERT INTO sss_permisos_internos VALUES('0001','SIGESP <text:s text:c="23"/>','SPG','00000000000000000000000020000000000000000000003300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1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7];&quot;','&quot;;[.B1107];&quot;','&quot;;[.C1107];&quot;','&quot;;[.D1107];&quot;',&quot;;[.E1107];&quot;);&quot;)" office:value-type="string" office:string-value="INSERT INTO sss_permisos_internos VALUES('0001','SIGESP                        ','SPG','00000000000000000000000020000000000000000000003301000000000000000000000000100000000000000000000000010000000000000000000000001A',1);" calcext:value-type="string">
            <text:p>INSERT INTO sss_permisos_internos VALUES('0001','SIGESP <text:s text:c="23"/>','SPG','00000000000000000000000020000000000000000000003301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1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8];&quot;','&quot;;[.B1108];&quot;','&quot;;[.C1108];&quot;','&quot;;[.D1108];&quot;',&quot;;[.E1108];&quot;);&quot;)" office:value-type="string" office:string-value="INSERT INTO sss_permisos_internos VALUES('0001','SIGESP                        ','SPG','00000000000000000000000020000000000000000000003301000000000000000000000000200000000000000000000000010000000000000000000000001A',1);" calcext:value-type="string">
            <text:p>INSERT INTO sss_permisos_internos VALUES('0001','SIGESP <text:s text:c="23"/>','SPG','00000000000000000000000020000000000000000000003301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2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09];&quot;','&quot;;[.B1109];&quot;','&quot;;[.C1109];&quot;','&quot;;[.D1109];&quot;',&quot;;[.E1109];&quot;);&quot;)" office:value-type="string" office:string-value="INSERT INTO sss_permisos_internos VALUES('0001','SIGESP                        ','SPG','00000000000000000000000020000000000000000000003302000000000000000000000000200000000000000000000000010000000000000000000000001A',1);" calcext:value-type="string">
            <text:p>INSERT INTO sss_permisos_internos VALUES('0001','SIGESP <text:s text:c="23"/>','SPG','00000000000000000000000020000000000000000000003302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2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0];&quot;','&quot;;[.B1110];&quot;','&quot;;[.C1110];&quot;','&quot;;[.D1110];&quot;',&quot;;[.E1110];&quot;);&quot;)" office:value-type="string" office:string-value="INSERT INTO sss_permisos_internos VALUES('0001','SIGESP                        ','SPG','00000000000000000000000020000000000000000000003302000000000000000000000000200000000000000000000000020000000000000000000000001A',1);" calcext:value-type="string">
            <text:p>INSERT INTO sss_permisos_internos VALUES('0001','SIGESP <text:s text:c="23"/>','SPG','00000000000000000000000020000000000000000000003302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3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1];&quot;','&quot;;[.B1111];&quot;','&quot;;[.C1111];&quot;','&quot;;[.D1111];&quot;',&quot;;[.E1111];&quot;);&quot;)" office:value-type="string" office:string-value="INSERT INTO sss_permisos_internos VALUES('0001','SIGESP                        ','SPG','00000000000000000000000020000000000000000000003303000000000000000000000000100000000000000000000000010000000000000000000000001A',1);" calcext:value-type="string">
            <text:p>INSERT INTO sss_permisos_internos VALUES('0001','SIGESP <text:s text:c="23"/>','SPG','00000000000000000000000020000000000000000000003303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3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2];&quot;','&quot;;[.B1112];&quot;','&quot;;[.C1112];&quot;','&quot;;[.D1112];&quot;',&quot;;[.E1112];&quot;);&quot;)" office:value-type="string" office:string-value="INSERT INTO sss_permisos_internos VALUES('0001','SIGESP                        ','SPG','00000000000000000000000020000000000000000000003303000000000000000000000000100000000000000000000000020000000000000000000000001A',1);" calcext:value-type="string">
            <text:p>INSERT INTO sss_permisos_internos VALUES('0001','SIGESP <text:s text:c="23"/>','SPG','00000000000000000000000020000000000000000000003303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3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3];&quot;','&quot;;[.B1113];&quot;','&quot;;[.C1113];&quot;','&quot;;[.D1113];&quot;',&quot;;[.E1113];&quot;);&quot;)" office:value-type="string" office:string-value="INSERT INTO sss_permisos_internos VALUES('0001','SIGESP                        ','SPG','00000000000000000000000020000000000000000000003303000000000000000000000000100000000000000000000000030000000000000000000000001A',1);" calcext:value-type="string">
            <text:p>INSERT INTO sss_permisos_internos VALUES('0001','SIGESP <text:s text:c="23"/>','SPG','00000000000000000000000020000000000000000000003303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3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4];&quot;','&quot;;[.B1114];&quot;','&quot;;[.C1114];&quot;','&quot;;[.D1114];&quot;',&quot;;[.E1114];&quot;);&quot;)" office:value-type="string" office:string-value="INSERT INTO sss_permisos_internos VALUES('0001','SIGESP                        ','SPG','00000000000000000000000020000000000000000000003303000000000000000000000000200000000000000000000000010000000000000000000000001A',1);" calcext:value-type="string">
            <text:p>INSERT INTO sss_permisos_internos VALUES('0001','SIGESP <text:s text:c="23"/>','SPG','00000000000000000000000020000000000000000000003303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30000000000000000000000002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5];&quot;','&quot;;[.B1115];&quot;','&quot;;[.C1115];&quot;','&quot;;[.D1115];&quot;',&quot;;[.E1115];&quot;);&quot;)" office:value-type="string" office:string-value="INSERT INTO sss_permisos_internos VALUES('0001','SIGESP                        ','SPG','00000000000000000000000020000000000000000000003303000000000000000000000000200000000000000000000000020000000000000000000000001A',1);" calcext:value-type="string">
            <text:p>INSERT INTO sss_permisos_internos VALUES('0001','SIGESP <text:s text:c="23"/>','SPG','000000000000000000000000200000000000000000000033030000000000000000000000002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30000000000000000000000002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6];&quot;','&quot;;[.B1116];&quot;','&quot;;[.C1116];&quot;','&quot;;[.D1116];&quot;',&quot;;[.E1116];&quot;);&quot;)" office:value-type="string" office:string-value="INSERT INTO sss_permisos_internos VALUES('0001','SIGESP                        ','SPG','00000000000000000000000020000000000000000000003303000000000000000000000000200000000000000000000000030000000000000000000000001A',1);" calcext:value-type="string">
            <text:p>INSERT INTO sss_permisos_internos VALUES('0001','SIGESP <text:s text:c="23"/>','SPG','000000000000000000000000200000000000000000000033030000000000000000000000002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4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7];&quot;','&quot;;[.B1117];&quot;','&quot;;[.C1117];&quot;','&quot;;[.D1117];&quot;',&quot;;[.E1117];&quot;);&quot;)" office:value-type="string" office:string-value="INSERT INTO sss_permisos_internos VALUES('0001','SIGESP                        ','SPG','00000000000000000000000020000000000000000000003304000000000000000000000000100000000000000000000000010000000000000000000000001A',1);" calcext:value-type="string">
            <text:p>INSERT INTO sss_permisos_internos VALUES('0001','SIGESP <text:s text:c="23"/>','SPG','00000000000000000000000020000000000000000000003304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4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8];&quot;','&quot;;[.B1118];&quot;','&quot;;[.C1118];&quot;','&quot;;[.D1118];&quot;',&quot;;[.E1118];&quot;);&quot;)" office:value-type="string" office:string-value="INSERT INTO sss_permisos_internos VALUES('0001','SIGESP                        ','SPG','00000000000000000000000020000000000000000000003304000000000000000000000000200000000000000000000000010000000000000000000000001A',1);" calcext:value-type="string">
            <text:p>INSERT INTO sss_permisos_internos VALUES('0001','SIGESP <text:s text:c="23"/>','SPG','00000000000000000000000020000000000000000000003304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3050000000000000000000000002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19];&quot;','&quot;;[.B1119];&quot;','&quot;;[.C1119];&quot;','&quot;;[.D1119];&quot;',&quot;;[.E1119];&quot;);&quot;)" office:value-type="string" office:string-value="INSERT INTO sss_permisos_internos VALUES('0001','SIGESP                        ','SPG','00000000000000000000000020000000000000000000003305000000000000000000000000200000000000000000000000010000000000000000000000001A',1);" calcext:value-type="string">
            <text:p>INSERT INTO sss_permisos_internos VALUES('0001','SIGESP <text:s text:c="23"/>','SPG','000000000000000000000000200000000000000000000033050000000000000000000000002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4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0];&quot;','&quot;;[.B1120];&quot;','&quot;;[.C1120];&quot;','&quot;;[.D1120];&quot;',&quot;;[.E1120];&quot;);&quot;)" office:value-type="string" office:string-value="INSERT INTO sss_permisos_internos VALUES('0001','SIGESP                        ','SPG','00000000000000000000000020000000000000000000003400000000000000000000000000100000000000000000000000010000000000000000000000001A',1);" calcext:value-type="string">
            <text:p>INSERT INTO sss_permisos_internos VALUES('0001','SIGESP <text:s text:c="23"/>','SPG','000000000000000000000000200000000000000000000034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500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1];&quot;','&quot;;[.B1121];&quot;','&quot;;[.C1121];&quot;','&quot;;[.D1121];&quot;',&quot;;[.E1121];&quot;);&quot;)" office:value-type="string" office:string-value="INSERT INTO sss_permisos_internos VALUES('0001','SIGESP                        ','SPG','00000000000000000000000020000000000000000000003500000000000000000000000000100000000000000000000000010000000000000000000000001A',1);" calcext:value-type="string">
            <text:p>INSERT INTO sss_permisos_internos VALUES('0001','SIGESP <text:s text:c="23"/>','SPG','00000000000000000000000020000000000000000000003500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50000000000000000000000000010000000000000000000000002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2];&quot;','&quot;;[.B1122];&quot;','&quot;;[.C1122];&quot;','&quot;;[.D1122];&quot;',&quot;;[.E1122];&quot;);&quot;)" office:value-type="string" office:string-value="INSERT INTO sss_permisos_internos VALUES('0001','SIGESP                        ','SPG','00000000000000000000000020000000000000000000003500000000000000000000000000100000000000000000000000020000000000000000000000001A',1);" calcext:value-type="string">
            <text:p>INSERT INTO sss_permisos_internos VALUES('0001','SIGESP <text:s text:c="23"/>','SPG','0000000000000000000000002000000000000000000000350000000000000000000000000010000000000000000000000002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20000000000000000000003500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3];&quot;','&quot;;[.B1123];&quot;','&quot;;[.C1123];&quot;','&quot;;[.D1123];&quot;',&quot;;[.E1123];&quot;);&quot;)" office:value-type="string" office:string-value="INSERT INTO sss_permisos_internos VALUES('0001','SIGESP                        ','SPG','00000000000000000000000020000000000000000000003500000000000000000000000000100000000000000000000000030000000000000000000000001A',1);" calcext:value-type="string">
            <text:p>INSERT INTO sss_permisos_internos VALUES('0001','SIGESP <text:s text:c="23"/>','SPG','00000000000000000000000020000000000000000000003500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30000000000000000000000001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4];&quot;','&quot;;[.B1124];&quot;','&quot;;[.C1124];&quot;','&quot;;[.D1124];&quot;',&quot;;[.E1124];&quot;);&quot;)" office:value-type="string" office:string-value="INSERT INTO sss_permisos_internos VALUES('0001','SIGESP                        ','SPG','00000000000000000000000030000000000000000000000001000000000000000000000000000000000000000000000000000000000000000000000000000P',1);" calcext:value-type="string">
            <text:p>INSERT INTO sss_permisos_internos VALUES('0001','SIGESP <text:s text:c="23"/>','SPG','00000000000000000000000030000000000000000000000001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3000000000000000000000240200000000000000000000000010000000000000000000000001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5];&quot;','&quot;;[.B1125];&quot;','&quot;;[.C1125];&quot;','&quot;;[.D1125];&quot;',&quot;;[.E1125];&quot;);&quot;)" office:value-type="string" office:string-value="INSERT INTO sss_permisos_internos VALUES('0001','SIGESP                        ','SPG','00000000000000000000000030000000000000000000002402000000000000000000000000100000000000000000000000010000000000000000000000001A',1);" calcext:value-type="string">
            <text:p>INSERT INTO sss_permisos_internos VALUES('0001','SIGESP <text:s text:c="23"/>','SPG','0000000000000000000000003000000000000000000000240200000000000000000000000010000000000000000000000001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30000000000000000000002403000000000000000000000000100000000000000000000000030000000000000000000000001A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6];&quot;','&quot;;[.B1126];&quot;','&quot;;[.C1126];&quot;','&quot;;[.D1126];&quot;',&quot;;[.E1126];&quot;);&quot;)" office:value-type="string" office:string-value="INSERT INTO sss_permisos_internos VALUES('0001','SIGESP                        ','SPG','00000000000000000000000030000000000000000000002403000000000000000000000000100000000000000000000000030000000000000000000000001A',1);" calcext:value-type="string">
            <text:p>INSERT INTO sss_permisos_internos VALUES('0001','SIGESP <text:s text:c="23"/>','SPG','00000000000000000000000030000000000000000000002403000000000000000000000000100000000000000000000000030000000000000000000000001A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0001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7];&quot;','&quot;;[.B1127];&quot;','&quot;;[.C1127];&quot;','&quot;;[.D1127];&quot;',&quot;;[.E1127];&quot;);&quot;)" office:value-type="string" office:string-value="INSERT INTO sss_permisos_internos VALUES('0001','SIGESP                        ','SPG','00000000000000000000000040000000000000000000000001000000000000000000000000000000000000000000000000000000000000000000000000000P',1);" calcext:value-type="string">
            <text:p>INSERT INTO sss_permisos_internos VALUES('0001','SIGESP <text:s text:c="23"/>','SPG','00000000000000000000000040000000000000000000000001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005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8];&quot;','&quot;;[.B1128];&quot;','&quot;;[.C1128];&quot;','&quot;;[.D1128];&quot;',&quot;;[.E1128];&quot;);&quot;)" office:value-type="string" office:string-value="INSERT INTO sss_permisos_internos VALUES('0001','SIGESP                        ','SPG','00000000000000000000000040000000000000000000002005000000000000000000000000200000000000000000000000010000000000000000000000001P',1);" calcext:value-type="string">
            <text:p>INSERT INTO sss_permisos_internos VALUES('0001','SIGESP <text:s text:c="23"/>','SPG','00000000000000000000000040000000000000000000002005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6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29];&quot;','&quot;;[.B1129];&quot;','&quot;;[.C1129];&quot;','&quot;;[.D1129];&quot;',&quot;;[.E1129];&quot;);&quot;)" office:value-type="string" office:string-value="INSERT INTO sss_permisos_internos VALUES('0001','SIGESP                        ','SPG','00000000000000000000000040000000000000000000002601000000000000000000000000200000000000000000000000010000000000000000000000001P',1);" calcext:value-type="string">
            <text:p>INSERT INTO sss_permisos_internos VALUES('0001','SIGESP <text:s text:c="23"/>','SPG','000000000000000000000000400000000000000000000026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0];&quot;','&quot;;[.B1130];&quot;','&quot;;[.C1130];&quot;','&quot;;[.D1130];&quot;',&quot;;[.E1130];&quot;);&quot;)" office:value-type="string" office:string-value="INSERT INTO sss_permisos_internos VALUES('0001','SIGESP                        ','SPG','00000000000000000000000040000000000000000000002800000000000000000000000000100000000000000000000000010000000000000000000000001P',1);" calcext:value-type="string">
            <text:p>INSERT INTO sss_permisos_internos VALUES('0001','SIGESP <text:s text:c="23"/>','SPG','000000000000000000000000400000000000000000000028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000000000000000000000000020000000000000000000000007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1];&quot;','&quot;;[.B1131];&quot;','&quot;;[.C1131];&quot;','&quot;;[.D1131];&quot;',&quot;;[.E1131];&quot;);&quot;)" office:value-type="string" office:string-value="INSERT INTO sss_permisos_internos VALUES('0001','SIGESP                        ','SPG','00000000000000000000000040000000000000000000002800000000000000000000000000200000000000000000000000070000000000000000000000001P',1);" calcext:value-type="string">
            <text:p>INSERT INTO sss_permisos_internos VALUES('0001','SIGESP <text:s text:c="23"/>','SPG','0000000000000000000000004000000000000000000000280000000000000000000000000020000000000000000000000007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000000000000000000000000020000000000000000000000008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2];&quot;','&quot;;[.B1132];&quot;','&quot;;[.C1132];&quot;','&quot;;[.D1132];&quot;',&quot;;[.E1132];&quot;);&quot;)" office:value-type="string" office:string-value="INSERT INTO sss_permisos_internos VALUES('0001','SIGESP                        ','SPG','00000000000000000000000040000000000000000000002800000000000000000000000000200000000000000000000000080000000000000000000000001P',1);" calcext:value-type="string">
            <text:p>INSERT INTO sss_permisos_internos VALUES('0001','SIGESP <text:s text:c="23"/>','SPG','0000000000000000000000004000000000000000000000280000000000000000000000000020000000000000000000000008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3];&quot;','&quot;;[.B1133];&quot;','&quot;;[.C1133];&quot;','&quot;;[.D1133];&quot;',&quot;;[.E1133];&quot;);&quot;)" office:value-type="string" office:string-value="INSERT INTO sss_permisos_internos VALUES('0001','SIGESP                        ','SPG','00000000000000000000000040000000000000000000002801000000000000000000000000100000000000000000000000010000000000000000000000001P',1);" calcext:value-type="string">
            <text:p>INSERT INTO sss_permisos_internos VALUES('0001','SIGESP <text:s text:c="23"/>','SPG','000000000000000000000000400000000000000000000028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4];&quot;','&quot;;[.B1134];&quot;','&quot;;[.C1134];&quot;','&quot;;[.D1134];&quot;',&quot;;[.E1134];&quot;);&quot;)" office:value-type="string" office:string-value="INSERT INTO sss_permisos_internos VALUES('0001','SIGESP                        ','SPG','00000000000000000000000040000000000000000000002801000000000000000000000000200000000000000000000000010000000000000000000000001P',1);" calcext:value-type="string">
            <text:p>INSERT INTO sss_permisos_internos VALUES('0001','SIGESP <text:s text:c="23"/>','SPG','000000000000000000000000400000000000000000000028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5];&quot;','&quot;;[.B1135];&quot;','&quot;;[.C1135];&quot;','&quot;;[.D1135];&quot;',&quot;;[.E1135];&quot;);&quot;)" office:value-type="string" office:string-value="INSERT INTO sss_permisos_internos VALUES('0001','SIGESP                        ','SPG','00000000000000000000000040000000000000000000002802000000000000000000000000100000000000000000000000010000000000000000000000001P',1);" calcext:value-type="string">
            <text:p>INSERT INTO sss_permisos_internos VALUES('0001','SIGESP <text:s text:c="23"/>','SPG','000000000000000000000000400000000000000000000028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2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6];&quot;','&quot;;[.B1136];&quot;','&quot;;[.C1136];&quot;','&quot;;[.D1136];&quot;',&quot;;[.E1136];&quot;);&quot;)" office:value-type="string" office:string-value="INSERT INTO sss_permisos_internos VALUES('0001','SIGESP                        ','SPG','00000000000000000000000040000000000000000000002802000000000000000000000000200000000000000000000000060000000000000000000000001P',1);" calcext:value-type="string">
            <text:p>INSERT INTO sss_permisos_internos VALUES('0001','SIGESP <text:s text:c="23"/>','SPG','00000000000000000000000040000000000000000000002802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20000000000000000000000003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7];&quot;','&quot;;[.B1137];&quot;','&quot;;[.C1137];&quot;','&quot;;[.D1137];&quot;',&quot;;[.E1137];&quot;);&quot;)" office:value-type="string" office:string-value="INSERT INTO sss_permisos_internos VALUES('0001','SIGESP                        ','SPG','00000000000000000000000040000000000000000000002802000000000000000000000000300000000000000000000000050000000000000000000000001P',1);" calcext:value-type="string">
            <text:p>INSERT INTO sss_permisos_internos VALUES('0001','SIGESP <text:s text:c="23"/>','SPG','000000000000000000000000400000000000000000000028020000000000000000000000003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20000000000000000000000003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8];&quot;','&quot;;[.B1138];&quot;','&quot;;[.C1138];&quot;','&quot;;[.D1138];&quot;',&quot;;[.E1138];&quot;);&quot;)" office:value-type="string" office:string-value="INSERT INTO sss_permisos_internos VALUES('0001','SIGESP                        ','SPG','00000000000000000000000040000000000000000000002802000000000000000000000000300000000000000000000000060000000000000000000000001P',1);" calcext:value-type="string">
            <text:p>INSERT INTO sss_permisos_internos VALUES('0001','SIGESP <text:s text:c="23"/>','SPG','000000000000000000000000400000000000000000000028020000000000000000000000003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200000000000000000000000030000000000000000000000007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39];&quot;','&quot;;[.B1139];&quot;','&quot;;[.C1139];&quot;','&quot;;[.D1139];&quot;',&quot;;[.E1139];&quot;);&quot;)" office:value-type="string" office:string-value="INSERT INTO sss_permisos_internos VALUES('0001','SIGESP                        ','SPG','00000000000000000000000040000000000000000000002802000000000000000000000000300000000000000000000000070000000000000000000000001P',1);" calcext:value-type="string">
            <text:p>INSERT INTO sss_permisos_internos VALUES('0001','SIGESP <text:s text:c="23"/>','SPG','0000000000000000000000004000000000000000000000280200000000000000000000000030000000000000000000000007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3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0];&quot;','&quot;;[.B1140];&quot;','&quot;;[.C1140];&quot;','&quot;;[.D1140];&quot;',&quot;;[.E1140];&quot;);&quot;)" office:value-type="string" office:string-value="INSERT INTO sss_permisos_internos VALUES('0001','SIGESP                        ','SPG','00000000000000000000000040000000000000000000002803000000000000000000000000100000000000000000000000010000000000000000000000001P',1);" calcext:value-type="string">
            <text:p>INSERT INTO sss_permisos_internos VALUES('0001','SIGESP <text:s text:c="23"/>','SPG','00000000000000000000000040000000000000000000002803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3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1];&quot;','&quot;;[.B1141];&quot;','&quot;;[.C1141];&quot;','&quot;;[.D1141];&quot;',&quot;;[.E1141];&quot;);&quot;)" office:value-type="string" office:string-value="INSERT INTO sss_permisos_internos VALUES('0001','SIGESP                        ','SPG','00000000000000000000000040000000000000000000002803000000000000000000000000200000000000000000000000050000000000000000000000001P',1);" calcext:value-type="string">
            <text:p>INSERT INTO sss_permisos_internos VALUES('0001','SIGESP <text:s text:c="23"/>','SPG','00000000000000000000000040000000000000000000002803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4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2];&quot;','&quot;;[.B1142];&quot;','&quot;;[.C1142];&quot;','&quot;;[.D1142];&quot;',&quot;;[.E1142];&quot;);&quot;)" office:value-type="string" office:string-value="INSERT INTO sss_permisos_internos VALUES('0001','SIGESP                        ','SPG','00000000000000000000000040000000000000000000002804000000000000000000000000100000000000000000000000010000000000000000000000001P',1);" calcext:value-type="string">
            <text:p>INSERT INTO sss_permisos_internos VALUES('0001','SIGESP <text:s text:c="23"/>','SPG','00000000000000000000000040000000000000000000002804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4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3];&quot;','&quot;;[.B1143];&quot;','&quot;;[.C1143];&quot;','&quot;;[.D1143];&quot;',&quot;;[.E1143];&quot;);&quot;)" office:value-type="string" office:string-value="INSERT INTO sss_permisos_internos VALUES('0001','SIGESP                        ','SPG','00000000000000000000000040000000000000000000002804000000000000000000000000200000000000000000000000020000000000000000000000001P',1);" calcext:value-type="string">
            <text:p>INSERT INTO sss_permisos_internos VALUES('0001','SIGESP <text:s text:c="23"/>','SPG','00000000000000000000000040000000000000000000002804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40000000000000000000000005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4];&quot;','&quot;;[.B1144];&quot;','&quot;;[.C1144];&quot;','&quot;;[.D1144];&quot;',&quot;;[.E1144];&quot;);&quot;)" office:value-type="string" office:string-value="INSERT INTO sss_permisos_internos VALUES('0001','SIGESP                        ','SPG','00000000000000000000000040000000000000000000002804000000000000000000000000500000000000000000000000020000000000000000000000001P',1);" calcext:value-type="string">
            <text:p>INSERT INTO sss_permisos_internos VALUES('0001','SIGESP <text:s text:c="23"/>','SPG','000000000000000000000000400000000000000000000028040000000000000000000000005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5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5];&quot;','&quot;;[.B1145];&quot;','&quot;;[.C1145];&quot;','&quot;;[.D1145];&quot;',&quot;;[.E1145];&quot;);&quot;)" office:value-type="string" office:string-value="INSERT INTO sss_permisos_internos VALUES('0001','SIGESP                        ','SPG','00000000000000000000000040000000000000000000002805000000000000000000000000100000000000000000000000010000000000000000000000001P',1);" calcext:value-type="string">
            <text:p>INSERT INTO sss_permisos_internos VALUES('0001','SIGESP <text:s text:c="23"/>','SPG','00000000000000000000000040000000000000000000002805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5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6];&quot;','&quot;;[.B1146];&quot;','&quot;;[.C1146];&quot;','&quot;;[.D1146];&quot;',&quot;;[.E1146];&quot;);&quot;)" office:value-type="string" office:string-value="INSERT INTO sss_permisos_internos VALUES('0001','SIGESP                        ','SPG','00000000000000000000000040000000000000000000002805000000000000000000000000200000000000000000000000040000000000000000000000001P',1);" calcext:value-type="string">
            <text:p>INSERT INTO sss_permisos_internos VALUES('0001','SIGESP <text:s text:c="23"/>','SPG','00000000000000000000000040000000000000000000002805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50000000000000000000000006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7];&quot;','&quot;;[.B1147];&quot;','&quot;;[.C1147];&quot;','&quot;;[.D1147];&quot;',&quot;;[.E1147];&quot;);&quot;)" office:value-type="string" office:string-value="INSERT INTO sss_permisos_internos VALUES('0001','SIGESP                        ','SPG','00000000000000000000000040000000000000000000002805000000000000000000000000600000000000000000000000040000000000000000000000001P',1);" calcext:value-type="string">
            <text:p>INSERT INTO sss_permisos_internos VALUES('0001','SIGESP <text:s text:c="23"/>','SPG','000000000000000000000000400000000000000000000028050000000000000000000000006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6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8];&quot;','&quot;;[.B1148];&quot;','&quot;;[.C1148];&quot;','&quot;;[.D1148];&quot;',&quot;;[.E1148];&quot;);&quot;)" office:value-type="string" office:string-value="INSERT INTO sss_permisos_internos VALUES('0001','SIGESP                        ','SPG','00000000000000000000000040000000000000000000002806000000000000000000000000100000000000000000000000010000000000000000000000001P',1);" calcext:value-type="string">
            <text:p>INSERT INTO sss_permisos_internos VALUES('0001','SIGESP <text:s text:c="23"/>','SPG','00000000000000000000000040000000000000000000002806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6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49];&quot;','&quot;;[.B1149];&quot;','&quot;;[.C1149];&quot;','&quot;;[.D1149];&quot;',&quot;;[.E1149];&quot;);&quot;)" office:value-type="string" office:string-value="INSERT INTO sss_permisos_internos VALUES('0001','SIGESP                        ','SPG','00000000000000000000000040000000000000000000002806000000000000000000000000200000000000000000000000030000000000000000000000001P',1);" calcext:value-type="string">
            <text:p>INSERT INTO sss_permisos_internos VALUES('0001','SIGESP <text:s text:c="23"/>','SPG','00000000000000000000000040000000000000000000002806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60000000000000000000000004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0];&quot;','&quot;;[.B1150];&quot;','&quot;;[.C1150];&quot;','&quot;;[.D1150];&quot;',&quot;;[.E1150];&quot;);&quot;)" office:value-type="string" office:string-value="INSERT INTO sss_permisos_internos VALUES('0001','SIGESP                        ','SPG','00000000000000000000000040000000000000000000002806000000000000000000000000400000000000000000000000030000000000000000000000001P',1);" calcext:value-type="string">
            <text:p>INSERT INTO sss_permisos_internos VALUES('0001','SIGESP <text:s text:c="23"/>','SPG','000000000000000000000000400000000000000000000028060000000000000000000000004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7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1];&quot;','&quot;;[.B1151];&quot;','&quot;;[.C1151];&quot;','&quot;;[.D1151];&quot;',&quot;;[.E1151];&quot;);&quot;)" office:value-type="string" office:string-value="INSERT INTO sss_permisos_internos VALUES('0001','SIGESP                        ','SPG','00000000000000000000000040000000000000000000002807000000000000000000000000100000000000000000000000010000000000000000000000001P',1);" calcext:value-type="string">
            <text:p>INSERT INTO sss_permisos_internos VALUES('0001','SIGESP <text:s text:c="23"/>','SPG','00000000000000000000000040000000000000000000002807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70000000000000000000000007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2];&quot;','&quot;;[.B1152];&quot;','&quot;;[.C1152];&quot;','&quot;;[.D1152];&quot;',&quot;;[.E1152];&quot;);&quot;)" office:value-type="string" office:string-value="INSERT INTO sss_permisos_internos VALUES('0001','SIGESP                        ','SPG','00000000000000000000000040000000000000000000002807000000000000000000000000700000000000000000000000010000000000000000000000001P',1);" calcext:value-type="string">
            <text:p>INSERT INTO sss_permisos_internos VALUES('0001','SIGESP <text:s text:c="23"/>','SPG','000000000000000000000000400000000000000000000028070000000000000000000000007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8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3];&quot;','&quot;;[.B1153];&quot;','&quot;;[.C1153];&quot;','&quot;;[.D1153];&quot;',&quot;;[.E1153];&quot;);&quot;)" office:value-type="string" office:string-value="INSERT INTO sss_permisos_internos VALUES('0001','SIGESP                        ','SPG','00000000000000000000000040000000000000000000002808000000000000000000000000100000000000000000000000010000000000000000000000001P',1);" calcext:value-type="string">
            <text:p>INSERT INTO sss_permisos_internos VALUES('0001','SIGESP <text:s text:c="23"/>','SPG','00000000000000000000000040000000000000000000002808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28080000000000000000000000007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4];&quot;','&quot;;[.B1154];&quot;','&quot;;[.C1154];&quot;','&quot;;[.D1154];&quot;',&quot;;[.E1154];&quot;);&quot;)" office:value-type="string" office:string-value="INSERT INTO sss_permisos_internos VALUES('0001','SIGESP                        ','SPG','00000000000000000000000040000000000000000000002808000000000000000000000000700000000000000000000000010000000000000000000000001P',1);" calcext:value-type="string">
            <text:p>INSERT INTO sss_permisos_internos VALUES('0001','SIGESP <text:s text:c="23"/>','SPG','000000000000000000000000400000000000000000000028080000000000000000000000007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43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5];&quot;','&quot;;[.B1155];&quot;','&quot;;[.C1155];&quot;','&quot;;[.D1155];&quot;',&quot;;[.E1155];&quot;);&quot;)" office:value-type="string" office:string-value="INSERT INTO sss_permisos_internos VALUES('0001','SIGESP                        ','SPG','00000000000000000000000040000000000000000000004300000000000000000000000000100000000000000000000000010000000000000000000000001P',1);" calcext:value-type="string">
            <text:p>INSERT INTO sss_permisos_internos VALUES('0001','SIGESP <text:s text:c="23"/>','SPG','000000000000000000000000400000000000000000000043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430000000000000000000000000020000000000000000000000001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6];&quot;','&quot;;[.B1156];&quot;','&quot;;[.C1156];&quot;','&quot;;[.D1156];&quot;',&quot;;[.E1156];&quot;);&quot;)" office:value-type="string" office:string-value="INSERT INTO sss_permisos_internos VALUES('0001','SIGESP                        ','SPG','00000000000000000000000040000000000000000000004300000000000000000000000000200000000000000000000000010000000000000000000000002P',1);" calcext:value-type="string">
            <text:p>INSERT INTO sss_permisos_internos VALUES('0001','SIGESP <text:s text:c="23"/>','SPG','0000000000000000000000004000000000000000000000430000000000000000000000000020000000000000000000000001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430000000000000000000000000020000000000000000000000002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7];&quot;','&quot;;[.B1157];&quot;','&quot;;[.C1157];&quot;','&quot;;[.D1157];&quot;',&quot;;[.E1157];&quot;);&quot;)" office:value-type="string" office:string-value="INSERT INTO sss_permisos_internos VALUES('0001','SIGESP                        ','SPG','00000000000000000000000040000000000000000000004300000000000000000000000000200000000000000000000000020000000000000000000000002P',1);" calcext:value-type="string">
            <text:p>INSERT INTO sss_permisos_internos VALUES('0001','SIGESP <text:s text:c="23"/>','SPG','0000000000000000000000004000000000000000000000430000000000000000000000000020000000000000000000000002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4300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8];&quot;','&quot;;[.B1158];&quot;','&quot;;[.C1158];&quot;','&quot;;[.D1158];&quot;',&quot;;[.E1158];&quot;);&quot;)" office:value-type="string" office:string-value="INSERT INTO sss_permisos_internos VALUES('0001','SIGESP                        ','SPG','00000000000000000000000040000000000000000000004300000000000000000000000000200000000000000000000000030000000000000000000000001P',1);" calcext:value-type="string">
            <text:p>INSERT INTO sss_permisos_internos VALUES('0001','SIGESP <text:s text:c="23"/>','SPG','00000000000000000000000040000000000000000000004300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430000000000000000000000000020000000000000000000000003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59];&quot;','&quot;;[.B1159];&quot;','&quot;;[.C1159];&quot;','&quot;;[.D1159];&quot;',&quot;;[.E1159];&quot;);&quot;)" office:value-type="string" office:string-value="INSERT INTO sss_permisos_internos VALUES('0001','SIGESP                        ','SPG','00000000000000000000000040000000000000000000004300000000000000000000000000200000000000000000000000030000000000000000000000002P',1);" calcext:value-type="string">
            <text:p>INSERT INTO sss_permisos_internos VALUES('0001','SIGESP <text:s text:c="23"/>','SPG','0000000000000000000000004000000000000000000000430000000000000000000000000020000000000000000000000003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4300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0];&quot;','&quot;;[.B1160];&quot;','&quot;;[.C1160];&quot;','&quot;;[.D1160];&quot;',&quot;;[.E1160];&quot;);&quot;)" office:value-type="string" office:string-value="INSERT INTO sss_permisos_internos VALUES('0001','SIGESP                        ','SPG','00000000000000000000000040000000000000000000004300000000000000000000000000200000000000000000000000040000000000000000000000001P',1);" calcext:value-type="string">
            <text:p>INSERT INTO sss_permisos_internos VALUES('0001','SIGESP <text:s text:c="23"/>','SPG','00000000000000000000000040000000000000000000004300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48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1];&quot;','&quot;;[.B1161];&quot;','&quot;;[.C1161];&quot;','&quot;;[.D1161];&quot;',&quot;;[.E1161];&quot;);&quot;)" office:value-type="string" office:string-value="INSERT INTO sss_permisos_internos VALUES('0001','SIGESP                        ','SPG','00000000000000000000000040000000000000000000004800000000000000000000000000100000000000000000000000010000000000000000000000001P',1);" calcext:value-type="string">
            <text:p>INSERT INTO sss_permisos_internos VALUES('0001','SIGESP <text:s text:c="23"/>','SPG','000000000000000000000000400000000000000000000048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400000000000000000000048000000000000000000000000008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2];&quot;','&quot;;[.B1162];&quot;','&quot;;[.C1162];&quot;','&quot;;[.D1162];&quot;',&quot;;[.E1162];&quot;);&quot;)" office:value-type="string" office:string-value="INSERT INTO sss_permisos_internos VALUES('0001','SIGESP                        ','SPG','00000000000000000000000040000000000000000000004800000000000000000000000000800000000000000000000000010000000000000000000000001P',1);" calcext:value-type="string">
            <text:p>INSERT INTO sss_permisos_internos VALUES('0001','SIGESP <text:s text:c="23"/>','SPG','000000000000000000000000400000000000000000000048000000000000000000000000008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0001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3];&quot;','&quot;;[.B1163];&quot;','&quot;;[.C1163];&quot;','&quot;;[.D1163];&quot;',&quot;;[.E1163];&quot;);&quot;)" office:value-type="string" office:string-value="INSERT INTO sss_permisos_internos VALUES('0001','SIGESP                        ','SPG','00000000000000000000000050000000000000000000000001000000000000000000000000000000000000000000000000000000000000000000000000000P',1);" calcext:value-type="string">
            <text:p>INSERT INTO sss_permisos_internos VALUES('0001','SIGESP <text:s text:c="23"/>','SPG','00000000000000000000000050000000000000000000000001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2005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4];&quot;','&quot;;[.B1164];&quot;','&quot;;[.C1164];&quot;','&quot;;[.D1164];&quot;',&quot;;[.E1164];&quot;);&quot;)" office:value-type="string" office:string-value="INSERT INTO sss_permisos_internos VALUES('0001','SIGESP                        ','SPG','00000000000000000000000050000000000000000000002005000000000000000000000000200000000000000000000000010000000000000000000000001P',1);" calcext:value-type="string">
            <text:p>INSERT INTO sss_permisos_internos VALUES('0001','SIGESP <text:s text:c="23"/>','SPG','00000000000000000000000050000000000000000000002005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26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5];&quot;','&quot;;[.B1165];&quot;','&quot;;[.C1165];&quot;','&quot;;[.D1165];&quot;',&quot;;[.E1165];&quot;);&quot;)" office:value-type="string" office:string-value="INSERT INTO sss_permisos_internos VALUES('0001','SIGESP                        ','SPG','00000000000000000000000050000000000000000000002601000000000000000000000000200000000000000000000000010000000000000000000000001P',1);" calcext:value-type="string">
            <text:p>INSERT INTO sss_permisos_internos VALUES('0001','SIGESP <text:s text:c="23"/>','SPG','000000000000000000000000500000000000000000000026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6];&quot;','&quot;;[.B1166];&quot;','&quot;;[.C1166];&quot;','&quot;;[.D1166];&quot;',&quot;;[.E1166];&quot;);&quot;)" office:value-type="string" office:string-value="INSERT INTO sss_permisos_internos VALUES('0001','SIGESP                        ','SPG','00000000000000000000000050000000000000000000004600000000000000000000000000100000000000000000000000010000000000000000000000001P',1);" calcext:value-type="string">
            <text:p>INSERT INTO sss_permisos_internos VALUES('0001','SIGESP <text:s text:c="23"/>','SPG','000000000000000000000000500000000000000000000046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000000000000000000000000020000000000000000000000001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7];&quot;','&quot;;[.B1167];&quot;','&quot;;[.C1167];&quot;','&quot;;[.D1167];&quot;',&quot;;[.E1167];&quot;);&quot;)" office:value-type="string" office:string-value="INSERT INTO sss_permisos_internos VALUES('0001','SIGESP                        ','SPG','00000000000000000000000050000000000000000000004600000000000000000000000000200000000000000000000000010000000000000000000000002P',1);" calcext:value-type="string">
            <text:p>INSERT INTO sss_permisos_internos VALUES('0001','SIGESP <text:s text:c="23"/>','SPG','0000000000000000000000005000000000000000000000460000000000000000000000000020000000000000000000000001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0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8];&quot;','&quot;;[.B1168];&quot;','&quot;;[.C1168];&quot;','&quot;;[.D1168];&quot;',&quot;;[.E1168];&quot;);&quot;)" office:value-type="string" office:string-value="INSERT INTO sss_permisos_internos VALUES('0001','SIGESP                        ','SPG','00000000000000000000000050000000000000000000004600000000000000000000000000200000000000000000000000020000000000000000000000001P',1);" calcext:value-type="string">
            <text:p>INSERT INTO sss_permisos_internos VALUES('0001','SIGESP <text:s text:c="23"/>','SPG','00000000000000000000000050000000000000000000004600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0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69];&quot;','&quot;;[.B1169];&quot;','&quot;;[.C1169];&quot;','&quot;;[.D1169];&quot;',&quot;;[.E1169];&quot;);&quot;)" office:value-type="string" office:string-value="INSERT INTO sss_permisos_internos VALUES('0001','SIGESP                        ','SPG','00000000000000000000000050000000000000000000004600000000000000000000000000200000000000000000000000030000000000000000000000001P',1);" calcext:value-type="string">
            <text:p>INSERT INTO sss_permisos_internos VALUES('0001','SIGESP <text:s text:c="23"/>','SPG','00000000000000000000000050000000000000000000004600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0];&quot;','&quot;;[.B1170];&quot;','&quot;;[.C1170];&quot;','&quot;;[.D1170];&quot;',&quot;;[.E1170];&quot;);&quot;)" office:value-type="string" office:string-value="INSERT INTO sss_permisos_internos VALUES('0001','SIGESP                        ','SPG','00000000000000000000000050000000000000000000004601000000000000000000000000100000000000000000000000010000000000000000000000001P',1);" calcext:value-type="string">
            <text:p>INSERT INTO sss_permisos_internos VALUES('0001','SIGESP <text:s text:c="23"/>','SPG','000000000000000000000000500000000000000000000046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1];&quot;','&quot;;[.B1171];&quot;','&quot;;[.C1171];&quot;','&quot;;[.D1171];&quot;',&quot;;[.E1171];&quot;);&quot;)" office:value-type="string" office:string-value="INSERT INTO sss_permisos_internos VALUES('0001','SIGESP                        ','SPG','00000000000000000000000050000000000000000000004601000000000000000000000000200000000000000000000000010000000000000000000000001P',1);" calcext:value-type="string">
            <text:p>INSERT INTO sss_permisos_internos VALUES('0001','SIGESP <text:s text:c="23"/>','SPG','000000000000000000000000500000000000000000000046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2];&quot;','&quot;;[.B1172];&quot;','&quot;;[.C1172];&quot;','&quot;;[.D1172];&quot;',&quot;;[.E1172];&quot;);&quot;)" office:value-type="string" office:string-value="INSERT INTO sss_permisos_internos VALUES('0001','SIGESP                        ','SPG','00000000000000000000000050000000000000000000004601000000000000000000000000200000000000000000000000030000000000000000000000001P',1);" calcext:value-type="string">
            <text:p>INSERT INTO sss_permisos_internos VALUES('0001','SIGESP <text:s text:c="23"/>','SPG','000000000000000000000000500000000000000000000046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10000000000000000000000003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3];&quot;','&quot;;[.B1173];&quot;','&quot;;[.C1173];&quot;','&quot;;[.D1173];&quot;',&quot;;[.E1173];&quot;);&quot;)" office:value-type="string" office:string-value="INSERT INTO sss_permisos_internos VALUES('0001','SIGESP                        ','SPG','00000000000000000000000050000000000000000000004601000000000000000000000000300000000000000000000000010000000000000000000000001P',1);" calcext:value-type="string">
            <text:p>INSERT INTO sss_permisos_internos VALUES('0001','SIGESP <text:s text:c="23"/>','SPG','000000000000000000000000500000000000000000000046010000000000000000000000003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10000000000000000000000003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4];&quot;','&quot;;[.B1174];&quot;','&quot;;[.C1174];&quot;','&quot;;[.D1174];&quot;',&quot;;[.E1174];&quot;);&quot;)" office:value-type="string" office:string-value="INSERT INTO sss_permisos_internos VALUES('0001','SIGESP                        ','SPG','00000000000000000000000050000000000000000000004601000000000000000000000000300000000000000000000000020000000000000000000000001P',1);" calcext:value-type="string">
            <text:p>INSERT INTO sss_permisos_internos VALUES('0001','SIGESP <text:s text:c="23"/>','SPG','000000000000000000000000500000000000000000000046010000000000000000000000003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10000000000000000000000004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5];&quot;','&quot;;[.B1175];&quot;','&quot;;[.C1175];&quot;','&quot;;[.D1175];&quot;',&quot;;[.E1175];&quot;);&quot;)" office:value-type="string" office:string-value="INSERT INTO sss_permisos_internos VALUES('0001','SIGESP                        ','SPG','00000000000000000000000050000000000000000000004601000000000000000000000000400000000000000000000000020000000000000000000000001P',1);" calcext:value-type="string">
            <text:p>INSERT INTO sss_permisos_internos VALUES('0001','SIGESP <text:s text:c="23"/>','SPG','000000000000000000000000500000000000000000000046010000000000000000000000004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6];&quot;','&quot;;[.B1176];&quot;','&quot;;[.C1176];&quot;','&quot;;[.D1176];&quot;',&quot;;[.E1176];&quot;);&quot;)" office:value-type="string" office:string-value="INSERT INTO sss_permisos_internos VALUES('0001','SIGESP                        ','SPG','00000000000000000000000050000000000000000000004602000000000000000000000000100000000000000000000000010000000000000000000000001P',1);" calcext:value-type="string">
            <text:p>INSERT INTO sss_permisos_internos VALUES('0001','SIGESP <text:s text:c="23"/>','SPG','000000000000000000000000500000000000000000000046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20000000000000000000000004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7];&quot;','&quot;;[.B1177];&quot;','&quot;;[.C1177];&quot;','&quot;;[.D1177];&quot;',&quot;;[.E1177];&quot;);&quot;)" office:value-type="string" office:string-value="INSERT INTO sss_permisos_internos VALUES('0001','SIGESP                        ','SPG','00000000000000000000000050000000000000000000004602000000000000000000000000400000000000000000000000010000000000000000000000001P',1);" calcext:value-type="string">
            <text:p>INSERT INTO sss_permisos_internos VALUES('0001','SIGESP <text:s text:c="23"/>','SPG','000000000000000000000000500000000000000000000046020000000000000000000000004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20000000000000000000000004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8];&quot;','&quot;;[.B1178];&quot;','&quot;;[.C1178];&quot;','&quot;;[.D1178];&quot;',&quot;;[.E1178];&quot;);&quot;)" office:value-type="string" office:string-value="INSERT INTO sss_permisos_internos VALUES('0001','SIGESP                        ','SPG','00000000000000000000000050000000000000000000004602000000000000000000000000400000000000000000000000020000000000000000000000001P',1);" calcext:value-type="string">
            <text:p>INSERT INTO sss_permisos_internos VALUES('0001','SIGESP <text:s text:c="23"/>','SPG','000000000000000000000000500000000000000000000046020000000000000000000000004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3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79];&quot;','&quot;;[.B1179];&quot;','&quot;;[.C1179];&quot;','&quot;;[.D1179];&quot;',&quot;;[.E1179];&quot;);&quot;)" office:value-type="string" office:string-value="INSERT INTO sss_permisos_internos VALUES('0001','SIGESP                        ','SPG','00000000000000000000000050000000000000000000004603000000000000000000000000100000000000000000000000010000000000000000000000001P',1);" calcext:value-type="string">
            <text:p>INSERT INTO sss_permisos_internos VALUES('0001','SIGESP <text:s text:c="23"/>','SPG','00000000000000000000000050000000000000000000004603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500000000000000000000046030000000000000000000000004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0];&quot;','&quot;;[.B1180];&quot;','&quot;;[.C1180];&quot;','&quot;;[.D1180];&quot;',&quot;;[.E1180];&quot;);&quot;)" office:value-type="string" office:string-value="INSERT INTO sss_permisos_internos VALUES('0001','SIGESP                        ','SPG','00000000000000000000000050000000000000000000004603000000000000000000000000400000000000000000000000010000000000000000000000001P',1);" calcext:value-type="string">
            <text:p>INSERT INTO sss_permisos_internos VALUES('0001','SIGESP <text:s text:c="23"/>','SPG','000000000000000000000000500000000000000000000046030000000000000000000000004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0001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1];&quot;','&quot;;[.B1181];&quot;','&quot;;[.C1181];&quot;','&quot;;[.D1181];&quot;',&quot;;[.E1181];&quot;);&quot;)" office:value-type="string" office:string-value="INSERT INTO sss_permisos_internos VALUES('0001','SIGESP                        ','SPG','00000000000000000000000060000000000000000000000001000000000000000000000000000000000000000000000000000000000000000000000000000P',1);" calcext:value-type="string">
            <text:p>INSERT INTO sss_permisos_internos VALUES('0001','SIGESP <text:s text:c="23"/>','SPG','00000000000000000000000060000000000000000000000001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0002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2];&quot;','&quot;;[.B1182];&quot;','&quot;;[.C1182];&quot;','&quot;;[.D1182];&quot;',&quot;;[.E1182];&quot;);&quot;)" office:value-type="string" office:string-value="INSERT INTO sss_permisos_internos VALUES('0001','SIGESP                        ','SPG','00000000000000000000000060000000000000000000000002000000000000000000000000000000000000000000000000000000000000000000000000000P',1);" calcext:value-type="string">
            <text:p>INSERT INTO sss_permisos_internos VALUES('0001','SIGESP <text:s text:c="23"/>','SPG','00000000000000000000000060000000000000000000000002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0003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3];&quot;','&quot;;[.B1183];&quot;','&quot;;[.C1183];&quot;','&quot;;[.D1183];&quot;',&quot;;[.E1183];&quot;);&quot;)" office:value-type="string" office:string-value="INSERT INTO sss_permisos_internos VALUES('0001','SIGESP                        ','SPG','00000000000000000000000060000000000000000000000003000000000000000000000000000000000000000000000000000000000000000000000000000P',1);" calcext:value-type="string">
            <text:p>INSERT INTO sss_permisos_internos VALUES('0001','SIGESP <text:s text:c="23"/>','SPG','00000000000000000000000060000000000000000000000003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20020000000000000000000000010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4];&quot;','&quot;;[.B1184];&quot;','&quot;;[.C1184];&quot;','&quot;;[.D1184];&quot;',&quot;;[.E1184];&quot;);&quot;)" office:value-type="string" office:string-value="INSERT INTO sss_permisos_internos VALUES('0001','SIGESP                        ','SPG','00000000000000000000000060000000000000000000002002000000000000000000000001000000000000000000000000010000000000000000000000001P',1);" calcext:value-type="string">
            <text:p>INSERT INTO sss_permisos_internos VALUES('0001','SIGESP <text:s text:c="23"/>','SPG','000000000000000000000000600000000000000000000020020000000000000000000000010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20050000000000000000000000010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5];&quot;','&quot;;[.B1185];&quot;','&quot;;[.C1185];&quot;','&quot;;[.D1185];&quot;',&quot;;[.E1185];&quot;);&quot;)" office:value-type="string" office:string-value="INSERT INTO sss_permisos_internos VALUES('0001','SIGESP                        ','SPG','00000000000000000000000060000000000000000000002005000000000000000000000001000000000000000000000000010000000000000000000000001P',1);" calcext:value-type="string">
            <text:p>INSERT INTO sss_permisos_internos VALUES('0001','SIGESP <text:s text:c="23"/>','SPG','000000000000000000000000600000000000000000000020050000000000000000000000010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26010000000000000000000000010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6];&quot;','&quot;;[.B1186];&quot;','&quot;;[.C1186];&quot;','&quot;;[.D1186];&quot;',&quot;;[.E1186];&quot;);&quot;)" office:value-type="string" office:string-value="INSERT INTO sss_permisos_internos VALUES('0001','SIGESP                        ','SPG','00000000000000000000000060000000000000000000002601000000000000000000000001000000000000000000000000010000000000000000000000001P',1);" calcext:value-type="string">
            <text:p>INSERT INTO sss_permisos_internos VALUES('0001','SIGESP <text:s text:c="23"/>','SPG','000000000000000000000000600000000000000000000026010000000000000000000000010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4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7];&quot;','&quot;;[.B1187];&quot;','&quot;;[.C1187];&quot;','&quot;;[.D1187];&quot;',&quot;;[.E1187];&quot;);&quot;)" office:value-type="string" office:string-value="INSERT INTO sss_permisos_internos VALUES('0001','SIGESP                        ','SPG','00000000000000000000000060000000000000000000004400000000000000000000000000100000000000000000000000010000000000000000000000001P',1);" calcext:value-type="string">
            <text:p>INSERT INTO sss_permisos_internos VALUES('0001','SIGESP <text:s text:c="23"/>','SPG','000000000000000000000000600000000000000000000044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8];&quot;','&quot;;[.B1188];&quot;','&quot;;[.C1188];&quot;','&quot;;[.D1188];&quot;',&quot;;[.E1188];&quot;);&quot;)" office:value-type="string" office:string-value="INSERT INTO sss_permisos_internos VALUES('0001','SIGESP                        ','SPG','00000000000000000000000060000000000000000000004500000000000000000000000000100000000000000000000000010000000000000000000000001P',1);" calcext:value-type="string">
            <text:p>INSERT INTO sss_permisos_internos VALUES('0001','SIGESP <text:s text:c="23"/>','SPG','000000000000000000000000600000000000000000000045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89];&quot;','&quot;;[.B1189];&quot;','&quot;;[.C1189];&quot;','&quot;;[.D1189];&quot;',&quot;;[.E1189];&quot;);&quot;)" office:value-type="string" office:string-value="INSERT INTO sss_permisos_internos VALUES('0001','SIGESP                        ','SPG','00000000000000000000000060000000000000000000004501000000000000000000000000100000000000000000000000010000000000000000000000001P',1);" calcext:value-type="string">
            <text:p>INSERT INTO sss_permisos_internos VALUES('0001','SIGESP <text:s text:c="23"/>','SPG','000000000000000000000000600000000000000000000045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0];&quot;','&quot;;[.B1190];&quot;','&quot;;[.C1190];&quot;','&quot;;[.D1190];&quot;',&quot;;[.E1190];&quot;);&quot;)" office:value-type="string" office:string-value="INSERT INTO sss_permisos_internos VALUES('0001','SIGESP                        ','SPG','00000000000000000000000060000000000000000000004501000000000000000000000000200000000000000000000000010000000000000000000000001P',1);" calcext:value-type="string">
            <text:p>INSERT INTO sss_permisos_internos VALUES('0001','SIGESP <text:s text:c="23"/>','SPG','000000000000000000000000600000000000000000000045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100000000000000000000000020000000000000000000000001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1];&quot;','&quot;;[.B1191];&quot;','&quot;;[.C1191];&quot;','&quot;;[.D1191];&quot;',&quot;;[.E1191];&quot;);&quot;)" office:value-type="string" office:string-value="INSERT INTO sss_permisos_internos VALUES('0001','SIGESP                        ','SPG','00000000000000000000000060000000000000000000004501000000000000000000000000200000000000000000000000010000000000000000000000002P',1);" calcext:value-type="string">
            <text:p>INSERT INTO sss_permisos_internos VALUES('0001','SIGESP <text:s text:c="23"/>','SPG','0000000000000000000000006000000000000000000000450100000000000000000000000020000000000000000000000001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10000000000000000000000007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2];&quot;','&quot;;[.B1192];&quot;','&quot;;[.C1192];&quot;','&quot;;[.D1192];&quot;',&quot;;[.E1192];&quot;);&quot;)" office:value-type="string" office:string-value="INSERT INTO sss_permisos_internos VALUES('0001','SIGESP                        ','SPG','00000000000000000000000060000000000000000000004501000000000000000000000000700000000000000000000000010000000000000000000000001P',1);" calcext:value-type="string">
            <text:p>INSERT INTO sss_permisos_internos VALUES('0001','SIGESP <text:s text:c="23"/>','SPG','000000000000000000000000600000000000000000000045010000000000000000000000007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3];&quot;','&quot;;[.B1193];&quot;','&quot;;[.C1193];&quot;','&quot;;[.D1193];&quot;',&quot;;[.E1193];&quot;);&quot;)" office:value-type="string" office:string-value="INSERT INTO sss_permisos_internos VALUES('0001','SIGESP                        ','SPG','00000000000000000000000060000000000000000000004502000000000000000000000000100000000000000000000000010000000000000000000000001P',1);" calcext:value-type="string">
            <text:p>INSERT INTO sss_permisos_internos VALUES('0001','SIGESP <text:s text:c="23"/>','SPG','000000000000000000000000600000000000000000000045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200000000000000000000000020000000000000000000000001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4];&quot;','&quot;;[.B1194];&quot;','&quot;;[.C1194];&quot;','&quot;;[.D1194];&quot;',&quot;;[.E1194];&quot;);&quot;)" office:value-type="string" office:string-value="INSERT INTO sss_permisos_internos VALUES('0001','SIGESP                        ','SPG','00000000000000000000000060000000000000000000004502000000000000000000000000200000000000000000000000010000000000000000000000002P',1);" calcext:value-type="string">
            <text:p>INSERT INTO sss_permisos_internos VALUES('0001','SIGESP <text:s text:c="23"/>','SPG','0000000000000000000000006000000000000000000000450200000000000000000000000020000000000000000000000001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5];&quot;','&quot;;[.B1195];&quot;','&quot;;[.C1195];&quot;','&quot;;[.D1195];&quot;',&quot;;[.E1195];&quot;);&quot;)" office:value-type="string" office:string-value="INSERT INTO sss_permisos_internos VALUES('0001','SIGESP                        ','SPG','00000000000000000000000060000000000000000000004502000000000000000000000000200000000000000000000000020000000000000000000000001P',1);" calcext:value-type="string">
            <text:p>INSERT INTO sss_permisos_internos VALUES('0001','SIGESP <text:s text:c="23"/>','SPG','000000000000000000000000600000000000000000000045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6];&quot;','&quot;;[.B1196];&quot;','&quot;;[.C1196];&quot;','&quot;;[.D1196];&quot;',&quot;;[.E1196];&quot;);&quot;)" office:value-type="string" office:string-value="INSERT INTO sss_permisos_internos VALUES('0001','SIGESP                        ','SPG','00000000000000000000000060000000000000000000004503000000000000000000000000100000000000000000000000010000000000000000000000001P',1);" calcext:value-type="string">
            <text:p>INSERT INTO sss_permisos_internos VALUES('0001','SIGESP <text:s text:c="23"/>','SPG','00000000000000000000000060000000000000000000004503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20000000000000000000000001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7];&quot;','&quot;;[.B1197];&quot;','&quot;;[.C1197];&quot;','&quot;;[.D1197];&quot;',&quot;;[.E1197];&quot;);&quot;)" office:value-type="string" office:string-value="INSERT INTO sss_permisos_internos VALUES('0001','SIGESP                        ','SPG','00000000000000000000000060000000000000000000004503000000000000000000000000200000000000000000000000010000000000000000000000002P',1);" calcext:value-type="string">
            <text:p>INSERT INTO sss_permisos_internos VALUES('0001','SIGESP <text:s text:c="23"/>','SPG','0000000000000000000000006000000000000000000000450300000000000000000000000020000000000000000000000001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20000000000000000000000002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8];&quot;','&quot;;[.B1198];&quot;','&quot;;[.C1198];&quot;','&quot;;[.D1198];&quot;',&quot;;[.E1198];&quot;);&quot;)" office:value-type="string" office:string-value="INSERT INTO sss_permisos_internos VALUES('0001','SIGESP                        ','SPG','00000000000000000000000060000000000000000000004503000000000000000000000000200000000000000000000000020000000000000000000000002P',1);" calcext:value-type="string">
            <text:p>INSERT INTO sss_permisos_internos VALUES('0001','SIGESP <text:s text:c="23"/>','SPG','0000000000000000000000006000000000000000000000450300000000000000000000000020000000000000000000000002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199];&quot;','&quot;;[.B1199];&quot;','&quot;;[.C1199];&quot;','&quot;;[.D1199];&quot;',&quot;;[.E1199];&quot;);&quot;)" office:value-type="string" office:string-value="INSERT INTO sss_permisos_internos VALUES('0001','SIGESP                        ','SPG','00000000000000000000000060000000000000000000004503000000000000000000000000200000000000000000000000030000000000000000000000001P',1);" calcext:value-type="string">
            <text:p>INSERT INTO sss_permisos_internos VALUES('0001','SIGESP <text:s text:c="23"/>','SPG','00000000000000000000000060000000000000000000004503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20000000000000000000000003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0];&quot;','&quot;;[.B1200];&quot;','&quot;;[.C1200];&quot;','&quot;;[.D1200];&quot;',&quot;;[.E1200];&quot;);&quot;)" office:value-type="string" office:string-value="INSERT INTO sss_permisos_internos VALUES('0001','SIGESP                        ','SPG','00000000000000000000000060000000000000000000004503000000000000000000000000200000000000000000000000030000000000000000000000002P',1);" calcext:value-type="string">
            <text:p>INSERT INTO sss_permisos_internos VALUES('0001','SIGESP <text:s text:c="23"/>','SPG','0000000000000000000000006000000000000000000000450300000000000000000000000020000000000000000000000003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20000000000000000000000004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1];&quot;','&quot;;[.B1201];&quot;','&quot;;[.C1201];&quot;','&quot;;[.D1201];&quot;',&quot;;[.E1201];&quot;);&quot;)" office:value-type="string" office:string-value="INSERT INTO sss_permisos_internos VALUES('0001','SIGESP                        ','SPG','00000000000000000000000060000000000000000000004503000000000000000000000000200000000000000000000000040000000000000000000000002P',1);" calcext:value-type="string">
            <text:p>INSERT INTO sss_permisos_internos VALUES('0001','SIGESP <text:s text:c="23"/>','SPG','0000000000000000000000006000000000000000000000450300000000000000000000000020000000000000000000000004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20000000000000000000000005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2];&quot;','&quot;;[.B1202];&quot;','&quot;;[.C1202];&quot;','&quot;;[.D1202];&quot;',&quot;;[.E1202];&quot;);&quot;)" office:value-type="string" office:string-value="INSERT INTO sss_permisos_internos VALUES('0001','SIGESP                        ','SPG','00000000000000000000000060000000000000000000004503000000000000000000000000200000000000000000000000050000000000000000000000002P',1);" calcext:value-type="string">
            <text:p>INSERT INTO sss_permisos_internos VALUES('0001','SIGESP <text:s text:c="23"/>','SPG','0000000000000000000000006000000000000000000000450300000000000000000000000020000000000000000000000005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20000000000000000000000006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3];&quot;','&quot;;[.B1203];&quot;','&quot;;[.C1203];&quot;','&quot;;[.D1203];&quot;',&quot;;[.E1203];&quot;);&quot;)" office:value-type="string" office:string-value="INSERT INTO sss_permisos_internos VALUES('0001','SIGESP                        ','SPG','00000000000000000000000060000000000000000000004503000000000000000000000000200000000000000000000000060000000000000000000000002P',1);" calcext:value-type="string">
            <text:p>INSERT INTO sss_permisos_internos VALUES('0001','SIGESP <text:s text:c="23"/>','SPG','0000000000000000000000006000000000000000000000450300000000000000000000000020000000000000000000000006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20000000000000000000000007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4];&quot;','&quot;;[.B1204];&quot;','&quot;;[.C1204];&quot;','&quot;;[.D1204];&quot;',&quot;;[.E1204];&quot;);&quot;)" office:value-type="string" office:string-value="INSERT INTO sss_permisos_internos VALUES('0001','SIGESP                        ','SPG','00000000000000000000000060000000000000000000004503000000000000000000000000200000000000000000000000070000000000000000000000002P',1);" calcext:value-type="string">
            <text:p>INSERT INTO sss_permisos_internos VALUES('0001','SIGESP <text:s text:c="23"/>','SPG','0000000000000000000000006000000000000000000000450300000000000000000000000020000000000000000000000007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20000000000000000000000008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5];&quot;','&quot;;[.B1205];&quot;','&quot;;[.C1205];&quot;','&quot;;[.D1205];&quot;',&quot;;[.E1205];&quot;);&quot;)" office:value-type="string" office:string-value="INSERT INTO sss_permisos_internos VALUES('0001','SIGESP                        ','SPG','00000000000000000000000060000000000000000000004503000000000000000000000000200000000000000000000000080000000000000000000000002P',1);" calcext:value-type="string">
            <text:p>INSERT INTO sss_permisos_internos VALUES('0001','SIGESP <text:s text:c="23"/>','SPG','0000000000000000000000006000000000000000000000450300000000000000000000000020000000000000000000000008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3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6];&quot;','&quot;;[.B1206];&quot;','&quot;;[.C1206];&quot;','&quot;;[.D1206];&quot;',&quot;;[.E1206];&quot;);&quot;)" office:value-type="string" office:string-value="INSERT INTO sss_permisos_internos VALUES('0001','SIGESP                        ','SPG','00000000000000000000000060000000000000000000004503000000000000000000000000300000000000000000000000030000000000000000000000001P',1);" calcext:value-type="string">
            <text:p>INSERT INTO sss_permisos_internos VALUES('0001','SIGESP <text:s text:c="23"/>','SPG','000000000000000000000000600000000000000000000045030000000000000000000000003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4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7];&quot;','&quot;;[.B1207];&quot;','&quot;;[.C1207];&quot;','&quot;;[.D1207];&quot;',&quot;;[.E1207];&quot;);&quot;)" office:value-type="string" office:string-value="INSERT INTO sss_permisos_internos VALUES('0001','SIGESP                        ','SPG','00000000000000000000000060000000000000000000004503000000000000000000000000400000000000000000000000030000000000000000000000001P',1);" calcext:value-type="string">
            <text:p>INSERT INTO sss_permisos_internos VALUES('0001','SIGESP <text:s text:c="23"/>','SPG','000000000000000000000000600000000000000000000045030000000000000000000000004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5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8];&quot;','&quot;;[.B1208];&quot;','&quot;;[.C1208];&quot;','&quot;;[.D1208];&quot;',&quot;;[.E1208];&quot;);&quot;)" office:value-type="string" office:string-value="INSERT INTO sss_permisos_internos VALUES('0001','SIGESP                        ','SPG','00000000000000000000000060000000000000000000004503000000000000000000000000500000000000000000000000030000000000000000000000001P',1);" calcext:value-type="string">
            <text:p>INSERT INTO sss_permisos_internos VALUES('0001','SIGESP <text:s text:c="23"/>','SPG','000000000000000000000000600000000000000000000045030000000000000000000000005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30000000000000000000000006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09];&quot;','&quot;;[.B1209];&quot;','&quot;;[.C1209];&quot;','&quot;;[.D1209];&quot;',&quot;;[.E1209];&quot;);&quot;)" office:value-type="string" office:string-value="INSERT INTO sss_permisos_internos VALUES('0001','SIGESP                        ','SPG','00000000000000000000000060000000000000000000004503000000000000000000000000600000000000000000000000030000000000000000000000001P',1);" calcext:value-type="string">
            <text:p>INSERT INTO sss_permisos_internos VALUES('0001','SIGESP <text:s text:c="23"/>','SPG','000000000000000000000000600000000000000000000045030000000000000000000000006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4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0];&quot;','&quot;;[.B1210];&quot;','&quot;;[.C1210];&quot;','&quot;;[.D1210];&quot;',&quot;;[.E1210];&quot;);&quot;)" office:value-type="string" office:string-value="INSERT INTO sss_permisos_internos VALUES('0001','SIGESP                        ','SPG','00000000000000000000000060000000000000000000004504000000000000000000000000100000000000000000000000010000000000000000000000001P',1);" calcext:value-type="string">
            <text:p>INSERT INTO sss_permisos_internos VALUES('0001','SIGESP <text:s text:c="23"/>','SPG','00000000000000000000000060000000000000000000004504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4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1];&quot;','&quot;;[.B1211];&quot;','&quot;;[.C1211];&quot;','&quot;;[.D1211];&quot;',&quot;;[.E1211];&quot;);&quot;)" office:value-type="string" office:string-value="INSERT INTO sss_permisos_internos VALUES('0001','SIGESP                        ','SPG','00000000000000000000000060000000000000000000004504000000000000000000000000200000000000000000000000040000000000000000000000001P',1);" calcext:value-type="string">
            <text:p>INSERT INTO sss_permisos_internos VALUES('0001','SIGESP <text:s text:c="23"/>','SPG','00000000000000000000000060000000000000000000004504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400000000000000000000000030000000000000000000000001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2];&quot;','&quot;;[.B1212];&quot;','&quot;;[.C1212];&quot;','&quot;;[.D1212];&quot;',&quot;;[.E1212];&quot;);&quot;)" office:value-type="string" office:string-value="INSERT INTO sss_permisos_internos VALUES('0001','SIGESP                        ','SPG','00000000000000000000000060000000000000000000004504000000000000000000000000300000000000000000000000010000000000000000000000002P',1);" calcext:value-type="string">
            <text:p>INSERT INTO sss_permisos_internos VALUES('0001','SIGESP <text:s text:c="23"/>','SPG','0000000000000000000000006000000000000000000000450400000000000000000000000030000000000000000000000001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40000000000000000000000003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3];&quot;','&quot;;[.B1213];&quot;','&quot;;[.C1213];&quot;','&quot;;[.D1213];&quot;',&quot;;[.E1213];&quot;);&quot;)" office:value-type="string" office:string-value="INSERT INTO sss_permisos_internos VALUES('0001','SIGESP                        ','SPG','00000000000000000000000060000000000000000000004504000000000000000000000000300000000000000000000000020000000000000000000000001P',1);" calcext:value-type="string">
            <text:p>INSERT INTO sss_permisos_internos VALUES('0001','SIGESP <text:s text:c="23"/>','SPG','000000000000000000000000600000000000000000000045040000000000000000000000003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4000000000000000000000000300000000000000000000000020000000000000000000000002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4];&quot;','&quot;;[.B1214];&quot;','&quot;;[.C1214];&quot;','&quot;;[.D1214];&quot;',&quot;;[.E1214];&quot;);&quot;)" office:value-type="string" office:string-value="INSERT INTO sss_permisos_internos VALUES('0001','SIGESP                        ','SPG','00000000000000000000000060000000000000000000004504000000000000000000000000300000000000000000000000020000000000000000000000002P',1);" calcext:value-type="string">
            <text:p>INSERT INTO sss_permisos_internos VALUES('0001','SIGESP <text:s text:c="23"/>','SPG','00000000000000000000000060000000000000000000004504000000000000000000000000300000000000000000000000020000000000000000000000002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40000000000000000000000003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5];&quot;','&quot;;[.B1215];&quot;','&quot;;[.C1215];&quot;','&quot;;[.D1215];&quot;',&quot;;[.E1215];&quot;);&quot;)" office:value-type="string" office:string-value="INSERT INTO sss_permisos_internos VALUES('0001','SIGESP                        ','SPG','00000000000000000000000060000000000000000000004504000000000000000000000000300000000000000000000000030000000000000000000000001P',1);" calcext:value-type="string">
            <text:p>INSERT INTO sss_permisos_internos VALUES('0001','SIGESP <text:s text:c="23"/>','SPG','000000000000000000000000600000000000000000000045040000000000000000000000003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40000000000000000000000003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6];&quot;','&quot;;[.B1216];&quot;','&quot;;[.C1216];&quot;','&quot;;[.D1216];&quot;',&quot;;[.E1216];&quot;);&quot;)" office:value-type="string" office:string-value="INSERT INTO sss_permisos_internos VALUES('0001','SIGESP                        ','SPG','00000000000000000000000060000000000000000000004504000000000000000000000000300000000000000000000000040000000000000000000000001P',1);" calcext:value-type="string">
            <text:p>INSERT INTO sss_permisos_internos VALUES('0001','SIGESP <text:s text:c="23"/>','SPG','000000000000000000000000600000000000000000000045040000000000000000000000003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40000000000000000000000003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7];&quot;','&quot;;[.B1217];&quot;','&quot;;[.C1217];&quot;','&quot;;[.D1217];&quot;',&quot;;[.E1217];&quot;);&quot;)" office:value-type="string" office:string-value="INSERT INTO sss_permisos_internos VALUES('0001','SIGESP                        ','SPG','00000000000000000000000060000000000000000000004504000000000000000000000000300000000000000000000000050000000000000000000000001P',1);" calcext:value-type="string">
            <text:p>INSERT INTO sss_permisos_internos VALUES('0001','SIGESP <text:s text:c="23"/>','SPG','000000000000000000000000600000000000000000000045040000000000000000000000003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40000000000000000000000008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8];&quot;','&quot;;[.B1218];&quot;','&quot;;[.C1218];&quot;','&quot;;[.D1218];&quot;',&quot;;[.E1218];&quot;);&quot;)" office:value-type="string" office:string-value="INSERT INTO sss_permisos_internos VALUES('0001','SIGESP                        ','SPG','00000000000000000000000060000000000000000000004504000000000000000000000000800000000000000000000000040000000000000000000000001P',1);" calcext:value-type="string">
            <text:p>INSERT INTO sss_permisos_internos VALUES('0001','SIGESP <text:s text:c="23"/>','SPG','000000000000000000000000600000000000000000000045040000000000000000000000008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5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19];&quot;','&quot;;[.B1219];&quot;','&quot;;[.C1219];&quot;','&quot;;[.D1219];&quot;',&quot;;[.E1219];&quot;);&quot;)" office:value-type="string" office:string-value="INSERT INTO sss_permisos_internos VALUES('0001','SIGESP                        ','SPG','00000000000000000000000060000000000000000000004505000000000000000000000000100000000000000000000000010000000000000000000000001P',1);" calcext:value-type="string">
            <text:p>INSERT INTO sss_permisos_internos VALUES('0001','SIGESP <text:s text:c="23"/>','SPG','00000000000000000000000060000000000000000000004505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5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0];&quot;','&quot;;[.B1220];&quot;','&quot;;[.C1220];&quot;','&quot;;[.D1220];&quot;',&quot;;[.E1220];&quot;);&quot;)" office:value-type="string" office:string-value="INSERT INTO sss_permisos_internos VALUES('0001','SIGESP                        ','SPG','00000000000000000000000060000000000000000000004505000000000000000000000000200000000000000000000000050000000000000000000000001P',1);" calcext:value-type="string">
            <text:p>INSERT INTO sss_permisos_internos VALUES('0001','SIGESP <text:s text:c="23"/>','SPG','00000000000000000000000060000000000000000000004505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50000000000000000000000003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1];&quot;','&quot;;[.B1221];&quot;','&quot;;[.C1221];&quot;','&quot;;[.D1221];&quot;',&quot;;[.E1221];&quot;);&quot;)" office:value-type="string" office:string-value="INSERT INTO sss_permisos_internos VALUES('0001','SIGESP                        ','SPG','00000000000000000000000060000000000000000000004505000000000000000000000000300000000000000000000000050000000000000000000000001P',1);" calcext:value-type="string">
            <text:p>INSERT INTO sss_permisos_internos VALUES('0001','SIGESP <text:s text:c="23"/>','SPG','000000000000000000000000600000000000000000000045050000000000000000000000003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6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2];&quot;','&quot;;[.B1222];&quot;','&quot;;[.C1222];&quot;','&quot;;[.D1222];&quot;',&quot;;[.E1222];&quot;);&quot;)" office:value-type="string" office:string-value="INSERT INTO sss_permisos_internos VALUES('0001','SIGESP                        ','SPG','00000000000000000000000060000000000000000000004506000000000000000000000000100000000000000000000000010000000000000000000000001P',1);" calcext:value-type="string">
            <text:p>INSERT INTO sss_permisos_internos VALUES('0001','SIGESP <text:s text:c="23"/>','SPG','00000000000000000000000060000000000000000000004506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6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3];&quot;','&quot;;[.B1223];&quot;','&quot;;[.C1223];&quot;','&quot;;[.D1223];&quot;',&quot;;[.E1223];&quot;);&quot;)" office:value-type="string" office:string-value="INSERT INTO sss_permisos_internos VALUES('0001','SIGESP                        ','SPG','00000000000000000000000060000000000000000000004506000000000000000000000000200000000000000000000000060000000000000000000000001P',1);" calcext:value-type="string">
            <text:p>INSERT INTO sss_permisos_internos VALUES('0001','SIGESP <text:s text:c="23"/>','SPG','00000000000000000000000060000000000000000000004506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60000000000000000000000003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4];&quot;','&quot;;[.B1224];&quot;','&quot;;[.C1224];&quot;','&quot;;[.D1224];&quot;',&quot;;[.E1224];&quot;);&quot;)" office:value-type="string" office:string-value="INSERT INTO sss_permisos_internos VALUES('0001','SIGESP                        ','SPG','00000000000000000000000060000000000000000000004506000000000000000000000000300000000000000000000000060000000000000000000000001P',1);" calcext:value-type="string">
            <text:p>INSERT INTO sss_permisos_internos VALUES('0001','SIGESP <text:s text:c="23"/>','SPG','000000000000000000000000600000000000000000000045060000000000000000000000003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60000000000000000000000004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5];&quot;','&quot;;[.B1225];&quot;','&quot;;[.C1225];&quot;','&quot;;[.D1225];&quot;',&quot;;[.E1225];&quot;);&quot;)" office:value-type="string" office:string-value="INSERT INTO sss_permisos_internos VALUES('0001','SIGESP                        ','SPG','00000000000000000000000060000000000000000000004506000000000000000000000000400000000000000000000000060000000000000000000000001P',1);" calcext:value-type="string">
            <text:p>INSERT INTO sss_permisos_internos VALUES('0001','SIGESP <text:s text:c="23"/>','SPG','000000000000000000000000600000000000000000000045060000000000000000000000004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7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6];&quot;','&quot;;[.B1226];&quot;','&quot;;[.C1226];&quot;','&quot;;[.D1226];&quot;',&quot;;[.E1226];&quot;);&quot;)" office:value-type="string" office:string-value="INSERT INTO sss_permisos_internos VALUES('0001','SIGESP                        ','SPG','00000000000000000000000060000000000000000000004507000000000000000000000000100000000000000000000000010000000000000000000000001P',1);" calcext:value-type="string">
            <text:p>INSERT INTO sss_permisos_internos VALUES('0001','SIGESP <text:s text:c="23"/>','SPG','00000000000000000000000060000000000000000000004507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700000000000000000000000020000000000000000000000007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7];&quot;','&quot;;[.B1227];&quot;','&quot;;[.C1227];&quot;','&quot;;[.D1227];&quot;',&quot;;[.E1227];&quot;);&quot;)" office:value-type="string" office:string-value="INSERT INTO sss_permisos_internos VALUES('0001','SIGESP                        ','SPG','00000000000000000000000060000000000000000000004507000000000000000000000000200000000000000000000000070000000000000000000000001P',1);" calcext:value-type="string">
            <text:p>INSERT INTO sss_permisos_internos VALUES('0001','SIGESP <text:s text:c="23"/>','SPG','0000000000000000000000006000000000000000000000450700000000000000000000000020000000000000000000000007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700000000000000000000000030000000000000000000000008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8];&quot;','&quot;;[.B1228];&quot;','&quot;;[.C1228];&quot;','&quot;;[.D1228];&quot;',&quot;;[.E1228];&quot;);&quot;)" office:value-type="string" office:string-value="INSERT INTO sss_permisos_internos VALUES('0001','SIGESP                        ','SPG','00000000000000000000000060000000000000000000004507000000000000000000000000300000000000000000000000080000000000000000000000001P',1);" calcext:value-type="string">
            <text:p>INSERT INTO sss_permisos_internos VALUES('0001','SIGESP <text:s text:c="23"/>','SPG','0000000000000000000000006000000000000000000000450700000000000000000000000030000000000000000000000008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700000000000000000000000050000000000000000000000007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29];&quot;','&quot;;[.B1229];&quot;','&quot;;[.C1229];&quot;','&quot;;[.D1229];&quot;',&quot;;[.E1229];&quot;);&quot;)" office:value-type="string" office:string-value="INSERT INTO sss_permisos_internos VALUES('0001','SIGESP                        ','SPG','00000000000000000000000060000000000000000000004507000000000000000000000000500000000000000000000000070000000000000000000000001P',1);" calcext:value-type="string">
            <text:p>INSERT INTO sss_permisos_internos VALUES('0001','SIGESP <text:s text:c="23"/>','SPG','0000000000000000000000006000000000000000000000450700000000000000000000000050000000000000000000000007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8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0];&quot;','&quot;;[.B1230];&quot;','&quot;;[.C1230];&quot;','&quot;;[.D1230];&quot;',&quot;;[.E1230];&quot;);&quot;)" office:value-type="string" office:string-value="INSERT INTO sss_permisos_internos VALUES('0001','SIGESP                        ','SPG','00000000000000000000000060000000000000000000004508000000000000000000000000100000000000000000000000010000000000000000000000001P',1);" calcext:value-type="string">
            <text:p>INSERT INTO sss_permisos_internos VALUES('0001','SIGESP <text:s text:c="23"/>','SPG','00000000000000000000000060000000000000000000004508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800000000000000000000000020000000000000000000000009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1];&quot;','&quot;;[.B1231];&quot;','&quot;;[.C1231];&quot;','&quot;;[.D1231];&quot;',&quot;;[.E1231];&quot;);&quot;)" office:value-type="string" office:string-value="INSERT INTO sss_permisos_internos VALUES('0001','SIGESP                        ','SPG','00000000000000000000000060000000000000000000004508000000000000000000000000200000000000000000000000090000000000000000000000001P',1);" calcext:value-type="string">
            <text:p>INSERT INTO sss_permisos_internos VALUES('0001','SIGESP <text:s text:c="23"/>','SPG','0000000000000000000000006000000000000000000000450800000000000000000000000020000000000000000000000009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800000000000000000000000090000000000000000000000009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2];&quot;','&quot;;[.B1232];&quot;','&quot;;[.C1232];&quot;','&quot;;[.D1232];&quot;',&quot;;[.E1232];&quot;);&quot;)" office:value-type="string" office:string-value="INSERT INTO sss_permisos_internos VALUES('0001','SIGESP                        ','SPG','00000000000000000000000060000000000000000000004508000000000000000000000000900000000000000000000000090000000000000000000000001P',1);" calcext:value-type="string">
            <text:p>INSERT INTO sss_permisos_internos VALUES('0001','SIGESP <text:s text:c="23"/>','SPG','0000000000000000000000006000000000000000000000450800000000000000000000000090000000000000000000000009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9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3];&quot;','&quot;;[.B1233];&quot;','&quot;;[.C1233];&quot;','&quot;;[.D1233];&quot;',&quot;;[.E1233];&quot;);&quot;)" office:value-type="string" office:string-value="INSERT INTO sss_permisos_internos VALUES('0001','SIGESP                        ','SPG','00000000000000000000000060000000000000000000004509000000000000000000000000100000000000000000000000010000000000000000000000001P',1);" calcext:value-type="string">
            <text:p>INSERT INTO sss_permisos_internos VALUES('0001','SIGESP <text:s text:c="23"/>','SPG','00000000000000000000000060000000000000000000004509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900000000000000000000000020000000000000000000000010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4];&quot;','&quot;;[.B1234];&quot;','&quot;;[.C1234];&quot;','&quot;;[.D1234];&quot;',&quot;;[.E1234];&quot;);&quot;)" office:value-type="string" office:string-value="INSERT INTO sss_permisos_internos VALUES('0001','SIGESP                        ','SPG','00000000000000000000000060000000000000000000004509000000000000000000000000200000000000000000000000100000000000000000000000001P',1);" calcext:value-type="string">
            <text:p>INSERT INTO sss_permisos_internos VALUES('0001','SIGESP <text:s text:c="23"/>','SPG','0000000000000000000000006000000000000000000000450900000000000000000000000020000000000000000000000010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6000000000000000000000450900000000000000000000000100000000000000000000000010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5];&quot;','&quot;;[.B1235];&quot;','&quot;;[.C1235];&quot;','&quot;;[.D1235];&quot;',&quot;;[.E1235];&quot;);&quot;)" office:value-type="string" office:string-value="INSERT INTO sss_permisos_internos VALUES('0001','SIGESP                        ','SPG','00000000000000000000000060000000000000000000004509000000000000000000000001000000000000000000000000100000000000000000000000001P',1);" calcext:value-type="string">
            <text:p>INSERT INTO sss_permisos_internos VALUES('0001','SIGESP <text:s text:c="23"/>','SPG','0000000000000000000000006000000000000000000000450900000000000000000000000100000000000000000000000010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0001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6];&quot;','&quot;;[.B1236];&quot;','&quot;;[.C1236];&quot;','&quot;;[.D1236];&quot;',&quot;;[.E1236];&quot;);&quot;)" office:value-type="string" office:string-value="INSERT INTO sss_permisos_internos VALUES('0001','SIGESP                        ','SPG','00000000000000000000000070000000000000000000000001000000000000000000000000000000000000000000000000000000000000000000000000000P',1);" calcext:value-type="string">
            <text:p>INSERT INTO sss_permisos_internos VALUES('0001','SIGESP <text:s text:c="23"/>','SPG','00000000000000000000000070000000000000000000000001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0002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7];&quot;','&quot;;[.B1237];&quot;','&quot;;[.C1237];&quot;','&quot;;[.D1237];&quot;',&quot;;[.E1237];&quot;);&quot;)" office:value-type="string" office:string-value="INSERT INTO sss_permisos_internos VALUES('0001','SIGESP                        ','SPG','00000000000000000000000070000000000000000000000002000000000000000000000000000000000000000000000000000000000000000000000000000P',1);" calcext:value-type="string">
            <text:p>INSERT INTO sss_permisos_internos VALUES('0001','SIGESP <text:s text:c="23"/>','SPG','00000000000000000000000070000000000000000000000002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0003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8];&quot;','&quot;;[.B1238];&quot;','&quot;;[.C1238];&quot;','&quot;;[.D1238];&quot;',&quot;;[.E1238];&quot;);&quot;)" office:value-type="string" office:string-value="INSERT INTO sss_permisos_internos VALUES('0001','SIGESP                        ','SPG','00000000000000000000000070000000000000000000000003000000000000000000000000000000000000000000000000000000000000000000000000000P',1);" calcext:value-type="string">
            <text:p>INSERT INTO sss_permisos_internos VALUES('0001','SIGESP <text:s text:c="23"/>','SPG','00000000000000000000000070000000000000000000000003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005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39];&quot;','&quot;;[.B1239];&quot;','&quot;;[.C1239];&quot;','&quot;;[.D1239];&quot;',&quot;;[.E1239];&quot;);&quot;)" office:value-type="string" office:string-value="INSERT INTO sss_permisos_internos VALUES('0001','SIGESP                        ','SPG','00000000000000000000000070000000000000000000002005000000000000000000000000200000000000000000000000060000000000000000000000001P',1);" calcext:value-type="string">
            <text:p>INSERT INTO sss_permisos_internos VALUES('0001','SIGESP <text:s text:c="23"/>','SPG','00000000000000000000000070000000000000000000002005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6010000000000000000000000003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0];&quot;','&quot;;[.B1240];&quot;','&quot;;[.C1240];&quot;','&quot;;[.D1240];&quot;',&quot;;[.E1240];&quot;);&quot;)" office:value-type="string" office:string-value="INSERT INTO sss_permisos_internos VALUES('0001','SIGESP                        ','SPG','00000000000000000000000070000000000000000000002601000000000000000000000000300000000000000000000000060000000000000000000000001P',1);" calcext:value-type="string">
            <text:p>INSERT INTO sss_permisos_internos VALUES('0001','SIGESP <text:s text:c="23"/>','SPG','000000000000000000000000700000000000000000000026010000000000000000000000003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1];&quot;','&quot;;[.B1241];&quot;','&quot;;[.C1241];&quot;','&quot;;[.D1241];&quot;',&quot;;[.E1241];&quot;);&quot;)" office:value-type="string" office:string-value="INSERT INTO sss_permisos_internos VALUES('0001','SIGESP                        ','SPG','00000000000000000000000070000000000000000000002700000000000000000000000000100000000000000000000000010000000000000000000000001P',1);" calcext:value-type="string">
            <text:p>INSERT INTO sss_permisos_internos VALUES('0001','SIGESP <text:s text:c="23"/>','SPG','000000000000000000000000700000000000000000000027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0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2];&quot;','&quot;;[.B1242];&quot;','&quot;;[.C1242];&quot;','&quot;;[.D1242];&quot;',&quot;;[.E1242];&quot;);&quot;)" office:value-type="string" office:string-value="INSERT INTO sss_permisos_internos VALUES('0001','SIGESP                        ','SPG','00000000000000000000000070000000000000000000002700000000000000000000000000200000000000000000000000060000000000000000000000001P',1);" calcext:value-type="string">
            <text:p>INSERT INTO sss_permisos_internos VALUES('0001','SIGESP <text:s text:c="23"/>','SPG','00000000000000000000000070000000000000000000002700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00000000000000000000000004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3];&quot;','&quot;;[.B1243];&quot;','&quot;;[.C1243];&quot;','&quot;;[.D1243];&quot;',&quot;;[.E1243];&quot;);&quot;)" office:value-type="string" office:string-value="INSERT INTO sss_permisos_internos VALUES('0001','SIGESP                        ','SPG','00000000000000000000000070000000000000000000002700000000000000000000000000400000000000000000000000060000000000000000000000001P',1);" calcext:value-type="string">
            <text:p>INSERT INTO sss_permisos_internos VALUES('0001','SIGESP <text:s text:c="23"/>','SPG','000000000000000000000000700000000000000000000027000000000000000000000000004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4];&quot;','&quot;;[.B1244];&quot;','&quot;;[.C1244];&quot;','&quot;;[.D1244];&quot;',&quot;;[.E1244];&quot;);&quot;)" office:value-type="string" office:string-value="INSERT INTO sss_permisos_internos VALUES('0001','SIGESP                        ','SPG','00000000000000000000000070000000000000000000002701000000000000000000000000100000000000000000000000010000000000000000000000001P',1);" calcext:value-type="string">
            <text:p>INSERT INTO sss_permisos_internos VALUES('0001','SIGESP <text:s text:c="23"/>','SPG','000000000000000000000000700000000000000000000027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5];&quot;','&quot;;[.B1245];&quot;','&quot;;[.C1245];&quot;','&quot;;[.D1245];&quot;',&quot;;[.E1245];&quot;);&quot;)" office:value-type="string" office:string-value="INSERT INTO sss_permisos_internos VALUES('0001','SIGESP                        ','SPG','00000000000000000000000070000000000000000000002701000000000000000000000000200000000000000000000000040000000000000000000000001P',1);" calcext:value-type="string">
            <text:p>INSERT INTO sss_permisos_internos VALUES('0001','SIGESP <text:s text:c="23"/>','SPG','000000000000000000000000700000000000000000000027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10000000000000000000000003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6];&quot;','&quot;;[.B1246];&quot;','&quot;;[.C1246];&quot;','&quot;;[.D1246];&quot;',&quot;;[.E1246];&quot;);&quot;)" office:value-type="string" office:string-value="INSERT INTO sss_permisos_internos VALUES('0001','SIGESP                        ','SPG','00000000000000000000000070000000000000000000002701000000000000000000000000300000000000000000000000020000000000000000000000001P',1);" calcext:value-type="string">
            <text:p>INSERT INTO sss_permisos_internos VALUES('0001','SIGESP <text:s text:c="23"/>','SPG','000000000000000000000000700000000000000000000027010000000000000000000000003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10000000000000000000000005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7];&quot;','&quot;;[.B1247];&quot;','&quot;;[.C1247];&quot;','&quot;;[.D1247];&quot;',&quot;;[.E1247];&quot;);&quot;)" office:value-type="string" office:string-value="INSERT INTO sss_permisos_internos VALUES('0001','SIGESP                        ','SPG','00000000000000000000000070000000000000000000002701000000000000000000000000500000000000000000000000030000000000000000000000001P',1);" calcext:value-type="string">
            <text:p>INSERT INTO sss_permisos_internos VALUES('0001','SIGESP <text:s text:c="23"/>','SPG','000000000000000000000000700000000000000000000027010000000000000000000000005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10000000000000000000000006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8];&quot;','&quot;;[.B1248];&quot;','&quot;;[.C1248];&quot;','&quot;;[.D1248];&quot;',&quot;;[.E1248];&quot;);&quot;)" office:value-type="string" office:string-value="INSERT INTO sss_permisos_internos VALUES('0001','SIGESP                        ','SPG','00000000000000000000000070000000000000000000002701000000000000000000000000600000000000000000000000020000000000000000000000001P',1);" calcext:value-type="string">
            <text:p>INSERT INTO sss_permisos_internos VALUES('0001','SIGESP <text:s text:c="23"/>','SPG','000000000000000000000000700000000000000000000027010000000000000000000000006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10000000000000000000000006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49];&quot;','&quot;;[.B1249];&quot;','&quot;;[.C1249];&quot;','&quot;;[.D1249];&quot;',&quot;;[.E1249];&quot;);&quot;)" office:value-type="string" office:string-value="INSERT INTO sss_permisos_internos VALUES('0001','SIGESP                        ','SPG','00000000000000000000000070000000000000000000002701000000000000000000000000600000000000000000000000030000000000000000000000001P',1);" calcext:value-type="string">
            <text:p>INSERT INTO sss_permisos_internos VALUES('0001','SIGESP <text:s text:c="23"/>','SPG','000000000000000000000000700000000000000000000027010000000000000000000000006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10000000000000000000000007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0];&quot;','&quot;;[.B1250];&quot;','&quot;;[.C1250];&quot;','&quot;;[.D1250];&quot;',&quot;;[.E1250];&quot;);&quot;)" office:value-type="string" office:string-value="INSERT INTO sss_permisos_internos VALUES('0001','SIGESP                        ','SPG','00000000000000000000000070000000000000000000002701000000000000000000000000700000000000000000000000030000000000000000000000001P',1);" calcext:value-type="string">
            <text:p>INSERT INTO sss_permisos_internos VALUES('0001','SIGESP <text:s text:c="23"/>','SPG','000000000000000000000000700000000000000000000027010000000000000000000000007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1];&quot;','&quot;;[.B1251];&quot;','&quot;;[.C1251];&quot;','&quot;;[.D1251];&quot;',&quot;;[.E1251];&quot;);&quot;)" office:value-type="string" office:string-value="INSERT INTO sss_permisos_internos VALUES('0001','SIGESP                        ','SPG','00000000000000000000000070000000000000000000002702000000000000000000000000100000000000000000000000010000000000000000000000001P',1);" calcext:value-type="string">
            <text:p>INSERT INTO sss_permisos_internos VALUES('0001','SIGESP <text:s text:c="23"/>','SPG','000000000000000000000000700000000000000000000027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2];&quot;','&quot;;[.B1252];&quot;','&quot;;[.C1252];&quot;','&quot;;[.D1252];&quot;',&quot;;[.E1252];&quot;);&quot;)" office:value-type="string" office:string-value="INSERT INTO sss_permisos_internos VALUES('0001','SIGESP                        ','SPG','00000000000000000000000070000000000000000000002702000000000000000000000000200000000000000000000000010000000000000000000000001P',1);" calcext:value-type="string">
            <text:p>INSERT INTO sss_permisos_internos VALUES('0001','SIGESP <text:s text:c="23"/>','SPG','000000000000000000000000700000000000000000000027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20000000000000000000000008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3];&quot;','&quot;;[.B1253];&quot;','&quot;;[.C1253];&quot;','&quot;;[.D1253];&quot;',&quot;;[.E1253];&quot;);&quot;)" office:value-type="string" office:string-value="INSERT INTO sss_permisos_internos VALUES('0001','SIGESP                        ','SPG','00000000000000000000000070000000000000000000002702000000000000000000000000800000000000000000000000010000000000000000000000001P',1);" calcext:value-type="string">
            <text:p>INSERT INTO sss_permisos_internos VALUES('0001','SIGESP <text:s text:c="23"/>','SPG','000000000000000000000000700000000000000000000027020000000000000000000000008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3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4];&quot;','&quot;;[.B1254];&quot;','&quot;;[.C1254];&quot;','&quot;;[.D1254];&quot;',&quot;;[.E1254];&quot;);&quot;)" office:value-type="string" office:string-value="INSERT INTO sss_permisos_internos VALUES('0001','SIGESP                        ','SPG','00000000000000000000000070000000000000000000002703000000000000000000000000100000000000000000000000010000000000000000000000001P',1);" calcext:value-type="string">
            <text:p>INSERT INTO sss_permisos_internos VALUES('0001','SIGESP <text:s text:c="23"/>','SPG','00000000000000000000000070000000000000000000002703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3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5];&quot;','&quot;;[.B1255];&quot;','&quot;;[.C1255];&quot;','&quot;;[.D1255];&quot;',&quot;;[.E1255];&quot;);&quot;)" office:value-type="string" office:string-value="INSERT INTO sss_permisos_internos VALUES('0001','SIGESP                        ','SPG','00000000000000000000000070000000000000000000002703000000000000000000000000200000000000000000000000050000000000000000000000001P',1);" calcext:value-type="string">
            <text:p>INSERT INTO sss_permisos_internos VALUES('0001','SIGESP <text:s text:c="23"/>','SPG','00000000000000000000000070000000000000000000002703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30000000000000000000000003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6];&quot;','&quot;;[.B1256];&quot;','&quot;;[.C1256];&quot;','&quot;;[.D1256];&quot;',&quot;;[.E1256];&quot;);&quot;)" office:value-type="string" office:string-value="INSERT INTO sss_permisos_internos VALUES('0001','SIGESP                        ','SPG','00000000000000000000000070000000000000000000002703000000000000000000000000300000000000000000000000030000000000000000000000001P',1);" calcext:value-type="string">
            <text:p>INSERT INTO sss_permisos_internos VALUES('0001','SIGESP <text:s text:c="23"/>','SPG','000000000000000000000000700000000000000000000027030000000000000000000000003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30000000000000000000000009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7];&quot;','&quot;;[.B1257];&quot;','&quot;;[.C1257];&quot;','&quot;;[.D1257];&quot;',&quot;;[.E1257];&quot;);&quot;)" office:value-type="string" office:string-value="INSERT INTO sss_permisos_internos VALUES('0001','SIGESP                        ','SPG','00000000000000000000000070000000000000000000002703000000000000000000000000900000000000000000000000040000000000000000000000001P',1);" calcext:value-type="string">
            <text:p>INSERT INTO sss_permisos_internos VALUES('0001','SIGESP <text:s text:c="23"/>','SPG','000000000000000000000000700000000000000000000027030000000000000000000000009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30000000000000000000000009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8];&quot;','&quot;;[.B1258];&quot;','&quot;;[.C1258];&quot;','&quot;;[.D1258];&quot;',&quot;;[.E1258];&quot;);&quot;)" office:value-type="string" office:string-value="INSERT INTO sss_permisos_internos VALUES('0001','SIGESP                        ','SPG','00000000000000000000000070000000000000000000002703000000000000000000000000900000000000000000000000050000000000000000000000001P',1);" calcext:value-type="string">
            <text:p>INSERT INTO sss_permisos_internos VALUES('0001','SIGESP <text:s text:c="23"/>','SPG','000000000000000000000000700000000000000000000027030000000000000000000000009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7030000000000000000000000009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59];&quot;','&quot;;[.B1259];&quot;','&quot;;[.C1259];&quot;','&quot;;[.D1259];&quot;',&quot;;[.E1259];&quot;);&quot;)" office:value-type="string" office:string-value="INSERT INTO sss_permisos_internos VALUES('0001','SIGESP                        ','SPG','00000000000000000000000070000000000000000000002703000000000000000000000000900000000000000000000000060000000000000000000000001P',1);" calcext:value-type="string">
            <text:p>INSERT INTO sss_permisos_internos VALUES('0001','SIGESP <text:s text:c="23"/>','SPG','000000000000000000000000700000000000000000000027030000000000000000000000009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0];&quot;','&quot;;[.B1260];&quot;','&quot;;[.C1260];&quot;','&quot;;[.D1260];&quot;',&quot;;[.E1260];&quot;);&quot;)" office:value-type="string" office:string-value="INSERT INTO sss_permisos_internos VALUES('0001','SIGESP                        ','SPG','00000000000000000000000070000000000000000000002800000000000000000000000000100000000000000000000000010000000000000000000000001P',1);" calcext:value-type="string">
            <text:p>INSERT INTO sss_permisos_internos VALUES('0001','SIGESP <text:s text:c="23"/>','SPG','000000000000000000000000700000000000000000000028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1];&quot;','&quot;;[.B1261];&quot;','&quot;;[.C1261];&quot;','&quot;;[.D1261];&quot;',&quot;;[.E1261];&quot;);&quot;)" office:value-type="string" office:string-value="INSERT INTO sss_permisos_internos VALUES('0001','SIGESP                        ','SPG','00000000000000000000000070000000000000000000002800000000000000000000000000200000000000000000000000010000000000000000000000001P',1);" calcext:value-type="string">
            <text:p>INSERT INTO sss_permisos_internos VALUES('0001','SIGESP <text:s text:c="23"/>','SPG','000000000000000000000000700000000000000000000028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2];&quot;','&quot;;[.B1262];&quot;','&quot;;[.C1262];&quot;','&quot;;[.D1262];&quot;',&quot;;[.E1262];&quot;);&quot;)" office:value-type="string" office:string-value="INSERT INTO sss_permisos_internos VALUES('0001','SIGESP                        ','SPG','00000000000000000000000070000000000000000000002801000000000000000000000000100000000000000000000000010000000000000000000000001P',1);" calcext:value-type="string">
            <text:p>INSERT INTO sss_permisos_internos VALUES('0001','SIGESP <text:s text:c="23"/>','SPG','000000000000000000000000700000000000000000000028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3];&quot;','&quot;;[.B1263];&quot;','&quot;;[.C1263];&quot;','&quot;;[.D1263];&quot;',&quot;;[.E1263];&quot;);&quot;)" office:value-type="string" office:string-value="INSERT INTO sss_permisos_internos VALUES('0001','SIGESP                        ','SPG','00000000000000000000000070000000000000000000002801000000000000000000000000200000000000000000000000010000000000000000000000001P',1);" calcext:value-type="string">
            <text:p>INSERT INTO sss_permisos_internos VALUES('0001','SIGESP <text:s text:c="23"/>','SPG','000000000000000000000000700000000000000000000028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4];&quot;','&quot;;[.B1264];&quot;','&quot;;[.C1264];&quot;','&quot;;[.D1264];&quot;',&quot;;[.E1264];&quot;);&quot;)" office:value-type="string" office:string-value="INSERT INTO sss_permisos_internos VALUES('0001','SIGESP                        ','SPG','00000000000000000000000070000000000000000000002802000000000000000000000000100000000000000000000000010000000000000000000000001P',1);" calcext:value-type="string">
            <text:p>INSERT INTO sss_permisos_internos VALUES('0001','SIGESP <text:s text:c="23"/>','SPG','000000000000000000000000700000000000000000000028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5];&quot;','&quot;;[.B1265];&quot;','&quot;;[.C1265];&quot;','&quot;;[.D1265];&quot;',&quot;;[.E1265];&quot;);&quot;)" office:value-type="string" office:string-value="INSERT INTO sss_permisos_internos VALUES('0001','SIGESP                        ','SPG','00000000000000000000000070000000000000000000002802000000000000000000000000200000000000000000000000010000000000000000000000001P',1);" calcext:value-type="string">
            <text:p>INSERT INTO sss_permisos_internos VALUES('0001','SIGESP <text:s text:c="23"/>','SPG','000000000000000000000000700000000000000000000028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3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6];&quot;','&quot;;[.B1266];&quot;','&quot;;[.C1266];&quot;','&quot;;[.D1266];&quot;',&quot;;[.E1266];&quot;);&quot;)" office:value-type="string" office:string-value="INSERT INTO sss_permisos_internos VALUES('0001','SIGESP                        ','SPG','00000000000000000000000070000000000000000000002803000000000000000000000000100000000000000000000000010000000000000000000000001P',1);" calcext:value-type="string">
            <text:p>INSERT INTO sss_permisos_internos VALUES('0001','SIGESP <text:s text:c="23"/>','SPG','00000000000000000000000070000000000000000000002803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3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7];&quot;','&quot;;[.B1267];&quot;','&quot;;[.C1267];&quot;','&quot;;[.D1267];&quot;',&quot;;[.E1267];&quot;);&quot;)" office:value-type="string" office:string-value="INSERT INTO sss_permisos_internos VALUES('0001','SIGESP                        ','SPG','00000000000000000000000070000000000000000000002803000000000000000000000000200000000000000000000000010000000000000000000000001P',1);" calcext:value-type="string">
            <text:p>INSERT INTO sss_permisos_internos VALUES('0001','SIGESP <text:s text:c="23"/>','SPG','00000000000000000000000070000000000000000000002803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4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8];&quot;','&quot;;[.B1268];&quot;','&quot;;[.C1268];&quot;','&quot;;[.D1268];&quot;',&quot;;[.E1268];&quot;);&quot;)" office:value-type="string" office:string-value="INSERT INTO sss_permisos_internos VALUES('0001','SIGESP                        ','SPG','00000000000000000000000070000000000000000000002804000000000000000000000000100000000000000000000000010000000000000000000000001P',1);" calcext:value-type="string">
            <text:p>INSERT INTO sss_permisos_internos VALUES('0001','SIGESP <text:s text:c="23"/>','SPG','00000000000000000000000070000000000000000000002804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5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69];&quot;','&quot;;[.B1269];&quot;','&quot;;[.C1269];&quot;','&quot;;[.D1269];&quot;',&quot;;[.E1269];&quot;);&quot;)" office:value-type="string" office:string-value="INSERT INTO sss_permisos_internos VALUES('0001','SIGESP                        ','SPG','00000000000000000000000070000000000000000000002805000000000000000000000000100000000000000000000000010000000000000000000000001P',1);" calcext:value-type="string">
            <text:p>INSERT INTO sss_permisos_internos VALUES('0001','SIGESP <text:s text:c="23"/>','SPG','00000000000000000000000070000000000000000000002805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2806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0];&quot;','&quot;;[.B1270];&quot;','&quot;;[.C1270];&quot;','&quot;;[.D1270];&quot;',&quot;;[.E1270];&quot;);&quot;)" office:value-type="string" office:string-value="INSERT INTO sss_permisos_internos VALUES('0001','SIGESP                        ','SPG','00000000000000000000000070000000000000000000002806000000000000000000000000100000000000000000000000010000000000000000000000001P',1);" calcext:value-type="string">
            <text:p>INSERT INTO sss_permisos_internos VALUES('0001','SIGESP <text:s text:c="23"/>','SPG','00000000000000000000000070000000000000000000002806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6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1];&quot;','&quot;;[.B1271];&quot;','&quot;;[.C1271];&quot;','&quot;;[.D1271];&quot;',&quot;;[.E1271];&quot;);&quot;)" office:value-type="string" office:string-value="INSERT INTO sss_permisos_internos VALUES('0001','SIGESP                        ','SPG','00000000000000000000000070000000000000000000003600000000000000000000000000100000000000000000000000010000000000000000000000001P',1);" calcext:value-type="string">
            <text:p>INSERT INTO sss_permisos_internos VALUES('0001','SIGESP <text:s text:c="23"/>','SPG','000000000000000000000000700000000000000000000036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6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2];&quot;','&quot;;[.B1272];&quot;','&quot;;[.C1272];&quot;','&quot;;[.D1272];&quot;',&quot;;[.E1272];&quot;);&quot;)" office:value-type="string" office:string-value="INSERT INTO sss_permisos_internos VALUES('0001','SIGESP                        ','SPG','00000000000000000000000070000000000000000000003600000000000000000000000000200000000000000000000000010000000000000000000000001P',1);" calcext:value-type="string">
            <text:p>INSERT INTO sss_permisos_internos VALUES('0001','SIGESP <text:s text:c="23"/>','SPG','000000000000000000000000700000000000000000000036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600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3];&quot;','&quot;;[.B1273];&quot;','&quot;;[.C1273];&quot;','&quot;;[.D1273];&quot;',&quot;;[.E1273];&quot;);&quot;)" office:value-type="string" office:string-value="INSERT INTO sss_permisos_internos VALUES('0001','SIGESP                        ','SPG','00000000000000000000000070000000000000000000003600000000000000000000000000200000000000000000000000020000000000000000000000001P',1);" calcext:value-type="string">
            <text:p>INSERT INTO sss_permisos_internos VALUES('0001','SIGESP <text:s text:c="23"/>','SPG','00000000000000000000000070000000000000000000003600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600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4];&quot;','&quot;;[.B1274];&quot;','&quot;;[.C1274];&quot;','&quot;;[.D1274];&quot;',&quot;;[.E1274];&quot;);&quot;)" office:value-type="string" office:string-value="INSERT INTO sss_permisos_internos VALUES('0001','SIGESP                        ','SPG','00000000000000000000000070000000000000000000003600000000000000000000000000200000000000000000000000030000000000000000000000001P',1);" calcext:value-type="string">
            <text:p>INSERT INTO sss_permisos_internos VALUES('0001','SIGESP <text:s text:c="23"/>','SPG','00000000000000000000000070000000000000000000003600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600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5];&quot;','&quot;;[.B1275];&quot;','&quot;;[.C1275];&quot;','&quot;;[.D1275];&quot;',&quot;;[.E1275];&quot;);&quot;)" office:value-type="string" office:string-value="INSERT INTO sss_permisos_internos VALUES('0001','SIGESP                        ','SPG','00000000000000000000000070000000000000000000003600000000000000000000000000200000000000000000000000040000000000000000000000001P',1);" calcext:value-type="string">
            <text:p>INSERT INTO sss_permisos_internos VALUES('0001','SIGESP <text:s text:c="23"/>','SPG','00000000000000000000000070000000000000000000003600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6000000000000000000000000003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6];&quot;','&quot;;[.B1276];&quot;','&quot;;[.C1276];&quot;','&quot;;[.D1276];&quot;',&quot;;[.E1276];&quot;);&quot;)" office:value-type="string" office:string-value="INSERT INTO sss_permisos_internos VALUES('0001','SIGESP                        ','SPG','00000000000000000000000070000000000000000000003600000000000000000000000000300000000000000000000000010000000000000000000000001P',1);" calcext:value-type="string">
            <text:p>INSERT INTO sss_permisos_internos VALUES('0001','SIGESP <text:s text:c="23"/>','SPG','000000000000000000000000700000000000000000000036000000000000000000000000003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6000000000000000000000000003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7];&quot;','&quot;;[.B1277];&quot;','&quot;;[.C1277];&quot;','&quot;;[.D1277];&quot;',&quot;;[.E1277];&quot;);&quot;)" office:value-type="string" office:string-value="INSERT INTO sss_permisos_internos VALUES('0001','SIGESP                        ','SPG','00000000000000000000000070000000000000000000003600000000000000000000000000300000000000000000000000020000000000000000000000001P',1);" calcext:value-type="string">
            <text:p>INSERT INTO sss_permisos_internos VALUES('0001','SIGESP <text:s text:c="23"/>','SPG','000000000000000000000000700000000000000000000036000000000000000000000000003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6000000000000000000000000003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8];&quot;','&quot;;[.B1278];&quot;','&quot;;[.C1278];&quot;','&quot;;[.D1278];&quot;',&quot;;[.E1278];&quot;);&quot;)" office:value-type="string" office:string-value="INSERT INTO sss_permisos_internos VALUES('0001','SIGESP                        ','SPG','00000000000000000000000070000000000000000000003600000000000000000000000000300000000000000000000000030000000000000000000000001P',1);" calcext:value-type="string">
            <text:p>INSERT INTO sss_permisos_internos VALUES('0001','SIGESP <text:s text:c="23"/>','SPG','000000000000000000000000700000000000000000000036000000000000000000000000003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6000000000000000000000000003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79];&quot;','&quot;;[.B1279];&quot;','&quot;;[.C1279];&quot;','&quot;;[.D1279];&quot;',&quot;;[.E1279];&quot;);&quot;)" office:value-type="string" office:string-value="INSERT INTO sss_permisos_internos VALUES('0001','SIGESP                        ','SPG','00000000000000000000000070000000000000000000003600000000000000000000000000300000000000000000000000040000000000000000000000001P',1);" calcext:value-type="string">
            <text:p>INSERT INTO sss_permisos_internos VALUES('0001','SIGESP <text:s text:c="23"/>','SPG','000000000000000000000000700000000000000000000036000000000000000000000000003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0];&quot;','&quot;;[.B1280];&quot;','&quot;;[.C1280];&quot;','&quot;;[.D1280];&quot;',&quot;;[.E1280];&quot;);&quot;)" office:value-type="string" office:string-value="INSERT INTO sss_permisos_internos VALUES('0001','SIGESP                        ','SPG','00000000000000000000000070000000000000000000003700000000000000000000000000100000000000000000000000010000000000000000000000001P',1);" calcext:value-type="string">
            <text:p>INSERT INTO sss_permisos_internos VALUES('0001','SIGESP <text:s text:c="23"/>','SPG','000000000000000000000000700000000000000000000037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1];&quot;','&quot;;[.B1281];&quot;','&quot;;[.C1281];&quot;','&quot;;[.D1281];&quot;',&quot;;[.E1281];&quot;);&quot;)" office:value-type="string" office:string-value="INSERT INTO sss_permisos_internos VALUES('0001','SIGESP                        ','SPG','00000000000000000000000070000000000000000000003701000000000000000000000000100000000000000000000000010000000000000000000000001P',1);" calcext:value-type="string">
            <text:p>INSERT INTO sss_permisos_internos VALUES('0001','SIGESP <text:s text:c="23"/>','SPG','000000000000000000000000700000000000000000000037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2];&quot;','&quot;;[.B1282];&quot;','&quot;;[.C1282];&quot;','&quot;;[.D1282];&quot;',&quot;;[.E1282];&quot;);&quot;)" office:value-type="string" office:string-value="INSERT INTO sss_permisos_internos VALUES('0001','SIGESP                        ','SPG','00000000000000000000000070000000000000000000003701000000000000000000000000200000000000000000000000010000000000000000000000001P',1);" calcext:value-type="string">
            <text:p>INSERT INTO sss_permisos_internos VALUES('0001','SIGESP <text:s text:c="23"/>','SPG','000000000000000000000000700000000000000000000037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3];&quot;','&quot;;[.B1283];&quot;','&quot;;[.C1283];&quot;','&quot;;[.D1283];&quot;',&quot;;[.E1283];&quot;);&quot;)" office:value-type="string" office:string-value="INSERT INTO sss_permisos_internos VALUES('0001','SIGESP                        ','SPG','00000000000000000000000070000000000000000000003701000000000000000000000000200000000000000000000000020000000000000000000000001P',1);" calcext:value-type="string">
            <text:p>INSERT INTO sss_permisos_internos VALUES('0001','SIGESP <text:s text:c="23"/>','SPG','000000000000000000000000700000000000000000000037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4];&quot;','&quot;;[.B1284];&quot;','&quot;;[.C1284];&quot;','&quot;;[.D1284];&quot;',&quot;;[.E1284];&quot;);&quot;)" office:value-type="string" office:string-value="INSERT INTO sss_permisos_internos VALUES('0001','SIGESP                        ','SPG','00000000000000000000000070000000000000000000003701000000000000000000000000200000000000000000000000030000000000000000000000001P',1);" calcext:value-type="string">
            <text:p>INSERT INTO sss_permisos_internos VALUES('0001','SIGESP <text:s text:c="23"/>','SPG','000000000000000000000000700000000000000000000037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5];&quot;','&quot;;[.B1285];&quot;','&quot;;[.C1285];&quot;','&quot;;[.D1285];&quot;',&quot;;[.E1285];&quot;);&quot;)" office:value-type="string" office:string-value="INSERT INTO sss_permisos_internos VALUES('0001','SIGESP                        ','SPG','00000000000000000000000070000000000000000000003702000000000000000000000000100000000000000000000000010000000000000000000000001P',1);" calcext:value-type="string">
            <text:p>INSERT INTO sss_permisos_internos VALUES('0001','SIGESP <text:s text:c="23"/>','SPG','000000000000000000000000700000000000000000000037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6];&quot;','&quot;;[.B1286];&quot;','&quot;;[.C1286];&quot;','&quot;;[.D1286];&quot;',&quot;;[.E1286];&quot;);&quot;)" office:value-type="string" office:string-value="INSERT INTO sss_permisos_internos VALUES('0001','SIGESP                        ','SPG','00000000000000000000000070000000000000000000003702000000000000000000000000200000000000000000000000010000000000000000000000001P',1);" calcext:value-type="string">
            <text:p>INSERT INTO sss_permisos_internos VALUES('0001','SIGESP <text:s text:c="23"/>','SPG','000000000000000000000000700000000000000000000037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7];&quot;','&quot;;[.B1287];&quot;','&quot;;[.C1287];&quot;','&quot;;[.D1287];&quot;',&quot;;[.E1287];&quot;);&quot;)" office:value-type="string" office:string-value="INSERT INTO sss_permisos_internos VALUES('0001','SIGESP                        ','SPG','00000000000000000000000070000000000000000000003702000000000000000000000000200000000000000000000000020000000000000000000000001P',1);" calcext:value-type="string">
            <text:p>INSERT INTO sss_permisos_internos VALUES('0001','SIGESP <text:s text:c="23"/>','SPG','000000000000000000000000700000000000000000000037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2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8];&quot;','&quot;;[.B1288];&quot;','&quot;;[.C1288];&quot;','&quot;;[.D1288];&quot;',&quot;;[.E1288];&quot;);&quot;)" office:value-type="string" office:string-value="INSERT INTO sss_permisos_internos VALUES('0001','SIGESP                        ','SPG','00000000000000000000000070000000000000000000003702000000000000000000000000200000000000000000000000030000000000000000000000001P',1);" calcext:value-type="string">
            <text:p>INSERT INTO sss_permisos_internos VALUES('0001','SIGESP <text:s text:c="23"/>','SPG','00000000000000000000000070000000000000000000003702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89];&quot;','&quot;;[.B1289];&quot;','&quot;;[.C1289];&quot;','&quot;;[.D1289];&quot;',&quot;;[.E1289];&quot;);&quot;)" office:value-type="string" office:string-value="INSERT INTO sss_permisos_internos VALUES('0001','SIGESP                        ','SPG','00000000000000000000000070000000000000000000003702000000000000000000000000200000000000000000000000040000000000000000000000001P',1);" calcext:value-type="string">
            <text:p>INSERT INTO sss_permisos_internos VALUES('0001','SIGESP <text:s text:c="23"/>','SPG','000000000000000000000000700000000000000000000037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702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0];&quot;','&quot;;[.B1290];&quot;','&quot;;[.C1290];&quot;','&quot;;[.D1290];&quot;',&quot;;[.E1290];&quot;);&quot;)" office:value-type="string" office:string-value="INSERT INTO sss_permisos_internos VALUES('0001','SIGESP                        ','SPG','00000000000000000000000070000000000000000000003702000000000000000000000000200000000000000000000000050000000000000000000000001P',1);" calcext:value-type="string">
            <text:p>INSERT INTO sss_permisos_internos VALUES('0001','SIGESP <text:s text:c="23"/>','SPG','00000000000000000000000070000000000000000000003702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1];&quot;','&quot;;[.B1291];&quot;','&quot;;[.C1291];&quot;','&quot;;[.D1291];&quot;',&quot;;[.E1291];&quot;);&quot;)" office:value-type="string" office:string-value="INSERT INTO sss_permisos_internos VALUES('0001','SIGESP                        ','SPG','00000000000000000000000070000000000000000000003800000000000000000000000000100000000000000000000000010000000000000000000000001P',1);" calcext:value-type="string">
            <text:p>INSERT INTO sss_permisos_internos VALUES('0001','SIGESP <text:s text:c="23"/>','SPG','000000000000000000000000700000000000000000000038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2];&quot;','&quot;;[.B1292];&quot;','&quot;;[.C1292];&quot;','&quot;;[.D1292];&quot;',&quot;;[.E1292];&quot;);&quot;)" office:value-type="string" office:string-value="INSERT INTO sss_permisos_internos VALUES('0001','SIGESP                        ','SPG','00000000000000000000000070000000000000000000003801000000000000000000000000100000000000000000000000010000000000000000000000001P',1);" calcext:value-type="string">
            <text:p>INSERT INTO sss_permisos_internos VALUES('0001','SIGESP <text:s text:c="23"/>','SPG','000000000000000000000000700000000000000000000038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3];&quot;','&quot;;[.B1293];&quot;','&quot;;[.C1293];&quot;','&quot;;[.D1293];&quot;',&quot;;[.E1293];&quot;);&quot;)" office:value-type="string" office:string-value="INSERT INTO sss_permisos_internos VALUES('0001','SIGESP                        ','SPG','00000000000000000000000070000000000000000000003801000000000000000000000000200000000000000000000000010000000000000000000000001P',1);" calcext:value-type="string">
            <text:p>INSERT INTO sss_permisos_internos VALUES('0001','SIGESP <text:s text:c="23"/>','SPG','000000000000000000000000700000000000000000000038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4];&quot;','&quot;;[.B1294];&quot;','&quot;;[.C1294];&quot;','&quot;;[.D1294];&quot;',&quot;;[.E1294];&quot;);&quot;)" office:value-type="string" office:string-value="INSERT INTO sss_permisos_internos VALUES('0001','SIGESP                        ','SPG','00000000000000000000000070000000000000000000003801000000000000000000000000200000000000000000000000020000000000000000000000001P',1);" calcext:value-type="string">
            <text:p>INSERT INTO sss_permisos_internos VALUES('0001','SIGESP <text:s text:c="23"/>','SPG','000000000000000000000000700000000000000000000038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5];&quot;','&quot;;[.B1295];&quot;','&quot;;[.C1295];&quot;','&quot;;[.D1295];&quot;',&quot;;[.E1295];&quot;);&quot;)" office:value-type="string" office:string-value="INSERT INTO sss_permisos_internos VALUES('0001','SIGESP                        ','SPG','00000000000000000000000070000000000000000000003801000000000000000000000000200000000000000000000000030000000000000000000000001P',1);" calcext:value-type="string">
            <text:p>INSERT INTO sss_permisos_internos VALUES('0001','SIGESP <text:s text:c="23"/>','SPG','000000000000000000000000700000000000000000000038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6];&quot;','&quot;;[.B1296];&quot;','&quot;;[.C1296];&quot;','&quot;;[.D1296];&quot;',&quot;;[.E1296];&quot;);&quot;)" office:value-type="string" office:string-value="INSERT INTO sss_permisos_internos VALUES('0001','SIGESP                        ','SPG','00000000000000000000000070000000000000000000003801000000000000000000000000200000000000000000000000040000000000000000000000001P',1);" calcext:value-type="string">
            <text:p>INSERT INTO sss_permisos_internos VALUES('0001','SIGESP <text:s text:c="23"/>','SPG','000000000000000000000000700000000000000000000038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7];&quot;','&quot;;[.B1297];&quot;','&quot;;[.C1297];&quot;','&quot;;[.D1297];&quot;',&quot;;[.E1297];&quot;);&quot;)" office:value-type="string" office:string-value="INSERT INTO sss_permisos_internos VALUES('0001','SIGESP                        ','SPG','00000000000000000000000070000000000000000000003801000000000000000000000000200000000000000000000000050000000000000000000000001P',1);" calcext:value-type="string">
            <text:p>INSERT INTO sss_permisos_internos VALUES('0001','SIGESP <text:s text:c="23"/>','SPG','000000000000000000000000700000000000000000000038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8];&quot;','&quot;;[.B1298];&quot;','&quot;;[.C1298];&quot;','&quot;;[.D1298];&quot;',&quot;;[.E1298];&quot;);&quot;)" office:value-type="string" office:string-value="INSERT INTO sss_permisos_internos VALUES('0001','SIGESP                        ','SPG','00000000000000000000000070000000000000000000003802000000000000000000000000100000000000000000000000010000000000000000000000001P',1);" calcext:value-type="string">
            <text:p>INSERT INTO sss_permisos_internos VALUES('0001','SIGESP <text:s text:c="23"/>','SPG','000000000000000000000000700000000000000000000038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299];&quot;','&quot;;[.B1299];&quot;','&quot;;[.C1299];&quot;','&quot;;[.D1299];&quot;',&quot;;[.E1299];&quot;);&quot;)" office:value-type="string" office:string-value="INSERT INTO sss_permisos_internos VALUES('0001','SIGESP                        ','SPG','00000000000000000000000070000000000000000000003802000000000000000000000000200000000000000000000000010000000000000000000000001P',1);" calcext:value-type="string">
            <text:p>INSERT INTO sss_permisos_internos VALUES('0001','SIGESP <text:s text:c="23"/>','SPG','000000000000000000000000700000000000000000000038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0];&quot;','&quot;;[.B1300];&quot;','&quot;;[.C1300];&quot;','&quot;;[.D1300];&quot;',&quot;;[.E1300];&quot;);&quot;)" office:value-type="string" office:string-value="INSERT INTO sss_permisos_internos VALUES('0001','SIGESP                        ','SPG','00000000000000000000000070000000000000000000003802000000000000000000000000200000000000000000000000020000000000000000000000001P',1);" calcext:value-type="string">
            <text:p>INSERT INTO sss_permisos_internos VALUES('0001','SIGESP <text:s text:c="23"/>','SPG','000000000000000000000000700000000000000000000038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2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1];&quot;','&quot;;[.B1301];&quot;','&quot;;[.C1301];&quot;','&quot;;[.D1301];&quot;',&quot;;[.E1301];&quot;);&quot;)" office:value-type="string" office:string-value="INSERT INTO sss_permisos_internos VALUES('0001','SIGESP                        ','SPG','00000000000000000000000070000000000000000000003802000000000000000000000000200000000000000000000000030000000000000000000000001P',1);" calcext:value-type="string">
            <text:p>INSERT INTO sss_permisos_internos VALUES('0001','SIGESP <text:s text:c="23"/>','SPG','00000000000000000000000070000000000000000000003802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2];&quot;','&quot;;[.B1302];&quot;','&quot;;[.C1302];&quot;','&quot;;[.D1302];&quot;',&quot;;[.E1302];&quot;);&quot;)" office:value-type="string" office:string-value="INSERT INTO sss_permisos_internos VALUES('0001','SIGESP                        ','SPG','00000000000000000000000070000000000000000000003802000000000000000000000000200000000000000000000000040000000000000000000000001P',1);" calcext:value-type="string">
            <text:p>INSERT INTO sss_permisos_internos VALUES('0001','SIGESP <text:s text:c="23"/>','SPG','000000000000000000000000700000000000000000000038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802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3];&quot;','&quot;;[.B1303];&quot;','&quot;;[.C1303];&quot;','&quot;;[.D1303];&quot;',&quot;;[.E1303];&quot;);&quot;)" office:value-type="string" office:string-value="INSERT INTO sss_permisos_internos VALUES('0001','SIGESP                        ','SPG','00000000000000000000000070000000000000000000003802000000000000000000000000200000000000000000000000050000000000000000000000001P',1);" calcext:value-type="string">
            <text:p>INSERT INTO sss_permisos_internos VALUES('0001','SIGESP <text:s text:c="23"/>','SPG','00000000000000000000000070000000000000000000003802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4];&quot;','&quot;;[.B1304];&quot;','&quot;;[.C1304];&quot;','&quot;;[.D1304];&quot;',&quot;;[.E1304];&quot;);&quot;)" office:value-type="string" office:string-value="INSERT INTO sss_permisos_internos VALUES('0001','SIGESP                        ','SPG','00000000000000000000000070000000000000000000003901000000000000000000000000100000000000000000000000010000000000000000000000001P',1);" calcext:value-type="string">
            <text:p>INSERT INTO sss_permisos_internos VALUES('0001','SIGESP <text:s text:c="23"/>','SPG','000000000000000000000000700000000000000000000039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5];&quot;','&quot;;[.B1305];&quot;','&quot;;[.C1305];&quot;','&quot;;[.D1305];&quot;',&quot;;[.E1305];&quot;);&quot;)" office:value-type="string" office:string-value="INSERT INTO sss_permisos_internos VALUES('0001','SIGESP                        ','SPG','00000000000000000000000070000000000000000000003901000000000000000000000000200000000000000000000000010000000000000000000000001P',1);" calcext:value-type="string">
            <text:p>INSERT INTO sss_permisos_internos VALUES('0001','SIGESP <text:s text:c="23"/>','SPG','000000000000000000000000700000000000000000000039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6];&quot;','&quot;;[.B1306];&quot;','&quot;;[.C1306];&quot;','&quot;;[.D1306];&quot;',&quot;;[.E1306];&quot;);&quot;)" office:value-type="string" office:string-value="INSERT INTO sss_permisos_internos VALUES('0001','SIGESP                        ','SPG','00000000000000000000000070000000000000000000003901000000000000000000000000200000000000000000000000020000000000000000000000001P',1);" calcext:value-type="string">
            <text:p>INSERT INTO sss_permisos_internos VALUES('0001','SIGESP <text:s text:c="23"/>','SPG','000000000000000000000000700000000000000000000039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7];&quot;','&quot;;[.B1307];&quot;','&quot;;[.C1307];&quot;','&quot;;[.D1307];&quot;',&quot;;[.E1307];&quot;);&quot;)" office:value-type="string" office:string-value="INSERT INTO sss_permisos_internos VALUES('0001','SIGESP                        ','SPG','00000000000000000000000070000000000000000000003901000000000000000000000000200000000000000000000000030000000000000000000000001P',1);" calcext:value-type="string">
            <text:p>INSERT INTO sss_permisos_internos VALUES('0001','SIGESP <text:s text:c="23"/>','SPG','000000000000000000000000700000000000000000000039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8];&quot;','&quot;;[.B1308];&quot;','&quot;;[.C1308];&quot;','&quot;;[.D1308];&quot;',&quot;;[.E1308];&quot;);&quot;)" office:value-type="string" office:string-value="INSERT INTO sss_permisos_internos VALUES('0001','SIGESP                        ','SPG','00000000000000000000000070000000000000000000003901000000000000000000000000200000000000000000000000040000000000000000000000001P',1);" calcext:value-type="string">
            <text:p>INSERT INTO sss_permisos_internos VALUES('0001','SIGESP <text:s text:c="23"/>','SPG','000000000000000000000000700000000000000000000039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09];&quot;','&quot;;[.B1309];&quot;','&quot;;[.C1309];&quot;','&quot;;[.D1309];&quot;',&quot;;[.E1309];&quot;);&quot;)" office:value-type="string" office:string-value="INSERT INTO sss_permisos_internos VALUES('0001','SIGESP                        ','SPG','00000000000000000000000070000000000000000000003901000000000000000000000000200000000000000000000000050000000000000000000000001P',1);" calcext:value-type="string">
            <text:p>INSERT INTO sss_permisos_internos VALUES('0001','SIGESP <text:s text:c="23"/>','SPG','000000000000000000000000700000000000000000000039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0];&quot;','&quot;;[.B1310];&quot;','&quot;;[.C1310];&quot;','&quot;;[.D1310];&quot;',&quot;;[.E1310];&quot;);&quot;)" office:value-type="string" office:string-value="INSERT INTO sss_permisos_internos VALUES('0001','SIGESP                        ','SPG','00000000000000000000000070000000000000000000003902000000000000000000000000100000000000000000000000010000000000000000000000001P',1);" calcext:value-type="string">
            <text:p>INSERT INTO sss_permisos_internos VALUES('0001','SIGESP <text:s text:c="23"/>','SPG','000000000000000000000000700000000000000000000039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20000000000000000000000001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1];&quot;','&quot;;[.B1311];&quot;','&quot;;[.C1311];&quot;','&quot;;[.D1311];&quot;',&quot;;[.E1311];&quot;);&quot;)" office:value-type="string" office:string-value="INSERT INTO sss_permisos_internos VALUES('0001','SIGESP                        ','SPG','00000000000000000000000070000000000000000000003902000000000000000000000000100000000000000000000000020000000000000000000000001P',1);" calcext:value-type="string">
            <text:p>INSERT INTO sss_permisos_internos VALUES('0001','SIGESP <text:s text:c="23"/>','SPG','000000000000000000000000700000000000000000000039020000000000000000000000001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20000000000000000000000001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2];&quot;','&quot;;[.B1312];&quot;','&quot;;[.C1312];&quot;','&quot;;[.D1312];&quot;',&quot;;[.E1312];&quot;);&quot;)" office:value-type="string" office:string-value="INSERT INTO sss_permisos_internos VALUES('0001','SIGESP                        ','SPG','00000000000000000000000070000000000000000000003902000000000000000000000000100000000000000000000000030000000000000000000000001P',1);" calcext:value-type="string">
            <text:p>INSERT INTO sss_permisos_internos VALUES('0001','SIGESP <text:s text:c="23"/>','SPG','000000000000000000000000700000000000000000000039020000000000000000000000001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20000000000000000000000001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3];&quot;','&quot;;[.B1313];&quot;','&quot;;[.C1313];&quot;','&quot;;[.D1313];&quot;',&quot;;[.E1313];&quot;);&quot;)" office:value-type="string" office:string-value="INSERT INTO sss_permisos_internos VALUES('0001','SIGESP                        ','SPG','00000000000000000000000070000000000000000000003902000000000000000000000000100000000000000000000000040000000000000000000000001P',1);" calcext:value-type="string">
            <text:p>INSERT INTO sss_permisos_internos VALUES('0001','SIGESP <text:s text:c="23"/>','SPG','000000000000000000000000700000000000000000000039020000000000000000000000001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39020000000000000000000000001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4];&quot;','&quot;;[.B1314];&quot;','&quot;;[.C1314];&quot;','&quot;;[.D1314];&quot;',&quot;;[.E1314];&quot;);&quot;)" office:value-type="string" office:string-value="INSERT INTO sss_permisos_internos VALUES('0001','SIGESP                        ','SPG','00000000000000000000000070000000000000000000003902000000000000000000000000100000000000000000000000050000000000000000000000001P',1);" calcext:value-type="string">
            <text:p>INSERT INTO sss_permisos_internos VALUES('0001','SIGESP <text:s text:c="23"/>','SPG','000000000000000000000000700000000000000000000039020000000000000000000000001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5];&quot;','&quot;;[.B1315];&quot;','&quot;;[.C1315];&quot;','&quot;;[.D1315];&quot;',&quot;;[.E1315];&quot;);&quot;)" office:value-type="string" office:string-value="INSERT INTO sss_permisos_internos VALUES('0001','SIGESP                        ','SPG','00000000000000000000000070000000000000000000004001000000000000000000000000100000000000000000000000010000000000000000000000001P',1);" calcext:value-type="string">
            <text:p>INSERT INTO sss_permisos_internos VALUES('0001','SIGESP <text:s text:c="23"/>','SPG','000000000000000000000000700000000000000000000040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6];&quot;','&quot;;[.B1316];&quot;','&quot;;[.C1316];&quot;','&quot;;[.D1316];&quot;',&quot;;[.E1316];&quot;);&quot;)" office:value-type="string" office:string-value="INSERT INTO sss_permisos_internos VALUES('0001','SIGESP                        ','SPG','00000000000000000000000070000000000000000000004001000000000000000000000000200000000000000000000000010000000000000000000000001P',1);" calcext:value-type="string">
            <text:p>INSERT INTO sss_permisos_internos VALUES('0001','SIGESP <text:s text:c="23"/>','SPG','000000000000000000000000700000000000000000000040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7];&quot;','&quot;;[.B1317];&quot;','&quot;;[.C1317];&quot;','&quot;;[.D1317];&quot;',&quot;;[.E1317];&quot;);&quot;)" office:value-type="string" office:string-value="INSERT INTO sss_permisos_internos VALUES('0001','SIGESP                        ','SPG','00000000000000000000000070000000000000000000004001000000000000000000000000200000000000000000000000020000000000000000000000001P',1);" calcext:value-type="string">
            <text:p>INSERT INTO sss_permisos_internos VALUES('0001','SIGESP <text:s text:c="23"/>','SPG','000000000000000000000000700000000000000000000040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8];&quot;','&quot;;[.B1318];&quot;','&quot;;[.C1318];&quot;','&quot;;[.D1318];&quot;',&quot;;[.E1318];&quot;);&quot;)" office:value-type="string" office:string-value="INSERT INTO sss_permisos_internos VALUES('0001','SIGESP                        ','SPG','00000000000000000000000070000000000000000000004001000000000000000000000000200000000000000000000000030000000000000000000000001P',1);" calcext:value-type="string">
            <text:p>INSERT INTO sss_permisos_internos VALUES('0001','SIGESP <text:s text:c="23"/>','SPG','000000000000000000000000700000000000000000000040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19];&quot;','&quot;;[.B1319];&quot;','&quot;;[.C1319];&quot;','&quot;;[.D1319];&quot;',&quot;;[.E1319];&quot;);&quot;)" office:value-type="string" office:string-value="INSERT INTO sss_permisos_internos VALUES('0001','SIGESP                        ','SPG','00000000000000000000000070000000000000000000004001000000000000000000000000200000000000000000000000040000000000000000000000001P',1);" calcext:value-type="string">
            <text:p>INSERT INTO sss_permisos_internos VALUES('0001','SIGESP <text:s text:c="23"/>','SPG','000000000000000000000000700000000000000000000040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0];&quot;','&quot;;[.B1320];&quot;','&quot;;[.C1320];&quot;','&quot;;[.D1320];&quot;',&quot;;[.E1320];&quot;);&quot;)" office:value-type="string" office:string-value="INSERT INTO sss_permisos_internos VALUES('0001','SIGESP                        ','SPG','00000000000000000000000070000000000000000000004001000000000000000000000000200000000000000000000000050000000000000000000000001P',1);" calcext:value-type="string">
            <text:p>INSERT INTO sss_permisos_internos VALUES('0001','SIGESP <text:s text:c="23"/>','SPG','000000000000000000000000700000000000000000000040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1];&quot;','&quot;;[.B1321];&quot;','&quot;;[.C1321];&quot;','&quot;;[.D1321];&quot;',&quot;;[.E1321];&quot;);&quot;)" office:value-type="string" office:string-value="INSERT INTO sss_permisos_internos VALUES('0001','SIGESP                        ','SPG','00000000000000000000000070000000000000000000004002000000000000000000000000100000000000000000000000010000000000000000000000001P',1);" calcext:value-type="string">
            <text:p>INSERT INTO sss_permisos_internos VALUES('0001','SIGESP <text:s text:c="23"/>','SPG','000000000000000000000000700000000000000000000040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20000000000000000000000001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2];&quot;','&quot;;[.B1322];&quot;','&quot;;[.C1322];&quot;','&quot;;[.D1322];&quot;',&quot;;[.E1322];&quot;);&quot;)" office:value-type="string" office:string-value="INSERT INTO sss_permisos_internos VALUES('0001','SIGESP                        ','SPG','00000000000000000000000070000000000000000000004002000000000000000000000000100000000000000000000000020000000000000000000000001P',1);" calcext:value-type="string">
            <text:p>INSERT INTO sss_permisos_internos VALUES('0001','SIGESP <text:s text:c="23"/>','SPG','000000000000000000000000700000000000000000000040020000000000000000000000001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20000000000000000000000001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3];&quot;','&quot;;[.B1323];&quot;','&quot;;[.C1323];&quot;','&quot;;[.D1323];&quot;',&quot;;[.E1323];&quot;);&quot;)" office:value-type="string" office:string-value="INSERT INTO sss_permisos_internos VALUES('0001','SIGESP                        ','SPG','00000000000000000000000070000000000000000000004002000000000000000000000000100000000000000000000000030000000000000000000000001P',1);" calcext:value-type="string">
            <text:p>INSERT INTO sss_permisos_internos VALUES('0001','SIGESP <text:s text:c="23"/>','SPG','000000000000000000000000700000000000000000000040020000000000000000000000001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0020000000000000000000000001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4];&quot;','&quot;;[.B1324];&quot;','&quot;;[.C1324];&quot;','&quot;;[.D1324];&quot;',&quot;;[.E1324];&quot;);&quot;)" office:value-type="string" office:string-value="INSERT INTO sss_permisos_internos VALUES('0001','SIGESP                        ','SPG','00000000000000000000000070000000000000000000004002000000000000000000000000100000000000000000000000040000000000000000000000001P',1);" calcext:value-type="string">
            <text:p>INSERT INTO sss_permisos_internos VALUES('0001','SIGESP <text:s text:c="23"/>','SPG','000000000000000000000000700000000000000000000040020000000000000000000000001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5];&quot;','&quot;;[.B1325];&quot;','&quot;;[.C1325];&quot;','&quot;;[.D1325];&quot;',&quot;;[.E1325];&quot;);&quot;)" office:value-type="string" office:string-value="INSERT INTO sss_permisos_internos VALUES('0001','SIGESP                        ','SPG','00000000000000000000000070000000000000000000004100000000000000000000000000100000000000000000000000010000000000000000000000001P',1);" calcext:value-type="string">
            <text:p>INSERT INTO sss_permisos_internos VALUES('0001','SIGESP <text:s text:c="23"/>','SPG','000000000000000000000000700000000000000000000041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6];&quot;','&quot;;[.B1326];&quot;','&quot;;[.C1326];&quot;','&quot;;[.D1326];&quot;',&quot;;[.E1326];&quot;);&quot;)" office:value-type="string" office:string-value="INSERT INTO sss_permisos_internos VALUES('0001','SIGESP                        ','SPG','00000000000000000000000070000000000000000000004101000000000000000000000000100000000000000000000000010000000000000000000000001P',1);" calcext:value-type="string">
            <text:p>INSERT INTO sss_permisos_internos VALUES('0001','SIGESP <text:s text:c="23"/>','SPG','000000000000000000000000700000000000000000000041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7];&quot;','&quot;;[.B1327];&quot;','&quot;;[.C1327];&quot;','&quot;;[.D1327];&quot;',&quot;;[.E1327];&quot;);&quot;)" office:value-type="string" office:string-value="INSERT INTO sss_permisos_internos VALUES('0001','SIGESP                        ','SPG','00000000000000000000000070000000000000000000004101000000000000000000000000200000000000000000000000010000000000000000000000001P',1);" calcext:value-type="string">
            <text:p>INSERT INTO sss_permisos_internos VALUES('0001','SIGESP <text:s text:c="23"/>','SPG','000000000000000000000000700000000000000000000041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8];&quot;','&quot;;[.B1328];&quot;','&quot;;[.C1328];&quot;','&quot;;[.D1328];&quot;',&quot;;[.E1328];&quot;);&quot;)" office:value-type="string" office:string-value="INSERT INTO sss_permisos_internos VALUES('0001','SIGESP                        ','SPG','00000000000000000000000070000000000000000000004101000000000000000000000000200000000000000000000000020000000000000000000000001P',1);" calcext:value-type="string">
            <text:p>INSERT INTO sss_permisos_internos VALUES('0001','SIGESP <text:s text:c="23"/>','SPG','000000000000000000000000700000000000000000000041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29];&quot;','&quot;;[.B1329];&quot;','&quot;;[.C1329];&quot;','&quot;;[.D1329];&quot;',&quot;;[.E1329];&quot;);&quot;)" office:value-type="string" office:string-value="INSERT INTO sss_permisos_internos VALUES('0001','SIGESP                        ','SPG','00000000000000000000000070000000000000000000004101000000000000000000000000200000000000000000000000030000000000000000000000001P',1);" calcext:value-type="string">
            <text:p>INSERT INTO sss_permisos_internos VALUES('0001','SIGESP <text:s text:c="23"/>','SPG','000000000000000000000000700000000000000000000041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0];&quot;','&quot;;[.B1330];&quot;','&quot;;[.C1330];&quot;','&quot;;[.D1330];&quot;',&quot;;[.E1330];&quot;);&quot;)" office:value-type="string" office:string-value="INSERT INTO sss_permisos_internos VALUES('0001','SIGESP                        ','SPG','00000000000000000000000070000000000000000000004101000000000000000000000000200000000000000000000000040000000000000000000000001P',1);" calcext:value-type="string">
            <text:p>INSERT INTO sss_permisos_internos VALUES('0001','SIGESP <text:s text:c="23"/>','SPG','000000000000000000000000700000000000000000000041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1];&quot;','&quot;;[.B1331];&quot;','&quot;;[.C1331];&quot;','&quot;;[.D1331];&quot;',&quot;;[.E1331];&quot;);&quot;)" office:value-type="string" office:string-value="INSERT INTO sss_permisos_internos VALUES('0001','SIGESP                        ','SPG','00000000000000000000000070000000000000000000004101000000000000000000000000200000000000000000000000050000000000000000000000001P',1);" calcext:value-type="string">
            <text:p>INSERT INTO sss_permisos_internos VALUES('0001','SIGESP <text:s text:c="23"/>','SPG','000000000000000000000000700000000000000000000041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2];&quot;','&quot;;[.B1332];&quot;','&quot;;[.C1332];&quot;','&quot;;[.D1332];&quot;',&quot;;[.E1332];&quot;);&quot;)" office:value-type="string" office:string-value="INSERT INTO sss_permisos_internos VALUES('0001','SIGESP                        ','SPG','00000000000000000000000070000000000000000000004102000000000000000000000000100000000000000000000000010000000000000000000000001P',1);" calcext:value-type="string">
            <text:p>INSERT INTO sss_permisos_internos VALUES('0001','SIGESP <text:s text:c="23"/>','SPG','000000000000000000000000700000000000000000000041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20000000000000000000000001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3];&quot;','&quot;;[.B1333];&quot;','&quot;;[.C1333];&quot;','&quot;;[.D1333];&quot;',&quot;;[.E1333];&quot;);&quot;)" office:value-type="string" office:string-value="INSERT INTO sss_permisos_internos VALUES('0001','SIGESP                        ','SPG','00000000000000000000000070000000000000000000004102000000000000000000000000100000000000000000000000020000000000000000000000001P',1);" calcext:value-type="string">
            <text:p>INSERT INTO sss_permisos_internos VALUES('0001','SIGESP <text:s text:c="23"/>','SPG','000000000000000000000000700000000000000000000041020000000000000000000000001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20000000000000000000000001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4];&quot;','&quot;;[.B1334];&quot;','&quot;;[.C1334];&quot;','&quot;;[.D1334];&quot;',&quot;;[.E1334];&quot;);&quot;)" office:value-type="string" office:string-value="INSERT INTO sss_permisos_internos VALUES('0001','SIGESP                        ','SPG','00000000000000000000000070000000000000000000004102000000000000000000000000100000000000000000000000030000000000000000000000001P',1);" calcext:value-type="string">
            <text:p>INSERT INTO sss_permisos_internos VALUES('0001','SIGESP <text:s text:c="23"/>','SPG','000000000000000000000000700000000000000000000041020000000000000000000000001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20000000000000000000000001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5];&quot;','&quot;;[.B1335];&quot;','&quot;;[.C1335];&quot;','&quot;;[.D1335];&quot;',&quot;;[.E1335];&quot;);&quot;)" office:value-type="string" office:string-value="INSERT INTO sss_permisos_internos VALUES('0001','SIGESP                        ','SPG','00000000000000000000000070000000000000000000004102000000000000000000000000100000000000000000000000040000000000000000000000001P',1);" calcext:value-type="string">
            <text:p>INSERT INTO sss_permisos_internos VALUES('0001','SIGESP <text:s text:c="23"/>','SPG','000000000000000000000000700000000000000000000041020000000000000000000000001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1020000000000000000000000001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6];&quot;','&quot;;[.B1336];&quot;','&quot;;[.C1336];&quot;','&quot;;[.D1336];&quot;',&quot;;[.E1336];&quot;);&quot;)" office:value-type="string" office:string-value="INSERT INTO sss_permisos_internos VALUES('0001','SIGESP                        ','SPG','00000000000000000000000070000000000000000000004102000000000000000000000000100000000000000000000000050000000000000000000000001P',1);" calcext:value-type="string">
            <text:p>INSERT INTO sss_permisos_internos VALUES('0001','SIGESP <text:s text:c="23"/>','SPG','000000000000000000000000700000000000000000000041020000000000000000000000001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7];&quot;','&quot;;[.B1337];&quot;','&quot;;[.C1337];&quot;','&quot;;[.D1337];&quot;',&quot;;[.E1337];&quot;);&quot;)" office:value-type="string" office:string-value="INSERT INTO sss_permisos_internos VALUES('0001','SIGESP                        ','SPG','00000000000000000000000070000000000000000000004200000000000000000000000000100000000000000000000000010000000000000000000000001P',1);" calcext:value-type="string">
            <text:p>INSERT INTO sss_permisos_internos VALUES('0001','SIGESP <text:s text:c="23"/>','SPG','000000000000000000000000700000000000000000000042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8];&quot;','&quot;;[.B1338];&quot;','&quot;;[.C1338];&quot;','&quot;;[.D1338];&quot;',&quot;;[.E1338];&quot;);&quot;)" office:value-type="string" office:string-value="INSERT INTO sss_permisos_internos VALUES('0001','SIGESP                        ','SPG','00000000000000000000000070000000000000000000004201000000000000000000000000100000000000000000000000010000000000000000000000001P',1);" calcext:value-type="string">
            <text:p>INSERT INTO sss_permisos_internos VALUES('0001','SIGESP <text:s text:c="23"/>','SPG','000000000000000000000000700000000000000000000042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39];&quot;','&quot;;[.B1339];&quot;','&quot;;[.C1339];&quot;','&quot;;[.D1339];&quot;',&quot;;[.E1339];&quot;);&quot;)" office:value-type="string" office:string-value="INSERT INTO sss_permisos_internos VALUES('0001','SIGESP                        ','SPG','00000000000000000000000070000000000000000000004201000000000000000000000000200000000000000000000000010000000000000000000000001P',1);" calcext:value-type="string">
            <text:p>INSERT INTO sss_permisos_internos VALUES('0001','SIGESP <text:s text:c="23"/>','SPG','000000000000000000000000700000000000000000000042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0];&quot;','&quot;;[.B1340];&quot;','&quot;;[.C1340];&quot;','&quot;;[.D1340];&quot;',&quot;;[.E1340];&quot;);&quot;)" office:value-type="string" office:string-value="INSERT INTO sss_permisos_internos VALUES('0001','SIGESP                        ','SPG','00000000000000000000000070000000000000000000004201000000000000000000000000200000000000000000000000020000000000000000000000001P',1);" calcext:value-type="string">
            <text:p>INSERT INTO sss_permisos_internos VALUES('0001','SIGESP <text:s text:c="23"/>','SPG','000000000000000000000000700000000000000000000042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1];&quot;','&quot;;[.B1341];&quot;','&quot;;[.C1341];&quot;','&quot;;[.D1341];&quot;',&quot;;[.E1341];&quot;);&quot;)" office:value-type="string" office:string-value="INSERT INTO sss_permisos_internos VALUES('0001','SIGESP                        ','SPG','00000000000000000000000070000000000000000000004201000000000000000000000000200000000000000000000000030000000000000000000000001P',1);" calcext:value-type="string">
            <text:p>INSERT INTO sss_permisos_internos VALUES('0001','SIGESP <text:s text:c="23"/>','SPG','000000000000000000000000700000000000000000000042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2];&quot;','&quot;;[.B1342];&quot;','&quot;;[.C1342];&quot;','&quot;;[.D1342];&quot;',&quot;;[.E1342];&quot;);&quot;)" office:value-type="string" office:string-value="INSERT INTO sss_permisos_internos VALUES('0001','SIGESP                        ','SPG','00000000000000000000000070000000000000000000004201000000000000000000000000200000000000000000000000040000000000000000000000001P',1);" calcext:value-type="string">
            <text:p>INSERT INTO sss_permisos_internos VALUES('0001','SIGESP <text:s text:c="23"/>','SPG','000000000000000000000000700000000000000000000042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3];&quot;','&quot;;[.B1343];&quot;','&quot;;[.C1343];&quot;','&quot;;[.D1343];&quot;',&quot;;[.E1343];&quot;);&quot;)" office:value-type="string" office:string-value="INSERT INTO sss_permisos_internos VALUES('0001','SIGESP                        ','SPG','00000000000000000000000070000000000000000000004201000000000000000000000000200000000000000000000000050000000000000000000000001P',1);" calcext:value-type="string">
            <text:p>INSERT INTO sss_permisos_internos VALUES('0001','SIGESP <text:s text:c="23"/>','SPG','000000000000000000000000700000000000000000000042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4];&quot;','&quot;;[.B1344];&quot;','&quot;;[.C1344];&quot;','&quot;;[.D1344];&quot;',&quot;;[.E1344];&quot;);&quot;)" office:value-type="string" office:string-value="INSERT INTO sss_permisos_internos VALUES('0001','SIGESP                        ','SPG','00000000000000000000000070000000000000000000004202000000000000000000000000100000000000000000000000010000000000000000000000001P',1);" calcext:value-type="string">
            <text:p>INSERT INTO sss_permisos_internos VALUES('0001','SIGESP <text:s text:c="23"/>','SPG','000000000000000000000000700000000000000000000042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5];&quot;','&quot;;[.B1345];&quot;','&quot;;[.C1345];&quot;','&quot;;[.D1345];&quot;',&quot;;[.E1345];&quot;);&quot;)" office:value-type="string" office:string-value="INSERT INTO sss_permisos_internos VALUES('0001','SIGESP                        ','SPG','00000000000000000000000070000000000000000000004202000000000000000000000000200000000000000000000000010000000000000000000000001P',1);" calcext:value-type="string">
            <text:p>INSERT INTO sss_permisos_internos VALUES('0001','SIGESP <text:s text:c="23"/>','SPG','000000000000000000000000700000000000000000000042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6];&quot;','&quot;;[.B1346];&quot;','&quot;;[.C1346];&quot;','&quot;;[.D1346];&quot;',&quot;;[.E1346];&quot;);&quot;)" office:value-type="string" office:string-value="INSERT INTO sss_permisos_internos VALUES('0001','SIGESP                        ','SPG','00000000000000000000000070000000000000000000004202000000000000000000000000200000000000000000000000020000000000000000000000001P',1);" calcext:value-type="string">
            <text:p>INSERT INTO sss_permisos_internos VALUES('0001','SIGESP <text:s text:c="23"/>','SPG','000000000000000000000000700000000000000000000042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2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7];&quot;','&quot;;[.B1347];&quot;','&quot;;[.C1347];&quot;','&quot;;[.D1347];&quot;',&quot;;[.E1347];&quot;);&quot;)" office:value-type="string" office:string-value="INSERT INTO sss_permisos_internos VALUES('0001','SIGESP                        ','SPG','00000000000000000000000070000000000000000000004202000000000000000000000000200000000000000000000000030000000000000000000000001P',1);" calcext:value-type="string">
            <text:p>INSERT INTO sss_permisos_internos VALUES('0001','SIGESP <text:s text:c="23"/>','SPG','00000000000000000000000070000000000000000000004202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8];&quot;','&quot;;[.B1348];&quot;','&quot;;[.C1348];&quot;','&quot;;[.D1348];&quot;',&quot;;[.E1348];&quot;);&quot;)" office:value-type="string" office:string-value="INSERT INTO sss_permisos_internos VALUES('0001','SIGESP                        ','SPG','00000000000000000000000070000000000000000000004202000000000000000000000000200000000000000000000000040000000000000000000000001P',1);" calcext:value-type="string">
            <text:p>INSERT INTO sss_permisos_internos VALUES('0001','SIGESP <text:s text:c="23"/>','SPG','000000000000000000000000700000000000000000000042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70000000000000000000004202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49];&quot;','&quot;;[.B1349];&quot;','&quot;;[.C1349];&quot;','&quot;;[.D1349];&quot;',&quot;;[.E1349];&quot;);&quot;)" office:value-type="string" office:string-value="INSERT INTO sss_permisos_internos VALUES('0001','SIGESP                        ','SPG','00000000000000000000000070000000000000000000004202000000000000000000000000200000000000000000000000050000000000000000000000001P',1);" calcext:value-type="string">
            <text:p>INSERT INTO sss_permisos_internos VALUES('0001','SIGESP <text:s text:c="23"/>','SPG','00000000000000000000000070000000000000000000004202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0001000000000000000000000000000000000000000000000000000000000000000000000000000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0];&quot;','&quot;;[.B1350];&quot;','&quot;;[.C1350];&quot;','&quot;;[.D1350];&quot;',&quot;;[.E1350];&quot;);&quot;)" office:value-type="string" office:string-value="INSERT INTO sss_permisos_internos VALUES('0001','SIGESP                        ','SPG','00000000000000000000000080000000000000000000000001000000000000000000000000000000000000000000000000000000000000000000000000000P',1);" calcext:value-type="string">
            <text:p>INSERT INTO sss_permisos_internos VALUES('0001','SIGESP <text:s text:c="23"/>','SPG','00000000000000000000000080000000000000000000000001000000000000000000000000000000000000000000000000000000000000000000000000000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1];&quot;','&quot;;[.B1351];&quot;','&quot;;[.C1351];&quot;','&quot;;[.D1351];&quot;',&quot;;[.E1351];&quot;);&quot;)" office:value-type="string" office:string-value="INSERT INTO sss_permisos_internos VALUES('0001','SIGESP                        ','SPG','00000000000000000000000080000000000000000000003700000000000000000000000000100000000000000000000000010000000000000000000000001P',1);" calcext:value-type="string">
            <text:p>INSERT INTO sss_permisos_internos VALUES('0001','SIGESP <text:s text:c="23"/>','SPG','000000000000000000000000800000000000000000000037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0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2];&quot;','&quot;;[.B1352];&quot;','&quot;;[.C1352];&quot;','&quot;;[.D1352];&quot;',&quot;;[.E1352];&quot;);&quot;)" office:value-type="string" office:string-value="INSERT INTO sss_permisos_internos VALUES('0001','SIGESP                        ','SPG','00000000000000000000000080000000000000000000003700000000000000000000000000200000000000000000000000050000000000000000000000001P',1);" calcext:value-type="string">
            <text:p>INSERT INTO sss_permisos_internos VALUES('0001','SIGESP <text:s text:c="23"/>','SPG','00000000000000000000000080000000000000000000003700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3];&quot;','&quot;;[.B1353];&quot;','&quot;;[.C1353];&quot;','&quot;;[.D1353];&quot;',&quot;;[.E1353];&quot;);&quot;)" office:value-type="string" office:string-value="INSERT INTO sss_permisos_internos VALUES('0001','SIGESP                        ','SPG','00000000000000000000000080000000000000000000003701000000000000000000000000100000000000000000000000010000000000000000000000001P',1);" calcext:value-type="string">
            <text:p>INSERT INTO sss_permisos_internos VALUES('0001','SIGESP <text:s text:c="23"/>','SPG','000000000000000000000000800000000000000000000037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4];&quot;','&quot;;[.B1354];&quot;','&quot;;[.C1354];&quot;','&quot;;[.D1354];&quot;',&quot;;[.E1354];&quot;);&quot;)" office:value-type="string" office:string-value="INSERT INTO sss_permisos_internos VALUES('0001','SIGESP                        ','SPG','00000000000000000000000080000000000000000000003701000000000000000000000000200000000000000000000000010000000000000000000000001P',1);" calcext:value-type="string">
            <text:p>INSERT INTO sss_permisos_internos VALUES('0001','SIGESP <text:s text:c="23"/>','SPG','000000000000000000000000800000000000000000000037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10000000000000000000000003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5];&quot;','&quot;;[.B1355];&quot;','&quot;;[.C1355];&quot;','&quot;;[.D1355];&quot;',&quot;;[.E1355];&quot;);&quot;)" office:value-type="string" office:string-value="INSERT INTO sss_permisos_internos VALUES('0001','SIGESP                        ','SPG','00000000000000000000000080000000000000000000003701000000000000000000000000300000000000000000000000020000000000000000000000001P',1);" calcext:value-type="string">
            <text:p>INSERT INTO sss_permisos_internos VALUES('0001','SIGESP <text:s text:c="23"/>','SPG','000000000000000000000000800000000000000000000037010000000000000000000000003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10000000000000000000000004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6];&quot;','&quot;;[.B1356];&quot;','&quot;;[.C1356];&quot;','&quot;;[.D1356];&quot;',&quot;;[.E1356];&quot;);&quot;)" office:value-type="string" office:string-value="INSERT INTO sss_permisos_internos VALUES('0001','SIGESP                        ','SPG','00000000000000000000000080000000000000000000003701000000000000000000000000400000000000000000000000030000000000000000000000001P',1);" calcext:value-type="string">
            <text:p>INSERT INTO sss_permisos_internos VALUES('0001','SIGESP <text:s text:c="23"/>','SPG','000000000000000000000000800000000000000000000037010000000000000000000000004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7];&quot;','&quot;;[.B1357];&quot;','&quot;;[.C1357];&quot;','&quot;;[.D1357];&quot;',&quot;;[.E1357];&quot;);&quot;)" office:value-type="string" office:string-value="INSERT INTO sss_permisos_internos VALUES('0001','SIGESP                        ','SPG','00000000000000000000000080000000000000000000003702000000000000000000000000100000000000000000000000010000000000000000000000001P',1);" calcext:value-type="string">
            <text:p>INSERT INTO sss_permisos_internos VALUES('0001','SIGESP <text:s text:c="23"/>','SPG','000000000000000000000000800000000000000000000037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20000000000000000000000004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8];&quot;','&quot;;[.B1358];&quot;','&quot;;[.C1358];&quot;','&quot;;[.D1358];&quot;',&quot;;[.E1358];&quot;);&quot;)" office:value-type="string" office:string-value="INSERT INTO sss_permisos_internos VALUES('0001','SIGESP                        ','SPG','00000000000000000000000080000000000000000000003702000000000000000000000000400000000000000000000000020000000000000000000000001P',1);" calcext:value-type="string">
            <text:p>INSERT INTO sss_permisos_internos VALUES('0001','SIGESP <text:s text:c="23"/>','SPG','000000000000000000000000800000000000000000000037020000000000000000000000004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20000000000000000000000004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59];&quot;','&quot;;[.B1359];&quot;','&quot;;[.C1359];&quot;','&quot;;[.D1359];&quot;',&quot;;[.E1359];&quot;);&quot;)" office:value-type="string" office:string-value="INSERT INTO sss_permisos_internos VALUES('0001','SIGESP                        ','SPG','00000000000000000000000080000000000000000000003702000000000000000000000000400000000000000000000000030000000000000000000000001P',1);" calcext:value-type="string">
            <text:p>INSERT INTO sss_permisos_internos VALUES('0001','SIGESP <text:s text:c="23"/>','SPG','000000000000000000000000800000000000000000000037020000000000000000000000004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20000000000000000000000004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0];&quot;','&quot;;[.B1360];&quot;','&quot;;[.C1360];&quot;','&quot;;[.D1360];&quot;',&quot;;[.E1360];&quot;);&quot;)" office:value-type="string" office:string-value="INSERT INTO sss_permisos_internos VALUES('0001','SIGESP                        ','SPG','00000000000000000000000080000000000000000000003702000000000000000000000000400000000000000000000000040000000000000000000000001P',1);" calcext:value-type="string">
            <text:p>INSERT INTO sss_permisos_internos VALUES('0001','SIGESP <text:s text:c="23"/>','SPG','000000000000000000000000800000000000000000000037020000000000000000000000004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20000000000000000000000004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1];&quot;','&quot;;[.B1361];&quot;','&quot;;[.C1361];&quot;','&quot;;[.D1361];&quot;',&quot;;[.E1361];&quot;);&quot;)" office:value-type="string" office:string-value="INSERT INTO sss_permisos_internos VALUES('0001','SIGESP                        ','SPG','00000000000000000000000080000000000000000000003702000000000000000000000000400000000000000000000000050000000000000000000000001P',1);" calcext:value-type="string">
            <text:p>INSERT INTO sss_permisos_internos VALUES('0001','SIGESP <text:s text:c="23"/>','SPG','000000000000000000000000800000000000000000000037020000000000000000000000004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20000000000000000000000004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2];&quot;','&quot;;[.B1362];&quot;','&quot;;[.C1362];&quot;','&quot;;[.D1362];&quot;',&quot;;[.E1362];&quot;);&quot;)" office:value-type="string" office:string-value="INSERT INTO sss_permisos_internos VALUES('0001','SIGESP                        ','SPG','00000000000000000000000080000000000000000000003702000000000000000000000000400000000000000000000000060000000000000000000000001P',1);" calcext:value-type="string">
            <text:p>INSERT INTO sss_permisos_internos VALUES('0001','SIGESP <text:s text:c="23"/>','SPG','000000000000000000000000800000000000000000000037020000000000000000000000004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80000000000000000000003703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3];&quot;','&quot;;[.B1363];&quot;','&quot;;[.C1363];&quot;','&quot;;[.D1363];&quot;',&quot;;[.E1363];&quot;);&quot;)" office:value-type="string" office:string-value="INSERT INTO sss_permisos_internos VALUES('0001','SIGESP                        ','SPG','00000000000000000000000080000000000000000000003703000000000000000000000000200000000000000000000000060000000000000000000000001P',1);" calcext:value-type="string">
            <text:p>INSERT INTO sss_permisos_internos VALUES('0001','SIGESP <text:s text:c="23"/>','SPG','00000000000000000000000080000000000000000000003703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27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4];&quot;','&quot;;[.B1364];&quot;','&quot;;[.C1364];&quot;','&quot;;[.D1364];&quot;',&quot;;[.E1364];&quot;);&quot;)" office:value-type="string" office:string-value="INSERT INTO sss_permisos_internos VALUES('0001','SIGESP                        ','SPG','00000000000000000000000090000000000000000000002700000000000000000000000000100000000000000000000000010000000000000000000000001P',1);" calcext:value-type="string">
            <text:p>INSERT INTO sss_permisos_internos VALUES('0001','SIGESP <text:s text:c="23"/>','SPG','000000000000000000000000900000000000000000000027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28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5];&quot;','&quot;;[.B1365];&quot;','&quot;;[.C1365];&quot;','&quot;;[.D1365];&quot;',&quot;;[.E1365];&quot;);&quot;)" office:value-type="string" office:string-value="INSERT INTO sss_permisos_internos VALUES('0001','SIGESP                        ','SPG','00000000000000000000000090000000000000000000002800000000000000000000000000100000000000000000000000010000000000000000000000001P',1);" calcext:value-type="string">
            <text:p>INSERT INTO sss_permisos_internos VALUES('0001','SIGESP <text:s text:c="23"/>','SPG','000000000000000000000000900000000000000000000028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4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6];&quot;','&quot;;[.B1366];&quot;','&quot;;[.C1366];&quot;','&quot;;[.D1366];&quot;',&quot;;[.E1366];&quot;);&quot;)" office:value-type="string" office:string-value="INSERT INTO sss_permisos_internos VALUES('0001','SIGESP                        ','SPG','00000000000000000000000090000000000000000000003400000000000000000000000000100000000000000000000000010000000000000000000000001P',1);" calcext:value-type="string">
            <text:p>INSERT INTO sss_permisos_internos VALUES('0001','SIGESP <text:s text:c="23"/>','SPG','000000000000000000000000900000000000000000000034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4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7];&quot;','&quot;;[.B1367];&quot;','&quot;;[.C1367];&quot;','&quot;;[.D1367];&quot;',&quot;;[.E1367];&quot;);&quot;)" office:value-type="string" office:string-value="INSERT INTO sss_permisos_internos VALUES('0001','SIGESP                        ','SPG','00000000000000000000000090000000000000000000003400000000000000000000000000200000000000000000000000010000000000000000000000001P',1);" calcext:value-type="string">
            <text:p>INSERT INTO sss_permisos_internos VALUES('0001','SIGESP <text:s text:c="23"/>','SPG','000000000000000000000000900000000000000000000034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400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8];&quot;','&quot;;[.B1368];&quot;','&quot;;[.C1368];&quot;','&quot;;[.D1368];&quot;',&quot;;[.E1368];&quot;);&quot;)" office:value-type="string" office:string-value="INSERT INTO sss_permisos_internos VALUES('0001','SIGESP                        ','SPG','00000000000000000000000090000000000000000000003400000000000000000000000000200000000000000000000000020000000000000000000000001P',1);" calcext:value-type="string">
            <text:p>INSERT INTO sss_permisos_internos VALUES('0001','SIGESP <text:s text:c="23"/>','SPG','00000000000000000000000090000000000000000000003400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400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69];&quot;','&quot;;[.B1369];&quot;','&quot;;[.C1369];&quot;','&quot;;[.D1369];&quot;',&quot;;[.E1369];&quot;);&quot;)" office:value-type="string" office:string-value="INSERT INTO sss_permisos_internos VALUES('0001','SIGESP                        ','SPG','00000000000000000000000090000000000000000000003400000000000000000000000000200000000000000000000000030000000000000000000000001P',1);" calcext:value-type="string">
            <text:p>INSERT INTO sss_permisos_internos VALUES('0001','SIGESP <text:s text:c="23"/>','SPG','00000000000000000000000090000000000000000000003400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5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0];&quot;','&quot;;[.B1370];&quot;','&quot;;[.C1370];&quot;','&quot;;[.D1370];&quot;',&quot;;[.E1370];&quot;);&quot;)" office:value-type="string" office:string-value="INSERT INTO sss_permisos_internos VALUES('0001','SIGESP                        ','SPG','00000000000000000000000090000000000000000000003500000000000000000000000000100000000000000000000000010000000000000000000000001P',1);" calcext:value-type="string">
            <text:p>INSERT INTO sss_permisos_internos VALUES('0001','SIGESP <text:s text:c="23"/>','SPG','000000000000000000000000900000000000000000000035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5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1];&quot;','&quot;;[.B1371];&quot;','&quot;;[.C1371];&quot;','&quot;;[.D1371];&quot;',&quot;;[.E1371];&quot;);&quot;)" office:value-type="string" office:string-value="INSERT INTO sss_permisos_internos VALUES('0001','SIGESP                        ','SPG','00000000000000000000000090000000000000000000003500000000000000000000000000200000000000000000000000010000000000000000000000001P',1);" calcext:value-type="string">
            <text:p>INSERT INTO sss_permisos_internos VALUES('0001','SIGESP <text:s text:c="23"/>','SPG','000000000000000000000000900000000000000000000035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500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2];&quot;','&quot;;[.B1372];&quot;','&quot;;[.C1372];&quot;','&quot;;[.D1372];&quot;',&quot;;[.E1372];&quot;);&quot;)" office:value-type="string" office:string-value="INSERT INTO sss_permisos_internos VALUES('0001','SIGESP                        ','SPG','00000000000000000000000090000000000000000000003500000000000000000000000000200000000000000000000000020000000000000000000000001P',1);" calcext:value-type="string">
            <text:p>INSERT INTO sss_permisos_internos VALUES('0001','SIGESP <text:s text:c="23"/>','SPG','00000000000000000000000090000000000000000000003500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500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3];&quot;','&quot;;[.B1373];&quot;','&quot;;[.C1373];&quot;','&quot;;[.D1373];&quot;',&quot;;[.E1373];&quot;);&quot;)" office:value-type="string" office:string-value="INSERT INTO sss_permisos_internos VALUES('0001','SIGESP                        ','SPG','00000000000000000000000090000000000000000000003500000000000000000000000000200000000000000000000000030000000000000000000000001P',1);" calcext:value-type="string">
            <text:p>INSERT INTO sss_permisos_internos VALUES('0001','SIGESP <text:s text:c="23"/>','SPG','00000000000000000000000090000000000000000000003500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6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4];&quot;','&quot;;[.B1374];&quot;','&quot;;[.C1374];&quot;','&quot;;[.D1374];&quot;',&quot;;[.E1374];&quot;);&quot;)" office:value-type="string" office:string-value="INSERT INTO sss_permisos_internos VALUES('0001','SIGESP                        ','SPG','00000000000000000000000090000000000000000000003600000000000000000000000000100000000000000000000000010000000000000000000000001P',1);" calcext:value-type="string">
            <text:p>INSERT INTO sss_permisos_internos VALUES('0001','SIGESP <text:s text:c="23"/>','SPG','000000000000000000000000900000000000000000000036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6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5];&quot;','&quot;;[.B1375];&quot;','&quot;;[.C1375];&quot;','&quot;;[.D1375];&quot;',&quot;;[.E1375];&quot;);&quot;)" office:value-type="string" office:string-value="INSERT INTO sss_permisos_internos VALUES('0001','SIGESP                        ','SPG','00000000000000000000000090000000000000000000003600000000000000000000000000200000000000000000000000010000000000000000000000001P',1);" calcext:value-type="string">
            <text:p>INSERT INTO sss_permisos_internos VALUES('0001','SIGESP <text:s text:c="23"/>','SPG','000000000000000000000000900000000000000000000036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600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6];&quot;','&quot;;[.B1376];&quot;','&quot;;[.C1376];&quot;','&quot;;[.D1376];&quot;',&quot;;[.E1376];&quot;);&quot;)" office:value-type="string" office:string-value="INSERT INTO sss_permisos_internos VALUES('0001','SIGESP                        ','SPG','00000000000000000000000090000000000000000000003600000000000000000000000000200000000000000000000000020000000000000000000000001P',1);" calcext:value-type="string">
            <text:p>INSERT INTO sss_permisos_internos VALUES('0001','SIGESP <text:s text:c="23"/>','SPG','00000000000000000000000090000000000000000000003600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600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7];&quot;','&quot;;[.B1377];&quot;','&quot;;[.C1377];&quot;','&quot;;[.D1377];&quot;',&quot;;[.E1377];&quot;);&quot;)" office:value-type="string" office:string-value="INSERT INTO sss_permisos_internos VALUES('0001','SIGESP                        ','SPG','00000000000000000000000090000000000000000000003600000000000000000000000000200000000000000000000000030000000000000000000000001P',1);" calcext:value-type="string">
            <text:p>INSERT INTO sss_permisos_internos VALUES('0001','SIGESP <text:s text:c="23"/>','SPG','00000000000000000000000090000000000000000000003600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6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8];&quot;','&quot;;[.B1378];&quot;','&quot;;[.C1378];&quot;','&quot;;[.D1378];&quot;',&quot;;[.E1378];&quot;);&quot;)" office:value-type="string" office:string-value="INSERT INTO sss_permisos_internos VALUES('0001','SIGESP                        ','SPG','00000000000000000000000090000000000000000000003601000000000000000000000000100000000000000000000000010000000000000000000000001P',1);" calcext:value-type="string">
            <text:p>INSERT INTO sss_permisos_internos VALUES('0001','SIGESP <text:s text:c="23"/>','SPG','000000000000000000000000900000000000000000000036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6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79];&quot;','&quot;;[.B1379];&quot;','&quot;;[.C1379];&quot;','&quot;;[.D1379];&quot;',&quot;;[.E1379];&quot;);&quot;)" office:value-type="string" office:string-value="INSERT INTO sss_permisos_internos VALUES('0001','SIGESP                        ','SPG','00000000000000000000000090000000000000000000003601000000000000000000000000200000000000000000000000010000000000000000000000001P',1);" calcext:value-type="string">
            <text:p>INSERT INTO sss_permisos_internos VALUES('0001','SIGESP <text:s text:c="23"/>','SPG','000000000000000000000000900000000000000000000036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6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0];&quot;','&quot;;[.B1380];&quot;','&quot;;[.C1380];&quot;','&quot;;[.D1380];&quot;',&quot;;[.E1380];&quot;);&quot;)" office:value-type="string" office:string-value="INSERT INTO sss_permisos_internos VALUES('0001','SIGESP                        ','SPG','00000000000000000000000090000000000000000000003602000000000000000000000000100000000000000000000000010000000000000000000000001P',1);" calcext:value-type="string">
            <text:p>INSERT INTO sss_permisos_internos VALUES('0001','SIGESP <text:s text:c="23"/>','SPG','000000000000000000000000900000000000000000000036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6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1];&quot;','&quot;;[.B1381];&quot;','&quot;;[.C1381];&quot;','&quot;;[.D1381];&quot;',&quot;;[.E1381];&quot;);&quot;)" office:value-type="string" office:string-value="INSERT INTO sss_permisos_internos VALUES('0001','SIGESP                        ','SPG','00000000000000000000000090000000000000000000003602000000000000000000000000200000000000000000000000010000000000000000000000001P',1);" calcext:value-type="string">
            <text:p>INSERT INTO sss_permisos_internos VALUES('0001','SIGESP <text:s text:c="23"/>','SPG','000000000000000000000000900000000000000000000036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2];&quot;','&quot;;[.B1382];&quot;','&quot;;[.C1382];&quot;','&quot;;[.D1382];&quot;',&quot;;[.E1382];&quot;);&quot;)" office:value-type="string" office:string-value="INSERT INTO sss_permisos_internos VALUES('0001','SIGESP                        ','SPG','00000000000000000000000090000000000000000000003700000000000000000000000000100000000000000000000000010000000000000000000000001P',1);" calcext:value-type="string">
            <text:p>INSERT INTO sss_permisos_internos VALUES('0001','SIGESP <text:s text:c="23"/>','SPG','000000000000000000000000900000000000000000000037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0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3];&quot;','&quot;;[.B1383];&quot;','&quot;;[.C1383];&quot;','&quot;;[.D1383];&quot;',&quot;;[.E1383];&quot;);&quot;)" office:value-type="string" office:string-value="INSERT INTO sss_permisos_internos VALUES('0001','SIGESP                        ','SPG','00000000000000000000000090000000000000000000003700000000000000000000000000200000000000000000000000050000000000000000000000001P',1);" calcext:value-type="string">
            <text:p>INSERT INTO sss_permisos_internos VALUES('0001','SIGESP <text:s text:c="23"/>','SPG','00000000000000000000000090000000000000000000003700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4];&quot;','&quot;;[.B1384];&quot;','&quot;;[.C1384];&quot;','&quot;;[.D1384];&quot;',&quot;;[.E1384];&quot;);&quot;)" office:value-type="string" office:string-value="INSERT INTO sss_permisos_internos VALUES('0001','SIGESP                        ','SPG','00000000000000000000000090000000000000000000003701000000000000000000000000100000000000000000000000010000000000000000000000001P',1);" calcext:value-type="string">
            <text:p>INSERT INTO sss_permisos_internos VALUES('0001','SIGESP <text:s text:c="23"/>','SPG','000000000000000000000000900000000000000000000037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5];&quot;','&quot;;[.B1385];&quot;','&quot;;[.C1385];&quot;','&quot;;[.D1385];&quot;',&quot;;[.E1385];&quot;);&quot;)" office:value-type="string" office:string-value="INSERT INTO sss_permisos_internos VALUES('0001','SIGESP                        ','SPG','00000000000000000000000090000000000000000000003701000000000000000000000000200000000000000000000000010000000000000000000000001P',1);" calcext:value-type="string">
            <text:p>INSERT INTO sss_permisos_internos VALUES('0001','SIGESP <text:s text:c="23"/>','SPG','000000000000000000000000900000000000000000000037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10000000000000000000000003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6];&quot;','&quot;;[.B1386];&quot;','&quot;;[.C1386];&quot;','&quot;;[.D1386];&quot;',&quot;;[.E1386];&quot;);&quot;)" office:value-type="string" office:string-value="INSERT INTO sss_permisos_internos VALUES('0001','SIGESP                        ','SPG','00000000000000000000000090000000000000000000003701000000000000000000000000300000000000000000000000020000000000000000000000001P',1);" calcext:value-type="string">
            <text:p>INSERT INTO sss_permisos_internos VALUES('0001','SIGESP <text:s text:c="23"/>','SPG','000000000000000000000000900000000000000000000037010000000000000000000000003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10000000000000000000000004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7];&quot;','&quot;;[.B1387];&quot;','&quot;;[.C1387];&quot;','&quot;;[.D1387];&quot;',&quot;;[.E1387];&quot;);&quot;)" office:value-type="string" office:string-value="INSERT INTO sss_permisos_internos VALUES('0001','SIGESP                        ','SPG','00000000000000000000000090000000000000000000003701000000000000000000000000400000000000000000000000030000000000000000000000001P',1);" calcext:value-type="string">
            <text:p>INSERT INTO sss_permisos_internos VALUES('0001','SIGESP <text:s text:c="23"/>','SPG','000000000000000000000000900000000000000000000037010000000000000000000000004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10000000000000000000000005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8];&quot;','&quot;;[.B1388];&quot;','&quot;;[.C1388];&quot;','&quot;;[.D1388];&quot;',&quot;;[.E1388];&quot;);&quot;)" office:value-type="string" office:string-value="INSERT INTO sss_permisos_internos VALUES('0001','SIGESP                        ','SPG','00000000000000000000000090000000000000000000003701000000000000000000000000500000000000000000000000010000000000000000000000001P',1);" calcext:value-type="string">
            <text:p>INSERT INTO sss_permisos_internos VALUES('0001','SIGESP <text:s text:c="23"/>','SPG','000000000000000000000000900000000000000000000037010000000000000000000000005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89];&quot;','&quot;;[.B1389];&quot;','&quot;;[.C1389];&quot;','&quot;;[.D1389];&quot;',&quot;;[.E1389];&quot;);&quot;)" office:value-type="string" office:string-value="INSERT INTO sss_permisos_internos VALUES('0001','SIGESP                        ','SPG','00000000000000000000000090000000000000000000003702000000000000000000000000100000000000000000000000010000000000000000000000001P',1);" calcext:value-type="string">
            <text:p>INSERT INTO sss_permisos_internos VALUES('0001','SIGESP <text:s text:c="23"/>','SPG','000000000000000000000000900000000000000000000037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0];&quot;','&quot;;[.B1390];&quot;','&quot;;[.C1390];&quot;','&quot;;[.D1390];&quot;',&quot;;[.E1390];&quot;);&quot;)" office:value-type="string" office:string-value="INSERT INTO sss_permisos_internos VALUES('0001','SIGESP                        ','SPG','00000000000000000000000090000000000000000000003702000000000000000000000000200000000000000000000000020000000000000000000000001P',1);" calcext:value-type="string">
            <text:p>INSERT INTO sss_permisos_internos VALUES('0001','SIGESP <text:s text:c="23"/>','SPG','000000000000000000000000900000000000000000000037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2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1];&quot;','&quot;;[.B1391];&quot;','&quot;;[.C1391];&quot;','&quot;;[.D1391];&quot;',&quot;;[.E1391];&quot;);&quot;)" office:value-type="string" office:string-value="INSERT INTO sss_permisos_internos VALUES('0001','SIGESP                        ','SPG','00000000000000000000000090000000000000000000003702000000000000000000000000200000000000000000000000030000000000000000000000001P',1);" calcext:value-type="string">
            <text:p>INSERT INTO sss_permisos_internos VALUES('0001','SIGESP <text:s text:c="23"/>','SPG','00000000000000000000000090000000000000000000003702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2];&quot;','&quot;;[.B1392];&quot;','&quot;;[.C1392];&quot;','&quot;;[.D1392];&quot;',&quot;;[.E1392];&quot;);&quot;)" office:value-type="string" office:string-value="INSERT INTO sss_permisos_internos VALUES('0001','SIGESP                        ','SPG','00000000000000000000000090000000000000000000003702000000000000000000000000200000000000000000000000040000000000000000000000001P',1);" calcext:value-type="string">
            <text:p>INSERT INTO sss_permisos_internos VALUES('0001','SIGESP <text:s text:c="23"/>','SPG','000000000000000000000000900000000000000000000037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2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3];&quot;','&quot;;[.B1393];&quot;','&quot;;[.C1393];&quot;','&quot;;[.D1393];&quot;',&quot;;[.E1393];&quot;);&quot;)" office:value-type="string" office:string-value="INSERT INTO sss_permisos_internos VALUES('0001','SIGESP                        ','SPG','00000000000000000000000090000000000000000000003702000000000000000000000000200000000000000000000000050000000000000000000000001P',1);" calcext:value-type="string">
            <text:p>INSERT INTO sss_permisos_internos VALUES('0001','SIGESP <text:s text:c="23"/>','SPG','00000000000000000000000090000000000000000000003702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702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4];&quot;','&quot;;[.B1394];&quot;','&quot;;[.C1394];&quot;','&quot;;[.D1394];&quot;',&quot;;[.E1394];&quot;);&quot;)" office:value-type="string" office:string-value="INSERT INTO sss_permisos_internos VALUES('0001','SIGESP                        ','SPG','00000000000000000000000090000000000000000000003702000000000000000000000000200000000000000000000000060000000000000000000000001P',1);" calcext:value-type="string">
            <text:p>INSERT INTO sss_permisos_internos VALUES('0001','SIGESP <text:s text:c="23"/>','SPG','00000000000000000000000090000000000000000000003702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5];&quot;','&quot;;[.B1395];&quot;','&quot;;[.C1395];&quot;','&quot;;[.D1395];&quot;',&quot;;[.E1395];&quot;);&quot;)" office:value-type="string" office:string-value="INSERT INTO sss_permisos_internos VALUES('0001','SIGESP                        ','SPG','00000000000000000000000090000000000000000000003800000000000000000000000000100000000000000000000000010000000000000000000000001P',1);" calcext:value-type="string">
            <text:p>INSERT INTO sss_permisos_internos VALUES('0001','SIGESP <text:s text:c="23"/>','SPG','000000000000000000000000900000000000000000000038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6];&quot;','&quot;;[.B1396];&quot;','&quot;;[.C1396];&quot;','&quot;;[.D1396];&quot;',&quot;;[.E1396];&quot;);&quot;)" office:value-type="string" office:string-value="INSERT INTO sss_permisos_internos VALUES('0001','SIGESP                        ','SPG','00000000000000000000000090000000000000000000003801000000000000000000000000100000000000000000000000010000000000000000000000001P',1);" calcext:value-type="string">
            <text:p>INSERT INTO sss_permisos_internos VALUES('0001','SIGESP <text:s text:c="23"/>','SPG','000000000000000000000000900000000000000000000038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7];&quot;','&quot;;[.B1397];&quot;','&quot;;[.C1397];&quot;','&quot;;[.D1397];&quot;',&quot;;[.E1397];&quot;);&quot;)" office:value-type="string" office:string-value="INSERT INTO sss_permisos_internos VALUES('0001','SIGESP                        ','SPG','00000000000000000000000090000000000000000000003801000000000000000000000000200000000000000000000000010000000000000000000000001P',1);" calcext:value-type="string">
            <text:p>INSERT INTO sss_permisos_internos VALUES('0001','SIGESP <text:s text:c="23"/>','SPG','000000000000000000000000900000000000000000000038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8];&quot;','&quot;;[.B1398];&quot;','&quot;;[.C1398];&quot;','&quot;;[.D1398];&quot;',&quot;;[.E1398];&quot;);&quot;)" office:value-type="string" office:string-value="INSERT INTO sss_permisos_internos VALUES('0001','SIGESP                        ','SPG','00000000000000000000000090000000000000000000003801000000000000000000000000200000000000000000000000020000000000000000000000001P',1);" calcext:value-type="string">
            <text:p>INSERT INTO sss_permisos_internos VALUES('0001','SIGESP <text:s text:c="23"/>','SPG','000000000000000000000000900000000000000000000038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399];&quot;','&quot;;[.B1399];&quot;','&quot;;[.C1399];&quot;','&quot;;[.D1399];&quot;',&quot;;[.E1399];&quot;);&quot;)" office:value-type="string" office:string-value="INSERT INTO sss_permisos_internos VALUES('0001','SIGESP                        ','SPG','00000000000000000000000090000000000000000000003801000000000000000000000000200000000000000000000000030000000000000000000000001P',1);" calcext:value-type="string">
            <text:p>INSERT INTO sss_permisos_internos VALUES('0001','SIGESP <text:s text:c="23"/>','SPG','000000000000000000000000900000000000000000000038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0];&quot;','&quot;;[.B1400];&quot;','&quot;;[.C1400];&quot;','&quot;;[.D1400];&quot;',&quot;;[.E1400];&quot;);&quot;)" office:value-type="string" office:string-value="INSERT INTO sss_permisos_internos VALUES('0001','SIGESP                        ','SPG','00000000000000000000000090000000000000000000003801000000000000000000000000200000000000000000000000040000000000000000000000001P',1);" calcext:value-type="string">
            <text:p>INSERT INTO sss_permisos_internos VALUES('0001','SIGESP <text:s text:c="23"/>','SPG','000000000000000000000000900000000000000000000038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1];&quot;','&quot;;[.B1401];&quot;','&quot;;[.C1401];&quot;','&quot;;[.D1401];&quot;',&quot;;[.E1401];&quot;);&quot;)" office:value-type="string" office:string-value="INSERT INTO sss_permisos_internos VALUES('0001','SIGESP                        ','SPG','00000000000000000000000090000000000000000000003801000000000000000000000000200000000000000000000000050000000000000000000000001P',1);" calcext:value-type="string">
            <text:p>INSERT INTO sss_permisos_internos VALUES('0001','SIGESP <text:s text:c="23"/>','SPG','000000000000000000000000900000000000000000000038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2];&quot;','&quot;;[.B1402];&quot;','&quot;;[.C1402];&quot;','&quot;;[.D1402];&quot;',&quot;;[.E1402];&quot;);&quot;)" office:value-type="string" office:string-value="INSERT INTO sss_permisos_internos VALUES('0001','SIGESP                        ','SPG','00000000000000000000000090000000000000000000003802000000000000000000000000100000000000000000000000010000000000000000000000001P',1);" calcext:value-type="string">
            <text:p>INSERT INTO sss_permisos_internos VALUES('0001','SIGESP <text:s text:c="23"/>','SPG','000000000000000000000000900000000000000000000038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3];&quot;','&quot;;[.B1403];&quot;','&quot;;[.C1403];&quot;','&quot;;[.D1403];&quot;',&quot;;[.E1403];&quot;);&quot;)" office:value-type="string" office:string-value="INSERT INTO sss_permisos_internos VALUES('0001','SIGESP                        ','SPG','00000000000000000000000090000000000000000000003802000000000000000000000000200000000000000000000000010000000000000000000000001P',1);" calcext:value-type="string">
            <text:p>INSERT INTO sss_permisos_internos VALUES('0001','SIGESP <text:s text:c="23"/>','SPG','000000000000000000000000900000000000000000000038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4];&quot;','&quot;;[.B1404];&quot;','&quot;;[.C1404];&quot;','&quot;;[.D1404];&quot;',&quot;;[.E1404];&quot;);&quot;)" office:value-type="string" office:string-value="INSERT INTO sss_permisos_internos VALUES('0001','SIGESP                        ','SPG','00000000000000000000000090000000000000000000003802000000000000000000000000200000000000000000000000020000000000000000000000001P',1);" calcext:value-type="string">
            <text:p>INSERT INTO sss_permisos_internos VALUES('0001','SIGESP <text:s text:c="23"/>','SPG','000000000000000000000000900000000000000000000038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2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5];&quot;','&quot;;[.B1405];&quot;','&quot;;[.C1405];&quot;','&quot;;[.D1405];&quot;',&quot;;[.E1405];&quot;);&quot;)" office:value-type="string" office:string-value="INSERT INTO sss_permisos_internos VALUES('0001','SIGESP                        ','SPG','00000000000000000000000090000000000000000000003802000000000000000000000000200000000000000000000000030000000000000000000000001P',1);" calcext:value-type="string">
            <text:p>INSERT INTO sss_permisos_internos VALUES('0001','SIGESP <text:s text:c="23"/>','SPG','00000000000000000000000090000000000000000000003802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6];&quot;','&quot;;[.B1406];&quot;','&quot;;[.C1406];&quot;','&quot;;[.D1406];&quot;',&quot;;[.E1406];&quot;);&quot;)" office:value-type="string" office:string-value="INSERT INTO sss_permisos_internos VALUES('0001','SIGESP                        ','SPG','00000000000000000000000090000000000000000000003802000000000000000000000000200000000000000000000000040000000000000000000000001P',1);" calcext:value-type="string">
            <text:p>INSERT INTO sss_permisos_internos VALUES('0001','SIGESP <text:s text:c="23"/>','SPG','000000000000000000000000900000000000000000000038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2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7];&quot;','&quot;;[.B1407];&quot;','&quot;;[.C1407];&quot;','&quot;;[.D1407];&quot;',&quot;;[.E1407];&quot;);&quot;)" office:value-type="string" office:string-value="INSERT INTO sss_permisos_internos VALUES('0001','SIGESP                        ','SPG','00000000000000000000000090000000000000000000003802000000000000000000000000200000000000000000000000050000000000000000000000001P',1);" calcext:value-type="string">
            <text:p>INSERT INTO sss_permisos_internos VALUES('0001','SIGESP <text:s text:c="23"/>','SPG','00000000000000000000000090000000000000000000003802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2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8];&quot;','&quot;;[.B1408];&quot;','&quot;;[.C1408];&quot;','&quot;;[.D1408];&quot;',&quot;;[.E1408];&quot;);&quot;)" office:value-type="string" office:string-value="INSERT INTO sss_permisos_internos VALUES('0001','SIGESP                        ','SPG','00000000000000000000000090000000000000000000003802000000000000000000000000200000000000000000000000060000000000000000000000001P',1);" calcext:value-type="string">
            <text:p>INSERT INTO sss_permisos_internos VALUES('0001','SIGESP <text:s text:c="23"/>','SPG','00000000000000000000000090000000000000000000003802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3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09];&quot;','&quot;;[.B1409];&quot;','&quot;;[.C1409];&quot;','&quot;;[.D1409];&quot;',&quot;;[.E1409];&quot;);&quot;)" office:value-type="string" office:string-value="INSERT INTO sss_permisos_internos VALUES('0001','SIGESP                        ','SPG','00000000000000000000000090000000000000000000003803000000000000000000000000100000000000000000000000010000000000000000000000001P',1);" calcext:value-type="string">
            <text:p>INSERT INTO sss_permisos_internos VALUES('0001','SIGESP <text:s text:c="23"/>','SPG','00000000000000000000000090000000000000000000003803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3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0];&quot;','&quot;;[.B1410];&quot;','&quot;;[.C1410];&quot;','&quot;;[.D1410];&quot;',&quot;;[.E1410];&quot;);&quot;)" office:value-type="string" office:string-value="INSERT INTO sss_permisos_internos VALUES('0001','SIGESP                        ','SPG','00000000000000000000000090000000000000000000003803000000000000000000000000200000000000000000000000010000000000000000000000001P',1);" calcext:value-type="string">
            <text:p>INSERT INTO sss_permisos_internos VALUES('0001','SIGESP <text:s text:c="23"/>','SPG','00000000000000000000000090000000000000000000003803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3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1];&quot;','&quot;;[.B1411];&quot;','&quot;;[.C1411];&quot;','&quot;;[.D1411];&quot;',&quot;;[.E1411];&quot;);&quot;)" office:value-type="string" office:string-value="INSERT INTO sss_permisos_internos VALUES('0001','SIGESP                        ','SPG','00000000000000000000000090000000000000000000003803000000000000000000000000200000000000000000000000020000000000000000000000001P',1);" calcext:value-type="string">
            <text:p>INSERT INTO sss_permisos_internos VALUES('0001','SIGESP <text:s text:c="23"/>','SPG','00000000000000000000000090000000000000000000003803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3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2];&quot;','&quot;;[.B1412];&quot;','&quot;;[.C1412];&quot;','&quot;;[.D1412];&quot;',&quot;;[.E1412];&quot;);&quot;)" office:value-type="string" office:string-value="INSERT INTO sss_permisos_internos VALUES('0001','SIGESP                        ','SPG','00000000000000000000000090000000000000000000003803000000000000000000000000200000000000000000000000030000000000000000000000001P',1);" calcext:value-type="string">
            <text:p>INSERT INTO sss_permisos_internos VALUES('0001','SIGESP <text:s text:c="23"/>','SPG','00000000000000000000000090000000000000000000003803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3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3];&quot;','&quot;;[.B1413];&quot;','&quot;;[.C1413];&quot;','&quot;;[.D1413];&quot;',&quot;;[.E1413];&quot;);&quot;)" office:value-type="string" office:string-value="INSERT INTO sss_permisos_internos VALUES('0001','SIGESP                        ','SPG','00000000000000000000000090000000000000000000003803000000000000000000000000200000000000000000000000040000000000000000000000001P',1);" calcext:value-type="string">
            <text:p>INSERT INTO sss_permisos_internos VALUES('0001','SIGESP <text:s text:c="23"/>','SPG','00000000000000000000000090000000000000000000003803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3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4];&quot;','&quot;;[.B1414];&quot;','&quot;;[.C1414];&quot;','&quot;;[.D1414];&quot;',&quot;;[.E1414];&quot;);&quot;)" office:value-type="string" office:string-value="INSERT INTO sss_permisos_internos VALUES('0001','SIGESP                        ','SPG','00000000000000000000000090000000000000000000003803000000000000000000000000200000000000000000000000050000000000000000000000001P',1);" calcext:value-type="string">
            <text:p>INSERT INTO sss_permisos_internos VALUES('0001','SIGESP <text:s text:c="23"/>','SPG','00000000000000000000000090000000000000000000003803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3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5];&quot;','&quot;;[.B1415];&quot;','&quot;;[.C1415];&quot;','&quot;;[.D1415];&quot;',&quot;;[.E1415];&quot;);&quot;)" office:value-type="string" office:string-value="INSERT INTO sss_permisos_internos VALUES('0001','SIGESP                        ','SPG','00000000000000000000000090000000000000000000003803000000000000000000000000200000000000000000000000060000000000000000000000001P',1);" calcext:value-type="string">
            <text:p>INSERT INTO sss_permisos_internos VALUES('0001','SIGESP <text:s text:c="23"/>','SPG','00000000000000000000000090000000000000000000003803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80300000000000000000000000020000000000000000000000007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6];&quot;','&quot;;[.B1416];&quot;','&quot;;[.C1416];&quot;','&quot;;[.D1416];&quot;',&quot;;[.E1416];&quot;);&quot;)" office:value-type="string" office:string-value="INSERT INTO sss_permisos_internos VALUES('0001','SIGESP                        ','SPG','00000000000000000000000090000000000000000000003803000000000000000000000000200000000000000000000000070000000000000000000000001P',1);" calcext:value-type="string">
            <text:p>INSERT INTO sss_permisos_internos VALUES('0001','SIGESP <text:s text:c="23"/>','SPG','0000000000000000000000009000000000000000000000380300000000000000000000000020000000000000000000000007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7];&quot;','&quot;;[.B1417];&quot;','&quot;;[.C1417];&quot;','&quot;;[.D1417];&quot;',&quot;;[.E1417];&quot;);&quot;)" office:value-type="string" office:string-value="INSERT INTO sss_permisos_internos VALUES('0001','SIGESP                        ','SPG','00000000000000000000000090000000000000000000003900000000000000000000000000100000000000000000000000010000000000000000000000001P',1);" calcext:value-type="string">
            <text:p>INSERT INTO sss_permisos_internos VALUES('0001','SIGESP <text:s text:c="23"/>','SPG','000000000000000000000000900000000000000000000039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8];&quot;','&quot;;[.B1418];&quot;','&quot;;[.C1418];&quot;','&quot;;[.D1418];&quot;',&quot;;[.E1418];&quot;);&quot;)" office:value-type="string" office:string-value="INSERT INTO sss_permisos_internos VALUES('0001','SIGESP                        ','SPG','00000000000000000000000090000000000000000000003901000000000000000000000000100000000000000000000000010000000000000000000000001P',1);" calcext:value-type="string">
            <text:p>INSERT INTO sss_permisos_internos VALUES('0001','SIGESP <text:s text:c="23"/>','SPG','000000000000000000000000900000000000000000000039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19];&quot;','&quot;;[.B1419];&quot;','&quot;;[.C1419];&quot;','&quot;;[.D1419];&quot;',&quot;;[.E1419];&quot;);&quot;)" office:value-type="string" office:string-value="INSERT INTO sss_permisos_internos VALUES('0001','SIGESP                        ','SPG','00000000000000000000000090000000000000000000003901000000000000000000000000200000000000000000000000010000000000000000000000001P',1);" calcext:value-type="string">
            <text:p>INSERT INTO sss_permisos_internos VALUES('0001','SIGESP <text:s text:c="23"/>','SPG','000000000000000000000000900000000000000000000039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0];&quot;','&quot;;[.B1420];&quot;','&quot;;[.C1420];&quot;','&quot;;[.D1420];&quot;',&quot;;[.E1420];&quot;);&quot;)" office:value-type="string" office:string-value="INSERT INTO sss_permisos_internos VALUES('0001','SIGESP                        ','SPG','00000000000000000000000090000000000000000000003901000000000000000000000000200000000000000000000000020000000000000000000000001P',1);" calcext:value-type="string">
            <text:p>INSERT INTO sss_permisos_internos VALUES('0001','SIGESP <text:s text:c="23"/>','SPG','000000000000000000000000900000000000000000000039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1];&quot;','&quot;;[.B1421];&quot;','&quot;;[.C1421];&quot;','&quot;;[.D1421];&quot;',&quot;;[.E1421];&quot;);&quot;)" office:value-type="string" office:string-value="INSERT INTO sss_permisos_internos VALUES('0001','SIGESP                        ','SPG','00000000000000000000000090000000000000000000003901000000000000000000000000200000000000000000000000030000000000000000000000001P',1);" calcext:value-type="string">
            <text:p>INSERT INTO sss_permisos_internos VALUES('0001','SIGESP <text:s text:c="23"/>','SPG','000000000000000000000000900000000000000000000039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2];&quot;','&quot;;[.B1422];&quot;','&quot;;[.C1422];&quot;','&quot;;[.D1422];&quot;',&quot;;[.E1422];&quot;);&quot;)" office:value-type="string" office:string-value="INSERT INTO sss_permisos_internos VALUES('0001','SIGESP                        ','SPG','00000000000000000000000090000000000000000000003901000000000000000000000000200000000000000000000000040000000000000000000000001P',1);" calcext:value-type="string">
            <text:p>INSERT INTO sss_permisos_internos VALUES('0001','SIGESP <text:s text:c="23"/>','SPG','000000000000000000000000900000000000000000000039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3];&quot;','&quot;;[.B1423];&quot;','&quot;;[.C1423];&quot;','&quot;;[.D1423];&quot;',&quot;;[.E1423];&quot;);&quot;)" office:value-type="string" office:string-value="INSERT INTO sss_permisos_internos VALUES('0001','SIGESP                        ','SPG','00000000000000000000000090000000000000000000003901000000000000000000000000200000000000000000000000050000000000000000000000001P',1);" calcext:value-type="string">
            <text:p>INSERT INTO sss_permisos_internos VALUES('0001','SIGESP <text:s text:c="23"/>','SPG','000000000000000000000000900000000000000000000039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4];&quot;','&quot;;[.B1424];&quot;','&quot;;[.C1424];&quot;','&quot;;[.D1424];&quot;',&quot;;[.E1424];&quot;);&quot;)" office:value-type="string" office:string-value="INSERT INTO sss_permisos_internos VALUES('0001','SIGESP                        ','SPG','00000000000000000000000090000000000000000000003902000000000000000000000000100000000000000000000000010000000000000000000000001P',1);" calcext:value-type="string">
            <text:p>INSERT INTO sss_permisos_internos VALUES('0001','SIGESP <text:s text:c="23"/>','SPG','000000000000000000000000900000000000000000000039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5];&quot;','&quot;;[.B1425];&quot;','&quot;;[.C1425];&quot;','&quot;;[.D1425];&quot;',&quot;;[.E1425];&quot;);&quot;)" office:value-type="string" office:string-value="INSERT INTO sss_permisos_internos VALUES('0001','SIGESP                        ','SPG','00000000000000000000000090000000000000000000003902000000000000000000000000200000000000000000000000010000000000000000000000001P',1);" calcext:value-type="string">
            <text:p>INSERT INTO sss_permisos_internos VALUES('0001','SIGESP <text:s text:c="23"/>','SPG','000000000000000000000000900000000000000000000039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6];&quot;','&quot;;[.B1426];&quot;','&quot;;[.C1426];&quot;','&quot;;[.D1426];&quot;',&quot;;[.E1426];&quot;);&quot;)" office:value-type="string" office:string-value="INSERT INTO sss_permisos_internos VALUES('0001','SIGESP                        ','SPG','00000000000000000000000090000000000000000000003902000000000000000000000000200000000000000000000000020000000000000000000000001P',1);" calcext:value-type="string">
            <text:p>INSERT INTO sss_permisos_internos VALUES('0001','SIGESP <text:s text:c="23"/>','SPG','000000000000000000000000900000000000000000000039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7];&quot;','&quot;;[.B1427];&quot;','&quot;;[.C1427];&quot;','&quot;;[.D1427];&quot;',&quot;;[.E1427];&quot;);&quot;)" office:value-type="string" office:string-value="INSERT INTO sss_permisos_internos VALUES('0001','SIGESP                        ','SPG','00000000000000000000000090000000000000000000003902000000000000000000000000200000000000000000000000040000000000000000000000001P',1);" calcext:value-type="string">
            <text:p>INSERT INTO sss_permisos_internos VALUES('0001','SIGESP <text:s text:c="23"/>','SPG','000000000000000000000000900000000000000000000039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2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8];&quot;','&quot;;[.B1428];&quot;','&quot;;[.C1428];&quot;','&quot;;[.D1428];&quot;',&quot;;[.E1428];&quot;);&quot;)" office:value-type="string" office:string-value="INSERT INTO sss_permisos_internos VALUES('0001','SIGESP                        ','SPG','00000000000000000000000090000000000000000000003902000000000000000000000000200000000000000000000000050000000000000000000000001P',1);" calcext:value-type="string">
            <text:p>INSERT INTO sss_permisos_internos VALUES('0001','SIGESP <text:s text:c="23"/>','SPG','00000000000000000000000090000000000000000000003902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2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29];&quot;','&quot;;[.B1429];&quot;','&quot;;[.C1429];&quot;','&quot;;[.D1429];&quot;',&quot;;[.E1429];&quot;);&quot;)" office:value-type="string" office:string-value="INSERT INTO sss_permisos_internos VALUES('0001','SIGESP                        ','SPG','00000000000000000000000090000000000000000000003902000000000000000000000000200000000000000000000000060000000000000000000000001P',1);" calcext:value-type="string">
            <text:p>INSERT INTO sss_permisos_internos VALUES('0001','SIGESP <text:s text:c="23"/>','SPG','00000000000000000000000090000000000000000000003902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3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0];&quot;','&quot;;[.B1430];&quot;','&quot;;[.C1430];&quot;','&quot;;[.D1430];&quot;',&quot;;[.E1430];&quot;);&quot;)" office:value-type="string" office:string-value="INSERT INTO sss_permisos_internos VALUES('0001','SIGESP                        ','SPG','00000000000000000000000090000000000000000000003903000000000000000000000000100000000000000000000000010000000000000000000000001P',1);" calcext:value-type="string">
            <text:p>INSERT INTO sss_permisos_internos VALUES('0001','SIGESP <text:s text:c="23"/>','SPG','00000000000000000000000090000000000000000000003903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3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1];&quot;','&quot;;[.B1431];&quot;','&quot;;[.C1431];&quot;','&quot;;[.D1431];&quot;',&quot;;[.E1431];&quot;);&quot;)" office:value-type="string" office:string-value="INSERT INTO sss_permisos_internos VALUES('0001','SIGESP                        ','SPG','00000000000000000000000090000000000000000000003903000000000000000000000000200000000000000000000000010000000000000000000000001P',1);" calcext:value-type="string">
            <text:p>INSERT INTO sss_permisos_internos VALUES('0001','SIGESP <text:s text:c="23"/>','SPG','00000000000000000000000090000000000000000000003903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3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2];&quot;','&quot;;[.B1432];&quot;','&quot;;[.C1432];&quot;','&quot;;[.D1432];&quot;',&quot;;[.E1432];&quot;);&quot;)" office:value-type="string" office:string-value="INSERT INTO sss_permisos_internos VALUES('0001','SIGESP                        ','SPG','00000000000000000000000090000000000000000000003903000000000000000000000000200000000000000000000000020000000000000000000000001P',1);" calcext:value-type="string">
            <text:p>INSERT INTO sss_permisos_internos VALUES('0001','SIGESP <text:s text:c="23"/>','SPG','00000000000000000000000090000000000000000000003903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3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3];&quot;','&quot;;[.B1433];&quot;','&quot;;[.C1433];&quot;','&quot;;[.D1433];&quot;',&quot;;[.E1433];&quot;);&quot;)" office:value-type="string" office:string-value="INSERT INTO sss_permisos_internos VALUES('0001','SIGESP                        ','SPG','00000000000000000000000090000000000000000000003903000000000000000000000000200000000000000000000000030000000000000000000000001P',1);" calcext:value-type="string">
            <text:p>INSERT INTO sss_permisos_internos VALUES('0001','SIGESP <text:s text:c="23"/>','SPG','00000000000000000000000090000000000000000000003903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3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4];&quot;','&quot;;[.B1434];&quot;','&quot;;[.C1434];&quot;','&quot;;[.D1434];&quot;',&quot;;[.E1434];&quot;);&quot;)" office:value-type="string" office:string-value="INSERT INTO sss_permisos_internos VALUES('0001','SIGESP                        ','SPG','00000000000000000000000090000000000000000000003903000000000000000000000000200000000000000000000000040000000000000000000000001P',1);" calcext:value-type="string">
            <text:p>INSERT INTO sss_permisos_internos VALUES('0001','SIGESP <text:s text:c="23"/>','SPG','00000000000000000000000090000000000000000000003903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3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5];&quot;','&quot;;[.B1435];&quot;','&quot;;[.C1435];&quot;','&quot;;[.D1435];&quot;',&quot;;[.E1435];&quot;);&quot;)" office:value-type="string" office:string-value="INSERT INTO sss_permisos_internos VALUES('0001','SIGESP                        ','SPG','00000000000000000000000090000000000000000000003903000000000000000000000000200000000000000000000000050000000000000000000000001P',1);" calcext:value-type="string">
            <text:p>INSERT INTO sss_permisos_internos VALUES('0001','SIGESP <text:s text:c="23"/>','SPG','00000000000000000000000090000000000000000000003903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3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6];&quot;','&quot;;[.B1436];&quot;','&quot;;[.C1436];&quot;','&quot;;[.D1436];&quot;',&quot;;[.E1436];&quot;);&quot;)" office:value-type="string" office:string-value="INSERT INTO sss_permisos_internos VALUES('0001','SIGESP                        ','SPG','00000000000000000000000090000000000000000000003903000000000000000000000000200000000000000000000000060000000000000000000000001P',1);" calcext:value-type="string">
            <text:p>INSERT INTO sss_permisos_internos VALUES('0001','SIGESP <text:s text:c="23"/>','SPG','00000000000000000000000090000000000000000000003903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390300000000000000000000000020000000000000000000000007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7];&quot;','&quot;;[.B1437];&quot;','&quot;;[.C1437];&quot;','&quot;;[.D1437];&quot;',&quot;;[.E1437];&quot;);&quot;)" office:value-type="string" office:string-value="INSERT INTO sss_permisos_internos VALUES('0001','SIGESP                        ','SPG','00000000000000000000000090000000000000000000003903000000000000000000000000200000000000000000000000070000000000000000000000001P',1);" calcext:value-type="string">
            <text:p>INSERT INTO sss_permisos_internos VALUES('0001','SIGESP <text:s text:c="23"/>','SPG','0000000000000000000000009000000000000000000000390300000000000000000000000020000000000000000000000007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8];&quot;','&quot;;[.B1438];&quot;','&quot;;[.C1438];&quot;','&quot;;[.D1438];&quot;',&quot;;[.E1438];&quot;);&quot;)" office:value-type="string" office:string-value="INSERT INTO sss_permisos_internos VALUES('0001','SIGESP                        ','SPG','00000000000000000000000090000000000000000000004000000000000000000000000000100000000000000000000000010000000000000000000000001P',1);" calcext:value-type="string">
            <text:p>INSERT INTO sss_permisos_internos VALUES('0001','SIGESP <text:s text:c="23"/>','SPG','000000000000000000000000900000000000000000000040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39];&quot;','&quot;;[.B1439];&quot;','&quot;;[.C1439];&quot;','&quot;;[.D1439];&quot;',&quot;;[.E1439];&quot;);&quot;)" office:value-type="string" office:string-value="INSERT INTO sss_permisos_internos VALUES('0001','SIGESP                        ','SPG','00000000000000000000000090000000000000000000004000000000000000000000000000200000000000000000000000010000000000000000000000001P',1);" calcext:value-type="string">
            <text:p>INSERT INTO sss_permisos_internos VALUES('0001','SIGESP <text:s text:c="23"/>','SPG','000000000000000000000000900000000000000000000040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0];&quot;','&quot;;[.B1440];&quot;','&quot;;[.C1440];&quot;','&quot;;[.D1440];&quot;',&quot;;[.E1440];&quot;);&quot;)" office:value-type="string" office:string-value="INSERT INTO sss_permisos_internos VALUES('0001','SIGESP                        ','SPG','00000000000000000000000090000000000000000000004001000000000000000000000000100000000000000000000000010000000000000000000000001P',1);" calcext:value-type="string">
            <text:p>INSERT INTO sss_permisos_internos VALUES('0001','SIGESP <text:s text:c="23"/>','SPG','000000000000000000000000900000000000000000000040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1];&quot;','&quot;;[.B1441];&quot;','&quot;;[.C1441];&quot;','&quot;;[.D1441];&quot;',&quot;;[.E1441];&quot;);&quot;)" office:value-type="string" office:string-value="INSERT INTO sss_permisos_internos VALUES('0001','SIGESP                        ','SPG','00000000000000000000000090000000000000000000004001000000000000000000000000200000000000000000000000010000000000000000000000001P',1);" calcext:value-type="string">
            <text:p>INSERT INTO sss_permisos_internos VALUES('0001','SIGESP <text:s text:c="23"/>','SPG','000000000000000000000000900000000000000000000040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2];&quot;','&quot;;[.B1442];&quot;','&quot;;[.C1442];&quot;','&quot;;[.D1442];&quot;',&quot;;[.E1442];&quot;);&quot;)" office:value-type="string" office:string-value="INSERT INTO sss_permisos_internos VALUES('0001','SIGESP                        ','SPG','00000000000000000000000090000000000000000000004001000000000000000000000000200000000000000000000000020000000000000000000000001P',1);" calcext:value-type="string">
            <text:p>INSERT INTO sss_permisos_internos VALUES('0001','SIGESP <text:s text:c="23"/>','SPG','000000000000000000000000900000000000000000000040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3];&quot;','&quot;;[.B1443];&quot;','&quot;;[.C1443];&quot;','&quot;;[.D1443];&quot;',&quot;;[.E1443];&quot;);&quot;)" office:value-type="string" office:string-value="INSERT INTO sss_permisos_internos VALUES('0001','SIGESP                        ','SPG','00000000000000000000000090000000000000000000004001000000000000000000000000200000000000000000000000030000000000000000000000001P',1);" calcext:value-type="string">
            <text:p>INSERT INTO sss_permisos_internos VALUES('0001','SIGESP <text:s text:c="23"/>','SPG','000000000000000000000000900000000000000000000040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4];&quot;','&quot;;[.B1444];&quot;','&quot;;[.C1444];&quot;','&quot;;[.D1444];&quot;',&quot;;[.E1444];&quot;);&quot;)" office:value-type="string" office:string-value="INSERT INTO sss_permisos_internos VALUES('0001','SIGESP                        ','SPG','00000000000000000000000090000000000000000000004001000000000000000000000000200000000000000000000000040000000000000000000000001P',1);" calcext:value-type="string">
            <text:p>INSERT INTO sss_permisos_internos VALUES('0001','SIGESP <text:s text:c="23"/>','SPG','000000000000000000000000900000000000000000000040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5];&quot;','&quot;;[.B1445];&quot;','&quot;;[.C1445];&quot;','&quot;;[.D1445];&quot;',&quot;;[.E1445];&quot;);&quot;)" office:value-type="string" office:string-value="INSERT INTO sss_permisos_internos VALUES('0001','SIGESP                        ','SPG','00000000000000000000000090000000000000000000004001000000000000000000000000200000000000000000000000050000000000000000000000001P',1);" calcext:value-type="string">
            <text:p>INSERT INTO sss_permisos_internos VALUES('0001','SIGESP <text:s text:c="23"/>','SPG','000000000000000000000000900000000000000000000040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6];&quot;','&quot;;[.B1446];&quot;','&quot;;[.C1446];&quot;','&quot;;[.D1446];&quot;',&quot;;[.E1446];&quot;);&quot;)" office:value-type="string" office:string-value="INSERT INTO sss_permisos_internos VALUES('0001','SIGESP                        ','SPG','00000000000000000000000090000000000000000000004002000000000000000000000000100000000000000000000000010000000000000000000000001P',1);" calcext:value-type="string">
            <text:p>INSERT INTO sss_permisos_internos VALUES('0001','SIGESP <text:s text:c="23"/>','SPG','000000000000000000000000900000000000000000000040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7];&quot;','&quot;;[.B1447];&quot;','&quot;;[.C1447];&quot;','&quot;;[.D1447];&quot;',&quot;;[.E1447];&quot;);&quot;)" office:value-type="string" office:string-value="INSERT INTO sss_permisos_internos VALUES('0001','SIGESP                        ','SPG','00000000000000000000000090000000000000000000004002000000000000000000000000200000000000000000000000010000000000000000000000001P',1);" calcext:value-type="string">
            <text:p>INSERT INTO sss_permisos_internos VALUES('0001','SIGESP <text:s text:c="23"/>','SPG','000000000000000000000000900000000000000000000040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8];&quot;','&quot;;[.B1448];&quot;','&quot;;[.C1448];&quot;','&quot;;[.D1448];&quot;',&quot;;[.E1448];&quot;);&quot;)" office:value-type="string" office:string-value="INSERT INTO sss_permisos_internos VALUES('0001','SIGESP                        ','SPG','00000000000000000000000090000000000000000000004002000000000000000000000000200000000000000000000000020000000000000000000000001P',1);" calcext:value-type="string">
            <text:p>INSERT INTO sss_permisos_internos VALUES('0001','SIGESP <text:s text:c="23"/>','SPG','000000000000000000000000900000000000000000000040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2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49];&quot;','&quot;;[.B1449];&quot;','&quot;;[.C1449];&quot;','&quot;;[.D1449];&quot;',&quot;;[.E1449];&quot;);&quot;)" office:value-type="string" office:string-value="INSERT INTO sss_permisos_internos VALUES('0001','SIGESP                        ','SPG','00000000000000000000000090000000000000000000004002000000000000000000000000200000000000000000000000030000000000000000000000001P',1);" calcext:value-type="string">
            <text:p>INSERT INTO sss_permisos_internos VALUES('0001','SIGESP <text:s text:c="23"/>','SPG','00000000000000000000000090000000000000000000004002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0];&quot;','&quot;;[.B1450];&quot;','&quot;;[.C1450];&quot;','&quot;;[.D1450];&quot;',&quot;;[.E1450];&quot;);&quot;)" office:value-type="string" office:string-value="INSERT INTO sss_permisos_internos VALUES('0001','SIGESP                        ','SPG','00000000000000000000000090000000000000000000004002000000000000000000000000200000000000000000000000040000000000000000000000001P',1);" calcext:value-type="string">
            <text:p>INSERT INTO sss_permisos_internos VALUES('0001','SIGESP <text:s text:c="23"/>','SPG','000000000000000000000000900000000000000000000040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2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1];&quot;','&quot;;[.B1451];&quot;','&quot;;[.C1451];&quot;','&quot;;[.D1451];&quot;',&quot;;[.E1451];&quot;);&quot;)" office:value-type="string" office:string-value="INSERT INTO sss_permisos_internos VALUES('0001','SIGESP                        ','SPG','00000000000000000000000090000000000000000000004002000000000000000000000000200000000000000000000000060000000000000000000000001P',1);" calcext:value-type="string">
            <text:p>INSERT INTO sss_permisos_internos VALUES('0001','SIGESP <text:s text:c="23"/>','SPG','00000000000000000000000090000000000000000000004002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00200000000000000000000000020000000000000000000000007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2];&quot;','&quot;;[.B1452];&quot;','&quot;;[.C1452];&quot;','&quot;;[.D1452];&quot;',&quot;;[.E1452];&quot;);&quot;)" office:value-type="string" office:string-value="INSERT INTO sss_permisos_internos VALUES('0001','SIGESP                        ','SPG','00000000000000000000000090000000000000000000004002000000000000000000000000200000000000000000000000070000000000000000000000001P',1);" calcext:value-type="string">
            <text:p>INSERT INTO sss_permisos_internos VALUES('0001','SIGESP <text:s text:c="23"/>','SPG','0000000000000000000000009000000000000000000000400200000000000000000000000020000000000000000000000007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3];&quot;','&quot;;[.B1453];&quot;','&quot;;[.C1453];&quot;','&quot;;[.D1453];&quot;',&quot;;[.E1453];&quot;);&quot;)" office:value-type="string" office:string-value="INSERT INTO sss_permisos_internos VALUES('0001','SIGESP                        ','SPG','00000000000000000000000090000000000000000000004100000000000000000000000000100000000000000000000000010000000000000000000000001P',1);" calcext:value-type="string">
            <text:p>INSERT INTO sss_permisos_internos VALUES('0001','SIGESP <text:s text:c="23"/>','SPG','000000000000000000000000900000000000000000000041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4];&quot;','&quot;;[.B1454];&quot;','&quot;;[.C1454];&quot;','&quot;;[.D1454];&quot;',&quot;;[.E1454];&quot;);&quot;)" office:value-type="string" office:string-value="INSERT INTO sss_permisos_internos VALUES('0001','SIGESP                        ','SPG','00000000000000000000000090000000000000000000004101000000000000000000000000100000000000000000000000010000000000000000000000001P',1);" calcext:value-type="string">
            <text:p>INSERT INTO sss_permisos_internos VALUES('0001','SIGESP <text:s text:c="23"/>','SPG','000000000000000000000000900000000000000000000041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5];&quot;','&quot;;[.B1455];&quot;','&quot;;[.C1455];&quot;','&quot;;[.D1455];&quot;',&quot;;[.E1455];&quot;);&quot;)" office:value-type="string" office:string-value="INSERT INTO sss_permisos_internos VALUES('0001','SIGESP                        ','SPG','00000000000000000000000090000000000000000000004101000000000000000000000000200000000000000000000000010000000000000000000000001P',1);" calcext:value-type="string">
            <text:p>INSERT INTO sss_permisos_internos VALUES('0001','SIGESP <text:s text:c="23"/>','SPG','000000000000000000000000900000000000000000000041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6];&quot;','&quot;;[.B1456];&quot;','&quot;;[.C1456];&quot;','&quot;;[.D1456];&quot;',&quot;;[.E1456];&quot;);&quot;)" office:value-type="string" office:string-value="INSERT INTO sss_permisos_internos VALUES('0001','SIGESP                        ','SPG','00000000000000000000000090000000000000000000004101000000000000000000000000200000000000000000000000020000000000000000000000001P',1);" calcext:value-type="string">
            <text:p>INSERT INTO sss_permisos_internos VALUES('0001','SIGESP <text:s text:c="23"/>','SPG','000000000000000000000000900000000000000000000041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7];&quot;','&quot;;[.B1457];&quot;','&quot;;[.C1457];&quot;','&quot;;[.D1457];&quot;',&quot;;[.E1457];&quot;);&quot;)" office:value-type="string" office:string-value="INSERT INTO sss_permisos_internos VALUES('0001','SIGESP                        ','SPG','00000000000000000000000090000000000000000000004101000000000000000000000000200000000000000000000000030000000000000000000000001P',1);" calcext:value-type="string">
            <text:p>INSERT INTO sss_permisos_internos VALUES('0001','SIGESP <text:s text:c="23"/>','SPG','000000000000000000000000900000000000000000000041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8];&quot;','&quot;;[.B1458];&quot;','&quot;;[.C1458];&quot;','&quot;;[.D1458];&quot;',&quot;;[.E1458];&quot;);&quot;)" office:value-type="string" office:string-value="INSERT INTO sss_permisos_internos VALUES('0001','SIGESP                        ','SPG','00000000000000000000000090000000000000000000004101000000000000000000000000200000000000000000000000040000000000000000000000001P',1);" calcext:value-type="string">
            <text:p>INSERT INTO sss_permisos_internos VALUES('0001','SIGESP <text:s text:c="23"/>','SPG','000000000000000000000000900000000000000000000041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59];&quot;','&quot;;[.B1459];&quot;','&quot;;[.C1459];&quot;','&quot;;[.D1459];&quot;',&quot;;[.E1459];&quot;);&quot;)" office:value-type="string" office:string-value="INSERT INTO sss_permisos_internos VALUES('0001','SIGESP                        ','SPG','00000000000000000000000090000000000000000000004101000000000000000000000000200000000000000000000000050000000000000000000000001P',1);" calcext:value-type="string">
            <text:p>INSERT INTO sss_permisos_internos VALUES('0001','SIGESP <text:s text:c="23"/>','SPG','000000000000000000000000900000000000000000000041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0];&quot;','&quot;;[.B1460];&quot;','&quot;;[.C1460];&quot;','&quot;;[.D1460];&quot;',&quot;;[.E1460];&quot;);&quot;)" office:value-type="string" office:string-value="INSERT INTO sss_permisos_internos VALUES('0001','SIGESP                        ','SPG','00000000000000000000000090000000000000000000004102000000000000000000000000100000000000000000000000010000000000000000000000001P',1);" calcext:value-type="string">
            <text:p>INSERT INTO sss_permisos_internos VALUES('0001','SIGESP <text:s text:c="23"/>','SPG','000000000000000000000000900000000000000000000041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1];&quot;','&quot;;[.B1461];&quot;','&quot;;[.C1461];&quot;','&quot;;[.D1461];&quot;',&quot;;[.E1461];&quot;);&quot;)" office:value-type="string" office:string-value="INSERT INTO sss_permisos_internos VALUES('0001','SIGESP                        ','SPG','00000000000000000000000090000000000000000000004102000000000000000000000000200000000000000000000000010000000000000000000000001P',1);" calcext:value-type="string">
            <text:p>INSERT INTO sss_permisos_internos VALUES('0001','SIGESP <text:s text:c="23"/>','SPG','000000000000000000000000900000000000000000000041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2];&quot;','&quot;;[.B1462];&quot;','&quot;;[.C1462];&quot;','&quot;;[.D1462];&quot;',&quot;;[.E1462];&quot;);&quot;)" office:value-type="string" office:string-value="INSERT INTO sss_permisos_internos VALUES('0001','SIGESP                        ','SPG','00000000000000000000000090000000000000000000004102000000000000000000000000200000000000000000000000020000000000000000000000001P',1);" calcext:value-type="string">
            <text:p>INSERT INTO sss_permisos_internos VALUES('0001','SIGESP <text:s text:c="23"/>','SPG','000000000000000000000000900000000000000000000041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2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3];&quot;','&quot;;[.B1463];&quot;','&quot;;[.C1463];&quot;','&quot;;[.D1463];&quot;',&quot;;[.E1463];&quot;);&quot;)" office:value-type="string" office:string-value="INSERT INTO sss_permisos_internos VALUES('0001','SIGESP                        ','SPG','00000000000000000000000090000000000000000000004102000000000000000000000000200000000000000000000000030000000000000000000000001P',1);" calcext:value-type="string">
            <text:p>INSERT INTO sss_permisos_internos VALUES('0001','SIGESP <text:s text:c="23"/>','SPG','00000000000000000000000090000000000000000000004102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4];&quot;','&quot;;[.B1464];&quot;','&quot;;[.C1464];&quot;','&quot;;[.D1464];&quot;',&quot;;[.E1464];&quot;);&quot;)" office:value-type="string" office:string-value="INSERT INTO sss_permisos_internos VALUES('0001','SIGESP                        ','SPG','00000000000000000000000090000000000000000000004102000000000000000000000000200000000000000000000000040000000000000000000000001P',1);" calcext:value-type="string">
            <text:p>INSERT INTO sss_permisos_internos VALUES('0001','SIGESP <text:s text:c="23"/>','SPG','000000000000000000000000900000000000000000000041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2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5];&quot;','&quot;;[.B1465];&quot;','&quot;;[.C1465];&quot;','&quot;;[.D1465];&quot;',&quot;;[.E1465];&quot;);&quot;)" office:value-type="string" office:string-value="INSERT INTO sss_permisos_internos VALUES('0001','SIGESP                        ','SPG','00000000000000000000000090000000000000000000004102000000000000000000000000200000000000000000000000050000000000000000000000001P',1);" calcext:value-type="string">
            <text:p>INSERT INTO sss_permisos_internos VALUES('0001','SIGESP <text:s text:c="23"/>','SPG','00000000000000000000000090000000000000000000004102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2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6];&quot;','&quot;;[.B1466];&quot;','&quot;;[.C1466];&quot;','&quot;;[.D1466];&quot;',&quot;;[.E1466];&quot;);&quot;)" office:value-type="string" office:string-value="INSERT INTO sss_permisos_internos VALUES('0001','SIGESP                        ','SPG','00000000000000000000000090000000000000000000004102000000000000000000000000200000000000000000000000060000000000000000000000001P',1);" calcext:value-type="string">
            <text:p>INSERT INTO sss_permisos_internos VALUES('0001','SIGESP <text:s text:c="23"/>','SPG','00000000000000000000000090000000000000000000004102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3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7];&quot;','&quot;;[.B1467];&quot;','&quot;;[.C1467];&quot;','&quot;;[.D1467];&quot;',&quot;;[.E1467];&quot;);&quot;)" office:value-type="string" office:string-value="INSERT INTO sss_permisos_internos VALUES('0001','SIGESP                        ','SPG','00000000000000000000000090000000000000000000004103000000000000000000000000100000000000000000000000010000000000000000000000001P',1);" calcext:value-type="string">
            <text:p>INSERT INTO sss_permisos_internos VALUES('0001','SIGESP <text:s text:c="23"/>','SPG','00000000000000000000000090000000000000000000004103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3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8];&quot;','&quot;;[.B1468];&quot;','&quot;;[.C1468];&quot;','&quot;;[.D1468];&quot;',&quot;;[.E1468];&quot;);&quot;)" office:value-type="string" office:string-value="INSERT INTO sss_permisos_internos VALUES('0001','SIGESP                        ','SPG','00000000000000000000000090000000000000000000004103000000000000000000000000200000000000000000000000010000000000000000000000001P',1);" calcext:value-type="string">
            <text:p>INSERT INTO sss_permisos_internos VALUES('0001','SIGESP <text:s text:c="23"/>','SPG','00000000000000000000000090000000000000000000004103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3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69];&quot;','&quot;;[.B1469];&quot;','&quot;;[.C1469];&quot;','&quot;;[.D1469];&quot;',&quot;;[.E1469];&quot;);&quot;)" office:value-type="string" office:string-value="INSERT INTO sss_permisos_internos VALUES('0001','SIGESP                        ','SPG','00000000000000000000000090000000000000000000004103000000000000000000000000200000000000000000000000020000000000000000000000001P',1);" calcext:value-type="string">
            <text:p>INSERT INTO sss_permisos_internos VALUES('0001','SIGESP <text:s text:c="23"/>','SPG','00000000000000000000000090000000000000000000004103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3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0];&quot;','&quot;;[.B1470];&quot;','&quot;;[.C1470];&quot;','&quot;;[.D1470];&quot;',&quot;;[.E1470];&quot;);&quot;)" office:value-type="string" office:string-value="INSERT INTO sss_permisos_internos VALUES('0001','SIGESP                        ','SPG','00000000000000000000000090000000000000000000004103000000000000000000000000200000000000000000000000030000000000000000000000001P',1);" calcext:value-type="string">
            <text:p>INSERT INTO sss_permisos_internos VALUES('0001','SIGESP <text:s text:c="23"/>','SPG','00000000000000000000000090000000000000000000004103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3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1];&quot;','&quot;;[.B1471];&quot;','&quot;;[.C1471];&quot;','&quot;;[.D1471];&quot;',&quot;;[.E1471];&quot;);&quot;)" office:value-type="string" office:string-value="INSERT INTO sss_permisos_internos VALUES('0001','SIGESP                        ','SPG','00000000000000000000000090000000000000000000004103000000000000000000000000200000000000000000000000040000000000000000000000001P',1);" calcext:value-type="string">
            <text:p>INSERT INTO sss_permisos_internos VALUES('0001','SIGESP <text:s text:c="23"/>','SPG','00000000000000000000000090000000000000000000004103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3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2];&quot;','&quot;;[.B1472];&quot;','&quot;;[.C1472];&quot;','&quot;;[.D1472];&quot;',&quot;;[.E1472];&quot;);&quot;)" office:value-type="string" office:string-value="INSERT INTO sss_permisos_internos VALUES('0001','SIGESP                        ','SPG','00000000000000000000000090000000000000000000004103000000000000000000000000200000000000000000000000050000000000000000000000001P',1);" calcext:value-type="string">
            <text:p>INSERT INTO sss_permisos_internos VALUES('0001','SIGESP <text:s text:c="23"/>','SPG','00000000000000000000000090000000000000000000004103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103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3];&quot;','&quot;;[.B1473];&quot;','&quot;;[.C1473];&quot;','&quot;;[.D1473];&quot;',&quot;;[.E1473];&quot;);&quot;)" office:value-type="string" office:string-value="INSERT INTO sss_permisos_internos VALUES('0001','SIGESP                        ','SPG','00000000000000000000000090000000000000000000004103000000000000000000000000200000000000000000000000060000000000000000000000001P',1);" calcext:value-type="string">
            <text:p>INSERT INTO sss_permisos_internos VALUES('0001','SIGESP <text:s text:c="23"/>','SPG','00000000000000000000000090000000000000000000004103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4];&quot;','&quot;;[.B1474];&quot;','&quot;;[.C1474];&quot;','&quot;;[.D1474];&quot;',&quot;;[.E1474];&quot;);&quot;)" office:value-type="string" office:string-value="INSERT INTO sss_permisos_internos VALUES('0001','SIGESP                        ','SPG','00000000000000000000000090000000000000000000004200000000000000000000000000100000000000000000000000010000000000000000000000001P',1);" calcext:value-type="string">
            <text:p>INSERT INTO sss_permisos_internos VALUES('0001','SIGESP <text:s text:c="23"/>','SPG','000000000000000000000000900000000000000000000042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5];&quot;','&quot;;[.B1475];&quot;','&quot;;[.C1475];&quot;','&quot;;[.D1475];&quot;',&quot;;[.E1475];&quot;);&quot;)" office:value-type="string" office:string-value="INSERT INTO sss_permisos_internos VALUES('0001','SIGESP                        ','SPG','00000000000000000000000090000000000000000000004200000000000000000000000000200000000000000000000000010000000000000000000000001P',1);" calcext:value-type="string">
            <text:p>INSERT INTO sss_permisos_internos VALUES('0001','SIGESP <text:s text:c="23"/>','SPG','000000000000000000000000900000000000000000000042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1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6];&quot;','&quot;;[.B1476];&quot;','&quot;;[.C1476];&quot;','&quot;;[.D1476];&quot;',&quot;;[.E1476];&quot;);&quot;)" office:value-type="string" office:string-value="INSERT INTO sss_permisos_internos VALUES('0001','SIGESP                        ','SPG','00000000000000000000000090000000000000000000004201000000000000000000000000100000000000000000000000010000000000000000000000001P',1);" calcext:value-type="string">
            <text:p>INSERT INTO sss_permisos_internos VALUES('0001','SIGESP <text:s text:c="23"/>','SPG','00000000000000000000000090000000000000000000004201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7];&quot;','&quot;;[.B1477];&quot;','&quot;;[.C1477];&quot;','&quot;;[.D1477];&quot;',&quot;;[.E1477];&quot;);&quot;)" office:value-type="string" office:string-value="INSERT INTO sss_permisos_internos VALUES('0001','SIGESP                        ','SPG','00000000000000000000000090000000000000000000004201000000000000000000000000200000000000000000000000010000000000000000000000001P',1);" calcext:value-type="string">
            <text:p>INSERT INTO sss_permisos_internos VALUES('0001','SIGESP <text:s text:c="23"/>','SPG','000000000000000000000000900000000000000000000042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8];&quot;','&quot;;[.B1478];&quot;','&quot;;[.C1478];&quot;','&quot;;[.D1478];&quot;',&quot;;[.E1478];&quot;);&quot;)" office:value-type="string" office:string-value="INSERT INTO sss_permisos_internos VALUES('0001','SIGESP                        ','SPG','00000000000000000000000090000000000000000000004201000000000000000000000000200000000000000000000000020000000000000000000000001P',1);" calcext:value-type="string">
            <text:p>INSERT INTO sss_permisos_internos VALUES('0001','SIGESP <text:s text:c="23"/>','SPG','000000000000000000000000900000000000000000000042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79];&quot;','&quot;;[.B1479];&quot;','&quot;;[.C1479];&quot;','&quot;;[.D1479];&quot;',&quot;;[.E1479];&quot;);&quot;)" office:value-type="string" office:string-value="INSERT INTO sss_permisos_internos VALUES('0001','SIGESP                        ','SPG','00000000000000000000000090000000000000000000004201000000000000000000000000200000000000000000000000030000000000000000000000001P',1);" calcext:value-type="string">
            <text:p>INSERT INTO sss_permisos_internos VALUES('0001','SIGESP <text:s text:c="23"/>','SPG','000000000000000000000000900000000000000000000042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0];&quot;','&quot;;[.B1480];&quot;','&quot;;[.C1480];&quot;','&quot;;[.D1480];&quot;',&quot;;[.E1480];&quot;);&quot;)" office:value-type="string" office:string-value="INSERT INTO sss_permisos_internos VALUES('0001','SIGESP                        ','SPG','00000000000000000000000090000000000000000000004201000000000000000000000000200000000000000000000000040000000000000000000000001P',1);" calcext:value-type="string">
            <text:p>INSERT INTO sss_permisos_internos VALUES('0001','SIGESP <text:s text:c="23"/>','SPG','000000000000000000000000900000000000000000000042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1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1];&quot;','&quot;;[.B1481];&quot;','&quot;;[.C1481];&quot;','&quot;;[.D1481];&quot;',&quot;;[.E1481];&quot;);&quot;)" office:value-type="string" office:string-value="INSERT INTO sss_permisos_internos VALUES('0001','SIGESP                        ','SPG','00000000000000000000000090000000000000000000004201000000000000000000000000200000000000000000000000050000000000000000000000001P',1);" calcext:value-type="string">
            <text:p>INSERT INTO sss_permisos_internos VALUES('0001','SIGESP <text:s text:c="23"/>','SPG','00000000000000000000000090000000000000000000004201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2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2];&quot;','&quot;;[.B1482];&quot;','&quot;;[.C1482];&quot;','&quot;;[.D1482];&quot;',&quot;;[.E1482];&quot;);&quot;)" office:value-type="string" office:string-value="INSERT INTO sss_permisos_internos VALUES('0001','SIGESP                        ','SPG','00000000000000000000000090000000000000000000004202000000000000000000000000100000000000000000000000010000000000000000000000001P',1);" calcext:value-type="string">
            <text:p>INSERT INTO sss_permisos_internos VALUES('0001','SIGESP <text:s text:c="23"/>','SPG','00000000000000000000000090000000000000000000004202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3];&quot;','&quot;;[.B1483];&quot;','&quot;;[.C1483];&quot;','&quot;;[.D1483];&quot;',&quot;;[.E1483];&quot;);&quot;)" office:value-type="string" office:string-value="INSERT INTO sss_permisos_internos VALUES('0001','SIGESP                        ','SPG','00000000000000000000000090000000000000000000004202000000000000000000000000200000000000000000000000010000000000000000000000001P',1);" calcext:value-type="string">
            <text:p>INSERT INTO sss_permisos_internos VALUES('0001','SIGESP <text:s text:c="23"/>','SPG','000000000000000000000000900000000000000000000042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4];&quot;','&quot;;[.B1484];&quot;','&quot;;[.C1484];&quot;','&quot;;[.D1484];&quot;',&quot;;[.E1484];&quot;);&quot;)" office:value-type="string" office:string-value="INSERT INTO sss_permisos_internos VALUES('0001','SIGESP                        ','SPG','00000000000000000000000090000000000000000000004202000000000000000000000000200000000000000000000000020000000000000000000000001P',1);" calcext:value-type="string">
            <text:p>INSERT INTO sss_permisos_internos VALUES('0001','SIGESP <text:s text:c="23"/>','SPG','000000000000000000000000900000000000000000000042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2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5];&quot;','&quot;;[.B1485];&quot;','&quot;;[.C1485];&quot;','&quot;;[.D1485];&quot;',&quot;;[.E1485];&quot;);&quot;)" office:value-type="string" office:string-value="INSERT INTO sss_permisos_internos VALUES('0001','SIGESP                        ','SPG','00000000000000000000000090000000000000000000004202000000000000000000000000200000000000000000000000030000000000000000000000001P',1);" calcext:value-type="string">
            <text:p>INSERT INTO sss_permisos_internos VALUES('0001','SIGESP <text:s text:c="23"/>','SPG','00000000000000000000000090000000000000000000004202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6];&quot;','&quot;;[.B1486];&quot;','&quot;;[.C1486];&quot;','&quot;;[.D1486];&quot;',&quot;;[.E1486];&quot;);&quot;)" office:value-type="string" office:string-value="INSERT INTO sss_permisos_internos VALUES('0001','SIGESP                        ','SPG','00000000000000000000000090000000000000000000004202000000000000000000000000200000000000000000000000040000000000000000000000001P',1);" calcext:value-type="string">
            <text:p>INSERT INTO sss_permisos_internos VALUES('0001','SIGESP <text:s text:c="23"/>','SPG','000000000000000000000000900000000000000000000042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2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7];&quot;','&quot;;[.B1487];&quot;','&quot;;[.C1487];&quot;','&quot;;[.D1487];&quot;',&quot;;[.E1487];&quot;);&quot;)" office:value-type="string" office:string-value="INSERT INTO sss_permisos_internos VALUES('0001','SIGESP                        ','SPG','00000000000000000000000090000000000000000000004202000000000000000000000000200000000000000000000000050000000000000000000000001P',1);" calcext:value-type="string">
            <text:p>INSERT INTO sss_permisos_internos VALUES('0001','SIGESP <text:s text:c="23"/>','SPG','00000000000000000000000090000000000000000000004202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2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8];&quot;','&quot;;[.B1488];&quot;','&quot;;[.C1488];&quot;','&quot;;[.D1488];&quot;',&quot;;[.E1488];&quot;);&quot;)" office:value-type="string" office:string-value="INSERT INTO sss_permisos_internos VALUES('0001','SIGESP                        ','SPG','00000000000000000000000090000000000000000000004202000000000000000000000000200000000000000000000000060000000000000000000000001P',1);" calcext:value-type="string">
            <text:p>INSERT INTO sss_permisos_internos VALUES('0001','SIGESP <text:s text:c="23"/>','SPG','00000000000000000000000090000000000000000000004202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200000000000000000000000020000000000000000000000007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89];&quot;','&quot;;[.B1489];&quot;','&quot;;[.C1489];&quot;','&quot;;[.D1489];&quot;',&quot;;[.E1489];&quot;);&quot;)" office:value-type="string" office:string-value="INSERT INTO sss_permisos_internos VALUES('0001','SIGESP                        ','SPG','00000000000000000000000090000000000000000000004202000000000000000000000000200000000000000000000000070000000000000000000000001P',1);" calcext:value-type="string">
            <text:p>INSERT INTO sss_permisos_internos VALUES('0001','SIGESP <text:s text:c="23"/>','SPG','0000000000000000000000009000000000000000000000420200000000000000000000000020000000000000000000000007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20000000000000000000000003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0];&quot;','&quot;;[.B1490];&quot;','&quot;;[.C1490];&quot;','&quot;;[.D1490];&quot;',&quot;;[.E1490];&quot;);&quot;)" office:value-type="string" office:string-value="INSERT INTO sss_permisos_internos VALUES('0001','SIGESP                        ','SPG','00000000000000000000000090000000000000000000004202000000000000000000000000300000000000000000000000010000000000000000000000001P',1);" calcext:value-type="string">
            <text:p>INSERT INTO sss_permisos_internos VALUES('0001','SIGESP <text:s text:c="23"/>','SPG','000000000000000000000000900000000000000000000042020000000000000000000000003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3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1];&quot;','&quot;;[.B1491];&quot;','&quot;;[.C1491];&quot;','&quot;;[.D1491];&quot;',&quot;;[.E1491];&quot;);&quot;)" office:value-type="string" office:string-value="INSERT INTO sss_permisos_internos VALUES('0001','SIGESP                        ','SPG','00000000000000000000000090000000000000000000004203000000000000000000000000100000000000000000000000010000000000000000000000001P',1);" calcext:value-type="string">
            <text:p>INSERT INTO sss_permisos_internos VALUES('0001','SIGESP <text:s text:c="23"/>','SPG','00000000000000000000000090000000000000000000004203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3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2];&quot;','&quot;;[.B1492];&quot;','&quot;;[.C1492];&quot;','&quot;;[.D1492];&quot;',&quot;;[.E1492];&quot;);&quot;)" office:value-type="string" office:string-value="INSERT INTO sss_permisos_internos VALUES('0001','SIGESP                        ','SPG','00000000000000000000000090000000000000000000004203000000000000000000000000200000000000000000000000010000000000000000000000001P',1);" calcext:value-type="string">
            <text:p>INSERT INTO sss_permisos_internos VALUES('0001','SIGESP <text:s text:c="23"/>','SPG','00000000000000000000000090000000000000000000004203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3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3];&quot;','&quot;;[.B1493];&quot;','&quot;;[.C1493];&quot;','&quot;;[.D1493];&quot;',&quot;;[.E1493];&quot;);&quot;)" office:value-type="string" office:string-value="INSERT INTO sss_permisos_internos VALUES('0001','SIGESP                        ','SPG','00000000000000000000000090000000000000000000004203000000000000000000000000200000000000000000000000020000000000000000000000001P',1);" calcext:value-type="string">
            <text:p>INSERT INTO sss_permisos_internos VALUES('0001','SIGESP <text:s text:c="23"/>','SPG','00000000000000000000000090000000000000000000004203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3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4];&quot;','&quot;;[.B1494];&quot;','&quot;;[.C1494];&quot;','&quot;;[.D1494];&quot;',&quot;;[.E1494];&quot;);&quot;)" office:value-type="string" office:string-value="INSERT INTO sss_permisos_internos VALUES('0001','SIGESP                        ','SPG','00000000000000000000000090000000000000000000004203000000000000000000000000200000000000000000000000030000000000000000000000001P',1);" calcext:value-type="string">
            <text:p>INSERT INTO sss_permisos_internos VALUES('0001','SIGESP <text:s text:c="23"/>','SPG','00000000000000000000000090000000000000000000004203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3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5];&quot;','&quot;;[.B1495];&quot;','&quot;;[.C1495];&quot;','&quot;;[.D1495];&quot;',&quot;;[.E1495];&quot;);&quot;)" office:value-type="string" office:string-value="INSERT INTO sss_permisos_internos VALUES('0001','SIGESP                        ','SPG','00000000000000000000000090000000000000000000004203000000000000000000000000200000000000000000000000040000000000000000000000001P',1);" calcext:value-type="string">
            <text:p>INSERT INTO sss_permisos_internos VALUES('0001','SIGESP <text:s text:c="23"/>','SPG','00000000000000000000000090000000000000000000004203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3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6];&quot;','&quot;;[.B1496];&quot;','&quot;;[.C1496];&quot;','&quot;;[.D1496];&quot;',&quot;;[.E1496];&quot;);&quot;)" office:value-type="string" office:string-value="INSERT INTO sss_permisos_internos VALUES('0001','SIGESP                        ','SPG','00000000000000000000000090000000000000000000004203000000000000000000000000200000000000000000000000050000000000000000000000001P',1);" calcext:value-type="string">
            <text:p>INSERT INTO sss_permisos_internos VALUES('0001','SIGESP <text:s text:c="23"/>','SPG','00000000000000000000000090000000000000000000004203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300000000000000000000000020000000000000000000000006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7];&quot;','&quot;;[.B1497];&quot;','&quot;;[.C1497];&quot;','&quot;;[.D1497];&quot;',&quot;;[.E1497];&quot;);&quot;)" office:value-type="string" office:string-value="INSERT INTO sss_permisos_internos VALUES('0001','SIGESP                        ','SPG','00000000000000000000000090000000000000000000004203000000000000000000000000200000000000000000000000060000000000000000000000001P',1);" calcext:value-type="string">
            <text:p>INSERT INTO sss_permisos_internos VALUES('0001','SIGESP <text:s text:c="23"/>','SPG','0000000000000000000000009000000000000000000000420300000000000000000000000020000000000000000000000006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20300000000000000000000000020000000000000000000000007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8];&quot;','&quot;;[.B1498];&quot;','&quot;;[.C1498];&quot;','&quot;;[.D1498];&quot;',&quot;;[.E1498];&quot;);&quot;)" office:value-type="string" office:string-value="INSERT INTO sss_permisos_internos VALUES('0001','SIGESP                        ','SPG','00000000000000000000000090000000000000000000004203000000000000000000000000200000000000000000000000070000000000000000000000001P',1);" calcext:value-type="string">
            <text:p>INSERT INTO sss_permisos_internos VALUES('0001','SIGESP <text:s text:c="23"/>','SPG','0000000000000000000000009000000000000000000000420300000000000000000000000020000000000000000000000007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499];&quot;','&quot;;[.B1499];&quot;','&quot;;[.C1499];&quot;','&quot;;[.D1499];&quot;',&quot;;[.E1499];&quot;);&quot;)" office:value-type="string" office:string-value="INSERT INTO sss_permisos_internos VALUES('0001','SIGESP                        ','SPG','00000000000000000000000090000000000000000000004300000000000000000000000000100000000000000000000000010000000000000000000000001P',1);" calcext:value-type="string">
            <text:p>INSERT INTO sss_permisos_internos VALUES('0001','SIGESP <text:s text:c="23"/>','SPG','000000000000000000000000900000000000000000000043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0];&quot;','&quot;;[.B1500];&quot;','&quot;;[.C1500];&quot;','&quot;;[.D1500];&quot;',&quot;;[.E1500];&quot;);&quot;)" office:value-type="string" office:string-value="INSERT INTO sss_permisos_internos VALUES('0001','SIGESP                        ','SPG','00000000000000000000000090000000000000000000004300000000000000000000000000200000000000000000000000010000000000000000000000001P',1);" calcext:value-type="string">
            <text:p>INSERT INTO sss_permisos_internos VALUES('0001','SIGESP <text:s text:c="23"/>','SPG','000000000000000000000000900000000000000000000043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1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1];&quot;','&quot;;[.B1501];&quot;','&quot;;[.C1501];&quot;','&quot;;[.D1501];&quot;',&quot;;[.E1501];&quot;);&quot;)" office:value-type="string" office:string-value="INSERT INTO sss_permisos_internos VALUES('0001','SIGESP                        ','SPG','00000000000000000000000090000000000000000000004301000000000000000000000000200000000000000000000000010000000000000000000000001P',1);" calcext:value-type="string">
            <text:p>INSERT INTO sss_permisos_internos VALUES('0001','SIGESP <text:s text:c="23"/>','SPG','00000000000000000000000090000000000000000000004301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1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2];&quot;','&quot;;[.B1502];&quot;','&quot;;[.C1502];&quot;','&quot;;[.D1502];&quot;',&quot;;[.E1502];&quot;);&quot;)" office:value-type="string" office:string-value="INSERT INTO sss_permisos_internos VALUES('0001','SIGESP                        ','SPG','00000000000000000000000090000000000000000000004301000000000000000000000000200000000000000000000000020000000000000000000000001P',1);" calcext:value-type="string">
            <text:p>INSERT INTO sss_permisos_internos VALUES('0001','SIGESP <text:s text:c="23"/>','SPG','00000000000000000000000090000000000000000000004301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1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3];&quot;','&quot;;[.B1503];&quot;','&quot;;[.C1503];&quot;','&quot;;[.D1503];&quot;',&quot;;[.E1503];&quot;);&quot;)" office:value-type="string" office:string-value="INSERT INTO sss_permisos_internos VALUES('0001','SIGESP                        ','SPG','00000000000000000000000090000000000000000000004301000000000000000000000000200000000000000000000000030000000000000000000000001P',1);" calcext:value-type="string">
            <text:p>INSERT INTO sss_permisos_internos VALUES('0001','SIGESP <text:s text:c="23"/>','SPG','00000000000000000000000090000000000000000000004301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1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4];&quot;','&quot;;[.B1504];&quot;','&quot;;[.C1504];&quot;','&quot;;[.D1504];&quot;',&quot;;[.E1504];&quot;);&quot;)" office:value-type="string" office:string-value="INSERT INTO sss_permisos_internos VALUES('0001','SIGESP                        ','SPG','00000000000000000000000090000000000000000000004301000000000000000000000000200000000000000000000000040000000000000000000000001P',1);" calcext:value-type="string">
            <text:p>INSERT INTO sss_permisos_internos VALUES('0001','SIGESP <text:s text:c="23"/>','SPG','00000000000000000000000090000000000000000000004301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2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5];&quot;','&quot;;[.B1505];&quot;','&quot;;[.C1505];&quot;','&quot;;[.D1505];&quot;',&quot;;[.E1505];&quot;);&quot;)" office:value-type="string" office:string-value="INSERT INTO sss_permisos_internos VALUES('0001','SIGESP                        ','SPG','00000000000000000000000090000000000000000000004302000000000000000000000000200000000000000000000000010000000000000000000000001P',1);" calcext:value-type="string">
            <text:p>INSERT INTO sss_permisos_internos VALUES('0001','SIGESP <text:s text:c="23"/>','SPG','00000000000000000000000090000000000000000000004302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2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6];&quot;','&quot;;[.B1506];&quot;','&quot;;[.C1506];&quot;','&quot;;[.D1506];&quot;',&quot;;[.E1506];&quot;);&quot;)" office:value-type="string" office:string-value="INSERT INTO sss_permisos_internos VALUES('0001','SIGESP                        ','SPG','00000000000000000000000090000000000000000000004302000000000000000000000000200000000000000000000000020000000000000000000000001P',1);" calcext:value-type="string">
            <text:p>INSERT INTO sss_permisos_internos VALUES('0001','SIGESP <text:s text:c="23"/>','SPG','00000000000000000000000090000000000000000000004302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2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7];&quot;','&quot;;[.B1507];&quot;','&quot;;[.C1507];&quot;','&quot;;[.D1507];&quot;',&quot;;[.E1507];&quot;);&quot;)" office:value-type="string" office:string-value="INSERT INTO sss_permisos_internos VALUES('0001','SIGESP                        ','SPG','00000000000000000000000090000000000000000000004302000000000000000000000000200000000000000000000000030000000000000000000000001P',1);" calcext:value-type="string">
            <text:p>INSERT INTO sss_permisos_internos VALUES('0001','SIGESP <text:s text:c="23"/>','SPG','00000000000000000000000090000000000000000000004302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2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8];&quot;','&quot;;[.B1508];&quot;','&quot;;[.C1508];&quot;','&quot;;[.D1508];&quot;',&quot;;[.E1508];&quot;);&quot;)" office:value-type="string" office:string-value="INSERT INTO sss_permisos_internos VALUES('0001','SIGESP                        ','SPG','00000000000000000000000090000000000000000000004302000000000000000000000000200000000000000000000000040000000000000000000000001P',1);" calcext:value-type="string">
            <text:p>INSERT INTO sss_permisos_internos VALUES('0001','SIGESP <text:s text:c="23"/>','SPG','00000000000000000000000090000000000000000000004302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2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09];&quot;','&quot;;[.B1509];&quot;','&quot;;[.C1509];&quot;','&quot;;[.D1509];&quot;',&quot;;[.E1509];&quot;);&quot;)" office:value-type="string" office:string-value="INSERT INTO sss_permisos_internos VALUES('0001','SIGESP                        ','SPG','00000000000000000000000090000000000000000000004302000000000000000000000000200000000000000000000000050000000000000000000000001P',1);" calcext:value-type="string">
            <text:p>INSERT INTO sss_permisos_internos VALUES('0001','SIGESP <text:s text:c="23"/>','SPG','00000000000000000000000090000000000000000000004302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30000000000000000000000002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0];&quot;','&quot;;[.B1510];&quot;','&quot;;[.C1510];&quot;','&quot;;[.D1510];&quot;',&quot;;[.E1510];&quot;);&quot;)" office:value-type="string" office:string-value="INSERT INTO sss_permisos_internos VALUES('0001','SIGESP                        ','SPG','00000000000000000000000090000000000000000000004303000000000000000000000000200000000000000000000000020000000000000000000000001P',1);" calcext:value-type="string">
            <text:p>INSERT INTO sss_permisos_internos VALUES('0001','SIGESP <text:s text:c="23"/>','SPG','000000000000000000000000900000000000000000000043030000000000000000000000002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300000000000000000000000020000000000000000000000003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1];&quot;','&quot;;[.B1511];&quot;','&quot;;[.C1511];&quot;','&quot;;[.D1511];&quot;',&quot;;[.E1511];&quot;);&quot;)" office:value-type="string" office:string-value="INSERT INTO sss_permisos_internos VALUES('0001','SIGESP                        ','SPG','00000000000000000000000090000000000000000000004303000000000000000000000000200000000000000000000000030000000000000000000000001P',1);" calcext:value-type="string">
            <text:p>INSERT INTO sss_permisos_internos VALUES('0001','SIGESP <text:s text:c="23"/>','SPG','0000000000000000000000009000000000000000000000430300000000000000000000000020000000000000000000000003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30300000000000000000000000020000000000000000000000004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2];&quot;','&quot;;[.B1512];&quot;','&quot;;[.C1512];&quot;','&quot;;[.D1512];&quot;',&quot;;[.E1512];&quot;);&quot;)" office:value-type="string" office:string-value="INSERT INTO sss_permisos_internos VALUES('0001','SIGESP                        ','SPG','00000000000000000000000090000000000000000000004303000000000000000000000000200000000000000000000000040000000000000000000000001P',1);" calcext:value-type="string">
            <text:p>INSERT INTO sss_permisos_internos VALUES('0001','SIGESP <text:s text:c="23"/>','SPG','0000000000000000000000009000000000000000000000430300000000000000000000000020000000000000000000000004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7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3];&quot;','&quot;;[.B1513];&quot;','&quot;;[.C1513];&quot;','&quot;;[.D1513];&quot;',&quot;;[.E1513];&quot;);&quot;)" office:value-type="string" office:string-value="INSERT INTO sss_permisos_internos VALUES('0001','SIGESP                        ','SPG','00000000000000000000000090000000000000000000004700000000000000000000000000100000000000000000000000010000000000000000000000001P',1);" calcext:value-type="string">
            <text:p>INSERT INTO sss_permisos_internos VALUES('0001','SIGESP <text:s text:c="23"/>','SPG','000000000000000000000000900000000000000000000047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7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4];&quot;','&quot;;[.B1514];&quot;','&quot;;[.C1514];&quot;','&quot;;[.D1514];&quot;',&quot;;[.E1514];&quot;);&quot;)" office:value-type="string" office:string-value="INSERT INTO sss_permisos_internos VALUES('0001','SIGESP                        ','SPG','00000000000000000000000090000000000000000000004700000000000000000000000000200000000000000000000000010000000000000000000000001P',1);" calcext:value-type="string">
            <text:p>INSERT INTO sss_permisos_internos VALUES('0001','SIGESP <text:s text:c="23"/>','SPG','000000000000000000000000900000000000000000000047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0900000000000000000000048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5];&quot;','&quot;;[.B1515];&quot;','&quot;;[.C1515];&quot;','&quot;;[.D1515];&quot;',&quot;;[.E1515];&quot;);&quot;)" office:value-type="string" office:string-value="INSERT INTO sss_permisos_internos VALUES('0001','SIGESP                        ','SPG','00000000000000000000000090000000000000000000004800000000000000000000000000100000000000000000000000010000000000000000000000001P',1);" calcext:value-type="string">
            <text:p>INSERT INTO sss_permisos_internos VALUES('0001','SIGESP <text:s text:c="23"/>','SPG','000000000000000000000000900000000000000000000048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1000000000000000000000026010000000000000000000000003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6];&quot;','&quot;;[.B1516];&quot;','&quot;;[.C1516];&quot;','&quot;;[.D1516];&quot;',&quot;;[.E1516];&quot;);&quot;)" office:value-type="string" office:string-value="INSERT INTO sss_permisos_internos VALUES('0001','SIGESP                        ','SPG','00000000000000000000000100000000000000000000002601000000000000000000000000300000000000000000000000010000000000000000000000001P',1);" calcext:value-type="string">
            <text:p>INSERT INTO sss_permisos_internos VALUES('0001','SIGESP <text:s text:c="23"/>','SPG','000000000000000000000001000000000000000000000026010000000000000000000000003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1000000000000000000000045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7];&quot;','&quot;;[.B1517];&quot;','&quot;;[.C1517];&quot;','&quot;;[.D1517];&quot;',&quot;;[.E1517];&quot;);&quot;)" office:value-type="string" office:string-value="INSERT INTO sss_permisos_internos VALUES('0001','SIGESP                        ','SPG','00000000000000000000000100000000000000000000004500000000000000000000000000100000000000000000000000010000000000000000000000001P',1);" calcext:value-type="string">
            <text:p>INSERT INTO sss_permisos_internos VALUES('0001','SIGESP <text:s text:c="23"/>','SPG','000000000000000000000001000000000000000000000045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1000000000000000000000047000000000000000000000000001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8];&quot;','&quot;;[.B1518];&quot;','&quot;;[.C1518];&quot;','&quot;;[.D1518];&quot;',&quot;;[.E1518];&quot;);&quot;)" office:value-type="string" office:string-value="INSERT INTO sss_permisos_internos VALUES('0001','SIGESP                        ','SPG','00000000000000000000000100000000000000000000004700000000000000000000000000100000000000000000000000010000000000000000000000001P',1);" calcext:value-type="string">
            <text:p>INSERT INTO sss_permisos_internos VALUES('0001','SIGESP <text:s text:c="23"/>','SPG','000000000000000000000001000000000000000000000047000000000000000000000000001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1000000000000000000000047000000000000000000000000002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19];&quot;','&quot;;[.B1519];&quot;','&quot;;[.C1519];&quot;','&quot;;[.D1519];&quot;',&quot;;[.E1519];&quot;);&quot;)" office:value-type="string" office:string-value="INSERT INTO sss_permisos_internos VALUES('0001','SIGESP                        ','SPG','00000000000000000000000100000000000000000000004700000000000000000000000000200000000000000000000000010000000000000000000000001P',1);" calcext:value-type="string">
            <text:p>INSERT INTO sss_permisos_internos VALUES('0001','SIGESP <text:s text:c="23"/>','SPG','000000000000000000000001000000000000000000000047000000000000000000000000002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10000000000000000000000470000000000000000000000000020000000000000000000000005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20];&quot;','&quot;;[.B1520];&quot;','&quot;;[.C1520];&quot;','&quot;;[.D1520];&quot;',&quot;;[.E1520];&quot;);&quot;)" office:value-type="string" office:string-value="INSERT INTO sss_permisos_internos VALUES('0001','SIGESP                        ','SPG','00000000000000000000000100000000000000000000004700000000000000000000000000200000000000000000000000050000000000000000000000001P',1);" calcext:value-type="string">
            <text:p>INSERT INTO sss_permisos_internos VALUES('0001','SIGESP <text:s text:c="23"/>','SPG','0000000000000000000000010000000000000000000000470000000000000000000000000020000000000000000000000005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1000000000000000000000047000000000000000000000000003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21];&quot;','&quot;;[.B1521];&quot;','&quot;;[.C1521];&quot;','&quot;;[.D1521];&quot;',&quot;;[.E1521];&quot;);&quot;)" office:value-type="string" office:string-value="INSERT INTO sss_permisos_internos VALUES('0001','SIGESP                        ','SPG','00000000000000000000000100000000000000000000004700000000000000000000000000300000000000000000000000010000000000000000000000001P',1);" calcext:value-type="string">
            <text:p>INSERT INTO sss_permisos_internos VALUES('0001','SIGESP <text:s text:c="23"/>','SPG','000000000000000000000001000000000000000000000047000000000000000000000000003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1000000000000000000000047000000000000000000000000004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22];&quot;','&quot;;[.B1522];&quot;','&quot;;[.C1522];&quot;','&quot;;[.D1522];&quot;',&quot;;[.E1522];&quot;);&quot;)" office:value-type="string" office:string-value="INSERT INTO sss_permisos_internos VALUES('0001','SIGESP                        ','SPG','00000000000000000000000100000000000000000000004700000000000000000000000000400000000000000000000000010000000000000000000000001P',1);" calcext:value-type="string">
            <text:p>INSERT INTO sss_permisos_internos VALUES('0001','SIGESP <text:s text:c="23"/>','SPG','000000000000000000000001000000000000000000000047000000000000000000000000004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10000000000000000000000470000000000000000000000000050000000000000000000000001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23];&quot;','&quot;;[.B1523];&quot;','&quot;;[.C1523];&quot;','&quot;;[.D1523];&quot;',&quot;;[.E1523];&quot;);&quot;)" office:value-type="string" office:string-value="INSERT INTO sss_permisos_internos VALUES('0001','SIGESP                        ','SPG','00000000000000000000000100000000000000000000004700000000000000000000000000500000000000000000000000010000000000000000000000001P',1);" calcext:value-type="string">
            <text:p>INSERT INTO sss_permisos_internos VALUES('0001','SIGESP <text:s text:c="23"/>','SPG','0000000000000000000000010000000000000000000000470000000000000000000000000050000000000000000000000001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PG</text:p>
          </table:table-cell>
          <table:table-cell office:value-type="string" calcext:value-type="string">
            <text:p>00000000000000000000000100000000000000000000004700000000000000000000000000500000000000000000000000020000000000000000000000001P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24];&quot;','&quot;;[.B1524];&quot;','&quot;;[.C1524];&quot;','&quot;;[.D1524];&quot;',&quot;;[.E1524];&quot;);&quot;)" office:value-type="string" office:string-value="INSERT INTO sss_permisos_internos VALUES('0001','SIGESP                        ','SPG','00000000000000000000000100000000000000000000004700000000000000000000000000500000000000000000000000020000000000000000000000001P',1);" calcext:value-type="string">
            <text:p>INSERT INTO sss_permisos_internos VALUES('0001','SIGESP <text:s text:c="23"/>','SPG','00000000000000000000000100000000000000000000004700000000000000000000000000500000000000000000000000020000000000000000000000001P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RH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25];&quot;','&quot;;[.B1525];&quot;','&quot;;[.C1525];&quot;','&quot;;[.D1525];&quot;',&quot;;[.E1525];&quot;);&quot;)" office:value-type="string" office:string-value="INSERT INTO sss_permisos_internos VALUES('0001','SIGESP                        ','SRH','---------------------------------',1);" calcext:value-type="string">
            <text:p>INSERT INTO sss_permisos_internos VALUES('0001','SIGESP <text:s text:c="23"/>','SRH','---------------------------------',1);</text:p>
          </table:table-cell>
        </table:table-row>
        <table:table-row table:style-name="ro1">
          <table:table-cell table:style-name="ce1" office:value-type="string" calcext:value-type="string">
            <text:p>0001</text:p>
          </table:table-cell>
          <table:table-cell office:value-type="string" calcext:value-type="string">
            <text:p>SIGESP <text:s text:c="23"/></text:p>
          </table:table-cell>
          <table:table-cell table:style-name="ce1" office:value-type="string" calcext:value-type="string">
            <text:p>SSS</text:p>
          </table:table-cell>
          <table:table-cell office:value-type="string" calcext:value-type="string">
            <text:p>---------------------------------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INSERT INTO sss_permisos_internos VALUES('&quot;;[.A1526];&quot;','&quot;;[.B1526];&quot;','&quot;;[.C1526];&quot;','&quot;;[.D1526];&quot;',&quot;;[.E1526];&quot;);&quot;)" office:value-type="string" office:string-value="INSERT INTO sss_permisos_internos VALUES('0001','SIGESP                        ','SSS','---------------------------------',1);" calcext:value-type="string">
            <text:p>INSERT INTO sss_permisos_internos VALUES('0001','SIGESP <text:s text:c="23"/>','SSS','---------------------------------',1);</text:p>
          </table:table-cell>
        </table:table-row>
        <table:table-row table:style-name="ro1" table:number-rows-repeated="640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7716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05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9842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338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8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91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4326">
          <table:table-cell table:style-name="ce1"/>
          <table:table-cell table:number-columns-repeated="5"/>
        </table:table-row>
        <table:table-row table:style-name="ro1" table:number-rows-repeated="1177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4838">
          <table:table-cell table:style-name="ce1"/>
          <table:table-cell table:number-columns-repeated="5"/>
        </table:table-row>
        <table:table-row table:style-name="ro1" table:number-rows-repeated="390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4248">
          <table:table-cell table:style-name="ce1"/>
          <table:table-cell table:number-columns-repeated="5"/>
        </table:table-row>
        <table:table-row table:style-name="ro1" table:number-rows-repeated="28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6726">
          <table:table-cell table:style-name="ce1"/>
          <table:table-cell table:number-columns-repeated="5"/>
        </table:table-row>
        <table:table-row table:style-name="ro1" table:number-rows-repeated="3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4602">
          <table:table-cell table:style-name="ce1"/>
          <table:table-cell table:number-columns-repeated="5"/>
        </table:table-row>
        <table:table-row table:style-name="ro1" table:number-rows-repeated="1297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59">
          <table:table-cell table:style-name="ce1"/>
          <table:table-cell table:number-columns-repeated="5"/>
        </table:table-row>
        <table:table-row table:style-name="ro1" table:number-rows-repeated="195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178">
          <table:table-cell table:style-name="ce1"/>
          <table:table-cell table:number-columns-repeated="5"/>
        </table:table-row>
        <table:table-row table:style-name="ro1" table:number-rows-repeated="136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4543">
          <table:table-cell table:style-name="ce1"/>
          <table:table-cell table:number-columns-repeated="5"/>
        </table:table-row>
        <table:table-row table:style-name="ro1" table:number-rows-repeated="660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610">
          <table:table-cell table:style-name="ce1"/>
          <table:table-cell table:number-columns-repeated="5"/>
        </table:table-row>
        <table:table-row table:style-name="ro1" table:number-rows-repeated="690"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206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360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4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5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6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15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30">
          <table:table-cell table:style-name="ce1"/>
          <table:table-cell table:number-columns-repeated="5"/>
        </table:table-row>
        <table:table-row table:style-name="ro1" table:number-rows-repeated="175">
          <table:table-cell table:style-name="ce1"/>
          <table:table-cell table:number-columns-repeated="3"/>
          <table:table-cell table:style-name="ce1"/>
          <table:table-cell/>
        </table:table-row>
        <table:table-row table:style-name="ro1" table:number-rows-repeated="13985">
          <table:table-cell table:style-name="ce1"/>
          <table:table-cell table:number-columns-repeated="5"/>
        </table:table-row>
        <table:table-row table:style-name="ro1" table:number-rows-repeated="9733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VE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0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5-09T07:53:11.164697761</meta:creation-date>
    <dc:date>2015-05-09T08:22:44.921520356</dc:date>
    <dc:creator>Juan Plablo</dc:creator>
    <meta:editing-duration>PT10M</meta:editing-duration>
    <meta:editing-cycles>2</meta:editing-cycles>
    <meta:generator>LibreOffice/4.1.4.2$Linux_X86_64 LibreOffice_project/410m0$Build-2</meta:generator>
    <meta:document-statistic meta:table-count="1" meta:cell-count="9156" meta:object-count="0"/>
  </office:meta>
</office:document-meta>
</file>